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0.9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札幌日大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-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日大</text:p>
          </table:table-cell>
          <table:table-cell office:value-type="string">
            <text:p>北照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大谷室蘭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日大</text:p>
          </table:table-cell>
          <table:table-cell office:value-type="string">
            <text:p>北海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照</text:p>
          </table:table-cell>
          <table:table-cell office:value-type="string">
            <text:p>クラーク国際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旭川実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大谷室蘭</text:p>
          </table:table-cell>
          <table:table-cell office:value-type="string">
            <text:p>士別翔雲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日大</text:p>
          </table:table-cell>
          <table:table-cell office:value-type="string">
            <text:p>富良野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</text:p>
          </table:table-cell>
          <table:table-cell office:value-type="string">
            <text:p>釧路明輝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照</text:p>
          </table:table-cell>
          <table:table-cell office:value-type="string">
            <text:p>室蘭清水丘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クラーク国際</text:p>
          </table:table-cell>
          <table:table-cell office:value-type="string">
            <text:p>駒大苫小牧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旭川実</text:p>
          </table:table-cell>
          <table:table-cell office:value-type="string">
            <text:p>国際情報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白樺学園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士別翔雲</text:p>
          </table:table-cell>
          <table:table-cell office:value-type="string">
            <text:p>遠軽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大谷室蘭</text:p>
          </table:table-cell>
          <table:table-cell office:value-type="string">
            <text:p>函館大有斗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決勝</text:p>
          </table:table-cell>
          <table:table-cell office:value-type="string">
            <text:p>福島</text:p>
          </table:table-cell>
          <table:table-cell office:value-type="string">
            <text:p>宮城</text:p>
          </table:table-cell>
          <table:table-cell office:value-type="string">
            <text:p>聖光学院</text:p>
          </table:table-cell>
          <table:table-cell office:value-type="string">
            <text:p>東北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7">
            <text:p>17</text:p>
          </table:table-cell>
          <table:table-cell office:value-type="float" office:value="176">
            <text:p>176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office:value-type="string">
            <text:p>福島</text:p>
          </table:table-cell>
          <table:table-cell office:value-type="string">
            <text:p>青森</text:p>
          </table:table-cell>
          <table:table-cell office:value-type="string">
            <text:p>聖光学院</text:p>
          </table:table-cell>
          <table:table-cell office:value-type="string">
            <text:p>弘前東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office:value-type="string">
            <text:p>宮城</text:p>
          </table:table-cell>
          <table:table-cell office:value-type="string">
            <text:p>青森</text:p>
          </table:table-cell>
          <table:table-cell office:value-type="string">
            <text:p>東北</text:p>
          </table:table-cell>
          <table:table-cell office:value-type="string">
            <text:p>八戸学院光星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福島</text:p>
          </table:table-cell>
          <table:table-cell office:value-type="string">
            <text:p>山形</text:p>
          </table:table-cell>
          <table:table-cell office:value-type="string">
            <text:p>聖光学院</text:p>
          </table:table-cell>
          <table:table-cell office:value-type="string">
            <text:p>羽黒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青森</text:p>
          </table:table-cell>
          <table:table-cell office:value-type="string">
            <text:p>山形</text:p>
          </table:table-cell>
          <table:table-cell office:value-type="string">
            <text:p>弘前東</text:p>
          </table:table-cell>
          <table:table-cell office:value-type="string">
            <text:p>山形城北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青森</text:p>
          </table:table-cell>
          <table:table-cell office:value-type="string">
            <text:p>福島</text:p>
          </table:table-cell>
          <table:table-cell office:value-type="string">
            <text:p>八戸学院光星</text:p>
          </table:table-cell>
          <table:table-cell office:value-type="string">
            <text:p>福島商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宮城</text:p>
          </table:table-cell>
          <table:table-cell office:value-type="string">
            <text:p>秋田</text:p>
          </table:table-cell>
          <table:table-cell office:value-type="string">
            <text:p>東北</text:p>
          </table:table-cell>
          <table:table-cell office:value-type="string">
            <text:p>金足農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宮城</text:p>
          </table:table-cell>
          <table:table-cell office:value-type="string">
            <text:p>弘前東</text:p>
          </table:table-cell>
          <table:table-cell office:value-type="string">
            <text:p>古川学園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山形</text:p>
          </table:table-cell>
          <table:table-cell office:value-type="string">
            <text:p>岩手</text:p>
          </table:table-cell>
          <table:table-cell office:value-type="string">
            <text:p>山形城北</text:p>
          </table:table-cell>
          <table:table-cell office:value-type="string">
            <text:p>花巻東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青森</text:p>
          </table:table-cell>
          <table:table-cell office:value-type="string">
            <text:p>聖光学院</text:p>
          </table:table-cell>
          <table:table-cell office:value-type="string">
            <text:p>弘前工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山形</text:p>
          </table:table-cell>
          <table:table-cell office:value-type="string">
            <text:p>秋田</text:p>
          </table:table-cell>
          <table:table-cell office:value-type="string">
            <text:p>羽黒</text:p>
          </table:table-cell>
          <table:table-cell office:value-type="string">
            <text:p>由利工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秋田</text:p>
          </table:table-cell>
          <table:table-cell office:value-type="string">
            <text:p>岩手</text:p>
          </table:table-cell>
          <table:table-cell office:value-type="string">
            <text:p>金足農</text:p>
          </table:table-cell>
          <table:table-cell office:value-type="string">
            <text:p>専大北上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岩手</text:p>
          </table:table-cell>
          <table:table-cell office:value-type="string">
            <text:p>八戸学院光星</text:p>
          </table:table-cell>
          <table:table-cell office:value-type="string">
            <text:p>盛岡中央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山形</text:p>
          </table:table-cell>
          <table:table-cell office:value-type="string">
            <text:p>福島商</text:p>
          </table:table-cell>
          <table:table-cell office:value-type="string">
            <text:p>山形中央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秋田</text:p>
          </table:table-cell>
          <table:table-cell office:value-type="string">
            <text:p>東北</text:p>
          </table:table-cell>
          <table:table-cell office:value-type="string">
            <text:p>明桜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青森</text:p>
          </table:table-cell>
          <table:table-cell office:value-type="string">
            <text:p>宮城</text:p>
          </table:table-cell>
          <table:table-cell office:value-type="string">
            <text:p>弘前工</text:p>
          </table:table-cell>
          <table:table-cell office:value-type="string">
            <text:p>利府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秋田</text:p>
          </table:table-cell>
          <table:table-cell office:value-type="string">
            <text:p>福島</text:p>
          </table:table-cell>
          <table:table-cell office:value-type="string">
            <text:p>明桜</text:p>
          </table:table-cell>
          <table:table-cell office:value-type="string">
            <text:p>磐城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決勝</text:p>
          </table:table-cell>
          <table:table-cell office:value-type="string">
            <text:p>群馬</text:p>
          </table:table-cell>
          <table:table-cell office:value-type="string">
            <text:p>東京</text:p>
          </table:table-cell>
          <table:table-cell office:value-type="string">
            <text:p>健大高崎</text:p>
          </table:table-cell>
          <table:table-cell office:value-type="string">
            <text:p>日大三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東京</text:p>
          </table:table-cell>
          <table:table-cell office:value-type="string">
            <text:p>茨城</text:p>
          </table:table-cell>
          <table:table-cell office:value-type="string">
            <text:p>日大三</text:p>
          </table:table-cell>
          <table:table-cell office:value-type="string">
            <text:p>常総学院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群馬</text:p>
          </table:table-cell>
          <table:table-cell office:value-type="string">
            <text:p>千葉</text:p>
          </table:table-cell>
          <table:table-cell office:value-type="string">
            <text:p>健大高崎</text:p>
          </table:table-cell>
          <table:table-cell office:value-type="string">
            <text:p>木更津総合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茨城</text:p>
          </table:table-cell>
          <table:table-cell office:value-type="string">
            <text:p>神奈川</text:p>
          </table:table-cell>
          <table:table-cell office:value-type="string">
            <text:p>常総学院</text:p>
          </table:table-cell>
          <table:table-cell office:value-type="string">
            <text:p>東海大相模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東京</text:p>
          </table:table-cell>
          <table:table-cell office:value-type="string">
            <text:p>千葉</text:p>
          </table:table-cell>
          <table:table-cell office:value-type="string">
            <text:p>日大三</text:p>
          </table:table-cell>
          <table:table-cell office:value-type="string">
            <text:p>習志野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千葉</text:p>
          </table:table-cell>
          <table:table-cell office:value-type="string">
            <text:p>神奈川</text:p>
          </table:table-cell>
          <table:table-cell office:value-type="string">
            <text:p>木更津総合</text:p>
          </table:table-cell>
          <table:table-cell office:value-type="string">
            <text:p>横浜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群馬</text:p>
          </table:table-cell>
          <table:table-cell office:value-type="string">
            <text:p>埼玉</text:p>
          </table:table-cell>
          <table:table-cell office:value-type="string">
            <text:p>健大高崎</text:p>
          </table:table-cell>
          <table:table-cell office:value-type="string">
            <text:p>浦和学院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千葉</text:p>
          </table:table-cell>
          <table:table-cell office:value-type="string">
            <text:p>東京</text:p>
          </table:table-cell>
          <table:table-cell office:value-type="string">
            <text:p>木更津総合</text:p>
          </table:table-cell>
          <table:table-cell office:value-type="string">
            <text:p>国士舘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神奈川</text:p>
          </table:table-cell>
          <table:table-cell office:value-type="string">
            <text:p>茨城</text:p>
          </table:table-cell>
          <table:table-cell office:value-type="string">
            <text:p>横浜</text:p>
          </table:table-cell>
          <table:table-cell office:value-type="string">
            <text:p>明秀日立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埼玉</text:p>
          </table:table-cell>
          <table:table-cell office:value-type="string">
            <text:p>千葉</text:p>
          </table:table-cell>
          <table:table-cell office:value-type="string">
            <text:p>浦和学院</text:p>
          </table:table-cell>
          <table:table-cell office:value-type="string">
            <text:p>千葉黎明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神奈川</text:p>
          </table:table-cell>
          <table:table-cell office:value-type="string">
            <text:p>埼玉</text:p>
          </table:table-cell>
          <table:table-cell office:value-type="string">
            <text:p>東海大相模</text:p>
          </table:table-cell>
          <table:table-cell office:value-type="string">
            <text:p>花咲徳栄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千葉</text:p>
          </table:table-cell>
          <table:table-cell office:value-type="string">
            <text:p>栃木</text:p>
          </table:table-cell>
          <table:table-cell office:value-type="string">
            <text:p>習志野</text:p>
          </table:table-cell>
          <table:table-cell office:value-type="string">
            <text:p>作新学院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東京</text:p>
          </table:table-cell>
          <table:table-cell office:value-type="string">
            <text:p>山梨</text:p>
          </table:table-cell>
          <table:table-cell office:value-type="string">
            <text:p>日大三</text:p>
          </table:table-cell>
          <table:table-cell office:value-type="string">
            <text:p>山梨学院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茨城</text:p>
          </table:table-cell>
          <table:table-cell office:value-type="string">
            <text:p>群馬</text:p>
          </table:table-cell>
          <table:table-cell office:value-type="string">
            <text:p>常総学院</text:p>
          </table:table-cell>
          <table:table-cell office:value-type="string">
            <text:p>関東学園大付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群馬</text:p>
          </table:table-cell>
          <table:table-cell office:value-type="string">
            <text:p>山梨</text:p>
          </table:table-cell>
          <table:table-cell office:value-type="string">
            <text:p>健大高崎</text:p>
          </table:table-cell>
          <table:table-cell office:value-type="string">
            <text:p>東海大甲府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埼玉</text:p>
          </table:table-cell>
          <table:table-cell office:value-type="string">
            <text:p>千葉</text:p>
          </table:table-cell>
          <table:table-cell office:value-type="string">
            <text:p>花咲徳栄</text:p>
          </table:table-cell>
          <table:table-cell office:value-type="string">
            <text:p>専大松戸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千葉</text:p>
          </table:table-cell>
          <table:table-cell office:value-type="string">
            <text:p>栃木</text:p>
          </table:table-cell>
          <table:table-cell office:value-type="string">
            <text:p>千葉黎明</text:p>
          </table:table-cell>
          <table:table-cell office:value-type="string">
            <text:p>青藍泰斗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東京</text:p>
          </table:table-cell>
          <table:table-cell office:value-type="string">
            <text:p>神奈川</text:p>
          </table:table-cell>
          <table:table-cell office:value-type="string">
            <text:p>日大三</text:p>
          </table:table-cell>
          <table:table-cell office:value-type="string">
            <text:p>桐光学園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決勝</text:p>
          </table:table-cell>
          <table:table-cell office:value-type="string">
            <text:p>石川</text:p>
          </table:table-cell>
          <table:table-cell office:value-type="string">
            <text:p>長野</text:p>
          </table:table-cell>
          <table:table-cell office:value-type="string">
            <text:p>星稜</text:p>
          </table:table-cell>
          <table:table-cell office:value-type="string">
            <text:p>佐久長聖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石川</text:p>
          </table:table-cell>
          <table:table-cell office:value-type="string">
            <text:p>富山</text:p>
          </table:table-cell>
          <table:table-cell office:value-type="string">
            <text:p>星稜</text:p>
          </table:table-cell>
          <table:table-cell office:value-type="string">
            <text:p>高岡商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長野</text:p>
          </table:table-cell>
          <table:table-cell office:value-type="string">
            <text:p>新潟</text:p>
          </table:table-cell>
          <table:table-cell office:value-type="string">
            <text:p>佐久長聖</text:p>
          </table:table-cell>
          <table:table-cell office:value-type="string">
            <text:p>日本文理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石川</text:p>
          </table:table-cell>
          <table:table-cell office:value-type="string">
            <text:p>新潟</text:p>
          </table:table-cell>
          <table:table-cell office:value-type="string">
            <text:p>星稜</text:p>
          </table:table-cell>
          <table:table-cell office:value-type="string">
            <text:p>関根学園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富山</text:p>
          </table:table-cell>
          <table:table-cell office:value-type="string">
            <text:p>石川</text:p>
          </table:table-cell>
          <table:table-cell office:value-type="string">
            <text:p>高岡商</text:p>
          </table:table-cell>
          <table:table-cell office:value-type="string">
            <text:p>金沢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長野</text:p>
          </table:table-cell>
          <table:table-cell office:value-type="string">
            <text:p>石川</text:p>
          </table:table-cell>
          <table:table-cell office:value-type="string">
            <text:p>佐久長聖</text:p>
          </table:table-cell>
          <table:table-cell office:value-type="string">
            <text:p>日本航空石川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新潟</text:p>
          </table:table-cell>
          <table:table-cell office:value-type="string">
            <text:p>福井</text:p>
          </table:table-cell>
          <table:table-cell office:value-type="string">
            <text:p>日本文理</text:p>
          </table:table-cell>
          <table:table-cell office:value-type="string">
            <text:p>坂井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石川</text:p>
          </table:table-cell>
          <table:table-cell office:value-type="string">
            <text:p>富山</text:p>
          </table:table-cell>
          <table:table-cell office:value-type="string">
            <text:p>日本航空石川</text:p>
          </table:table-cell>
          <table:table-cell office:value-type="string">
            <text:p>富山商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新潟</text:p>
          </table:table-cell>
          <table:table-cell office:value-type="string">
            <text:p>石川</text:p>
          </table:table-cell>
          <table:table-cell office:value-type="string">
            <text:p>日本文理</text:p>
          </table:table-cell>
          <table:table-cell office:value-type="string">
            <text:p>金沢学院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新潟</text:p>
          </table:table-cell>
          <table:table-cell office:value-type="string">
            <text:p>福井</text:p>
          </table:table-cell>
          <table:table-cell office:value-type="string">
            <text:p>関根学園</text:p>
          </table:table-cell>
          <table:table-cell office:value-type="string">
            <text:p>福井商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石川</text:p>
          </table:table-cell>
          <table:table-cell office:value-type="string">
            <text:p>長野</text:p>
          </table:table-cell>
          <table:table-cell office:value-type="string">
            <text:p>金沢</text:p>
          </table:table-cell>
          <table:table-cell office:value-type="string">
            <text:p>上田西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決勝</text:p>
          </table:table-cell>
          <table:table-cell office:value-type="string">
            <text:p>愛知</text:p>
          </table:table-cell>
          <table:table-cell office:value-type="string">
            <text:p>三重</text:p>
          </table:table-cell>
          <table:table-cell office:value-type="string">
            <text:p>東邦</text:p>
          </table:table-cell>
          <table:table-cell office:value-type="string">
            <text:p>いなべ総合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office:value-type="string">
            <text:p>愛知</text:p>
          </table:table-cell>
          <table:table-cell office:value-type="string">
            <text:p>静岡</text:p>
          </table:table-cell>
          <table:table-cell office:value-type="string">
            <text:p>東邦</text:p>
          </table:table-cell>
          <table:table-cell office:value-type="string">
            <text:p>静岡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office:value-type="string">
            <text:p>三重</text:p>
          </table:table-cell>
          <table:table-cell office:value-type="string">
            <text:p>静岡</text:p>
          </table:table-cell>
          <table:table-cell office:value-type="string">
            <text:p>いなべ総合</text:p>
          </table:table-cell>
          <table:table-cell office:value-type="string">
            <text:p>東海大静岡翔洋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98">
            <text:p>198</text:p>
          </table:table-cell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静岡</text:p>
          </table:table-cell>
          <table:table-cell office:value-type="string">
            <text:p>愛知</text:p>
          </table:table-cell>
          <table:table-cell office:value-type="string">
            <text:p>東海大静岡翔洋</text:p>
          </table:table-cell>
          <table:table-cell office:value-type="string">
            <text:p>誉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三重</text:p>
          </table:table-cell>
          <table:table-cell office:value-type="string">
            <text:p>岐阜</text:p>
          </table:table-cell>
          <table:table-cell office:value-type="string">
            <text:p>いなべ総合</text:p>
          </table:table-cell>
          <table:table-cell office:value-type="string">
            <text:p>中京学院大中京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愛知</text:p>
          </table:table-cell>
          <table:table-cell office:value-type="string">
            <text:p>三重</text:p>
          </table:table-cell>
          <table:table-cell office:value-type="string">
            <text:p>東邦</text:p>
          </table:table-cell>
          <table:table-cell office:value-type="string">
            <text:p>津田学園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静岡</text:p>
          </table:table-cell>
          <table:table-cell office:value-type="string">
            <text:p>岐阜</text:p>
          </table:table-cell>
          <table:table-cell office:value-type="string">
            <text:p>静岡</text:p>
          </table:table-cell>
          <table:table-cell office:value-type="string">
            <text:p>帝京大可児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決勝</text:p>
          </table:table-cell>
          <table:table-cell office:value-type="string">
            <text:p>大阪</text:p>
          </table:table-cell>
          <table:table-cell office:value-type="string">
            <text:p>和歌山</text:p>
          </table:table-cell>
          <table:table-cell office:value-type="string">
            <text:p>大阪桐蔭</text:p>
          </table:table-cell>
          <table:table-cell office:value-type="string">
            <text:p>智弁和歌山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office:value-type="string">
            <text:p>大阪</text:p>
          </table:table-cell>
          <table:table-cell office:value-type="string">
            <text:p>奈良</text:p>
          </table:table-cell>
          <table:table-cell office:value-type="string">
            <text:p>大阪桐蔭</text:p>
          </table:table-cell>
          <table:table-cell office:value-type="string">
            <text:p>智弁学園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office:value-type="string">
            <text:p>和歌山</text:p>
          </table:table-cell>
          <table:table-cell office:value-type="string">
            <text:p>兵庫</text:p>
          </table:table-cell>
          <table:table-cell office:value-type="string">
            <text:p>智弁和歌山</text:p>
          </table:table-cell>
          <table:table-cell office:value-type="string">
            <text:p>滝川二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office:value-type="float" office:value="72">
            <text:p>72</text:p>
          </table:table-cell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兵庫</text:p>
          </table:table-cell>
          <table:table-cell office:value-type="string">
            <text:p>大阪桐蔭</text:p>
          </table:table-cell>
          <table:table-cell office:value-type="string">
            <text:p>明石商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奈良</text:p>
          </table:table-cell>
          <table:table-cell office:value-type="string">
            <text:p>兵庫</text:p>
          </table:table-cell>
          <table:table-cell office:value-type="string">
            <text:p>智弁学園</text:p>
          </table:table-cell>
          <table:table-cell office:value-type="string">
            <text:p>市尼崎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兵庫</text:p>
          </table:table-cell>
          <table:table-cell office:value-type="string">
            <text:p>京都</text:p>
          </table:table-cell>
          <table:table-cell office:value-type="string">
            <text:p>滝川二</text:p>
          </table:table-cell>
          <table:table-cell office:value-type="string">
            <text:p>乙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和歌山</text:p>
          </table:table-cell>
          <table:table-cell office:value-type="string">
            <text:p>滋賀</text:p>
          </table:table-cell>
          <table:table-cell office:value-type="string">
            <text:p>智弁学園</text:p>
          </table:table-cell>
          <table:table-cell office:value-type="string">
            <text:p>比叡山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決勝</text:p>
          </table:table-cell>
          <table:table-cell office:value-type="string">
            <text:p>広島</text:p>
          </table:table-cell>
          <table:table-cell office:value-type="string">
            <text:p>山口</text:p>
          </table:table-cell>
          <table:table-cell office:value-type="string">
            <text:p>広島新庄</text:p>
          </table:table-cell>
          <table:table-cell office:value-type="string">
            <text:p>下関国際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office:value-type="string">
            <text:p>広島</text:p>
          </table:table-cell>
          <table:table-cell office:value-type="string">
            <text:p>岡山</text:p>
          </table:table-cell>
          <table:table-cell office:value-type="string">
            <text:p>広島新庄</text:p>
          </table:table-cell>
          <table:table-cell office:value-type="string">
            <text:p>倉敷商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table:number-columns-repeated="2" office:value-type="string">
            <text:p>山口</text:p>
          </table:table-cell>
          <table:table-cell office:value-type="string">
            <text:p>下関国際</text:p>
          </table:table-cell>
          <table:table-cell office:value-type="string">
            <text:p>宇部鴻城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山口</text:p>
          </table:table-cell>
          <table:table-cell office:value-type="string">
            <text:p>広島新庄</text:p>
          </table:table-cell>
          <table:table-cell office:value-type="string">
            <text:p>早鞆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岡山</text:p>
          </table:table-cell>
          <table:table-cell office:value-type="string">
            <text:p>山口</text:p>
          </table:table-cell>
          <table:table-cell office:value-type="string">
            <text:p>倉敷商</text:p>
          </table:table-cell>
          <table:table-cell office:value-type="string">
            <text:p>宇部工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山口</text:p>
          </table:table-cell>
          <table:table-cell office:value-type="string">
            <text:p>鳥取</text:p>
          </table:table-cell>
          <table:table-cell office:value-type="string">
            <text:p>下関国際</text:p>
          </table:table-cell>
          <table:table-cell office:value-type="string">
            <text:p>八頭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山口</text:p>
          </table:table-cell>
          <table:table-cell office:value-type="string">
            <text:p>島根</text:p>
          </table:table-cell>
          <table:table-cell office:value-type="string">
            <text:p>宇部鴻城</text:p>
          </table:table-cell>
          <table:table-cell office:value-type="string">
            <text:p>石見智翠館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決勝</text:p>
          </table:table-cell>
          <table:table-cell office:value-type="string">
            <text:p>香川</text:p>
          </table:table-cell>
          <table:table-cell office:value-type="string">
            <text:p>愛媛</text:p>
          </table:table-cell>
          <table:table-cell office:value-type="string">
            <text:p>大手前高松</text:p>
          </table:table-cell>
          <table:table-cell office:value-type="string">
            <text:p>聖カタリナ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2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office:value-type="string">
            <text:p>愛媛</text:p>
          </table:table-cell>
          <table:table-cell office:value-type="string">
            <text:p>徳島</text:p>
          </table:table-cell>
          <table:table-cell office:value-type="string">
            <text:p>聖カタリナ</text:p>
          </table:table-cell>
          <table:table-cell office:value-type="string">
            <text:p>鳴門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office:value-type="string">
            <text:p>香川</text:p>
          </table:table-cell>
          <table:table-cell office:value-type="string">
            <text:p>高知</text:p>
          </table:table-cell>
          <table:table-cell office:value-type="string">
            <text:p>大手前高松</text:p>
          </table:table-cell>
          <table:table-cell office:value-type="string">
            <text:p>明徳義塾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愛媛</text:p>
          </table:table-cell>
          <table:table-cell office:value-type="string">
            <text:p>香川</text:p>
          </table:table-cell>
          <table:table-cell office:value-type="string">
            <text:p>聖カタリナ</text:p>
          </table:table-cell>
          <table:table-cell office:value-type="string">
            <text:p>英明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香川</text:p>
          </table:table-cell>
          <table:table-cell office:value-type="string">
            <text:p>愛媛</text:p>
          </table:table-cell>
          <table:table-cell office:value-type="string">
            <text:p>大手前高松</text:p>
          </table:table-cell>
          <table:table-cell office:value-type="string">
            <text:p>小松島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徳島</text:p>
          </table:table-cell>
          <table:table-cell office:value-type="string">
            <text:p>高知</text:p>
          </table:table-cell>
          <table:table-cell office:value-type="string">
            <text:p>鳴門</text:p>
          </table:table-cell>
          <table:table-cell office:value-type="string">
            <text:p>高知商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高知</text:p>
          </table:table-cell>
          <table:table-cell office:value-type="string">
            <text:p>愛媛</text:p>
          </table:table-cell>
          <table:table-cell office:value-type="string">
            <text:p>明徳義塾</text:p>
          </table:table-cell>
          <table:table-cell office:value-type="string">
            <text:p>松山聖陵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決勝</text:p>
          </table:table-cell>
          <table:table-cell office:value-type="string">
            <text:p>福岡</text:p>
          </table:table-cell>
          <table:table-cell office:value-type="string">
            <text:p>大分</text:p>
          </table:table-cell>
          <table:table-cell office:value-type="string">
            <text:p>九州国際大付</text:p>
          </table:table-cell>
          <table:table-cell office:value-type="string">
            <text:p>明豊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49">
            <text:p>49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office:value-type="string">
            <text:p>福岡</text:p>
          </table:table-cell>
          <table:table-cell office:value-type="string">
            <text:p>沖縄</text:p>
          </table:table-cell>
          <table:table-cell office:value-type="string">
            <text:p>九州国際大付</text:p>
          </table:table-cell>
          <table:table-cell office:value-type="string">
            <text:p>未来沖縄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office:value-type="string">
            <text:p>大分</text:p>
          </table:table-cell>
          <table:table-cell office:value-type="string">
            <text:p>福岡</text:p>
          </table:table-cell>
          <table:table-cell office:value-type="string">
            <text:p>明豊</text:p>
          </table:table-cell>
          <table:table-cell office:value-type="string">
            <text:p>東筑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沖縄</text:p>
          </table:table-cell>
          <table:table-cell office:value-type="string">
            <text:p>福岡</text:p>
          </table:table-cell>
          <table:table-cell office:value-type="string">
            <text:p>未来沖縄</text:p>
          </table:table-cell>
          <table:table-cell office:value-type="string">
            <text:p>八幡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福岡</text:p>
          </table:table-cell>
          <table:table-cell office:value-type="string">
            <text:p>長崎</text:p>
          </table:table-cell>
          <table:table-cell office:value-type="string">
            <text:p>九州国際大付</text:p>
          </table:table-cell>
          <table:table-cell office:value-type="string">
            <text:p>創成館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大分</text:p>
          </table:table-cell>
          <table:table-cell office:value-type="string">
            <text:p>佐賀</text:p>
          </table:table-cell>
          <table:table-cell office:value-type="string">
            <text:p>明豊</text:p>
          </table:table-cell>
          <table:table-cell office:value-type="string">
            <text:p>伊万里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福岡</text:p>
          </table:table-cell>
          <table:table-cell office:value-type="string">
            <text:p>鹿児島</text:p>
          </table:table-cell>
          <table:table-cell office:value-type="string">
            <text:p>東筑</text:p>
          </table:table-cell>
          <table:table-cell office:value-type="string">
            <text:p>樟南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沖縄</text:p>
          </table:table-cell>
          <table:table-cell office:value-type="string">
            <text:p>鹿児島</text:p>
          </table:table-cell>
          <table:table-cell office:value-type="string">
            <text:p>未来沖縄</text:p>
          </table:table-cell>
          <table:table-cell office:value-type="string">
            <text:p>れいめい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福岡</text:p>
          </table:table-cell>
          <table:table-cell office:value-type="string">
            <text:p>宮崎</text:p>
          </table:table-cell>
          <table:table-cell office:value-type="string">
            <text:p>八幡</text:p>
          </table:table-cell>
          <table:table-cell office:value-type="string">
            <text:p>富島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長崎</text:p>
          </table:table-cell>
          <table:table-cell office:value-type="string">
            <text:p>熊本</text:p>
          </table:table-cell>
          <table:table-cell office:value-type="string">
            <text:p>創成館</text:p>
          </table:table-cell>
          <table:table-cell office:value-type="string">
            <text:p>文徳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福岡</text:p>
          </table:table-cell>
          <table:table-cell office:value-type="string">
            <text:p>佐賀</text:p>
          </table:table-cell>
          <table:table-cell office:value-type="string">
            <text:p>九州国際大付</text:p>
          </table:table-cell>
          <table:table-cell office:value-type="string">
            <text:p>東明館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佐賀</text:p>
          </table:table-cell>
          <table:table-cell office:value-type="string">
            <text:p>福岡</text:p>
          </table:table-cell>
          <table:table-cell office:value-type="string">
            <text:p>伊万里</text:p>
          </table:table-cell>
          <table:table-cell office:value-type="string">
            <text:p>東筑紫学園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福岡</text:p>
          </table:table-cell>
          <table:table-cell office:value-type="string">
            <text:p>長崎</text:p>
          </table:table-cell>
          <table:table-cell office:value-type="string">
            <text:p>東筑</text:p>
          </table:table-cell>
          <table:table-cell office:value-type="string">
            <text:p>長崎総大付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大分</text:p>
          </table:table-cell>
          <table:table-cell office:value-type="string">
            <text:p>宮崎</text:p>
          </table:table-cell>
          <table:table-cell office:value-type="string">
            <text:p>明豊</text:p>
          </table:table-cell>
          <table:table-cell office:value-type="string">
            <text:p>聖心ウルスラ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鹿児島</text:p>
          </table:table-cell>
          <table:table-cell office:value-type="string">
            <text:p>宮崎</text:p>
          </table:table-cell>
          <table:table-cell office:value-type="string">
            <text:p>樟南</text:p>
          </table:table-cell>
          <table:table-cell office:value-type="string">
            <text:p>延岡学園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大阪</text:p>
          </table:table-cell>
          <table:table-cell office:value-type="string">
            <text:p>和歌山</text:p>
          </table:table-cell>
          <table:table-cell office:value-type="string">
            <text:p>大阪桐蔭</text:p>
          </table:table-cell>
          <table:table-cell office:value-type="string">
            <text:p>智弁和歌山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和歌山</text:p>
          </table:table-cell>
          <table:table-cell office:value-type="string">
            <text:p>神奈川</text:p>
          </table:table-cell>
          <table:table-cell office:value-type="string">
            <text:p>智弁和歌山</text:p>
          </table:table-cell>
          <table:table-cell office:value-type="string">
            <text:p>東海大相模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大阪</text:p>
          </table:table-cell>
          <table:table-cell office:value-type="string">
            <text:p>三重</text:p>
          </table:table-cell>
          <table:table-cell office:value-type="string">
            <text:p>大阪桐蔭</text:p>
          </table:table-cell>
          <table:table-cell office:value-type="string">
            <text:p>三重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神奈川</text:p>
          </table:table-cell>
          <table:table-cell office:value-type="string">
            <text:p>石川</text:p>
          </table:table-cell>
          <table:table-cell office:value-type="string">
            <text:p>東海大相模</text:p>
          </table:table-cell>
          <table:table-cell office:value-type="string">
            <text:p>日本航空石川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和歌山</text:p>
          </table:table-cell>
          <table:table-cell office:value-type="string">
            <text:p>長崎</text:p>
          </table:table-cell>
          <table:table-cell office:value-type="string">
            <text:p>智弁和歌山</text:p>
          </table:table-cell>
          <table:table-cell office:value-type="string">
            <text:p>創成館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大阪</text:p>
          </table:table-cell>
          <table:table-cell office:value-type="string">
            <text:p>岩手</text:p>
          </table:table-cell>
          <table:table-cell office:value-type="string">
            <text:p>大阪桐蔭</text:p>
          </table:table-cell>
          <table:table-cell office:value-type="string">
            <text:p>花巻東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三重</text:p>
          </table:table-cell>
          <table:table-cell office:value-type="string">
            <text:p>石川</text:p>
          </table:table-cell>
          <table:table-cell office:value-type="string">
            <text:p>三重</text:p>
          </table:table-cell>
          <table:table-cell office:value-type="string">
            <text:p>星稜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神奈川</text:p>
          </table:table-cell>
          <table:table-cell office:value-type="string">
            <text:p>静岡</text:p>
          </table:table-cell>
          <table:table-cell office:value-type="string">
            <text:p>東海大相模</text:p>
          </table:table-cell>
          <table:table-cell office:value-type="string">
            <text:p>静岡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石川</text:p>
          </table:table-cell>
          <table:table-cell office:value-type="string">
            <text:p>高知</text:p>
          </table:table-cell>
          <table:table-cell office:value-type="string">
            <text:p>日本航空石川</text:p>
          </table:table-cell>
          <table:table-cell office:value-type="string">
            <text:p>明徳義塾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和歌山</text:p>
          </table:table-cell>
          <table:table-cell office:value-type="string">
            <text:p>栃木</text:p>
          </table:table-cell>
          <table:table-cell office:value-type="string">
            <text:p>智弁和歌山</text:p>
          </table:table-cell>
          <table:table-cell office:value-type="string">
            <text:p>国学院栃木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長崎</text:p>
          </table:table-cell>
          <table:table-cell office:value-type="string">
            <text:p>奈良</text:p>
          </table:table-cell>
          <table:table-cell office:value-type="string">
            <text:p>創成館</text:p>
          </table:table-cell>
          <table:table-cell office:value-type="string">
            <text:p>智弁学園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大阪</text:p>
          </table:table-cell>
          <table:table-cell office:value-type="string">
            <text:p>茨城</text:p>
          </table:table-cell>
          <table:table-cell office:value-type="string">
            <text:p>大阪桐蔭</text:p>
          </table:table-cell>
          <table:table-cell office:value-type="string">
            <text:p>明秀日立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岩手</text:p>
          </table:table-cell>
          <table:table-cell office:value-type="string">
            <text:p>滋賀</text:p>
          </table:table-cell>
          <table:table-cell office:value-type="string">
            <text:p>花巻東</text:p>
          </table:table-cell>
          <table:table-cell office:value-type="string">
            <text:p>彦根東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三重</text:p>
          </table:table-cell>
          <table:table-cell office:value-type="string">
            <text:p>京都</text:p>
          </table:table-cell>
          <table:table-cell office:value-type="string">
            <text:p>三重</text:p>
          </table:table-cell>
          <table:table-cell office:value-type="string">
            <text:p>乙訓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石川</text:p>
          </table:table-cell>
          <table:table-cell office:value-type="string">
            <text:p>滋賀</text:p>
          </table:table-cell>
          <table:table-cell office:value-type="string">
            <text:p>星稜</text:p>
          </table:table-cell>
          <table:table-cell office:value-type="string">
            <text:p>近江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静岡</text:p>
          </table:table-cell>
          <table:table-cell office:value-type="string">
            <text:p>北海道</text:p>
          </table:table-cell>
          <table:table-cell office:value-type="string">
            <text:p>静岡</text:p>
          </table:table-cell>
          <table:table-cell office:value-type="string">
            <text:p>駒大苫小牧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石川</text:p>
          </table:table-cell>
          <table:table-cell office:value-type="string">
            <text:p>滋賀</text:p>
          </table:table-cell>
          <table:table-cell office:value-type="string">
            <text:p>日本航空石川</text:p>
          </table:table-cell>
          <table:table-cell office:value-type="string">
            <text:p>膳所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高知</text:p>
          </table:table-cell>
          <table:table-cell office:value-type="string">
            <text:p>千葉</text:p>
          </table:table-cell>
          <table:table-cell office:value-type="string">
            <text:p>明徳義塾</text:p>
          </table:table-cell>
          <table:table-cell office:value-type="string">
            <text:p>中央学院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和歌山</text:p>
          </table:table-cell>
          <table:table-cell office:value-type="string">
            <text:p>富山</text:p>
          </table:table-cell>
          <table:table-cell office:value-type="string">
            <text:p>智弁和歌山</text:p>
          </table:table-cell>
          <table:table-cell office:value-type="string">
            <text:p>富山商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奈良</text:p>
          </table:table-cell>
          <table:table-cell office:value-type="string">
            <text:p>山形</text:p>
          </table:table-cell>
          <table:table-cell office:value-type="string">
            <text:p>智弁学園</text:p>
          </table:table-cell>
          <table:table-cell office:value-type="string">
            <text:p>日大山形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長崎</text:p>
          </table:table-cell>
          <table:table-cell office:value-type="string">
            <text:p>山口</text:p>
          </table:table-cell>
          <table:table-cell office:value-type="string">
            <text:p>創成館</text:p>
          </table:table-cell>
          <table:table-cell office:value-type="string">
            <text:p>下関国際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大阪</text:p>
          </table:table-cell>
          <table:table-cell office:value-type="string">
            <text:p>佐賀</text:p>
          </table:table-cell>
          <table:table-cell office:value-type="string">
            <text:p>大阪桐蔭</text:p>
          </table:table-cell>
          <table:table-cell office:value-type="string">
            <text:p>伊万里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愛知</text:p>
          </table:table-cell>
          <table:table-cell office:value-type="string">
            <text:p>花巻東</text:p>
          </table:table-cell>
          <table:table-cell office:value-type="string">
            <text:p>東邦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神奈川</text:p>
          </table:table-cell>
          <table:table-cell office:value-type="string">
            <text:p>福島</text:p>
          </table:table-cell>
          <table:table-cell office:value-type="string">
            <text:p>東海大相模</text:p>
          </table:table-cell>
          <table:table-cell office:value-type="string">
            <text:p>聖光学院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栃木</text:p>
          </table:table-cell>
          <table:table-cell office:value-type="string">
            <text:p>宮崎</text:p>
          </table:table-cell>
          <table:table-cell office:value-type="string">
            <text:p>国学院栃木</text:p>
          </table:table-cell>
          <table:table-cell office:value-type="string">
            <text:p>延岡学園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茨城</text:p>
          </table:table-cell>
          <table:table-cell office:value-type="string">
            <text:p>高知</text:p>
          </table:table-cell>
          <table:table-cell office:value-type="string">
            <text:p>明秀日立</text:p>
          </table:table-cell>
          <table:table-cell office:value-type="string">
            <text:p>高知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滋賀</text:p>
          </table:table-cell>
          <table:table-cell office:value-type="string">
            <text:p>神奈川</text:p>
          </table:table-cell>
          <table:table-cell office:value-type="string">
            <text:p>彦根東</text:p>
          </table:table-cell>
          <table:table-cell office:value-type="string">
            <text:p>慶応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京都</text:p>
          </table:table-cell>
          <table:table-cell office:value-type="string">
            <text:p>岡山</text:p>
          </table:table-cell>
          <table:table-cell office:value-type="string">
            <text:p>乙訓</text:p>
          </table:table-cell>
          <table:table-cell office:value-type="string">
            <text:p>おかやま山陽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滋賀</text:p>
          </table:table-cell>
          <table:table-cell office:value-type="string">
            <text:p>愛媛</text:p>
          </table:table-cell>
          <table:table-cell office:value-type="string">
            <text:p>近江</text:p>
          </table:table-cell>
          <table:table-cell office:value-type="string">
            <text:p>松山聖陵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石川</text:p>
          </table:table-cell>
          <table:table-cell office:value-type="string">
            <text:p>宮崎</text:p>
          </table:table-cell>
          <table:table-cell office:value-type="string">
            <text:p>星稜</text:p>
          </table:table-cell>
          <table:table-cell office:value-type="string">
            <text:p>富島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三重</text:p>
          </table:table-cell>
          <table:table-cell office:value-type="string">
            <text:p>東京</text:p>
          </table:table-cell>
          <table:table-cell office:value-type="string">
            <text:p>三重</text:p>
          </table:table-cell>
          <table:table-cell office:value-type="string">
            <text:p>日大三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福島</text:p>
          </table:table-cell>
          <table:table-cell office:value-type="string">
            <text:p>福岡</text:p>
          </table:table-cell>
          <table:table-cell office:value-type="string">
            <text:p>聖光学院</text:p>
          </table:table-cell>
          <table:table-cell office:value-type="string">
            <text:p>東筑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栃木</text:p>
          </table:table-cell>
          <table:table-cell office:value-type="string">
            <text:p>香川</text:p>
          </table:table-cell>
          <table:table-cell office:value-type="string">
            <text:p>国学院栃木</text:p>
          </table:table-cell>
          <table:table-cell office:value-type="string">
            <text:p>英明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茨城</text:p>
          </table:table-cell>
          <table:table-cell office:value-type="string">
            <text:p>広島</text:p>
          </table:table-cell>
          <table:table-cell office:value-type="string">
            <text:p>明秀日立</text:p>
          </table:table-cell>
          <table:table-cell office:value-type="string">
            <text:p>瀬戸内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string">
            <text:p>17-18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東京</text:p>
          </table:table-cell>
          <table:table-cell office:value-type="string">
            <text:p>秋田</text:p>
          </table:table-cell>
          <table:table-cell office:value-type="string">
            <text:p>日大三</text:p>
          </table:table-cell>
          <table:table-cell office:value-type="string">
            <text:p>由利工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高知</text:p>
          </table:table-cell>
          <table:table-cell office:value-type="string">
            <text:p>長崎</text:p>
          </table:table-cell>
          <table:table-cell office:value-type="string">
            <text:p>明徳義塾</text:p>
          </table:table-cell>
          <table:table-cell office:value-type="string">
            <text:p>創成館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長崎</text:p>
          </table:table-cell>
          <table:table-cell office:value-type="string">
            <text:p>大阪</text:p>
          </table:table-cell>
          <table:table-cell office:value-type="string">
            <text:p>創成館</text:p>
          </table:table-cell>
          <table:table-cell office:value-type="string">
            <text:p>大阪桐蔭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高知</text:p>
          </table:table-cell>
          <table:table-cell office:value-type="string">
            <text:p>静岡</text:p>
          </table:table-cell>
          <table:table-cell office:value-type="string">
            <text:p>明徳義塾</text:p>
          </table:table-cell>
          <table:table-cell office:value-type="string">
            <text:p>静岡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大阪</text:p>
          </table:table-cell>
          <table:table-cell office:value-type="string">
            <text:p>北海道</text:p>
          </table:table-cell>
          <table:table-cell office:value-type="string">
            <text:p>大阪桐蔭</text:p>
          </table:table-cell>
          <table:table-cell office:value-type="string">
            <text:p>駒大苫小牧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高知</text:p>
          </table:table-cell>
          <table:table-cell office:value-type="string">
            <text:p>千葉</text:p>
          </table:table-cell>
          <table:table-cell office:value-type="string">
            <text:p>明徳義塾</text:p>
          </table:table-cell>
          <table:table-cell office:value-type="string">
            <text:p>中央学院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長崎</text:p>
          </table:table-cell>
          <table:table-cell office:value-type="string">
            <text:p>福島</text:p>
          </table:table-cell>
          <table:table-cell office:value-type="string">
            <text:p>創成館</text:p>
          </table:table-cell>
          <table:table-cell office:value-type="string">
            <text:p>聖光学院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静岡</text:p>
          </table:table-cell>
          <table:table-cell office:value-type="string">
            <text:p>石川</text:p>
          </table:table-cell>
          <table:table-cell office:value-type="string">
            <text:p>静岡</text:p>
          </table:table-cell>
          <table:table-cell office:value-type="string">
            <text:p>日本航空石川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長崎</text:p>
          </table:table-cell>
          <table:table-cell office:value-type="string">
            <text:p>岡山</text:p>
          </table:table-cell>
          <table:table-cell office:value-type="string">
            <text:p>創成館</text:p>
          </table:table-cell>
          <table:table-cell office:value-type="string">
            <text:p>おかやま山陽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石川</text:p>
          </table:table-cell>
          <table:table-cell office:value-type="string">
            <text:p>東京</text:p>
          </table:table-cell>
          <table:table-cell office:value-type="string">
            <text:p>日本航空石川</text:p>
          </table:table-cell>
          <table:table-cell office:value-type="string">
            <text:p>日大三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広島</text:p>
          </table:table-cell>
          <table:table-cell office:value-type="string">
            <text:p>大阪</text:p>
          </table:table-cell>
          <table:table-cell office:value-type="string">
            <text:p>広陵</text:p>
          </table:table-cell>
          <table:table-cell office:value-type="string">
            <text:p>大阪桐蔭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広島</text:p>
          </table:table-cell>
          <table:table-cell office:value-type="string">
            <text:p>東京</text:p>
          </table:table-cell>
          <table:table-cell office:value-type="string">
            <text:p>広陵</text:p>
          </table:table-cell>
          <table:table-cell office:value-type="string">
            <text:p>東海大菅生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大阪</text:p>
          </table:table-cell>
          <table:table-cell office:value-type="string">
            <text:p>三重</text:p>
          </table:table-cell>
          <table:table-cell office:value-type="string">
            <text:p>大阪桐蔭</text:p>
          </table:table-cell>
          <table:table-cell office:value-type="string">
            <text:p>津田学園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広島</text:p>
          </table:table-cell>
          <table:table-cell office:value-type="string">
            <text:p>奈良</text:p>
          </table:table-cell>
          <table:table-cell office:value-type="string">
            <text:p>広陵</text:p>
          </table:table-cell>
          <table:table-cell office:value-type="string">
            <text:p>天理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三重</text:p>
          </table:table-cell>
          <table:table-cell office:value-type="string">
            <text:p>新潟</text:p>
          </table:table-cell>
          <table:table-cell office:value-type="string">
            <text:p>津田学園</text:p>
          </table:table-cell>
          <table:table-cell office:value-type="string">
            <text:p>日本文理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東京</text:p>
          </table:table-cell>
          <table:table-cell office:value-type="string">
            <text:p>岩手</text:p>
          </table:table-cell>
          <table:table-cell office:value-type="string">
            <text:p>東海大菅生</text:p>
          </table:table-cell>
          <table:table-cell office:value-type="string">
            <text:p>盛岡大付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大阪</text:p>
          </table:table-cell>
          <table:table-cell office:value-type="string">
            <text:p>埼玉</text:p>
          </table:table-cell>
          <table:table-cell office:value-type="string">
            <text:p>大阪桐蔭</text:p>
          </table:table-cell>
          <table:table-cell office:value-type="string">
            <text:p>花咲徳栄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東京</text:p>
          </table:table-cell>
          <table:table-cell office:value-type="string">
            <text:p>香川</text:p>
          </table:table-cell>
          <table:table-cell office:value-type="string">
            <text:p>東海大菅生</text:p>
          </table:table-cell>
          <table:table-cell office:value-type="string">
            <text:p>三本松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岩手</text:p>
          </table:table-cell>
          <table:table-cell office:value-type="string">
            <text:p>大分</text:p>
          </table:table-cell>
          <table:table-cell office:value-type="string">
            <text:p>盛岡大付</text:p>
          </table:table-cell>
          <table:table-cell office:value-type="string">
            <text:p>明豊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愛媛</text:p>
          </table:table-cell>
          <table:table-cell office:value-type="string">
            <text:p>大阪桐蔭</text:p>
          </table:table-cell>
          <table:table-cell office:value-type="string">
            <text:p>済美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埼玉</text:p>
          </table:table-cell>
          <table:table-cell office:value-type="string">
            <text:p>宮城</text:p>
          </table:table-cell>
          <table:table-cell office:value-type="string">
            <text:p>花咲徳栄</text:p>
          </table:table-cell>
          <table:table-cell office:value-type="string">
            <text:p>仙台育英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旭川実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58">
            <text:p>58</text:p>
          </table:table-cell>
          <table:table-cell office:value-type="float" office:value="172">
            <text:p>172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旭川実</text:p>
          </table:table-cell>
          <table:table-cell office:value-type="string">
            <text:p>北海道栄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札幌日大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道栄</text:p>
          </table:table-cell>
          <table:table-cell office:value-type="string">
            <text:p>函館工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旭川実</text:p>
          </table:table-cell>
          <table:table-cell office:value-type="string">
            <text:p>稚内大谷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立命館慶祥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日大</text:p>
          </table:table-cell>
          <table:table-cell office:value-type="string">
            <text:p>旭川龍谷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道栄</text:p>
          </table:table-cell>
          <table:table-cell office:value-type="string">
            <text:p>帯広農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稚内大谷</text:p>
          </table:table-cell>
          <table:table-cell office:value-type="string">
            <text:p>札幌山の手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函館工</text:p>
          </table:table-cell>
          <table:table-cell office:value-type="string">
            <text:p>武修館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旭川実</text:p>
          </table:table-cell>
          <table:table-cell office:value-type="string">
            <text:p>札幌大谷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立命館慶祥</text:p>
          </table:table-cell>
          <table:table-cell office:value-type="string">
            <text:p>釧路明輝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旭川龍谷</text:p>
          </table:table-cell>
          <table:table-cell office:value-type="string">
            <text:p>遠軽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白樺学園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日大</text:p>
          </table:table-cell>
          <table:table-cell office:value-type="string">
            <text:p>クラーク国際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函館工</text:p>
          </table:table-cell>
          <table:table-cell office:value-type="string">
            <text:p>札幌創成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旭川実</text:p>
          </table:table-cell>
          <table:table-cell office:value-type="string">
            <text:p>北照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立命館慶祥</text:p>
          </table:table-cell>
          <table:table-cell office:value-type="string">
            <text:p>北広島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旭川龍谷</text:p>
          </table:table-cell>
          <table:table-cell office:value-type="string">
            <text:p>函館大柏稜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決勝</text:p>
          </table:table-cell>
          <table:table-cell office:value-type="string">
            <text:p>福島</text:p>
          </table:table-cell>
          <table:table-cell office:value-type="string">
            <text:p>岩手</text:p>
          </table:table-cell>
          <table:table-cell office:value-type="string">
            <text:p>聖光学院</text:p>
          </table:table-cell>
          <table:table-cell office:value-type="string">
            <text:p>花巻東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office:value-type="string">
            <text:p>福島</text:p>
          </table:table-cell>
          <table:table-cell office:value-type="string">
            <text:p>秋田</text:p>
          </table:table-cell>
          <table:table-cell office:value-type="string">
            <text:p>聖光学院</text:p>
          </table:table-cell>
          <table:table-cell office:value-type="string">
            <text:p>能代松陽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office:value-type="string">
            <text:p>岩手</text:p>
          </table:table-cell>
          <table:table-cell office:value-type="string">
            <text:p>山形</text:p>
          </table:table-cell>
          <table:table-cell office:value-type="string">
            <text:p>花巻東</text:p>
          </table:table-cell>
          <table:table-cell office:value-type="string">
            <text:p>日大山形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秋田</text:p>
          </table:table-cell>
          <table:table-cell office:value-type="string">
            <text:p>岩手</text:p>
          </table:table-cell>
          <table:table-cell office:value-type="string">
            <text:p>能代松陽</text:p>
          </table:table-cell>
          <table:table-cell office:value-type="string">
            <text:p>黒沢尻工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福島</text:p>
          </table:table-cell>
          <table:table-cell office:value-type="string">
            <text:p>宮城</text:p>
          </table:table-cell>
          <table:table-cell office:value-type="string">
            <text:p>聖光学院</text:p>
          </table:table-cell>
          <table:table-cell office:value-type="string">
            <text:p>利府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岩手</text:p>
          </table:table-cell>
          <table:table-cell office:value-type="string">
            <text:p>秋田</text:p>
          </table:table-cell>
          <table:table-cell office:value-type="string">
            <text:p>花巻東</text:p>
          </table:table-cell>
          <table:table-cell office:value-type="string">
            <text:p>由利工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table:number-columns-repeated="2" office:value-type="string">
            <text:p>山形</text:p>
          </table:table-cell>
          <table:table-cell office:value-type="string">
            <text:p>日大山形</text:p>
          </table:table-cell>
          <table:table-cell office:value-type="string">
            <text:p>酒田南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青森</text:p>
          </table:table-cell>
          <table:table-cell office:value-type="string">
            <text:p>利府</text:p>
          </table:table-cell>
          <table:table-cell office:value-type="string">
            <text:p>青森山田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宮城</text:p>
          </table:table-cell>
          <table:table-cell office:value-type="string">
            <text:p>聖光学院</text:p>
          </table:table-cell>
          <table:table-cell office:value-type="string">
            <text:p>仙台南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山形</text:p>
          </table:table-cell>
          <table:table-cell office:value-type="string">
            <text:p>黒沢尻工</text:p>
          </table:table-cell>
          <table:table-cell office:value-type="string">
            <text:p>東海大山形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秋田</text:p>
          </table:table-cell>
          <table:table-cell office:value-type="string">
            <text:p>青森</text:p>
          </table:table-cell>
          <table:table-cell office:value-type="string">
            <text:p>由利工</text:p>
          </table:table-cell>
          <table:table-cell office:value-type="string">
            <text:p>弘前東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秋田</text:p>
          </table:table-cell>
          <table:table-cell office:value-type="string">
            <text:p>花巻東</text:p>
          </table:table-cell>
          <table:table-cell office:value-type="string">
            <text:p>角館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山形</text:p>
          </table:table-cell>
          <table:table-cell office:value-type="string">
            <text:p>福島</text:p>
          </table:table-cell>
          <table:table-cell office:value-type="string">
            <text:p>酒田南</text:p>
          </table:table-cell>
          <table:table-cell office:value-type="string">
            <text:p>光南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山形</text:p>
          </table:table-cell>
          <table:table-cell office:value-type="string">
            <text:p>宮城</text:p>
          </table:table-cell>
          <table:table-cell office:value-type="string">
            <text:p>日大山形</text:p>
          </table:table-cell>
          <table:table-cell office:value-type="string">
            <text:p>仙台育英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秋田</text:p>
          </table:table-cell>
          <table:table-cell office:value-type="string">
            <text:p>青森</text:p>
          </table:table-cell>
          <table:table-cell office:value-type="string">
            <text:p>能代松陽</text:p>
          </table:table-cell>
          <table:table-cell office:value-type="string">
            <text:p>八戸学院光星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青森</text:p>
          </table:table-cell>
          <table:table-cell office:value-type="string">
            <text:p>岩手</text:p>
          </table:table-cell>
          <table:table-cell office:value-type="string">
            <text:p>八戸学院光星</text:p>
          </table:table-cell>
          <table:table-cell office:value-type="string">
            <text:p>一関学院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山形</text:p>
          </table:table-cell>
          <table:table-cell office:value-type="string">
            <text:p>福島</text:p>
          </table:table-cell>
          <table:table-cell office:value-type="string">
            <text:p>日大山形</text:p>
          </table:table-cell>
          <table:table-cell office:value-type="string">
            <text:p>学法石川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決勝</text:p>
          </table:table-cell>
          <table:table-cell office:value-type="string">
            <text:p>千葉</text:p>
          </table:table-cell>
          <table:table-cell office:value-type="string">
            <text:p>茨城</text:p>
          </table:table-cell>
          <table:table-cell office:value-type="string">
            <text:p>中央学院</text:p>
          </table:table-cell>
          <table:table-cell office:value-type="string">
            <text:p>明秀日立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茨城</text:p>
          </table:table-cell>
          <table:table-cell office:value-type="string">
            <text:p>神奈川</text:p>
          </table:table-cell>
          <table:table-cell office:value-type="string">
            <text:p>明秀日立</text:p>
          </table:table-cell>
          <table:table-cell office:value-type="string">
            <text:p>慶応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59">
            <text:p>159</text:p>
          </table:table-cell>
          <table:table-cell/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茨城</text:p>
          </table:table-cell>
          <table:table-cell office:value-type="string">
            <text:p>神奈川</text:p>
          </table:table-cell>
          <table:table-cell office:value-type="string">
            <text:p>中央学院</text:p>
          </table:table-cell>
          <table:table-cell office:value-type="string">
            <text:p>東海大相模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神奈川</text:p>
          </table:table-cell>
          <table:table-cell office:value-type="string">
            <text:p>栃木</text:p>
          </table:table-cell>
          <table:table-cell office:value-type="string">
            <text:p>慶応</text:p>
          </table:table-cell>
          <table:table-cell office:value-type="string">
            <text:p>国学院栃木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茨城</text:p>
          </table:table-cell>
          <table:table-cell office:value-type="string">
            <text:p>群馬</text:p>
          </table:table-cell>
          <table:table-cell office:value-type="string">
            <text:p>明秀日立</text:p>
          </table:table-cell>
          <table:table-cell office:value-type="string">
            <text:p>健大高崎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神奈川</text:p>
          </table:table-cell>
          <table:table-cell office:value-type="string">
            <text:p>栃木</text:p>
          </table:table-cell>
          <table:table-cell office:value-type="string">
            <text:p>東海大相模</text:p>
          </table:table-cell>
          <table:table-cell office:value-type="string">
            <text:p>作新学院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千葉</text:p>
          </table:table-cell>
          <table:table-cell office:value-type="string">
            <text:p>茨城</text:p>
          </table:table-cell>
          <table:table-cell office:value-type="string">
            <text:p>中央学院</text:p>
          </table:table-cell>
          <table:table-cell office:value-type="string">
            <text:p>霞ヶ浦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栃木</text:p>
          </table:table-cell>
          <table:table-cell office:value-type="string">
            <text:p>群馬</text:p>
          </table:table-cell>
          <table:table-cell office:value-type="string">
            <text:p>作新学院</text:p>
          </table:table-cell>
          <table:table-cell office:value-type="string">
            <text:p>関東学園大付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栃木</text:p>
          </table:table-cell>
          <table:table-cell office:value-type="string">
            <text:p>埼玉</text:p>
          </table:table-cell>
          <table:table-cell office:value-type="string">
            <text:p>国学院栃木</text:p>
          </table:table-cell>
          <table:table-cell office:value-type="string">
            <text:p>市川越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神奈川</text:p>
          </table:table-cell>
          <table:table-cell office:value-type="string">
            <text:p>千葉</text:p>
          </table:table-cell>
          <table:table-cell office:value-type="string">
            <text:p>慶応</text:p>
          </table:table-cell>
          <table:table-cell office:value-type="string">
            <text:p>拓大紅陵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茨城</text:p>
          </table:table-cell>
          <table:table-cell office:value-type="string">
            <text:p>山梨</text:p>
          </table:table-cell>
          <table:table-cell office:value-type="string">
            <text:p>明秀日立</text:p>
          </table:table-cell>
          <table:table-cell office:value-type="string">
            <text:p>山梨学院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群馬</text:p>
          </table:table-cell>
          <table:table-cell office:value-type="string">
            <text:p>神奈川</text:p>
          </table:table-cell>
          <table:table-cell office:value-type="string">
            <text:p>健大高崎</text:p>
          </table:table-cell>
          <table:table-cell office:value-type="string">
            <text:p>桐光学園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千葉</text:p>
          </table:table-cell>
          <table:table-cell office:value-type="string">
            <text:p>埼玉</text:p>
          </table:table-cell>
          <table:table-cell office:value-type="string">
            <text:p>中央学院</text:p>
          </table:table-cell>
          <table:table-cell office:value-type="string">
            <text:p>花咲徳栄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茨城</text:p>
          </table:table-cell>
          <table:table-cell office:value-type="string">
            <text:p>山梨</text:p>
          </table:table-cell>
          <table:table-cell office:value-type="string">
            <text:p>霞ヶ浦</text:p>
          </table:table-cell>
          <table:table-cell office:value-type="string">
            <text:p>東海大甲府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決勝</text:p>
          </table:table-cell>
          <table:table-cell table:number-columns-repeated="2" office:value-type="string">
            <text:p>石川</text:p>
          </table:table-cell>
          <table:table-cell office:value-type="string">
            <text:p>日本航空石川</text:p>
          </table:table-cell>
          <table:table-cell office:value-type="string">
            <text:p>星稜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石川</text:p>
          </table:table-cell>
          <table:table-cell office:value-type="string">
            <text:p>富山</text:p>
          </table:table-cell>
          <table:table-cell office:value-type="string">
            <text:p>日本航空石川</text:p>
          </table:table-cell>
          <table:table-cell office:value-type="string">
            <text:p>富山商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石川</text:p>
          </table:table-cell>
          <table:table-cell office:value-type="string">
            <text:p>富山</text:p>
          </table:table-cell>
          <table:table-cell office:value-type="string">
            <text:p>星稜</text:p>
          </table:table-cell>
          <table:table-cell office:value-type="string">
            <text:p>富山国際大付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富山</text:p>
          </table:table-cell>
          <table:table-cell office:value-type="string">
            <text:p>福井</text:p>
          </table:table-cell>
          <table:table-cell office:value-type="string">
            <text:p>富山商</text:p>
          </table:table-cell>
          <table:table-cell office:value-type="string">
            <text:p>坂井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石川</text:p>
          </table:table-cell>
          <table:table-cell office:value-type="string">
            <text:p>新潟</text:p>
          </table:table-cell>
          <table:table-cell office:value-type="string">
            <text:p>日本航空石川</text:p>
          </table:table-cell>
          <table:table-cell office:value-type="string">
            <text:p>日本文理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石川</text:p>
          </table:table-cell>
          <table:table-cell office:value-type="string">
            <text:p>新潟</text:p>
          </table:table-cell>
          <table:table-cell office:value-type="string">
            <text:p>星稜</text:p>
          </table:table-cell>
          <table:table-cell office:value-type="string">
            <text:p>北越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富山</text:p>
          </table:table-cell>
          <table:table-cell office:value-type="string">
            <text:p>長野</text:p>
          </table:table-cell>
          <table:table-cell office:value-type="string">
            <text:p>富山国際大付</text:p>
          </table:table-cell>
          <table:table-cell office:value-type="string">
            <text:p>松商学園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新潟</text:p>
          </table:table-cell>
          <table:table-cell office:value-type="string">
            <text:p>長野</text:p>
          </table:table-cell>
          <table:table-cell office:value-type="string">
            <text:p>北越</text:p>
          </table:table-cell>
          <table:table-cell office:value-type="string">
            <text:p>ウェルネス筑北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富山</text:p>
          </table:table-cell>
          <table:table-cell office:value-type="string">
            <text:p>石川</text:p>
          </table:table-cell>
          <table:table-cell office:value-type="string">
            <text:p>富山商</text:p>
          </table:table-cell>
          <table:table-cell office:value-type="string">
            <text:p>金沢学院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長野</text:p>
          </table:table-cell>
          <table:table-cell office:value-type="string">
            <text:p>福井</text:p>
          </table:table-cell>
          <table:table-cell office:value-type="string">
            <text:p>松商学園</text:p>
          </table:table-cell>
          <table:table-cell office:value-type="string">
            <text:p>金津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石川</text:p>
          </table:table-cell>
          <table:table-cell office:value-type="string">
            <text:p>福井</text:p>
          </table:table-cell>
          <table:table-cell office:value-type="string">
            <text:p>星稜</text:p>
          </table:table-cell>
          <table:table-cell office:value-type="string">
            <text:p>北陸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長野</text:p>
          </table:table-cell>
          <table:table-cell office:value-type="string">
            <text:p>坂井</text:p>
          </table:table-cell>
          <table:table-cell office:value-type="string">
            <text:p>佐久長聖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富山</text:p>
          </table:table-cell>
          <table:table-cell office:value-type="string">
            <text:p>新潟</text:p>
          </table:table-cell>
          <table:table-cell office:value-type="string">
            <text:p>富山国際大付</text:p>
          </table:table-cell>
          <table:table-cell office:value-type="string">
            <text:p>中越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新潟</text:p>
          </table:table-cell>
          <table:table-cell office:value-type="string">
            <text:p>福井</text:p>
          </table:table-cell>
          <table:table-cell office:value-type="string">
            <text:p>日本文理</text:p>
          </table:table-cell>
          <table:table-cell office:value-type="string">
            <text:p>福井工大福井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石川</text:p>
          </table:table-cell>
          <table:table-cell office:value-type="string">
            <text:p>富山</text:p>
          </table:table-cell>
          <table:table-cell office:value-type="string">
            <text:p>日本航空石川</text:p>
          </table:table-cell>
          <table:table-cell office:value-type="string">
            <text:p>高岡商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決勝</text:p>
          </table:table-cell>
          <table:table-cell office:value-type="string">
            <text:p>静岡</text:p>
          </table:table-cell>
          <table:table-cell office:value-type="string">
            <text:p>愛知</text:p>
          </table:table-cell>
          <table:table-cell office:value-type="string">
            <text:p>静岡</text:p>
          </table:table-cell>
          <table:table-cell office:value-type="string">
            <text:p>東邦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office:value-type="string">
            <text:p>静岡</text:p>
          </table:table-cell>
          <table:table-cell office:value-type="string">
            <text:p>岐阜</text:p>
          </table:table-cell>
          <table:table-cell office:value-type="string">
            <text:p>静岡</text:p>
          </table:table-cell>
          <table:table-cell office:value-type="string">
            <text:p>中京学院大中京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06">
            <text:p>106</text:p>
          </table:table-cell>
          <table:table-cell/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office:value-type="string">
            <text:p>愛知</text:p>
          </table:table-cell>
          <table:table-cell office:value-type="string">
            <text:p>三重</text:p>
          </table:table-cell>
          <table:table-cell office:value-type="string">
            <text:p>東邦</text:p>
          </table:table-cell>
          <table:table-cell office:value-type="string">
            <text:p>三重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三重</text:p>
          </table:table-cell>
          <table:table-cell office:value-type="string">
            <text:p>岐阜</text:p>
          </table:table-cell>
          <table:table-cell office:value-type="string">
            <text:p>三重</text:p>
          </table:table-cell>
          <table:table-cell office:value-type="string">
            <text:p>大垣西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静岡</text:p>
          </table:table-cell>
          <table:table-cell office:value-type="string">
            <text:p>三重</text:p>
          </table:table-cell>
          <table:table-cell office:value-type="string">
            <text:p>静岡</text:p>
          </table:table-cell>
          <table:table-cell office:value-type="string">
            <text:p>いなべ総合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岐阜</text:p>
          </table:table-cell>
          <table:table-cell office:value-type="string">
            <text:p>静岡</text:p>
          </table:table-cell>
          <table:table-cell office:value-type="string">
            <text:p>中京学院大中京</text:p>
          </table:table-cell>
          <table:table-cell office:value-type="string">
            <text:p>常葉大橘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愛知</text:p>
          </table:table-cell>
          <table:table-cell office:value-type="string">
            <text:p>静岡</text:p>
          </table:table-cell>
          <table:table-cell office:value-type="string">
            <text:p>東邦</text:p>
          </table:table-cell>
          <table:table-cell office:value-type="string">
            <text:p>常葉大菊川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静岡</text:p>
          </table:table-cell>
          <table:table-cell office:value-type="string">
            <text:p>愛知</text:p>
          </table:table-cell>
          <table:table-cell office:value-type="string">
            <text:p>常葉大橘</text:p>
          </table:table-cell>
          <table:table-cell office:value-type="string">
            <text:p>愛産大三河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静岡</text:p>
          </table:table-cell>
          <table:table-cell office:value-type="string">
            <text:p>三重</text:p>
          </table:table-cell>
          <table:table-cell office:value-type="string">
            <text:p>常葉大菊川</text:p>
          </table:table-cell>
          <table:table-cell office:value-type="string">
            <text:p>松坂商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岐阜</text:p>
          </table:table-cell>
          <table:table-cell office:value-type="string">
            <text:p>愛知</text:p>
          </table:table-cell>
          <table:table-cell office:value-type="string">
            <text:p>大垣西</text:p>
          </table:table-cell>
          <table:table-cell office:value-type="string">
            <text:p>中京大中京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三重</text:p>
          </table:table-cell>
          <table:table-cell office:value-type="string">
            <text:p>岐阜</text:p>
          </table:table-cell>
          <table:table-cell office:value-type="string">
            <text:p>いなべ総合</text:p>
          </table:table-cell>
          <table:table-cell office:value-type="string">
            <text:p>岐阜各務野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決勝</text:p>
          </table:table-cell>
          <table:table-cell office:value-type="string">
            <text:p>大阪</text:p>
          </table:table-cell>
          <table:table-cell office:value-type="string">
            <text:p>和歌山</text:p>
          </table:table-cell>
          <table:table-cell office:value-type="string">
            <text:p>大阪桐蔭</text:p>
          </table:table-cell>
          <table:table-cell office:value-type="string">
            <text:p>智弁和歌山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office:value-type="string">
            <text:p>和歌山</text:p>
          </table:table-cell>
          <table:table-cell office:value-type="string">
            <text:p>京都</text:p>
          </table:table-cell>
          <table:table-cell office:value-type="string">
            <text:p>智弁和歌山</text:p>
          </table:table-cell>
          <table:table-cell office:value-type="string">
            <text:p>乙訓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office:value-type="string">
            <text:p>大阪</text:p>
          </table:table-cell>
          <table:table-cell office:value-type="string">
            <text:p>滋賀</text:p>
          </table:table-cell>
          <table:table-cell office:value-type="string">
            <text:p>大阪桐蔭</text:p>
          </table:table-cell>
          <table:table-cell office:value-type="string">
            <text:p>近江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office:value-type="string">
            <text:p>和歌山</text:p>
          </table:table-cell>
          <table:table-cell office:value-type="string">
            <text:p>奈良</text:p>
          </table:table-cell>
          <table:table-cell office:value-type="string">
            <text:p>智弁和歌山</text:p>
          </table:table-cell>
          <table:table-cell office:value-type="string">
            <text:p>法隆寺国際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table:number-columns-repeated="2" office:value-type="string">
            <text:p>滋賀</text:p>
          </table:table-cell>
          <table:table-cell office:value-type="string">
            <text:p>近江</text:p>
          </table:table-cell>
          <table:table-cell office:value-type="string">
            <text:p>彦根東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office:value-type="string">
            <text:p>京都</text:p>
          </table:table-cell>
          <table:table-cell office:value-type="string">
            <text:p>奈良</text:p>
          </table:table-cell>
          <table:table-cell office:value-type="string">
            <text:p>乙訓</text:p>
          </table:table-cell>
          <table:table-cell office:value-type="string">
            <text:p>智弁学園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table:number-columns-repeated="2" office:value-type="string">
            <text:p>大阪</text:p>
          </table:table-cell>
          <table:table-cell office:value-type="string">
            <text:p>大阪桐蔭</text:p>
          </table:table-cell>
          <table:table-cell office:value-type="string">
            <text:p>近大付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和歌山</text:p>
          </table:table-cell>
          <table:table-cell office:value-type="string">
            <text:p>大阪</text:p>
          </table:table-cell>
          <table:table-cell office:value-type="string">
            <text:p>智弁和歌山</text:p>
          </table:table-cell>
          <table:table-cell office:value-type="string">
            <text:p>履正社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奈良</text:p>
          </table:table-cell>
          <table:table-cell office:value-type="string">
            <text:p>滋賀</text:p>
          </table:table-cell>
          <table:table-cell office:value-type="string">
            <text:p>法隆寺国際</text:p>
          </table:table-cell>
          <table:table-cell office:value-type="string">
            <text:p>比叡山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京都</text:p>
          </table:table-cell>
          <table:table-cell office:value-type="string">
            <text:p>兵庫</text:p>
          </table:table-cell>
          <table:table-cell office:value-type="string">
            <text:p>乙訓</text:p>
          </table:table-cell>
          <table:table-cell office:value-type="string">
            <text:p>神港学園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滋賀</text:p>
          </table:table-cell>
          <table:table-cell office:value-type="string">
            <text:p>兵庫</text:p>
          </table:table-cell>
          <table:table-cell office:value-type="string">
            <text:p>彦根東</text:p>
          </table:table-cell>
          <table:table-cell office:value-type="string">
            <text:p>明石商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滋賀</text:p>
          </table:table-cell>
          <table:table-cell office:value-type="string">
            <text:p>和歌山</text:p>
          </table:table-cell>
          <table:table-cell office:value-type="string">
            <text:p>近江</text:p>
          </table:table-cell>
          <table:table-cell office:value-type="string">
            <text:p>日高中津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奈良</text:p>
          </table:table-cell>
          <table:table-cell office:value-type="string">
            <text:p>兵庫</text:p>
          </table:table-cell>
          <table:table-cell office:value-type="string">
            <text:p>智弁学園</text:p>
          </table:table-cell>
          <table:table-cell office:value-type="string">
            <text:p>西脇工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奈良</text:p>
          </table:table-cell>
          <table:table-cell office:value-type="string">
            <text:p>近大付</text:p>
          </table:table-cell>
          <table:table-cell office:value-type="string">
            <text:p>高田商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京都</text:p>
          </table:table-cell>
          <table:table-cell office:value-type="string">
            <text:p>大阪桐蔭</text:p>
          </table:table-cell>
          <table:table-cell office:value-type="string">
            <text:p>京都翔英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決勝</text:p>
          </table:table-cell>
          <table:table-cell office:value-type="string">
            <text:p>岡山</text:p>
          </table:table-cell>
          <table:table-cell office:value-type="string">
            <text:p>山口</text:p>
          </table:table-cell>
          <table:table-cell office:value-type="string">
            <text:p>おかやま山陽</text:p>
          </table:table-cell>
          <table:table-cell office:value-type="string">
            <text:p>下関国際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95">
            <text:p>95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office:value-type="string">
            <text:p>山口</text:p>
          </table:table-cell>
          <table:table-cell office:value-type="string">
            <text:p>広島</text:p>
          </table:table-cell>
          <table:table-cell office:value-type="string">
            <text:p>下関国際</text:p>
          </table:table-cell>
          <table:table-cell office:value-type="string">
            <text:p>尾道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office:value-type="string">
            <text:p>岡山</text:p>
          </table:table-cell>
          <table:table-cell office:value-type="string">
            <text:p>広島</text:p>
          </table:table-cell>
          <table:table-cell office:value-type="string">
            <text:p>おかやま山陽</text:p>
          </table:table-cell>
          <table:table-cell office:value-type="string">
            <text:p>瀬戸内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table:number-columns-repeated="2" office:value-type="string">
            <text:p>広島</text:p>
          </table:table-cell>
          <table:table-cell office:value-type="string">
            <text:p>尾道</text:p>
          </table:table-cell>
          <table:table-cell office:value-type="string">
            <text:p>盈進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office:value-type="string">
            <text:p>山口</text:p>
          </table:table-cell>
          <table:table-cell office:value-type="string">
            <text:p>島根</text:p>
          </table:table-cell>
          <table:table-cell office:value-type="string">
            <text:p>下関国際</text:p>
          </table:table-cell>
          <table:table-cell office:value-type="string">
            <text:p>開星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office:value-type="string">
            <text:p>岡山</text:p>
          </table:table-cell>
          <table:table-cell office:value-type="string">
            <text:p>山口</text:p>
          </table:table-cell>
          <table:table-cell office:value-type="string">
            <text:p>おかやま山陽</text:p>
          </table:table-cell>
          <table:table-cell office:value-type="string">
            <text:p>高川学園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office:value-type="string">
            <text:p>広島</text:p>
          </table:table-cell>
          <table:table-cell office:value-type="string">
            <text:p>鳥取</text:p>
          </table:table-cell>
          <table:table-cell office:value-type="string">
            <text:p>瀬戸内</text:p>
          </table:table-cell>
          <table:table-cell office:value-type="string">
            <text:p>鳥取商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鳥取</text:p>
          </table:table-cell>
          <table:table-cell office:value-type="string">
            <text:p>尾道</text:p>
          </table:table-cell>
          <table:table-cell office:value-type="string">
            <text:p>鳥取城北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岡山</text:p>
          </table:table-cell>
          <table:table-cell office:value-type="string">
            <text:p>盈進</text:p>
          </table:table-cell>
          <table:table-cell office:value-type="string">
            <text:p>倉敷商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山口</text:p>
          </table:table-cell>
          <table:table-cell office:value-type="string">
            <text:p>岡山</text:p>
          </table:table-cell>
          <table:table-cell office:value-type="string">
            <text:p>高川学園</text:p>
          </table:table-cell>
          <table:table-cell office:value-type="string">
            <text:p>岡山学芸館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岡山</text:p>
          </table:table-cell>
          <table:table-cell office:value-type="string">
            <text:p>島根</text:p>
          </table:table-cell>
          <table:table-cell office:value-type="string">
            <text:p>おかやま山陽</text:p>
          </table:table-cell>
          <table:table-cell office:value-type="string">
            <text:p>石見智翠館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山口</text:p>
          </table:table-cell>
          <table:table-cell office:value-type="string">
            <text:p>島根</text:p>
          </table:table-cell>
          <table:table-cell office:value-type="string">
            <text:p>下関国際</text:p>
          </table:table-cell>
          <table:table-cell office:value-type="string">
            <text:p>益田東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島根</text:p>
          </table:table-cell>
          <table:table-cell office:value-type="string">
            <text:p>山口</text:p>
          </table:table-cell>
          <table:table-cell office:value-type="string">
            <text:p>開星</text:p>
          </table:table-cell>
          <table:table-cell office:value-type="string">
            <text:p>下関西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鳥取</text:p>
          </table:table-cell>
          <table:table-cell office:value-type="string">
            <text:p>広島</text:p>
          </table:table-cell>
          <table:table-cell office:value-type="string">
            <text:p>鳥取商</text:p>
          </table:table-cell>
          <table:table-cell office:value-type="string">
            <text:p>広島国際学院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鳥取</text:p>
          </table:table-cell>
          <table:table-cell office:value-type="string">
            <text:p>瀬戸内</text:p>
          </table:table-cell>
          <table:table-cell office:value-type="string">
            <text:p>米子松蔭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決勝</text:p>
          </table:table-cell>
          <table:table-cell office:value-type="string">
            <text:p>高知</text:p>
          </table:table-cell>
          <table:table-cell office:value-type="string">
            <text:p>香川</text:p>
          </table:table-cell>
          <table:table-cell office:value-type="string">
            <text:p>明徳義塾</text:p>
          </table:table-cell>
          <table:table-cell office:value-type="string">
            <text:p>英明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office:value-type="string">
            <text:p>高知</text:p>
          </table:table-cell>
          <table:table-cell office:value-type="string">
            <text:p>愛媛</text:p>
          </table:table-cell>
          <table:table-cell office:value-type="string">
            <text:p>明徳義塾</text:p>
          </table:table-cell>
          <table:table-cell office:value-type="string">
            <text:p>松山聖陵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16">
            <text:p>116</text:p>
          </table:table-cell>
          <table:table-cell/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table:number-columns-repeated="2" office:value-type="string">
            <text:p>香川</text:p>
          </table:table-cell>
          <table:table-cell office:value-type="string">
            <text:p>英明</text:p>
          </table:table-cell>
          <table:table-cell office:value-type="string">
            <text:p>高松商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office:value-type="string">
            <text:p>高知</text:p>
          </table:table-cell>
          <table:table-cell office:value-type="string">
            <text:p>徳島</text:p>
          </table:table-cell>
          <table:table-cell office:value-type="string">
            <text:p>明徳義塾</text:p>
          </table:table-cell>
          <table:table-cell office:value-type="string">
            <text:p>生光学園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office:value-type="string">
            <text:p>愛媛</text:p>
          </table:table-cell>
          <table:table-cell office:value-type="string">
            <text:p>香川</text:p>
          </table:table-cell>
          <table:table-cell office:value-type="string">
            <text:p>松山聖陵</text:p>
          </table:table-cell>
          <table:table-cell office:value-type="string">
            <text:p>大手前高松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office:value-type="string">
            <text:p>香川</text:p>
          </table:table-cell>
          <table:table-cell office:value-type="string">
            <text:p>高知</text:p>
          </table:table-cell>
          <table:table-cell office:value-type="string">
            <text:p>英明</text:p>
          </table:table-cell>
          <table:table-cell office:value-type="string">
            <text:p>高知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office:value-type="string">
            <text:p>香川</text:p>
          </table:table-cell>
          <table:table-cell office:value-type="string">
            <text:p>徳島</text:p>
          </table:table-cell>
          <table:table-cell office:value-type="string">
            <text:p>高松商</text:p>
          </table:table-cell>
          <table:table-cell office:value-type="string">
            <text:p>鳴門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徳島</text:p>
          </table:table-cell>
          <table:table-cell office:value-type="string">
            <text:p>愛媛</text:p>
          </table:table-cell>
          <table:table-cell office:value-type="string">
            <text:p>生光学園</text:p>
          </table:table-cell>
          <table:table-cell office:value-type="string">
            <text:p>小松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香川</text:p>
          </table:table-cell>
          <table:table-cell office:value-type="string">
            <text:p>高知</text:p>
          </table:table-cell>
          <table:table-cell office:value-type="string">
            <text:p>大手前高松</text:p>
          </table:table-cell>
          <table:table-cell office:value-type="string">
            <text:p>追手前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高知</text:p>
          </table:table-cell>
          <table:table-cell office:value-type="string">
            <text:p>徳島</text:p>
          </table:table-cell>
          <table:table-cell office:value-type="string">
            <text:p>高知</text:p>
          </table:table-cell>
          <table:table-cell office:value-type="string">
            <text:p>鳴門渦潮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香川</text:p>
          </table:table-cell>
          <table:table-cell office:value-type="string">
            <text:p>愛媛</text:p>
          </table:table-cell>
          <table:table-cell office:value-type="string">
            <text:p>高松商</text:p>
          </table:table-cell>
          <table:table-cell office:value-type="string">
            <text:p>西条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決勝</text:p>
          </table:table-cell>
          <table:table-cell office:value-type="string">
            <text:p>長崎</text:p>
          </table:table-cell>
          <table:table-cell office:value-type="string">
            <text:p>宮崎</text:p>
          </table:table-cell>
          <table:table-cell office:value-type="string">
            <text:p>創成館</text:p>
          </table:table-cell>
          <table:table-cell office:value-type="string">
            <text:p>富島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193">
            <text:p>193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office:value-type="string">
            <text:p>長崎</text:p>
          </table:table-cell>
          <table:table-cell office:value-type="string">
            <text:p>宮崎</text:p>
          </table:table-cell>
          <table:table-cell office:value-type="string">
            <text:p>創成館</text:p>
          </table:table-cell>
          <table:table-cell office:value-type="string">
            <text:p>延岡学園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office:value-type="string">
            <text:p>宮崎</text:p>
          </table:table-cell>
          <table:table-cell office:value-type="string">
            <text:p>福岡</text:p>
          </table:table-cell>
          <table:table-cell office:value-type="string">
            <text:p>富島</text:p>
          </table:table-cell>
          <table:table-cell office:value-type="string">
            <text:p>東筑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長崎</text:p>
          </table:table-cell>
          <table:table-cell office:value-type="string">
            <text:p>沖縄</text:p>
          </table:table-cell>
          <table:table-cell office:value-type="string">
            <text:p>創成館</text:p>
          </table:table-cell>
          <table:table-cell office:value-type="string">
            <text:p>沖縄尚学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宮崎</text:p>
          </table:table-cell>
          <table:table-cell office:value-type="string">
            <text:p>長崎</text:p>
          </table:table-cell>
          <table:table-cell office:value-type="string">
            <text:p>富島</text:p>
          </table:table-cell>
          <table:table-cell office:value-type="string">
            <text:p>長崎商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宮崎</text:p>
          </table:table-cell>
          <table:table-cell office:value-type="string">
            <text:p>大分</text:p>
          </table:table-cell>
          <table:table-cell office:value-type="string">
            <text:p>延岡学園</text:p>
          </table:table-cell>
          <table:table-cell office:value-type="string">
            <text:p>明豊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福岡</text:p>
          </table:table-cell>
          <table:table-cell office:value-type="string">
            <text:p>鹿児島</text:p>
          </table:table-cell>
          <table:table-cell office:value-type="string">
            <text:p>東筑</text:p>
          </table:table-cell>
          <table:table-cell office:value-type="string">
            <text:p>神村学園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宮崎</text:p>
          </table:table-cell>
          <table:table-cell office:value-type="string">
            <text:p>福岡</text:p>
          </table:table-cell>
          <table:table-cell office:value-type="string">
            <text:p>延岡学園</text:p>
          </table:table-cell>
          <table:table-cell office:value-type="string">
            <text:p>筑陽学園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鹿児島</text:p>
          </table:table-cell>
          <table:table-cell office:value-type="string">
            <text:p>大分</text:p>
          </table:table-cell>
          <table:table-cell office:value-type="string">
            <text:p>神村学園</text:p>
          </table:table-cell>
          <table:table-cell office:value-type="string">
            <text:p>鶴崎工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沖縄</text:p>
          </table:table-cell>
          <table:table-cell office:value-type="string">
            <text:p>佐賀</text:p>
          </table:table-cell>
          <table:table-cell office:value-type="string">
            <text:p>沖縄尚学</text:p>
          </table:table-cell>
          <table:table-cell office:value-type="string">
            <text:p>伊万里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大分</text:p>
          </table:table-cell>
          <table:table-cell office:value-type="string">
            <text:p>鹿児島</text:p>
          </table:table-cell>
          <table:table-cell office:value-type="string">
            <text:p>明豊</text:p>
          </table:table-cell>
          <table:table-cell office:value-type="string">
            <text:p>鹿児島実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長崎</text:p>
          </table:table-cell>
          <table:table-cell office:value-type="string">
            <text:p>佐賀</text:p>
          </table:table-cell>
          <table:table-cell office:value-type="string">
            <text:p>長崎商</text:p>
          </table:table-cell>
          <table:table-cell office:value-type="string">
            <text:p>佐賀学園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宮崎</text:p>
          </table:table-cell>
          <table:table-cell office:value-type="string">
            <text:p>熊本</text:p>
          </table:table-cell>
          <table:table-cell office:value-type="string">
            <text:p>富島</text:p>
          </table:table-cell>
          <table:table-cell office:value-type="string">
            <text:p>文徳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沖縄</text:p>
          </table:table-cell>
          <table:table-cell office:value-type="string">
            <text:p>東筑</text:p>
          </table:table-cell>
          <table:table-cell office:value-type="string">
            <text:p>興南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長崎</text:p>
          </table:table-cell>
          <table:table-cell office:value-type="string">
            <text:p>宮崎</text:p>
          </table:table-cell>
          <table:table-cell office:value-type="string">
            <text:p>創成館</text:p>
          </table:table-cell>
          <table:table-cell office:value-type="string">
            <text:p>都城東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宮崎</text:p>
          </table:table-cell>
          <table:table-cell office:value-type="string">
            <text:p>熊本</text:p>
          </table:table-cell>
          <table:table-cell office:value-type="string">
            <text:p>都城東</text:p>
          </table:table-cell>
          <table:table-cell office:value-type="string">
            <text:p>九州学院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沖縄</text:p>
          </table:table-cell>
          <table:table-cell office:value-type="string">
            <text:p>宮崎</text:p>
          </table:table-cell>
          <table:table-cell office:value-type="string">
            <text:p>興南</text:p>
          </table:table-cell>
          <table:table-cell office:value-type="string">
            <text:p>宮崎日大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決勝</text:p>
          </table:table-cell>
          <table:table-cell table:number-columns-repeated="2" office:value-type="string">
            <text:p>東京</text:p>
          </table:table-cell>
          <table:table-cell office:value-type="string">
            <text:p>日大三</text:p>
          </table:table-cell>
          <table:table-cell office:value-type="string">
            <text:p>佼成学園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決勝</text:p>
          </table:table-cell>
          <table:table-cell table:number-columns-repeated="2" office:value-type="string">
            <text:p>東京</text:p>
          </table:table-cell>
          <table:table-cell office:value-type="string">
            <text:p>日大三</text:p>
          </table:table-cell>
          <table:table-cell office:value-type="string">
            <text:p>日大豊山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決勝</text:p>
          </table:table-cell>
          <table:table-cell table:number-columns-repeated="2" office:value-type="string">
            <text:p>東京</text:p>
          </table:table-cell>
          <table:table-cell office:value-type="string">
            <text:p>佼成学園</text:p>
          </table:table-cell>
          <table:table-cell office:value-type="string">
            <text:p>国士舘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66">
            <text:p>266</text:p>
          </table:table-cell>
          <table:table-cell/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2" office:value-type="string">
            <text:p>東京</text:p>
          </table:table-cell>
          <table:table-cell office:value-type="string">
            <text:p>日大三</text:p>
          </table:table-cell>
          <table:table-cell office:value-type="string">
            <text:p>帝京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2" office:value-type="string">
            <text:p>東京</text:p>
          </table:table-cell>
          <table:table-cell office:value-type="string">
            <text:p>日大豊山</text:p>
          </table:table-cell>
          <table:table-cell office:value-type="string">
            <text:p>明星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2" office:value-type="string">
            <text:p>東京</text:p>
          </table:table-cell>
          <table:table-cell office:value-type="string">
            <text:p>佼成学園</text:p>
          </table:table-cell>
          <table:table-cell office:value-type="string">
            <text:p>東海大高輪台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2" office:value-type="string">
            <text:p>東京</text:p>
          </table:table-cell>
          <table:table-cell office:value-type="string">
            <text:p>国士舘</text:p>
          </table:table-cell>
          <table:table-cell office:value-type="string">
            <text:p>立正大立正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佼成学園</text:p>
          </table:table-cell>
          <table:table-cell office:value-type="string">
            <text:p>高島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海大高輪台</text:p>
          </table:table-cell>
          <table:table-cell office:value-type="string">
            <text:p>東大和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大豊山</text:p>
          </table:table-cell>
          <table:table-cell office:value-type="string">
            <text:p>日本ウェルネス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明星</text:p>
          </table:table-cell>
          <table:table-cell office:value-type="string">
            <text:p>岩倉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大三</text:p>
          </table:table-cell>
          <table:table-cell office:value-type="string">
            <text:p>昭和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帝京</text:p>
          </table:table-cell>
          <table:table-cell office:value-type="string">
            <text:p>明大中野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国士舘</text:p>
          </table:table-cell>
          <table:table-cell office:value-type="string">
            <text:p>早稲田実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立正大立正</text:p>
          </table:table-cell>
          <table:table-cell office:value-type="string">
            <text:p>錦城学園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大三</text:p>
          </table:table-cell>
          <table:table-cell office:value-type="string">
            <text:p>修徳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帝京</text:p>
          </table:table-cell>
          <table:table-cell office:value-type="string">
            <text:p>創価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本ウェルネス</text:p>
          </table:table-cell>
          <table:table-cell office:value-type="string">
            <text:p>秋留台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大豊山</text:p>
          </table:table-cell>
          <table:table-cell office:value-type="string">
            <text:p>桜美林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岩倉</text:p>
          </table:table-cell>
          <table:table-cell office:value-type="string">
            <text:p>八王子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海大高輪台</text:p>
          </table:table-cell>
          <table:table-cell office:value-type="string">
            <text:p>葛飾野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大和</text:p>
          </table:table-cell>
          <table:table-cell office:value-type="string">
            <text:p>東京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高島</text:p>
          </table:table-cell>
          <table:table-cell office:value-type="string">
            <text:p>郁文館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佼成学園</text:p>
          </table:table-cell>
          <table:table-cell office:value-type="string">
            <text:p>明大中野八王子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錦城学園</text:p>
          </table:table-cell>
          <table:table-cell office:value-type="string">
            <text:p>中大付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立正大立正</text:p>
          </table:table-cell>
          <table:table-cell office:value-type="string">
            <text:p>聖パウロ学園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明大中野</text:p>
          </table:table-cell>
          <table:table-cell office:value-type="string">
            <text:p>駿台学園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昭和</text:p>
          </table:table-cell>
          <table:table-cell office:value-type="string">
            <text:p>共栄学園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明星</text:p>
          </table:table-cell>
          <table:table-cell office:value-type="string">
            <text:p>世田谷学園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国士舘</text:p>
          </table:table-cell>
          <table:table-cell office:value-type="string">
            <text:p>日野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早稲田実</text:p>
          </table:table-cell>
          <table:table-cell office:value-type="string">
            <text:p>関東一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海大高輪台</text:p>
          </table:table-cell>
          <table:table-cell office:value-type="string">
            <text:p>明治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野</text:p>
          </table:table-cell>
          <table:table-cell office:value-type="string">
            <text:p>東京成徳大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国士舘</text:p>
          </table:table-cell>
          <table:table-cell office:value-type="string">
            <text:p>早大学院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関東一</text:p>
          </table:table-cell>
          <table:table-cell office:value-type="string">
            <text:p>専大付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高島</text:p>
          </table:table-cell>
          <table:table-cell office:value-type="string">
            <text:p>江戸川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郁文館</text:p>
          </table:table-cell>
          <table:table-cell office:value-type="string">
            <text:p>総合工科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大和</text:p>
          </table:table-cell>
          <table:table-cell office:value-type="string">
            <text:p>保谷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佼成学園</text:p>
          </table:table-cell>
          <table:table-cell office:value-type="string">
            <text:p>堀越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大三</text:p>
          </table:table-cell>
          <table:table-cell office:value-type="string">
            <text:p>城東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駿台学園</text:p>
          </table:table-cell>
          <table:table-cell office:value-type="string">
            <text:p>学習院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錦城学園</text:p>
          </table:table-cell>
          <table:table-cell office:value-type="string">
            <text:p>雪谷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明大中野</text:p>
          </table:table-cell>
          <table:table-cell office:value-type="string">
            <text:p>府中工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創価</text:p>
          </table:table-cell>
          <table:table-cell office:value-type="string">
            <text:p>駒大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帝京</text:p>
          </table:table-cell>
          <table:table-cell office:value-type="string">
            <text:p>練馬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中大付</text:p>
          </table:table-cell>
          <table:table-cell office:value-type="string">
            <text:p>片倉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聖パウロ学園</text:p>
          </table:table-cell>
          <table:table-cell office:value-type="string">
            <text:p>多摩大聖ヶ丘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昭和</text:p>
          </table:table-cell>
          <table:table-cell office:value-type="string">
            <text:p>石神井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修徳</text:p>
          </table:table-cell>
          <table:table-cell office:value-type="string">
            <text:p>国学院久我山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立正大立正</text:p>
          </table:table-cell>
          <table:table-cell office:value-type="string">
            <text:p>富士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共栄学園</text:p>
          </table:table-cell>
          <table:table-cell office:value-type="string">
            <text:p>城西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明大中野八王子</text:p>
          </table:table-cell>
          <table:table-cell office:value-type="string">
            <text:p>日野台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葛飾野</text:p>
          </table:table-cell>
          <table:table-cell office:value-type="string">
            <text:p>工学院大付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3" office:value-type="string">
            <text:p>東京</text:p>
          </table:table-cell>
          <table:table-cell office:value-type="string">
            <text:p>ICU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早稲田実</text:p>
          </table:table-cell>
          <table:table-cell office:value-type="string">
            <text:p>東京実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秋留台</text:p>
          </table:table-cell>
          <table:table-cell office:value-type="string">
            <text:p>成蹊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本ウェルネス</text:p>
          </table:table-cell>
          <table:table-cell office:value-type="string">
            <text:p>大崎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大豊山</text:p>
          </table:table-cell>
          <table:table-cell office:value-type="string">
            <text:p>成立学園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桜美林</text:p>
          </table:table-cell>
          <table:table-cell office:value-type="string">
            <text:p>二松学舎大付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世田谷学園</text:p>
          </table:table-cell>
          <table:table-cell office:value-type="string">
            <text:p>上野学園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明星</text:p>
          </table:table-cell>
          <table:table-cell office:value-type="string">
            <text:p>紅葉川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八王子</text:p>
          </table:table-cell>
          <table:table-cell office:value-type="string">
            <text:p>日大二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7-18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岩倉</text:p>
          </table:table-cell>
          <table:table-cell office:value-type="string">
            <text:p>多摩大目黒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埼玉</text:p>
          </table:table-cell>
          <table:table-cell office:value-type="string">
            <text:p>広島</text:p>
          </table:table-cell>
          <table:table-cell office:value-type="string">
            <text:p>花咲徳栄</text:p>
          </table:table-cell>
          <table:table-cell office:value-type="string">
            <text:p>広陵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広島</text:p>
          </table:table-cell>
          <table:table-cell office:value-type="string">
            <text:p>奈良</text:p>
          </table:table-cell>
          <table:table-cell office:value-type="string">
            <text:p>広陵</text:p>
          </table:table-cell>
          <table:table-cell office:value-type="string">
            <text:p>天理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埼玉</text:p>
          </table:table-cell>
          <table:table-cell office:value-type="string">
            <text:p>東京</text:p>
          </table:table-cell>
          <table:table-cell office:value-type="string">
            <text:p>花咲徳栄</text:p>
          </table:table-cell>
          <table:table-cell office:value-type="string">
            <text:p>東海大菅生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東京</text:p>
          </table:table-cell>
          <table:table-cell office:value-type="string">
            <text:p>香川</text:p>
          </table:table-cell>
          <table:table-cell office:value-type="string">
            <text:p>東海大菅生</text:p>
          </table:table-cell>
          <table:table-cell office:value-type="string">
            <text:p>三本松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奈良</text:p>
          </table:table-cell>
          <table:table-cell office:value-type="string">
            <text:p>大分</text:p>
          </table:table-cell>
          <table:table-cell office:value-type="string">
            <text:p>天理</text:p>
          </table:table-cell>
          <table:table-cell office:value-type="string">
            <text:p>明豊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広島</text:p>
          </table:table-cell>
          <table:table-cell office:value-type="string">
            <text:p>宮城</text:p>
          </table:table-cell>
          <table:table-cell office:value-type="string">
            <text:p>広陵</text:p>
          </table:table-cell>
          <table:table-cell office:value-type="string">
            <text:p>仙台育英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埼玉</text:p>
          </table:table-cell>
          <table:table-cell office:value-type="string">
            <text:p>岩手</text:p>
          </table:table-cell>
          <table:table-cell office:value-type="string">
            <text:p>花咲徳栄</text:p>
          </table:table-cell>
          <table:table-cell office:value-type="string">
            <text:p>盛岡大付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奈良</text:p>
          </table:table-cell>
          <table:table-cell office:value-type="string">
            <text:p>兵庫</text:p>
          </table:table-cell>
          <table:table-cell office:value-type="string">
            <text:p>天理</text:p>
          </table:table-cell>
          <table:table-cell office:value-type="string">
            <text:p>神戸国際大付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香川</text:p>
          </table:table-cell>
          <table:table-cell office:value-type="string">
            <text:p>東京</text:p>
          </table:table-cell>
          <table:table-cell office:value-type="string">
            <text:p>三本松</text:p>
          </table:table-cell>
          <table:table-cell office:value-type="string">
            <text:p>二松学舎大付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大分</text:p>
          </table:table-cell>
          <table:table-cell office:value-type="string">
            <text:p>鹿児島</text:p>
          </table:table-cell>
          <table:table-cell office:value-type="string">
            <text:p>明豊</text:p>
          </table:table-cell>
          <table:table-cell office:value-type="string">
            <text:p>神村学園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東京</text:p>
          </table:table-cell>
          <table:table-cell office:value-type="string">
            <text:p>青森</text:p>
          </table:table-cell>
          <table:table-cell office:value-type="string">
            <text:p>東海大菅生</text:p>
          </table:table-cell>
          <table:table-cell office:value-type="string">
            <text:p>青森山田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岩手</text:p>
          </table:table-cell>
          <table:table-cell office:value-type="string">
            <text:p>愛媛</text:p>
          </table:table-cell>
          <table:table-cell office:value-type="string">
            <text:p>盛岡大付</text:p>
          </table:table-cell>
          <table:table-cell office:value-type="string">
            <text:p>済美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埼玉</text:p>
          </table:table-cell>
          <table:table-cell office:value-type="string">
            <text:p>群馬</text:p>
          </table:table-cell>
          <table:table-cell office:value-type="string">
            <text:p>花咲徳栄</text:p>
          </table:table-cell>
          <table:table-cell office:value-type="string">
            <text:p>前橋育英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広島</text:p>
          </table:table-cell>
          <table:table-cell office:value-type="string">
            <text:p>福島</text:p>
          </table:table-cell>
          <table:table-cell office:value-type="string">
            <text:p>広陵</text:p>
          </table:table-cell>
          <table:table-cell office:value-type="string">
            <text:p>聖光学院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宮城</text:p>
          </table:table-cell>
          <table:table-cell office:value-type="string">
            <text:p>大阪</text:p>
          </table:table-cell>
          <table:table-cell office:value-type="string">
            <text:p>仙台育英</text:p>
          </table:table-cell>
          <table:table-cell office:value-type="string">
            <text:p>大阪桐蔭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兵庫</text:p>
          </table:table-cell>
          <table:table-cell office:value-type="string">
            <text:p>北海道</text:p>
          </table:table-cell>
          <table:table-cell office:value-type="string">
            <text:p>神戸国際大付</text:p>
          </table:table-cell>
          <table:table-cell office:value-type="string">
            <text:p>北海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奈良</text:p>
          </table:table-cell>
          <table:table-cell office:value-type="string">
            <text:p>岐阜</text:p>
          </table:table-cell>
          <table:table-cell office:value-type="string">
            <text:p>天理</text:p>
          </table:table-cell>
          <table:table-cell office:value-type="string">
            <text:p>大垣日大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香川</text:p>
          </table:table-cell>
          <table:table-cell office:value-type="string">
            <text:p>山口</text:p>
          </table:table-cell>
          <table:table-cell office:value-type="string">
            <text:p>三本松</text:p>
          </table:table-cell>
          <table:table-cell office:value-type="string">
            <text:p>下関国際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東京</text:p>
          </table:table-cell>
          <table:table-cell office:value-type="string">
            <text:p>秋田</text:p>
          </table:table-cell>
          <table:table-cell office:value-type="string">
            <text:p>二松学舎大付</text:p>
          </table:table-cell>
          <table:table-cell office:value-type="string">
            <text:p>明桜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大分</text:p>
          </table:table-cell>
          <table:table-cell office:value-type="string">
            <text:p>福井</text:p>
          </table:table-cell>
          <table:table-cell office:value-type="string">
            <text:p>明豊</text:p>
          </table:table-cell>
          <table:table-cell office:value-type="string">
            <text:p>坂井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鹿児島</text:p>
          </table:table-cell>
          <table:table-cell office:value-type="string">
            <text:p>京都</text:p>
          </table:table-cell>
          <table:table-cell office:value-type="string">
            <text:p>神村学園</text:p>
          </table:table-cell>
          <table:table-cell office:value-type="string">
            <text:p>京都成章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東京</text:p>
          </table:table-cell>
          <table:table-cell office:value-type="string">
            <text:p>富山</text:p>
          </table:table-cell>
          <table:table-cell office:value-type="string">
            <text:p>東海大菅生</text:p>
          </table:table-cell>
          <table:table-cell office:value-type="string">
            <text:p>高岡商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滋賀</text:p>
          </table:table-cell>
          <table:table-cell office:value-type="string">
            <text:p>青森山田</text:p>
          </table:table-cell>
          <table:table-cell office:value-type="string">
            <text:p>彦根東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愛媛</text:p>
          </table:table-cell>
          <table:table-cell office:value-type="string">
            <text:p>三重</text:p>
          </table:table-cell>
          <table:table-cell office:value-type="string">
            <text:p>済美</text:p>
          </table:table-cell>
          <table:table-cell office:value-type="string">
            <text:p>津田学園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長野</text:p>
          </table:table-cell>
          <table:table-cell office:value-type="string">
            <text:p>盛岡大付</text:p>
          </table:table-cell>
          <table:table-cell office:value-type="string">
            <text:p>松商学園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群馬</text:p>
          </table:table-cell>
          <table:table-cell office:value-type="string">
            <text:p>高知</text:p>
          </table:table-cell>
          <table:table-cell office:value-type="string">
            <text:p>前橋育英</text:p>
          </table:table-cell>
          <table:table-cell office:value-type="string">
            <text:p>明徳義塾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埼玉</text:p>
          </table:table-cell>
          <table:table-cell office:value-type="string">
            <text:p>石川</text:p>
          </table:table-cell>
          <table:table-cell office:value-type="string">
            <text:p>花咲徳栄</text:p>
          </table:table-cell>
          <table:table-cell office:value-type="string">
            <text:p>日本航空石川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宮崎</text:p>
          </table:table-cell>
          <table:table-cell office:value-type="string">
            <text:p>聖光学院</text:p>
          </table:table-cell>
          <table:table-cell office:value-type="string">
            <text:p>聖心ウルスラ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広島</text:p>
          </table:table-cell>
          <table:table-cell office:value-type="string">
            <text:p>熊本</text:p>
          </table:table-cell>
          <table:table-cell office:value-type="string">
            <text:p>広陵</text:p>
          </table:table-cell>
          <table:table-cell office:value-type="string">
            <text:p>秀岳館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大阪</text:p>
          </table:table-cell>
          <table:table-cell office:value-type="string">
            <text:p>和歌山</text:p>
          </table:table-cell>
          <table:table-cell office:value-type="string">
            <text:p>大阪桐蔭</text:p>
          </table:table-cell>
          <table:table-cell office:value-type="string">
            <text:p>智弁和歌山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新潟</text:p>
          </table:table-cell>
          <table:table-cell office:value-type="string">
            <text:p>仙台育英</text:p>
          </table:table-cell>
          <table:table-cell office:value-type="string">
            <text:p>日本文理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滋賀</text:p>
          </table:table-cell>
          <table:table-cell office:value-type="string">
            <text:p>長崎</text:p>
          </table:table-cell>
          <table:table-cell office:value-type="string">
            <text:p>彦根東</text:p>
          </table:table-cell>
          <table:table-cell office:value-type="string">
            <text:p>波佐見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愛媛</text:p>
          </table:table-cell>
          <table:table-cell office:value-type="string">
            <text:p>福岡</text:p>
          </table:table-cell>
          <table:table-cell office:value-type="string">
            <text:p>済美</text:p>
          </table:table-cell>
          <table:table-cell office:value-type="string">
            <text:p>東筑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三重</text:p>
          </table:table-cell>
          <table:table-cell office:value-type="string">
            <text:p>静岡</text:p>
          </table:table-cell>
          <table:table-cell office:value-type="string">
            <text:p>津田学園</text:p>
          </table:table-cell>
          <table:table-cell office:value-type="string">
            <text:p>藤枝明誠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岩手</text:p>
          </table:table-cell>
          <table:table-cell office:value-type="string">
            <text:p>栃木</text:p>
          </table:table-cell>
          <table:table-cell office:value-type="string">
            <text:p>盛岡大付</text:p>
          </table:table-cell>
          <table:table-cell office:value-type="string">
            <text:p>作新学院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長野</text:p>
          </table:table-cell>
          <table:table-cell office:value-type="string">
            <text:p>茨城</text:p>
          </table:table-cell>
          <table:table-cell office:value-type="string">
            <text:p>松商学園</text:p>
          </table:table-cell>
          <table:table-cell office:value-type="string">
            <text:p>土浦日大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群馬</text:p>
          </table:table-cell>
          <table:table-cell office:value-type="string">
            <text:p>山梨</text:p>
          </table:table-cell>
          <table:table-cell office:value-type="string">
            <text:p>前橋育英</text:p>
          </table:table-cell>
          <table:table-cell office:value-type="string">
            <text:p>山梨学院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高知</text:p>
          </table:table-cell>
          <table:table-cell office:value-type="string">
            <text:p>山形</text:p>
          </table:table-cell>
          <table:table-cell office:value-type="string">
            <text:p>明徳義塾</text:p>
          </table:table-cell>
          <table:table-cell office:value-type="string">
            <text:p>日大山形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石川</text:p>
          </table:table-cell>
          <table:table-cell office:value-type="string">
            <text:p>千葉</text:p>
          </table:table-cell>
          <table:table-cell office:value-type="string">
            <text:p>日本航空石川</text:p>
          </table:table-cell>
          <table:table-cell office:value-type="string">
            <text:p>木更津総合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埼玉</text:p>
          </table:table-cell>
          <table:table-cell office:value-type="string">
            <text:p>島根</text:p>
          </table:table-cell>
          <table:table-cell office:value-type="string">
            <text:p>花咲徳栄</text:p>
          </table:table-cell>
          <table:table-cell office:value-type="string">
            <text:p>開星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福島</text:p>
          </table:table-cell>
          <table:table-cell office:value-type="string">
            <text:p>岡山</text:p>
          </table:table-cell>
          <table:table-cell office:value-type="string">
            <text:p>花咲徳栄</text:p>
          </table:table-cell>
          <table:table-cell office:value-type="string">
            <text:p>おかやま山陽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宮崎</text:p>
          </table:table-cell>
          <table:table-cell office:value-type="string">
            <text:p>佐賀</text:p>
          </table:table-cell>
          <table:table-cell office:value-type="string">
            <text:p>聖心ウルスラ</text:p>
          </table:table-cell>
          <table:table-cell office:value-type="string">
            <text:p>早稲田佐賀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愛知</text:p>
          </table:table-cell>
          <table:table-cell office:value-type="string">
            <text:p>広陵</text:p>
          </table:table-cell>
          <table:table-cell office:value-type="string">
            <text:p>中京大中京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熊本</text:p>
          </table:table-cell>
          <table:table-cell office:value-type="string">
            <text:p>神奈川</text:p>
          </table:table-cell>
          <table:table-cell office:value-type="string">
            <text:p>秀岳館</text:p>
          </table:table-cell>
          <table:table-cell office:value-type="string">
            <text:p>横浜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和歌山</text:p>
          </table:table-cell>
          <table:table-cell office:value-type="string">
            <text:p>沖縄</text:p>
          </table:table-cell>
          <table:table-cell office:value-type="string">
            <text:p>智弁和歌山</text:p>
          </table:table-cell>
          <table:table-cell office:value-type="string">
            <text:p>興南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鳥取</text:p>
          </table:table-cell>
          <table:table-cell office:value-type="string">
            <text:p>大阪桐蔭</text:p>
          </table:table-cell>
          <table:table-cell office:value-type="string">
            <text:p>米子松蔭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宮城</text:p>
          </table:table-cell>
          <table:table-cell office:value-type="string">
            <text:p>北海道</text:p>
          </table:table-cell>
          <table:table-cell office:value-type="string">
            <text:p>仙台育英</text:p>
          </table:table-cell>
          <table:table-cell office:value-type="string">
            <text:p>滝川西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新潟</text:p>
          </table:table-cell>
          <table:table-cell office:value-type="string">
            <text:p>徳島</text:p>
          </table:table-cell>
          <table:table-cell office:value-type="string">
            <text:p>日本文理</text:p>
          </table:table-cell>
          <table:table-cell office:value-type="string">
            <text:p>鳴門渦潮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函館大有斗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43">
            <text:p>43</text:p>
          </table:table-cell>
          <table:table-cell office:value-type="float" office:value="218">
            <text:p>218</text:p>
          </table:table-cell>
          <table:table-cell office:value-type="float" office:value="34">
            <text:p>3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函館大有斗</text:p>
          </table:table-cell>
          <table:table-cell office:value-type="string">
            <text:p>稚内大谷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80">
            <text:p>180</text:p>
          </table:table-cell>
          <table:table-cell/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帯広大谷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64">
            <text:p>164</text:p>
          </table:table-cell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稚内大谷</text:p>
          </table:table-cell>
          <table:table-cell office:value-type="string">
            <text:p>札幌日大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函館大有斗</text:p>
          </table:table-cell>
          <table:table-cell office:value-type="string">
            <text:p>北照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札幌第一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帯広大谷</text:p>
          </table:table-cell>
          <table:table-cell office:value-type="string">
            <text:p>武修館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日大</text:p>
          </table:table-cell>
          <table:table-cell office:value-type="string">
            <text:p>鵡川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稚内大谷</text:p>
          </table:table-cell>
          <table:table-cell office:value-type="string">
            <text:p>旭川実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照</text:p>
          </table:table-cell>
          <table:table-cell office:value-type="string">
            <text:p>札幌南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函館大有斗</text:p>
          </table:table-cell>
          <table:table-cell office:value-type="string">
            <text:p>遠軽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旭川大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東海大札幌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武修館</text:p>
          </table:table-cell>
          <table:table-cell office:value-type="string">
            <text:p>北広島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帯広大谷</text:p>
          </table:table-cell>
          <table:table-cell office:value-type="string">
            <text:p>滝川西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決勝</text:p>
          </table:table-cell>
          <table:table-cell office:value-type="string">
            <text:p>宮城</text:p>
          </table:table-cell>
          <table:table-cell office:value-type="string">
            <text:p>青森</text:p>
          </table:table-cell>
          <table:table-cell office:value-type="string">
            <text:p>仙台育英</text:p>
          </table:table-cell>
          <table:table-cell office:value-type="string">
            <text:p>八戸学院光星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office:value-type="string">
            <text:p>青森</text:p>
          </table:table-cell>
          <table:table-cell office:value-type="string">
            <text:p>福島</text:p>
          </table:table-cell>
          <table:table-cell office:value-type="string">
            <text:p>八戸学院光星</text:p>
          </table:table-cell>
          <table:table-cell office:value-type="string">
            <text:p>東日大昌平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table:number-columns-repeated="2" office:value-type="string">
            <text:p>宮城</text:p>
          </table:table-cell>
          <table:table-cell office:value-type="string">
            <text:p>仙台育英</text:p>
          </table:table-cell>
          <table:table-cell office:value-type="string">
            <text:p>東北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宮城</text:p>
          </table:table-cell>
          <table:table-cell office:value-type="string">
            <text:p>青森</text:p>
          </table:table-cell>
          <table:table-cell office:value-type="string">
            <text:p>仙台育英</text:p>
          </table:table-cell>
          <table:table-cell office:value-type="string">
            <text:p>聖愛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宮城</text:p>
          </table:table-cell>
          <table:table-cell office:value-type="string">
            <text:p>山形</text:p>
          </table:table-cell>
          <table:table-cell office:value-type="string">
            <text:p>東北</text:p>
          </table:table-cell>
          <table:table-cell office:value-type="string">
            <text:p>羽黒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table:number-columns-repeated="2" office:value-type="string">
            <text:p>福島</text:p>
          </table:table-cell>
          <table:table-cell office:value-type="string">
            <text:p>東日大昌平</text:p>
          </table:table-cell>
          <table:table-cell office:value-type="string">
            <text:p>いわき光洋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青森</text:p>
          </table:table-cell>
          <table:table-cell office:value-type="string">
            <text:p>宮城</text:p>
          </table:table-cell>
          <table:table-cell office:value-type="string">
            <text:p>八戸学院光星</text:p>
          </table:table-cell>
          <table:table-cell office:value-type="string">
            <text:p>東陵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青森</text:p>
          </table:table-cell>
          <table:table-cell office:value-type="string">
            <text:p>東陵</text:p>
          </table:table-cell>
          <table:table-cell office:value-type="string">
            <text:p>青森山田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秋田</text:p>
          </table:table-cell>
          <table:table-cell office:value-type="string">
            <text:p>八戸学院光星</text:p>
          </table:table-cell>
          <table:table-cell office:value-type="string">
            <text:p>明桜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山形</text:p>
          </table:table-cell>
          <table:table-cell office:value-type="string">
            <text:p>東日大昌平</text:p>
          </table:table-cell>
          <table:table-cell office:value-type="string">
            <text:p>日大山形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岩手</text:p>
          </table:table-cell>
          <table:table-cell office:value-type="string">
            <text:p>いわき光洋</text:p>
          </table:table-cell>
          <table:table-cell office:value-type="string">
            <text:p>久慈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山形</text:p>
          </table:table-cell>
          <table:table-cell office:value-type="string">
            <text:p>秋田</text:p>
          </table:table-cell>
          <table:table-cell office:value-type="string">
            <text:p>羽黒</text:p>
          </table:table-cell>
          <table:table-cell office:value-type="string">
            <text:p>能代松陽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福島</text:p>
          </table:table-cell>
          <table:table-cell office:value-type="string">
            <text:p>仙台育英</text:p>
          </table:table-cell>
          <table:table-cell office:value-type="string">
            <text:p>聖光学院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岩手</text:p>
          </table:table-cell>
          <table:table-cell office:value-type="string">
            <text:p>聖愛</text:p>
          </table:table-cell>
          <table:table-cell office:value-type="string">
            <text:p>盛岡大付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山形</text:p>
          </table:table-cell>
          <table:table-cell office:value-type="string">
            <text:p>東北</text:p>
          </table:table-cell>
          <table:table-cell office:value-type="string">
            <text:p>九里学園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福島</text:p>
          </table:table-cell>
          <table:table-cell office:value-type="string">
            <text:p>岩手</text:p>
          </table:table-cell>
          <table:table-cell office:value-type="string">
            <text:p>東日大昌平</text:p>
          </table:table-cell>
          <table:table-cell office:value-type="string">
            <text:p>大船渡東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山形</text:p>
          </table:table-cell>
          <table:table-cell office:value-type="string">
            <text:p>秋田</text:p>
          </table:table-cell>
          <table:table-cell office:value-type="string">
            <text:p>九里学園</text:p>
          </table:table-cell>
          <table:table-cell office:value-type="string">
            <text:p>角館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決勝</text:p>
          </table:table-cell>
          <table:table-cell office:value-type="string">
            <text:p>埼玉</text:p>
          </table:table-cell>
          <table:table-cell office:value-type="string">
            <text:p>神奈川</text:p>
          </table:table-cell>
          <table:table-cell office:value-type="string">
            <text:p>浦和学院</text:p>
          </table:table-cell>
          <table:table-cell office:value-type="string">
            <text:p>東海大相模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神奈川</text:p>
          </table:table-cell>
          <table:table-cell office:value-type="string">
            <text:p>栃木</text:p>
          </table:table-cell>
          <table:table-cell office:value-type="string">
            <text:p>東海大相模</text:p>
          </table:table-cell>
          <table:table-cell office:value-type="string">
            <text:p>作新学院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埼玉</text:p>
          </table:table-cell>
          <table:table-cell office:value-type="string">
            <text:p>東京</text:p>
          </table:table-cell>
          <table:table-cell office:value-type="string">
            <text:p>浦和学院</text:p>
          </table:table-cell>
          <table:table-cell office:value-type="string">
            <text:p>日大三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埼玉</text:p>
          </table:table-cell>
          <table:table-cell office:value-type="string">
            <text:p>群馬</text:p>
          </table:table-cell>
          <table:table-cell office:value-type="string">
            <text:p>浦和学院</text:p>
          </table:table-cell>
          <table:table-cell office:value-type="string">
            <text:p>前橋育英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栃木</text:p>
          </table:table-cell>
          <table:table-cell office:value-type="string">
            <text:p>東京</text:p>
          </table:table-cell>
          <table:table-cell office:value-type="string">
            <text:p>作新学院</text:p>
          </table:table-cell>
          <table:table-cell office:value-type="string">
            <text:p>早稲田実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神奈川</text:p>
          </table:table-cell>
          <table:table-cell office:value-type="string">
            <text:p>群馬</text:p>
          </table:table-cell>
          <table:table-cell office:value-type="string">
            <text:p>東海大相模</text:p>
          </table:table-cell>
          <table:table-cell office:value-type="string">
            <text:p>健大高崎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東京</text:p>
          </table:table-cell>
          <table:table-cell office:value-type="string">
            <text:p>茨城</text:p>
          </table:table-cell>
          <table:table-cell office:value-type="string">
            <text:p>日大三</text:p>
          </table:table-cell>
          <table:table-cell office:value-type="string">
            <text:p>霞ヶ浦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群馬</text:p>
          </table:table-cell>
          <table:table-cell office:value-type="string">
            <text:p>山梨</text:p>
          </table:table-cell>
          <table:table-cell office:value-type="string">
            <text:p>前橋育英</text:p>
          </table:table-cell>
          <table:table-cell office:value-type="string">
            <text:p>駿台甲府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神奈川</text:p>
          </table:table-cell>
          <table:table-cell office:value-type="string">
            <text:p>千葉</text:p>
          </table:table-cell>
          <table:table-cell office:value-type="string">
            <text:p>東海大相模</text:p>
          </table:table-cell>
          <table:table-cell office:value-type="string">
            <text:p>千葉敬愛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茨城</text:p>
          </table:table-cell>
          <table:table-cell office:value-type="string">
            <text:p>栃木</text:p>
          </table:table-cell>
          <table:table-cell office:value-type="string">
            <text:p>霞ヶ浦</text:p>
          </table:table-cell>
          <table:table-cell office:value-type="string">
            <text:p>白鴎大足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東京</text:p>
          </table:table-cell>
          <table:table-cell office:value-type="string">
            <text:p>千葉</text:p>
          </table:table-cell>
          <table:table-cell office:value-type="string">
            <text:p>日大三</text:p>
          </table:table-cell>
          <table:table-cell office:value-type="string">
            <text:p>専大松戸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東京</text:p>
          </table:table-cell>
          <table:table-cell office:value-type="string">
            <text:p>埼玉</text:p>
          </table:table-cell>
          <table:table-cell office:value-type="string">
            <text:p>早稲田実</text:p>
          </table:table-cell>
          <table:table-cell office:value-type="string">
            <text:p>花咲徳栄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栃木</text:p>
          </table:table-cell>
          <table:table-cell office:value-type="string">
            <text:p>茨城</text:p>
          </table:table-cell>
          <table:table-cell office:value-type="string">
            <text:p>作新学院</text:p>
          </table:table-cell>
          <table:table-cell office:value-type="string">
            <text:p>明秀日立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群馬</text:p>
          </table:table-cell>
          <table:table-cell office:value-type="string">
            <text:p>山梨</text:p>
          </table:table-cell>
          <table:table-cell office:value-type="string">
            <text:p>健大高崎</text:p>
          </table:table-cell>
          <table:table-cell office:value-type="string">
            <text:p>山梨学院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埼玉</text:p>
          </table:table-cell>
          <table:table-cell office:value-type="string">
            <text:p>神奈川</text:p>
          </table:table-cell>
          <table:table-cell office:value-type="string">
            <text:p>浦和学院</text:p>
          </table:table-cell>
          <table:table-cell office:value-type="string">
            <text:p>横浜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群馬</text:p>
          </table:table-cell>
          <table:table-cell office:value-type="string">
            <text:p>茨城</text:p>
          </table:table-cell>
          <table:table-cell office:value-type="string">
            <text:p>健大高崎</text:p>
          </table:table-cell>
          <table:table-cell office:value-type="string">
            <text:p>石岡一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神奈川</text:p>
          </table:table-cell>
          <table:table-cell office:value-type="string">
            <text:p>茨城</text:p>
          </table:table-cell>
          <table:table-cell office:value-type="string">
            <text:p>横浜</text:p>
          </table:table-cell>
          <table:table-cell office:value-type="string">
            <text:p>土浦湖北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神奈川</text:p>
          </table:table-cell>
          <table:table-cell office:value-type="string">
            <text:p>千葉</text:p>
          </table:table-cell>
          <table:table-cell office:value-type="string">
            <text:p>東海大相模</text:p>
          </table:table-cell>
          <table:table-cell office:value-type="string">
            <text:p>千葉敬愛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決勝</text:p>
          </table:table-cell>
          <table:table-cell table:number-columns-repeated="2" office:value-type="string">
            <text:p>石川</text:p>
          </table:table-cell>
          <table:table-cell office:value-type="string">
            <text:p>星稜</text:p>
          </table:table-cell>
          <table:table-cell office:value-type="string">
            <text:p>金沢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33">
            <text:p>33</text:p>
          </table:table-cell>
          <table:table-cell office:value-type="float" office:value="203">
            <text:p>203</text:p>
          </table:table-cell>
          <table:table-cell office:value-type="float" office:value="29">
            <text:p>2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石川</text:p>
          </table:table-cell>
          <table:table-cell office:value-type="string">
            <text:p>新潟</text:p>
          </table:table-cell>
          <table:table-cell office:value-type="string">
            <text:p>星稜</text:p>
          </table:table-cell>
          <table:table-cell office:value-type="string">
            <text:p>日本文理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石川</text:p>
          </table:table-cell>
          <table:table-cell office:value-type="string">
            <text:p>長野</text:p>
          </table:table-cell>
          <table:table-cell office:value-type="string">
            <text:p>金沢</text:p>
          </table:table-cell>
          <table:table-cell office:value-type="string">
            <text:p>小諸商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石川</text:p>
          </table:table-cell>
          <table:table-cell office:value-type="string">
            <text:p>富山</text:p>
          </table:table-cell>
          <table:table-cell office:value-type="string">
            <text:p>星稜</text:p>
          </table:table-cell>
          <table:table-cell office:value-type="string">
            <text:p>高岡商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新潟</text:p>
          </table:table-cell>
          <table:table-cell office:value-type="string">
            <text:p>長野</text:p>
          </table:table-cell>
          <table:table-cell office:value-type="string">
            <text:p>日本文理</text:p>
          </table:table-cell>
          <table:table-cell office:value-type="string">
            <text:p>東海大諏訪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石川</text:p>
          </table:table-cell>
          <table:table-cell office:value-type="string">
            <text:p>福井</text:p>
          </table:table-cell>
          <table:table-cell office:value-type="string">
            <text:p>金沢</text:p>
          </table:table-cell>
          <table:table-cell office:value-type="string">
            <text:p>啓新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長野</text:p>
          </table:table-cell>
          <table:table-cell office:value-type="string">
            <text:p>新潟</text:p>
          </table:table-cell>
          <table:table-cell office:value-type="string">
            <text:p>小諸商</text:p>
          </table:table-cell>
          <table:table-cell office:value-type="string">
            <text:p>中越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新潟</text:p>
          </table:table-cell>
          <table:table-cell office:value-type="string">
            <text:p>富山</text:p>
          </table:table-cell>
          <table:table-cell office:value-type="string">
            <text:p>中越</text:p>
          </table:table-cell>
          <table:table-cell office:value-type="string">
            <text:p>砺波工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新潟</text:p>
          </table:table-cell>
          <table:table-cell office:value-type="string">
            <text:p>啓新</text:p>
          </table:table-cell>
          <table:table-cell office:value-type="string">
            <text:p>関根学園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石川</text:p>
          </table:table-cell>
          <table:table-cell office:value-type="string">
            <text:p>新潟</text:p>
          </table:table-cell>
          <table:table-cell office:value-type="string">
            <text:p>星稜</text:p>
          </table:table-cell>
          <table:table-cell office:value-type="string">
            <text:p>新潟明訓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長野</text:p>
          </table:table-cell>
          <table:table-cell office:value-type="string">
            <text:p>福井</text:p>
          </table:table-cell>
          <table:table-cell office:value-type="string">
            <text:p>東海大諏訪</text:p>
          </table:table-cell>
          <table:table-cell office:value-type="string">
            <text:p>福井工大福井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決勝</text:p>
          </table:table-cell>
          <table:table-cell office:value-type="string">
            <text:p>愛知</text:p>
          </table:table-cell>
          <table:table-cell office:value-type="string">
            <text:p>岐阜</text:p>
          </table:table-cell>
          <table:table-cell office:value-type="string">
            <text:p>至学館</text:p>
          </table:table-cell>
          <table:table-cell office:value-type="string">
            <text:p>大垣日大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123">
            <text:p>123</text:p>
          </table:table-cell>
          <table:table-cell office:value-type="float" office:value="166">
            <text:p>166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office:value-type="string">
            <text:p>岐阜</text:p>
          </table:table-cell>
          <table:table-cell office:value-type="string">
            <text:p>愛知</text:p>
          </table:table-cell>
          <table:table-cell office:value-type="string">
            <text:p>大垣日大</text:p>
          </table:table-cell>
          <table:table-cell office:value-type="string">
            <text:p>東邦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office:value-type="string">
            <text:p>愛知</text:p>
          </table:table-cell>
          <table:table-cell office:value-type="string">
            <text:p>静岡</text:p>
          </table:table-cell>
          <table:table-cell office:value-type="string">
            <text:p>至学館</text:p>
          </table:table-cell>
          <table:table-cell office:value-type="string">
            <text:p>静岡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静岡</text:p>
          </table:table-cell>
          <table:table-cell office:value-type="string">
            <text:p>三重</text:p>
          </table:table-cell>
          <table:table-cell office:value-type="string">
            <text:p>静岡</text:p>
          </table:table-cell>
          <table:table-cell office:value-type="string">
            <text:p>近代高専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愛知</text:p>
          </table:table-cell>
          <table:table-cell office:value-type="string">
            <text:p>岐阜</text:p>
          </table:table-cell>
          <table:table-cell office:value-type="string">
            <text:p>至学館</text:p>
          </table:table-cell>
          <table:table-cell office:value-type="string">
            <text:p>中京学院大中京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岐阜</text:p>
          </table:table-cell>
          <table:table-cell office:value-type="string">
            <text:p>三重</text:p>
          </table:table-cell>
          <table:table-cell office:value-type="string">
            <text:p>大垣日大</text:p>
          </table:table-cell>
          <table:table-cell office:value-type="string">
            <text:p>津田学園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愛知</text:p>
          </table:table-cell>
          <table:table-cell office:value-type="string">
            <text:p>静岡</text:p>
          </table:table-cell>
          <table:table-cell office:value-type="string">
            <text:p>東邦</text:p>
          </table:table-cell>
          <table:table-cell office:value-type="string">
            <text:p>東海大静岡翔洋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決勝</text:p>
          </table:table-cell>
          <table:table-cell table:number-columns-repeated="2" office:value-type="string">
            <text:p>大阪</text:p>
          </table:table-cell>
          <table:table-cell office:value-type="string">
            <text:p>大阪桐蔭</text:p>
          </table:table-cell>
          <table:table-cell office:value-type="string">
            <text:p>東海大仰星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table:number-columns-repeated="2" office:value-type="string">
            <text:p>大阪</text:p>
          </table:table-cell>
          <table:table-cell office:value-type="string">
            <text:p>東海大仰星</text:p>
          </table:table-cell>
          <table:table-cell office:value-type="string">
            <text:p>大体大浪商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office:value-type="string">
            <text:p>大阪</text:p>
          </table:table-cell>
          <table:table-cell office:value-type="string">
            <text:p>滋賀</text:p>
          </table:table-cell>
          <table:table-cell office:value-type="string">
            <text:p>大阪桐蔭</text:p>
          </table:table-cell>
          <table:table-cell office:value-type="string">
            <text:p>彦根東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奈良</text:p>
          </table:table-cell>
          <table:table-cell office:value-type="string">
            <text:p>大体大浪商</text:p>
          </table:table-cell>
          <table:table-cell office:value-type="string">
            <text:p>智弁学園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兵庫</text:p>
          </table:table-cell>
          <table:table-cell office:value-type="string">
            <text:p>東海大仰星</text:p>
          </table:table-cell>
          <table:table-cell office:value-type="string">
            <text:p>報徳学園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和歌山</text:p>
          </table:table-cell>
          <table:table-cell office:value-type="string">
            <text:p>大阪桐蔭</text:p>
          </table:table-cell>
          <table:table-cell office:value-type="string">
            <text:p>智弁和歌山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滋賀</text:p>
          </table:table-cell>
          <table:table-cell office:value-type="string">
            <text:p>京都</text:p>
          </table:table-cell>
          <table:table-cell office:value-type="string">
            <text:p>彦根東</text:p>
          </table:table-cell>
          <table:table-cell office:value-type="string">
            <text:p>龍谷大平安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決勝</text:p>
          </table:table-cell>
          <table:table-cell office:value-type="string">
            <text:p>鳥取</text:p>
          </table:table-cell>
          <table:table-cell office:value-type="string">
            <text:p>広島</text:p>
          </table:table-cell>
          <table:table-cell office:value-type="string">
            <text:p>鳥取城北</text:p>
          </table:table-cell>
          <table:table-cell office:value-type="string">
            <text:p>広島新庄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06">
            <text:p>206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office:value-type="string">
            <text:p>広島</text:p>
          </table:table-cell>
          <table:table-cell office:value-type="string">
            <text:p>山口</text:p>
          </table:table-cell>
          <table:table-cell office:value-type="string">
            <text:p>広島新庄</text:p>
          </table:table-cell>
          <table:table-cell office:value-type="string">
            <text:p>宇部鴻城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office:value-type="string">
            <text:p>鳥取</text:p>
          </table:table-cell>
          <table:table-cell office:value-type="string">
            <text:p>岡山</text:p>
          </table:table-cell>
          <table:table-cell office:value-type="string">
            <text:p>鳥取城北</text:p>
          </table:table-cell>
          <table:table-cell office:value-type="string">
            <text:p>創志学園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office:value-type="float" office:value="89">
            <text:p>89</text:p>
          </table:table-cell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山口</text:p>
          </table:table-cell>
          <table:table-cell office:value-type="string">
            <text:p>島根</text:p>
          </table:table-cell>
          <table:table-cell office:value-type="string">
            <text:p>宇部鴻城</text:p>
          </table:table-cell>
          <table:table-cell office:value-type="string">
            <text:p>浜田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島根</text:p>
          </table:table-cell>
          <table:table-cell office:value-type="string">
            <text:p>広島新庄</text:p>
          </table:table-cell>
          <table:table-cell office:value-type="string">
            <text:p>石見智翠館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岡山</text:p>
          </table:table-cell>
          <table:table-cell office:value-type="string">
            <text:p>島根</text:p>
          </table:table-cell>
          <table:table-cell office:value-type="string">
            <text:p>創志学園</text:p>
          </table:table-cell>
          <table:table-cell office:value-type="string">
            <text:p>大社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鳥取</text:p>
          </table:table-cell>
          <table:table-cell office:value-type="string">
            <text:p>島根</text:p>
          </table:table-cell>
          <table:table-cell office:value-type="string">
            <text:p>鳥取城北</text:p>
          </table:table-cell>
          <table:table-cell office:value-type="string">
            <text:p>益田東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決勝</text:p>
          </table:table-cell>
          <table:table-cell office:value-type="string">
            <text:p>高知</text:p>
          </table:table-cell>
          <table:table-cell office:value-type="string">
            <text:p>愛媛</text:p>
          </table:table-cell>
          <table:table-cell office:value-type="string">
            <text:p>明徳義塾</text:p>
          </table:table-cell>
          <table:table-cell office:value-type="string">
            <text:p>松山聖陵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office:value-type="string">
            <text:p>愛媛</text:p>
          </table:table-cell>
          <table:table-cell office:value-type="string">
            <text:p>香川</text:p>
          </table:table-cell>
          <table:table-cell office:value-type="string">
            <text:p>松山聖陵</text:p>
          </table:table-cell>
          <table:table-cell office:value-type="string">
            <text:p>三本松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office:value-type="string">
            <text:p>高知</text:p>
          </table:table-cell>
          <table:table-cell office:value-type="string">
            <text:p>愛媛</text:p>
          </table:table-cell>
          <table:table-cell office:value-type="string">
            <text:p>明徳義塾</text:p>
          </table:table-cell>
          <table:table-cell office:value-type="string">
            <text:p>帝京五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42">
            <text:p>242</text:p>
          </table:table-cell>
          <table:table-cell/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愛媛</text:p>
          </table:table-cell>
          <table:table-cell office:value-type="string">
            <text:p>香川</text:p>
          </table:table-cell>
          <table:table-cell office:value-type="string">
            <text:p>帝京五</text:p>
          </table:table-cell>
          <table:table-cell office:value-type="string">
            <text:p>英明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高知</text:p>
          </table:table-cell>
          <table:table-cell office:value-type="string">
            <text:p>徳島</text:p>
          </table:table-cell>
          <table:table-cell office:value-type="string">
            <text:p>明徳義塾</text:p>
          </table:table-cell>
          <table:table-cell office:value-type="string">
            <text:p>鳴門渦潮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香川</text:p>
          </table:table-cell>
          <table:table-cell office:value-type="string">
            <text:p>高知</text:p>
          </table:table-cell>
          <table:table-cell office:value-type="string">
            <text:p>三本松</text:p>
          </table:table-cell>
          <table:table-cell office:value-type="string">
            <text:p>高知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愛媛</text:p>
          </table:table-cell>
          <table:table-cell office:value-type="string">
            <text:p>徳島</text:p>
          </table:table-cell>
          <table:table-cell office:value-type="string">
            <text:p>松山聖陵</text:p>
          </table:table-cell>
          <table:table-cell office:value-type="string">
            <text:p>徳島商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決勝</text:p>
          </table:table-cell>
          <table:table-cell table:number-columns-repeated="2" office:value-type="string">
            <text:p>鹿児島</text:p>
          </table:table-cell>
          <table:table-cell office:value-type="string">
            <text:p>神村学園</text:p>
          </table:table-cell>
          <table:table-cell office:value-type="string">
            <text:p>鹿児島実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office:value-type="string">
            <text:p>鹿児島</text:p>
          </table:table-cell>
          <table:table-cell office:value-type="string">
            <text:p>熊本</text:p>
          </table:table-cell>
          <table:table-cell office:value-type="string">
            <text:p>鹿児島実</text:p>
          </table:table-cell>
          <table:table-cell office:value-type="string">
            <text:p>秀岳館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office:value-type="string">
            <text:p>鹿児島</text:p>
          </table:table-cell>
          <table:table-cell office:value-type="string">
            <text:p>沖縄</text:p>
          </table:table-cell>
          <table:table-cell office:value-type="string">
            <text:p>神村学園</text:p>
          </table:table-cell>
          <table:table-cell office:value-type="string">
            <text:p>美里工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63">
            <text:p>263</text:p>
          </table:table-cell>
          <table:table-cell/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鹿児島</text:p>
          </table:table-cell>
          <table:table-cell office:value-type="string">
            <text:p>福岡</text:p>
          </table:table-cell>
          <table:table-cell office:value-type="string">
            <text:p>鹿児島実</text:p>
          </table:table-cell>
          <table:table-cell office:value-type="string">
            <text:p>福岡大大濠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沖縄</text:p>
          </table:table-cell>
          <table:table-cell office:value-type="string">
            <text:p>福岡</text:p>
          </table:table-cell>
          <table:table-cell office:value-type="string">
            <text:p>美里工</text:p>
          </table:table-cell>
          <table:table-cell office:value-type="string">
            <text:p>九産大九州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熊本</text:p>
          </table:table-cell>
          <table:table-cell office:value-type="string">
            <text:p>沖縄</text:p>
          </table:table-cell>
          <table:table-cell office:value-type="string">
            <text:p>秀岳館</text:p>
          </table:table-cell>
          <table:table-cell office:value-type="string">
            <text:p>沖縄尚学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鹿児島</text:p>
          </table:table-cell>
          <table:table-cell office:value-type="string">
            <text:p>沖縄</text:p>
          </table:table-cell>
          <table:table-cell office:value-type="string">
            <text:p>神村学園</text:p>
          </table:table-cell>
          <table:table-cell office:value-type="string">
            <text:p>美来工科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沖縄</text:p>
          </table:table-cell>
          <table:table-cell office:value-type="string">
            <text:p>長崎</text:p>
          </table:table-cell>
          <table:table-cell office:value-type="string">
            <text:p>沖縄尚学</text:p>
          </table:table-cell>
          <table:table-cell office:value-type="string">
            <text:p>鹿町工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鹿児島</text:p>
          </table:table-cell>
          <table:table-cell office:value-type="string">
            <text:p>福岡</text:p>
          </table:table-cell>
          <table:table-cell office:value-type="string">
            <text:p>神村学園</text:p>
          </table:table-cell>
          <table:table-cell office:value-type="string">
            <text:p>東海大福岡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大分</text:p>
          </table:table-cell>
          <table:table-cell office:value-type="string">
            <text:p>福岡大大濠</text:p>
          </table:table-cell>
          <table:table-cell office:value-type="string">
            <text:p>明豊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熊本</text:p>
          </table:table-cell>
          <table:table-cell office:value-type="string">
            <text:p>福岡</text:p>
          </table:table-cell>
          <table:table-cell office:value-type="string">
            <text:p>秀岳館</text:p>
          </table:table-cell>
          <table:table-cell office:value-type="string">
            <text:p>西日本短大付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佐賀</text:p>
          </table:table-cell>
          <table:table-cell office:value-type="string">
            <text:p>九産大九州</text:p>
          </table:table-cell>
          <table:table-cell office:value-type="string">
            <text:p>佐賀北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鹿児島</text:p>
          </table:table-cell>
          <table:table-cell office:value-type="string">
            <text:p>宮崎</text:p>
          </table:table-cell>
          <table:table-cell office:value-type="string">
            <text:p>鹿児島実</text:p>
          </table:table-cell>
          <table:table-cell office:value-type="string">
            <text:p>日南学園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沖縄</text:p>
          </table:table-cell>
          <table:table-cell office:value-type="string">
            <text:p>熊本</text:p>
          </table:table-cell>
          <table:table-cell office:value-type="string">
            <text:p>美来工科</text:p>
          </table:table-cell>
          <table:table-cell office:value-type="string">
            <text:p>文徳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沖縄</text:p>
          </table:table-cell>
          <table:table-cell office:value-type="string">
            <text:p>熊本</text:p>
          </table:table-cell>
          <table:table-cell office:value-type="string">
            <text:p>美里工</text:p>
          </table:table-cell>
          <table:table-cell office:value-type="string">
            <text:p>熊本工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鹿児島</text:p>
          </table:table-cell>
          <table:table-cell office:value-type="string">
            <text:p>沖縄</text:p>
          </table:table-cell>
          <table:table-cell office:value-type="string">
            <text:p>鹿児島実</text:p>
          </table:table-cell>
          <table:table-cell office:value-type="string">
            <text:p>興南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沖縄</text:p>
          </table:table-cell>
          <table:table-cell office:value-type="string">
            <text:p>福岡</text:p>
          </table:table-cell>
          <table:table-cell office:value-type="string">
            <text:p>美来工科</text:p>
          </table:table-cell>
          <table:table-cell office:value-type="string">
            <text:p>九州国際大付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table:number-columns-repeated="2" office:value-type="string">
            <text:p>大阪</text:p>
          </table:table-cell>
          <table:table-cell office:value-type="string">
            <text:p>大阪桐蔭</text:p>
          </table:table-cell>
          <table:table-cell office:value-type="string">
            <text:p>履正社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大阪</text:p>
          </table:table-cell>
          <table:table-cell office:value-type="string">
            <text:p>兵庫</text:p>
          </table:table-cell>
          <table:table-cell office:value-type="string">
            <text:p>履正社</text:p>
          </table:table-cell>
          <table:table-cell office:value-type="string">
            <text:p>報徳学園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大阪</text:p>
          </table:table-cell>
          <table:table-cell office:value-type="string">
            <text:p>熊本</text:p>
          </table:table-cell>
          <table:table-cell office:value-type="string">
            <text:p>大阪桐蔭</text:p>
          </table:table-cell>
          <table:table-cell office:value-type="string">
            <text:p>秀岳館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大阪</text:p>
          </table:table-cell>
          <table:table-cell office:value-type="string">
            <text:p>岩手</text:p>
          </table:table-cell>
          <table:table-cell office:value-type="string">
            <text:p>履正社</text:p>
          </table:table-cell>
          <table:table-cell office:value-type="string">
            <text:p>盛岡大付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大阪</text:p>
          </table:table-cell>
          <table:table-cell office:value-type="string">
            <text:p>福岡</text:p>
          </table:table-cell>
          <table:table-cell office:value-type="string">
            <text:p>大阪桐蔭</text:p>
          </table:table-cell>
          <table:table-cell office:value-type="string">
            <text:p>東海大福岡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兵庫</text:p>
          </table:table-cell>
          <table:table-cell office:value-type="string">
            <text:p>福岡</text:p>
          </table:table-cell>
          <table:table-cell office:value-type="string">
            <text:p>報徳学園</text:p>
          </table:table-cell>
          <table:table-cell office:value-type="string">
            <text:p>福岡大大濠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熊本</text:p>
          </table:table-cell>
          <table:table-cell office:value-type="string">
            <text:p>群馬</text:p>
          </table:table-cell>
          <table:table-cell office:value-type="string">
            <text:p>秀岳館</text:p>
          </table:table-cell>
          <table:table-cell office:value-type="string">
            <text:p>健大高崎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大阪</text:p>
          </table:table-cell>
          <table:table-cell office:value-type="string">
            <text:p>広島</text:p>
          </table:table-cell>
          <table:table-cell office:value-type="string">
            <text:p>履正社</text:p>
          </table:table-cell>
          <table:table-cell office:value-type="string">
            <text:p>呉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奈良</text:p>
          </table:table-cell>
          <table:table-cell office:value-type="string">
            <text:p>盛岡大付</text:p>
          </table:table-cell>
          <table:table-cell office:value-type="string">
            <text:p>智弁学園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兵庫</text:p>
          </table:table-cell>
          <table:table-cell office:value-type="string">
            <text:p>群馬</text:p>
          </table:table-cell>
          <table:table-cell office:value-type="string">
            <text:p>報徳学園</text:p>
          </table:table-cell>
          <table:table-cell office:value-type="string">
            <text:p>前橋育英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滋賀</text:p>
          </table:table-cell>
          <table:table-cell office:value-type="string">
            <text:p>福岡大大濠</text:p>
          </table:table-cell>
          <table:table-cell office:value-type="string">
            <text:p>滋賀学園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福井</text:p>
          </table:table-cell>
          <table:table-cell office:value-type="string">
            <text:p>群馬</text:p>
          </table:table-cell>
          <table:table-cell office:value-type="string">
            <text:p>福井工大福井</text:p>
          </table:table-cell>
          <table:table-cell office:value-type="string">
            <text:p>健大高崎</text:p>
          </table:table-cell>
          <table:table-cell table:number-columns-repeated="2"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熊本</text:p>
          </table:table-cell>
          <table:table-cell office:value-type="string">
            <text:p>栃木</text:p>
          </table:table-cell>
          <table:table-cell office:value-type="string">
            <text:p>秀岳館</text:p>
          </table:table-cell>
          <table:table-cell office:value-type="string">
            <text:p>作新学院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東京</text:p>
          </table:table-cell>
          <table:table-cell office:value-type="string">
            <text:p>東海大福岡</text:p>
          </table:table-cell>
          <table:table-cell office:value-type="string">
            <text:p>早稲田実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大阪</text:p>
          </table:table-cell>
          <table:table-cell office:value-type="string">
            <text:p>静岡</text:p>
          </table:table-cell>
          <table:table-cell office:value-type="string">
            <text:p>大阪桐蔭</text:p>
          </table:table-cell>
          <table:table-cell office:value-type="string">
            <text:p>静岡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滋賀</text:p>
          </table:table-cell>
          <table:table-cell office:value-type="string">
            <text:p>福岡大大濠</text:p>
          </table:table-cell>
          <table:table-cell office:value-type="string">
            <text:p>滋賀学園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群馬</text:p>
          </table:table-cell>
          <table:table-cell office:value-type="string">
            <text:p>福井</text:p>
          </table:table-cell>
          <table:table-cell office:value-type="string">
            <text:p>健大高崎</text:p>
          </table:table-cell>
          <table:table-cell office:value-type="string">
            <text:p>福井工大福井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愛知</text:p>
          </table:table-cell>
          <table:table-cell office:value-type="string">
            <text:p>呉</text:p>
          </table:table-cell>
          <table:table-cell office:value-type="string">
            <text:p>至学館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東京</text:p>
          </table:table-cell>
          <table:table-cell office:value-type="string">
            <text:p>履正社</text:p>
          </table:table-cell>
          <table:table-cell office:value-type="string">
            <text:p>日大三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奈良</text:p>
          </table:table-cell>
          <table:table-cell office:value-type="string">
            <text:p>熊本</text:p>
          </table:table-cell>
          <table:table-cell office:value-type="string">
            <text:p>智弁学園</text:p>
          </table:table-cell>
          <table:table-cell office:value-type="string">
            <text:p>熊本工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岩手</text:p>
          </table:table-cell>
          <table:table-cell office:value-type="string">
            <text:p>富山</text:p>
          </table:table-cell>
          <table:table-cell office:value-type="string">
            <text:p>盛岡大付</text:p>
          </table:table-cell>
          <table:table-cell office:value-type="string">
            <text:p>高岡商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兵庫</text:p>
          </table:table-cell>
          <table:table-cell office:value-type="string">
            <text:p>岐阜</text:p>
          </table:table-cell>
          <table:table-cell office:value-type="string">
            <text:p>報徳学園</text:p>
          </table:table-cell>
          <table:table-cell office:value-type="string">
            <text:p>多治見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群馬</text:p>
          </table:table-cell>
          <table:table-cell office:value-type="string">
            <text:p>高知</text:p>
          </table:table-cell>
          <table:table-cell office:value-type="string">
            <text:p>前橋育英</text:p>
          </table:table-cell>
          <table:table-cell office:value-type="string">
            <text:p>中村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福岡</text:p>
          </table:table-cell>
          <table:table-cell office:value-type="string">
            <text:p>岡山</text:p>
          </table:table-cell>
          <table:table-cell office:value-type="string">
            <text:p>福岡大大濠</text:p>
          </table:table-cell>
          <table:table-cell office:value-type="string">
            <text:p>創志学園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滋賀</text:p>
          </table:table-cell>
          <table:table-cell office:value-type="string">
            <text:p>千葉</text:p>
          </table:table-cell>
          <table:table-cell office:value-type="string">
            <text:p>滋賀学園</text:p>
          </table:table-cell>
          <table:table-cell office:value-type="string">
            <text:p>東海大市原望洋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群馬</text:p>
          </table:table-cell>
          <table:table-cell office:value-type="string">
            <text:p>北海道</text:p>
          </table:table-cell>
          <table:table-cell office:value-type="string">
            <text:p>健大高崎</text:p>
          </table:table-cell>
          <table:table-cell office:value-type="string">
            <text:p>札幌第一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宮城</text:p>
          </table:table-cell>
          <table:table-cell office:value-type="string">
            <text:p>福井工大福井</text:p>
          </table:table-cell>
          <table:table-cell office:value-type="string">
            <text:p>仙台育英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熊本</text:p>
          </table:table-cell>
          <table:table-cell office:value-type="string">
            <text:p>奈良</text:p>
          </table:table-cell>
          <table:table-cell office:value-type="string">
            <text:p>秀岳館</text:p>
          </table:table-cell>
          <table:table-cell office:value-type="string">
            <text:p>高田商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栃木</text:p>
          </table:table-cell>
          <table:table-cell office:value-type="string">
            <text:p>愛媛</text:p>
          </table:table-cell>
          <table:table-cell office:value-type="string">
            <text:p>作新学院</text:p>
          </table:table-cell>
          <table:table-cell office:value-type="string">
            <text:p>帝京五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福岡</text:p>
          </table:table-cell>
          <table:table-cell office:value-type="string">
            <text:p>兵庫</text:p>
          </table:table-cell>
          <table:table-cell office:value-type="string">
            <text:p>東海大福岡</text:p>
          </table:table-cell>
          <table:table-cell office:value-type="string">
            <text:p>神戸国際大付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東京</text:p>
          </table:table-cell>
          <table:table-cell office:value-type="string">
            <text:p>高知</text:p>
          </table:table-cell>
          <table:table-cell office:value-type="string">
            <text:p>早稲田実</text:p>
          </table:table-cell>
          <table:table-cell office:value-type="string">
            <text:p>明徳義塾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静岡</text:p>
          </table:table-cell>
          <table:table-cell office:value-type="string">
            <text:p>岩手</text:p>
          </table:table-cell>
          <table:table-cell office:value-type="string">
            <text:p>静岡</text:p>
          </table:table-cell>
          <table:table-cell office:value-type="string">
            <text:p>不来方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山口</text:p>
          </table:table-cell>
          <table:table-cell office:value-type="string">
            <text:p>大阪桐蔭</text:p>
          </table:table-cell>
          <table:table-cell office:value-type="string">
            <text:p>宇部鴻城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大阪</text:p>
          </table:table-cell>
          <table:table-cell office:value-type="string">
            <text:p>東京</text:p>
          </table:table-cell>
          <table:table-cell office:value-type="string">
            <text:p>履正社</text:p>
          </table:table-cell>
          <table:table-cell office:value-type="string">
            <text:p>早稲田実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東京</text:p>
          </table:table-cell>
          <table:table-cell office:value-type="string">
            <text:p>福岡</text:p>
          </table:table-cell>
          <table:table-cell office:value-type="string">
            <text:p>早稲田実</text:p>
          </table:table-cell>
          <table:table-cell office:value-type="string">
            <text:p>福岡大大濠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大阪</text:p>
          </table:table-cell>
          <table:table-cell office:value-type="string">
            <text:p>北海道</text:p>
          </table:table-cell>
          <table:table-cell office:value-type="string">
            <text:p>履正社</text:p>
          </table:table-cell>
          <table:table-cell office:value-type="string">
            <text:p>札幌第一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福岡</text:p>
          </table:table-cell>
          <table:table-cell office:value-type="string">
            <text:p>高知</text:p>
          </table:table-cell>
          <table:table-cell office:value-type="string">
            <text:p>福岡大大濠</text:p>
          </table:table-cell>
          <table:table-cell office:value-type="string">
            <text:p>明徳義塾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大阪</text:p>
          </table:table-cell>
          <table:table-cell office:value-type="string">
            <text:p>福井</text:p>
          </table:table-cell>
          <table:table-cell office:value-type="string">
            <text:p>履正社</text:p>
          </table:table-cell>
          <table:table-cell office:value-type="string">
            <text:p>福井工大福井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東京</text:p>
          </table:table-cell>
          <table:table-cell office:value-type="string">
            <text:p>静岡</text:p>
          </table:table-cell>
          <table:table-cell office:value-type="string">
            <text:p>早稲田実</text:p>
          </table:table-cell>
          <table:table-cell office:value-type="string">
            <text:p>静岡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北海道</text:p>
          </table:table-cell>
          <table:table-cell office:value-type="string">
            <text:p>山口</text:p>
          </table:table-cell>
          <table:table-cell office:value-type="string">
            <text:p>札幌第一</text:p>
          </table:table-cell>
          <table:table-cell office:value-type="string">
            <text:p>宇部鴻城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高知</text:p>
          </table:table-cell>
          <table:table-cell office:value-type="string">
            <text:p>栃木</text:p>
          </table:table-cell>
          <table:table-cell office:value-type="string">
            <text:p>明徳義塾</text:p>
          </table:table-cell>
          <table:table-cell office:value-type="string">
            <text:p>作新学院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宮城</text:p>
          </table:table-cell>
          <table:table-cell office:value-type="string">
            <text:p>履正社</text:p>
          </table:table-cell>
          <table:table-cell office:value-type="string">
            <text:p>仙台育英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大阪</text:p>
          </table:table-cell>
          <table:table-cell office:value-type="string">
            <text:p>広島</text:p>
          </table:table-cell>
          <table:table-cell office:value-type="string">
            <text:p>履正社</text:p>
          </table:table-cell>
          <table:table-cell office:value-type="string">
            <text:p>広島新庄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大阪</text:p>
          </table:table-cell>
          <table:table-cell office:value-type="string">
            <text:p>徳島</text:p>
          </table:table-cell>
          <table:table-cell office:value-type="string">
            <text:p>履正社</text:p>
          </table:table-cell>
          <table:table-cell office:value-type="string">
            <text:p>鳴門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広島</text:p>
          </table:table-cell>
          <table:table-cell office:value-type="string">
            <text:p>福島</text:p>
          </table:table-cell>
          <table:table-cell office:value-type="string">
            <text:p>広島新庄</text:p>
          </table:table-cell>
          <table:table-cell office:value-type="string">
            <text:p>聖光学院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徳島</text:p>
          </table:table-cell>
          <table:table-cell office:value-type="string">
            <text:p>栃木</text:p>
          </table:table-cell>
          <table:table-cell office:value-type="string">
            <text:p>鳴門</text:p>
          </table:table-cell>
          <table:table-cell office:value-type="string">
            <text:p>作新学院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茨城</text:p>
          </table:table-cell>
          <table:table-cell office:value-type="string">
            <text:p>聖光学院</text:p>
          </table:table-cell>
          <table:table-cell office:value-type="string">
            <text:p>常総学院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大阪</text:p>
          </table:table-cell>
          <table:table-cell office:value-type="string">
            <text:p>千葉</text:p>
          </table:table-cell>
          <table:table-cell office:value-type="string">
            <text:p>履正社</text:p>
          </table:table-cell>
          <table:table-cell office:value-type="string">
            <text:p>木更津総合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広島</text:p>
          </table:table-cell>
          <table:table-cell office:value-type="string">
            <text:p>愛知</text:p>
          </table:table-cell>
          <table:table-cell office:value-type="string">
            <text:p>広島新庄</text:p>
          </table:table-cell>
          <table:table-cell office:value-type="string">
            <text:p>東邦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岩手</text:p>
          </table:table-cell>
          <table:table-cell office:value-type="string">
            <text:p>履正社</text:p>
          </table:table-cell>
          <table:table-cell office:value-type="string">
            <text:p>盛岡大付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高知</text:p>
          </table:table-cell>
          <table:table-cell office:value-type="string">
            <text:p>広島新庄</text:p>
          </table:table-cell>
          <table:table-cell office:value-type="string">
            <text:p>明徳義塾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千葉</text:p>
          </table:table-cell>
          <table:table-cell office:value-type="string">
            <text:p>北海道</text:p>
          </table:table-cell>
          <table:table-cell office:value-type="string">
            <text:p>木更津総合</text:p>
          </table:table-cell>
          <table:table-cell office:value-type="string">
            <text:p>北海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愛知</text:p>
          </table:table-cell>
          <table:table-cell office:value-type="string">
            <text:p>熊本</text:p>
          </table:table-cell>
          <table:table-cell office:value-type="string">
            <text:p>東邦</text:p>
          </table:table-cell>
          <table:table-cell office:value-type="string">
            <text:p>秀岳館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札幌日大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遠軽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13">
            <text:p>213</text:p>
          </table:table-cell>
          <table:table-cell/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日大</text:p>
          </table:table-cell>
          <table:table-cell office:value-type="string">
            <text:p>稚内大谷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遠軽</text:p>
          </table:table-cell>
          <table:table-cell office:value-type="string">
            <text:p>富良野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苫小牧中央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稚内大谷</text:p>
          </table:table-cell>
          <table:table-cell office:value-type="string">
            <text:p>鵡川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日大</text:p>
          </table:table-cell>
          <table:table-cell office:value-type="string">
            <text:p>滝川西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鵡川</text:p>
          </table:table-cell>
          <table:table-cell office:value-type="string">
            <text:p>函館商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白樺学園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富良野</text:p>
          </table:table-cell>
          <table:table-cell office:value-type="string">
            <text:p>双葉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遠軽</text:p>
          </table:table-cell>
          <table:table-cell office:value-type="string">
            <text:p>札幌清田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苫小牧中央</text:p>
          </table:table-cell>
          <table:table-cell office:value-type="string">
            <text:p>函館工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稚内大谷</text:p>
          </table:table-cell>
          <table:table-cell office:value-type="string">
            <text:p>武修館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滝川西</text:p>
          </table:table-cell>
          <table:table-cell office:value-type="string">
            <text:p>帯広柏葉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日大</text:p>
          </table:table-cell>
          <table:table-cell office:value-type="string">
            <text:p>東海大札幌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双葉</text:p>
          </table:table-cell>
          <table:table-cell office:value-type="string">
            <text:p>中標津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札幌南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武修館</text:p>
          </table:table-cell>
          <table:table-cell office:value-type="string">
            <text:p>札幌創成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東海大札幌</text:p>
          </table:table-cell>
          <table:table-cell office:value-type="string">
            <text:p>旭川実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決勝</text:p>
          </table:table-cell>
          <table:table-cell office:value-type="string">
            <text:p>宮城</text:p>
          </table:table-cell>
          <table:table-cell office:value-type="string">
            <text:p>岩手</text:p>
          </table:table-cell>
          <table:table-cell office:value-type="string">
            <text:p>仙台育英</text:p>
          </table:table-cell>
          <table:table-cell office:value-type="string">
            <text:p>盛岡大付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office:value-type="string">
            <text:p>宮城</text:p>
          </table:table-cell>
          <table:table-cell office:value-type="string">
            <text:p>福島</text:p>
          </table:table-cell>
          <table:table-cell office:value-type="string">
            <text:p>仙台育英</text:p>
          </table:table-cell>
          <table:table-cell office:value-type="string">
            <text:p>聖光学院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office:value-type="string">
            <text:p>岩手</text:p>
          </table:table-cell>
          <table:table-cell office:value-type="string">
            <text:p>山形</text:p>
          </table:table-cell>
          <table:table-cell office:value-type="string">
            <text:p>盛岡大付</text:p>
          </table:table-cell>
          <table:table-cell office:value-type="string">
            <text:p>酒田南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宮城</text:p>
          </table:table-cell>
          <table:table-cell office:value-type="string">
            <text:p>青森</text:p>
          </table:table-cell>
          <table:table-cell office:value-type="string">
            <text:p>仙台育英</text:p>
          </table:table-cell>
          <table:table-cell office:value-type="string">
            <text:p>八戸学院光星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福島</text:p>
          </table:table-cell>
          <table:table-cell office:value-type="string">
            <text:p>秋田</text:p>
          </table:table-cell>
          <table:table-cell office:value-type="string">
            <text:p>聖光学院</text:p>
          </table:table-cell>
          <table:table-cell office:value-type="string">
            <text:p>大曲工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山形</text:p>
          </table:table-cell>
          <table:table-cell office:value-type="string">
            <text:p>秋田</text:p>
          </table:table-cell>
          <table:table-cell office:value-type="string">
            <text:p>酒田南</text:p>
          </table:table-cell>
          <table:table-cell office:value-type="string">
            <text:p>横手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岩手</text:p>
          </table:table-cell>
          <table:table-cell office:value-type="string">
            <text:p>福島</text:p>
          </table:table-cell>
          <table:table-cell office:value-type="string">
            <text:p>盛岡大付</text:p>
          </table:table-cell>
          <table:table-cell office:value-type="string">
            <text:p>日大東北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宮城</text:p>
          </table:table-cell>
          <table:table-cell office:value-type="string">
            <text:p>聖光学院</text:p>
          </table:table-cell>
          <table:table-cell office:value-type="string">
            <text:p>利府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秋田</text:p>
          </table:table-cell>
          <table:table-cell office:value-type="string">
            <text:p>山形</text:p>
          </table:table-cell>
          <table:table-cell office:value-type="string">
            <text:p>大曲工</text:p>
          </table:table-cell>
          <table:table-cell office:value-type="string">
            <text:p>日大山形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岩手</text:p>
          </table:table-cell>
          <table:table-cell office:value-type="string">
            <text:p>八戸学院光星</text:p>
          </table:table-cell>
          <table:table-cell office:value-type="string">
            <text:p>不来方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山形</text:p>
          </table:table-cell>
          <table:table-cell office:value-type="string">
            <text:p>青森</text:p>
          </table:table-cell>
          <table:table-cell office:value-type="string">
            <text:p>酒田南</text:p>
          </table:table-cell>
          <table:table-cell office:value-type="string">
            <text:p>青森山田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秋田</text:p>
          </table:table-cell>
          <table:table-cell office:value-type="string">
            <text:p>青森</text:p>
          </table:table-cell>
          <table:table-cell office:value-type="string">
            <text:p>横手</text:p>
          </table:table-cell>
          <table:table-cell office:value-type="string">
            <text:p>弘前東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宮城</text:p>
          </table:table-cell>
          <table:table-cell office:value-type="string">
            <text:p>日大東北</text:p>
          </table:table-cell>
          <table:table-cell office:value-type="string">
            <text:p>東陵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秋田</text:p>
          </table:table-cell>
          <table:table-cell office:value-type="string">
            <text:p>仙台育英</text:p>
          </table:table-cell>
          <table:table-cell office:value-type="string">
            <text:p>角館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山形</text:p>
          </table:table-cell>
          <table:table-cell office:value-type="string">
            <text:p>盛岡大付</text:p>
          </table:table-cell>
          <table:table-cell office:value-type="string">
            <text:p>鶴岡東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秋田</text:p>
          </table:table-cell>
          <table:table-cell office:value-type="string">
            <text:p>岩手</text:p>
          </table:table-cell>
          <table:table-cell office:value-type="string">
            <text:p>角館</text:p>
          </table:table-cell>
          <table:table-cell office:value-type="string">
            <text:p>花巻東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山形</text:p>
          </table:table-cell>
          <table:table-cell office:value-type="string">
            <text:p>福島</text:p>
          </table:table-cell>
          <table:table-cell office:value-type="string">
            <text:p>鶴岡東</text:p>
          </table:table-cell>
          <table:table-cell office:value-type="string">
            <text:p>学法石川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決勝</text:p>
          </table:table-cell>
          <table:table-cell office:value-type="string">
            <text:p>栃木</text:p>
          </table:table-cell>
          <table:table-cell office:value-type="string">
            <text:p>千葉</text:p>
          </table:table-cell>
          <table:table-cell office:value-type="string">
            <text:p>作新学院</text:p>
          </table:table-cell>
          <table:table-cell office:value-type="string">
            <text:p>東海大市原望洋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13">
            <text:p>13</text:p>
          </table:table-cell>
          <table:table-cell office:value-type="float" office:value="161">
            <text:p>161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千葉</text:p>
          </table:table-cell>
          <table:table-cell office:value-type="string">
            <text:p>群馬</text:p>
          </table:table-cell>
          <table:table-cell office:value-type="string">
            <text:p>東海大市原望洋</text:p>
          </table:table-cell>
          <table:table-cell office:value-type="string">
            <text:p>前橋育英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栃木</text:p>
          </table:table-cell>
          <table:table-cell office:value-type="string">
            <text:p>群馬</text:p>
          </table:table-cell>
          <table:table-cell office:value-type="string">
            <text:p>作新学院</text:p>
          </table:table-cell>
          <table:table-cell office:value-type="string">
            <text:p>健大高崎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栃木</text:p>
          </table:table-cell>
          <table:table-cell office:value-type="string">
            <text:p>千葉</text:p>
          </table:table-cell>
          <table:table-cell office:value-type="string">
            <text:p>作新学院</text:p>
          </table:table-cell>
          <table:table-cell office:value-type="string">
            <text:p>中央学院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群馬</text:p>
          </table:table-cell>
          <table:table-cell office:value-type="string">
            <text:p>神奈川</text:p>
          </table:table-cell>
          <table:table-cell office:value-type="string">
            <text:p>健大高崎</text:p>
          </table:table-cell>
          <table:table-cell office:value-type="string">
            <text:p>横浜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千葉</text:p>
          </table:table-cell>
          <table:table-cell office:value-type="string">
            <text:p>山梨</text:p>
          </table:table-cell>
          <table:table-cell office:value-type="string">
            <text:p>東海大市原望洋</text:p>
          </table:table-cell>
          <table:table-cell office:value-type="string">
            <text:p>山梨学院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群馬</text:p>
          </table:table-cell>
          <table:table-cell office:value-type="string">
            <text:p>神奈川</text:p>
          </table:table-cell>
          <table:table-cell office:value-type="string">
            <text:p>前橋育英</text:p>
          </table:table-cell>
          <table:table-cell office:value-type="string">
            <text:p>慶応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千葉</text:p>
          </table:table-cell>
          <table:table-cell office:value-type="string">
            <text:p>栃木</text:p>
          </table:table-cell>
          <table:table-cell office:value-type="string">
            <text:p>東海大市原望洋</text:p>
          </table:table-cell>
          <table:table-cell office:value-type="string">
            <text:p>石橋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山梨</text:p>
          </table:table-cell>
          <table:table-cell office:value-type="string">
            <text:p>茨城</text:p>
          </table:table-cell>
          <table:table-cell office:value-type="string">
            <text:p>山梨学院</text:p>
          </table:table-cell>
          <table:table-cell office:value-type="string">
            <text:p>霞ヶ浦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千葉</text:p>
          </table:table-cell>
          <table:table-cell office:value-type="string">
            <text:p>山梨</text:p>
          </table:table-cell>
          <table:table-cell office:value-type="string">
            <text:p>中央学院</text:p>
          </table:table-cell>
          <table:table-cell office:value-type="string">
            <text:p>市川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群馬</text:p>
          </table:table-cell>
          <table:table-cell office:value-type="string">
            <text:p>栃木</text:p>
          </table:table-cell>
          <table:table-cell office:value-type="string">
            <text:p>前橋育英</text:p>
          </table:table-cell>
          <table:table-cell office:value-type="string">
            <text:p>白鴎大足利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神奈川</text:p>
          </table:table-cell>
          <table:table-cell office:value-type="string">
            <text:p>埼玉</text:p>
          </table:table-cell>
          <table:table-cell office:value-type="string">
            <text:p>慶応</text:p>
          </table:table-cell>
          <table:table-cell office:value-type="string">
            <text:p>花咲徳栄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神奈川</text:p>
          </table:table-cell>
          <table:table-cell office:value-type="string">
            <text:p>埼玉</text:p>
          </table:table-cell>
          <table:table-cell office:value-type="string">
            <text:p>横浜</text:p>
          </table:table-cell>
          <table:table-cell office:value-type="string">
            <text:p>浦和学院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群馬</text:p>
          </table:table-cell>
          <table:table-cell office:value-type="string">
            <text:p>茨城</text:p>
          </table:table-cell>
          <table:table-cell office:value-type="string">
            <text:p>健大高崎</text:p>
          </table:table-cell>
          <table:table-cell office:value-type="string">
            <text:p>明秀日立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決勝</text:p>
          </table:table-cell>
          <table:table-cell office:value-type="string">
            <text:p>福井</text:p>
          </table:table-cell>
          <table:table-cell office:value-type="string">
            <text:p>富山</text:p>
          </table:table-cell>
          <table:table-cell office:value-type="string">
            <text:p>福井工大福井</text:p>
          </table:table-cell>
          <table:table-cell office:value-type="string">
            <text:p>高岡商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富山</text:p>
          </table:table-cell>
          <table:table-cell office:value-type="string">
            <text:p>新潟</text:p>
          </table:table-cell>
          <table:table-cell office:value-type="string">
            <text:p>高岡商</text:p>
          </table:table-cell>
          <table:table-cell office:value-type="string">
            <text:p>日本文理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福井</text:p>
          </table:table-cell>
          <table:table-cell office:value-type="string">
            <text:p>石川</text:p>
          </table:table-cell>
          <table:table-cell office:value-type="string">
            <text:p>福井工大福井</text:p>
          </table:table-cell>
          <table:table-cell office:value-type="string">
            <text:p>日本航空石川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富山</text:p>
          </table:table-cell>
          <table:table-cell office:value-type="string">
            <text:p>福井</text:p>
          </table:table-cell>
          <table:table-cell office:value-type="string">
            <text:p>高岡商</text:p>
          </table:table-cell>
          <table:table-cell office:value-type="string">
            <text:p>福井商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新潟</text:p>
          </table:table-cell>
          <table:table-cell office:value-type="string">
            <text:p>長野</text:p>
          </table:table-cell>
          <table:table-cell office:value-type="string">
            <text:p>日本文理</text:p>
          </table:table-cell>
          <table:table-cell office:value-type="string">
            <text:p>長野商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福井</text:p>
          </table:table-cell>
          <table:table-cell office:value-type="string">
            <text:p>富山</text:p>
          </table:table-cell>
          <table:table-cell office:value-type="string">
            <text:p>福井工大福井</text:p>
          </table:table-cell>
          <table:table-cell office:value-type="string">
            <text:p>富山東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石川</text:p>
          </table:table-cell>
          <table:table-cell office:value-type="string">
            <text:p>長野</text:p>
          </table:table-cell>
          <table:table-cell office:value-type="string">
            <text:p>日本航空石川</text:p>
          </table:table-cell>
          <table:table-cell office:value-type="string">
            <text:p>小諸商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富山</text:p>
          </table:table-cell>
          <table:table-cell office:value-type="string">
            <text:p>長野</text:p>
          </table:table-cell>
          <table:table-cell office:value-type="string">
            <text:p>高岡商</text:p>
          </table:table-cell>
          <table:table-cell office:value-type="string">
            <text:p>飯山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石川</text:p>
          </table:table-cell>
          <table:table-cell office:value-type="string">
            <text:p>福井商</text:p>
          </table:table-cell>
          <table:table-cell office:value-type="string">
            <text:p>小松大谷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新潟</text:p>
          </table:table-cell>
          <table:table-cell office:value-type="string">
            <text:p>富山</text:p>
          </table:table-cell>
          <table:table-cell office:value-type="string">
            <text:p>日本文理</text:p>
          </table:table-cell>
          <table:table-cell office:value-type="string">
            <text:p>富山第一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長野</text:p>
          </table:table-cell>
          <table:table-cell office:value-type="string">
            <text:p>石川</text:p>
          </table:table-cell>
          <table:table-cell office:value-type="string">
            <text:p>長野商</text:p>
          </table:table-cell>
          <table:table-cell office:value-type="string">
            <text:p>星稜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長野</text:p>
          </table:table-cell>
          <table:table-cell office:value-type="string">
            <text:p>福井工大福井</text:p>
          </table:table-cell>
          <table:table-cell office:value-type="string">
            <text:p>上田西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富山</text:p>
          </table:table-cell>
          <table:table-cell office:value-type="string">
            <text:p>新潟</text:p>
          </table:table-cell>
          <table:table-cell office:value-type="string">
            <text:p>富山東</text:p>
          </table:table-cell>
          <table:table-cell office:value-type="string">
            <text:p>村上桜ヶ丘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長野</text:p>
          </table:table-cell>
          <table:table-cell office:value-type="string">
            <text:p>福井</text:p>
          </table:table-cell>
          <table:table-cell office:value-type="string">
            <text:p>小諸商</text:p>
          </table:table-cell>
          <table:table-cell office:value-type="string">
            <text:p>坂井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石川</text:p>
          </table:table-cell>
          <table:table-cell office:value-type="string">
            <text:p>新潟</text:p>
          </table:table-cell>
          <table:table-cell office:value-type="string">
            <text:p>日本航空石川</text:p>
          </table:table-cell>
          <table:table-cell office:value-type="string">
            <text:p>関根学園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決勝</text:p>
          </table:table-cell>
          <table:table-cell office:value-type="string">
            <text:p>静岡</text:p>
          </table:table-cell>
          <table:table-cell office:value-type="string">
            <text:p>愛知</text:p>
          </table:table-cell>
          <table:table-cell office:value-type="string">
            <text:p>静岡</text:p>
          </table:table-cell>
          <table:table-cell office:value-type="string">
            <text:p>至学館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office:value-type="string">
            <text:p>静岡</text:p>
          </table:table-cell>
          <table:table-cell office:value-type="string">
            <text:p>三重</text:p>
          </table:table-cell>
          <table:table-cell office:value-type="string">
            <text:p>静岡</text:p>
          </table:table-cell>
          <table:table-cell office:value-type="string">
            <text:p>三重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table:number-columns-repeated="2" office:value-type="string">
            <text:p>愛知</text:p>
          </table:table-cell>
          <table:table-cell office:value-type="string">
            <text:p>至学館</text:p>
          </table:table-cell>
          <table:table-cell office:value-type="string">
            <text:p>中京大中京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静岡</text:p>
          </table:table-cell>
          <table:table-cell office:value-type="string">
            <text:p>三重</text:p>
          </table:table-cell>
          <table:table-cell office:value-type="string">
            <text:p>静岡</text:p>
          </table:table-cell>
          <table:table-cell office:value-type="string">
            <text:p>海星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愛知</text:p>
          </table:table-cell>
          <table:table-cell office:value-type="string">
            <text:p>静岡</text:p>
          </table:table-cell>
          <table:table-cell office:value-type="string">
            <text:p>中京大中京</text:p>
          </table:table-cell>
          <table:table-cell office:value-type="string">
            <text:p>藤枝明誠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愛知</text:p>
          </table:table-cell>
          <table:table-cell office:value-type="string">
            <text:p>岐阜</text:p>
          </table:table-cell>
          <table:table-cell office:value-type="string">
            <text:p>至学館</text:p>
          </table:table-cell>
          <table:table-cell office:value-type="string">
            <text:p>多治見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三重</text:p>
          </table:table-cell>
          <table:table-cell office:value-type="string">
            <text:p>静岡</text:p>
          </table:table-cell>
          <table:table-cell office:value-type="string">
            <text:p>三重</text:p>
          </table:table-cell>
          <table:table-cell office:value-type="string">
            <text:p>聖隷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静岡</text:p>
          </table:table-cell>
          <table:table-cell office:value-type="string">
            <text:p>岐阜</text:p>
          </table:table-cell>
          <table:table-cell office:value-type="string">
            <text:p>藤枝明誠</text:p>
          </table:table-cell>
          <table:table-cell office:value-type="string">
            <text:p>美濃加茂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愛知</text:p>
          </table:table-cell>
          <table:table-cell office:value-type="string">
            <text:p>三重</text:p>
          </table:table-cell>
          <table:table-cell office:value-type="string">
            <text:p>至学館</text:p>
          </table:table-cell>
          <table:table-cell office:value-type="string">
            <text:p>菰野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静岡</text:p>
          </table:table-cell>
          <table:table-cell office:value-type="string">
            <text:p>愛知</text:p>
          </table:table-cell>
          <table:table-cell office:value-type="string">
            <text:p>静岡</text:p>
          </table:table-cell>
          <table:table-cell office:value-type="string">
            <text:p>桜丘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三重</text:p>
          </table:table-cell>
          <table:table-cell office:value-type="string">
            <text:p>岐阜</text:p>
          </table:table-cell>
          <table:table-cell office:value-type="string">
            <text:p>三重</text:p>
          </table:table-cell>
          <table:table-cell office:value-type="string">
            <text:p>麗澤瑞浪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決勝</text:p>
          </table:table-cell>
          <table:table-cell office:value-type="string">
            <text:p>大阪</text:p>
          </table:table-cell>
          <table:table-cell office:value-type="string">
            <text:p>兵庫</text:p>
          </table:table-cell>
          <table:table-cell office:value-type="string">
            <text:p>履正社</text:p>
          </table:table-cell>
          <table:table-cell office:value-type="string">
            <text:p>神戸国際大付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office:value-type="string">
            <text:p>兵庫</text:p>
          </table:table-cell>
          <table:table-cell office:value-type="string">
            <text:p>大阪</text:p>
          </table:table-cell>
          <table:table-cell office:value-type="string">
            <text:p>神戸国際大付</text:p>
          </table:table-cell>
          <table:table-cell office:value-type="string">
            <text:p>大阪桐蔭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office:value-type="string">
            <text:p>大阪</text:p>
          </table:table-cell>
          <table:table-cell office:value-type="string">
            <text:p>滋賀</text:p>
          </table:table-cell>
          <table:table-cell office:value-type="string">
            <text:p>履正社</text:p>
          </table:table-cell>
          <table:table-cell office:value-type="string">
            <text:p>滋賀学園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office:value-type="string">
            <text:p>大阪</text:p>
          </table:table-cell>
          <table:table-cell office:value-type="string">
            <text:p>奈良</text:p>
          </table:table-cell>
          <table:table-cell office:value-type="string">
            <text:p>大阪桐蔭</text:p>
          </table:table-cell>
          <table:table-cell office:value-type="string">
            <text:p>智弁学園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office:value-type="string">
            <text:p>兵庫</text:p>
          </table:table-cell>
          <table:table-cell office:value-type="string">
            <text:p>大阪</text:p>
          </table:table-cell>
          <table:table-cell office:value-type="string">
            <text:p>神戸国際大付</text:p>
          </table:table-cell>
          <table:table-cell office:value-type="string">
            <text:p>上宮太子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office:value-type="string">
            <text:p>大阪</text:p>
          </table:table-cell>
          <table:table-cell office:value-type="string">
            <text:p>奈良</text:p>
          </table:table-cell>
          <table:table-cell office:value-type="string">
            <text:p>履正社</text:p>
          </table:table-cell>
          <table:table-cell office:value-type="string">
            <text:p>高田商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office:value-type="string">
            <text:p>滋賀</text:p>
          </table:table-cell>
          <table:table-cell office:value-type="string">
            <text:p>兵庫</text:p>
          </table:table-cell>
          <table:table-cell office:value-type="string">
            <text:p>滋賀学園</text:p>
          </table:table-cell>
          <table:table-cell office:value-type="string">
            <text:p>報徳学園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奈良</text:p>
          </table:table-cell>
          <table:table-cell office:value-type="string">
            <text:p>京都</text:p>
          </table:table-cell>
          <table:table-cell office:value-type="string">
            <text:p>智弁学園</text:p>
          </table:table-cell>
          <table:table-cell office:value-type="string">
            <text:p>京都翔英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京都</text:p>
          </table:table-cell>
          <table:table-cell office:value-type="string">
            <text:p>大阪桐蔭</text:p>
          </table:table-cell>
          <table:table-cell office:value-type="string">
            <text:p>龍谷大平安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兵庫</text:p>
          </table:table-cell>
          <table:table-cell office:value-type="string">
            <text:p>滋賀</text:p>
          </table:table-cell>
          <table:table-cell office:value-type="string">
            <text:p>神戸国際大付</text:p>
          </table:table-cell>
          <table:table-cell office:value-type="string">
            <text:p>近江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和歌山</text:p>
          </table:table-cell>
          <table:table-cell office:value-type="string">
            <text:p>上宮太子</text:p>
          </table:table-cell>
          <table:table-cell office:value-type="string">
            <text:p>高野山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兵庫</text:p>
          </table:table-cell>
          <table:table-cell office:value-type="string">
            <text:p>履正社</text:p>
          </table:table-cell>
          <table:table-cell office:value-type="string">
            <text:p>育英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奈良</text:p>
          </table:table-cell>
          <table:table-cell office:value-type="string">
            <text:p>和歌山</text:p>
          </table:table-cell>
          <table:table-cell office:value-type="string">
            <text:p>高田商</text:p>
          </table:table-cell>
          <table:table-cell office:value-type="string">
            <text:p>和歌山東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滋賀</text:p>
          </table:table-cell>
          <table:table-cell office:value-type="string">
            <text:p>和歌山</text:p>
          </table:table-cell>
          <table:table-cell office:value-type="string">
            <text:p>滋賀学園</text:p>
          </table:table-cell>
          <table:table-cell office:value-type="string">
            <text:p>智弁和歌山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兵庫</text:p>
          </table:table-cell>
          <table:table-cell office:value-type="string">
            <text:p>京都</text:p>
          </table:table-cell>
          <table:table-cell office:value-type="string">
            <text:p>報徳学園</text:p>
          </table:table-cell>
          <table:table-cell office:value-type="string">
            <text:p>東山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決勝</text:p>
          </table:table-cell>
          <table:table-cell office:value-type="string">
            <text:p>山口</text:p>
          </table:table-cell>
          <table:table-cell office:value-type="string">
            <text:p>広島</text:p>
          </table:table-cell>
          <table:table-cell office:value-type="string">
            <text:p>宇部鴻城</text:p>
          </table:table-cell>
          <table:table-cell office:value-type="string">
            <text:p>呉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108">
            <text:p>108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office:value-type="string">
            <text:p>山口</text:p>
          </table:table-cell>
          <table:table-cell office:value-type="string">
            <text:p>岡山</text:p>
          </table:table-cell>
          <table:table-cell office:value-type="string">
            <text:p>宇部鴻城</text:p>
          </table:table-cell>
          <table:table-cell office:value-type="string">
            <text:p>創志学園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office:value-type="string">
            <text:p>広島</text:p>
          </table:table-cell>
          <table:table-cell office:value-type="string">
            <text:p>鳥取</text:p>
          </table:table-cell>
          <table:table-cell office:value-type="string">
            <text:p>呉</text:p>
          </table:table-cell>
          <table:table-cell office:value-type="string">
            <text:p>鳥取城北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table:number-columns-repeated="2" office:value-type="string">
            <text:p>鳥取</text:p>
          </table:table-cell>
          <table:table-cell office:value-type="string">
            <text:p>鳥取城北</text:p>
          </table:table-cell>
          <table:table-cell office:value-type="string">
            <text:p>米子松蔭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table:number-columns-repeated="2" office:value-type="string">
            <text:p>山口</text:p>
          </table:table-cell>
          <table:table-cell office:value-type="string">
            <text:p>宇部鴻城</text:p>
          </table:table-cell>
          <table:table-cell office:value-type="string">
            <text:p>華陵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table:number-columns-repeated="2" office:value-type="string">
            <text:p>広島</text:p>
          </table:table-cell>
          <table:table-cell office:value-type="string">
            <text:p>呉</text:p>
          </table:table-cell>
          <table:table-cell office:value-type="string">
            <text:p>広島新庄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table:number-columns-repeated="2" office:value-type="string">
            <text:p>岡山</text:p>
          </table:table-cell>
          <table:table-cell office:value-type="string">
            <text:p>創志学園</text:p>
          </table:table-cell>
          <table:table-cell office:value-type="string">
            <text:p>関西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山口</text:p>
          </table:table-cell>
          <table:table-cell office:value-type="string">
            <text:p>広島</text:p>
          </table:table-cell>
          <table:table-cell office:value-type="string">
            <text:p>華陵</text:p>
          </table:table-cell>
          <table:table-cell office:value-type="string">
            <text:p>尾道商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山口</text:p>
          </table:table-cell>
          <table:table-cell office:value-type="string">
            <text:p>鳥取</text:p>
          </table:table-cell>
          <table:table-cell office:value-type="string">
            <text:p>宇部鴻城</text:p>
          </table:table-cell>
          <table:table-cell office:value-type="string">
            <text:p>境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鳥取</text:p>
          </table:table-cell>
          <table:table-cell office:value-type="string">
            <text:p>島根</text:p>
          </table:table-cell>
          <table:table-cell office:value-type="string">
            <text:p>鳥取城北</text:p>
          </table:table-cell>
          <table:table-cell office:value-type="string">
            <text:p>立正大淞南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鳥取</text:p>
          </table:table-cell>
          <table:table-cell office:value-type="string">
            <text:p>岡山</text:p>
          </table:table-cell>
          <table:table-cell office:value-type="string">
            <text:p>米子松蔭</text:p>
          </table:table-cell>
          <table:table-cell office:value-type="string">
            <text:p>玉島商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山口</text:p>
          </table:table-cell>
          <table:table-cell office:value-type="string">
            <text:p>呉</text:p>
          </table:table-cell>
          <table:table-cell office:value-type="string">
            <text:p>熊毛南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山口</text:p>
          </table:table-cell>
          <table:table-cell office:value-type="string">
            <text:p>広島新庄</text:p>
          </table:table-cell>
          <table:table-cell office:value-type="string">
            <text:p>徳山商工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岡山</text:p>
          </table:table-cell>
          <table:table-cell office:value-type="string">
            <text:p>島根</text:p>
          </table:table-cell>
          <table:table-cell office:value-type="string">
            <text:p>創志学園</text:p>
          </table:table-cell>
          <table:table-cell office:value-type="string">
            <text:p>益田東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岡山</text:p>
          </table:table-cell>
          <table:table-cell office:value-type="string">
            <text:p>島根</text:p>
          </table:table-cell>
          <table:table-cell office:value-type="string">
            <text:p>関西</text:p>
          </table:table-cell>
          <table:table-cell office:value-type="string">
            <text:p>出雲西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決勝</text:p>
          </table:table-cell>
          <table:table-cell office:value-type="string">
            <text:p>高知</text:p>
          </table:table-cell>
          <table:table-cell office:value-type="string">
            <text:p>愛媛</text:p>
          </table:table-cell>
          <table:table-cell office:value-type="string">
            <text:p>明徳義塾</text:p>
          </table:table-cell>
          <table:table-cell office:value-type="string">
            <text:p>帝京五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office:value-type="string">
            <text:p>愛媛</text:p>
          </table:table-cell>
          <table:table-cell office:value-type="string">
            <text:p>香川</text:p>
          </table:table-cell>
          <table:table-cell office:value-type="string">
            <text:p>帝京五</text:p>
          </table:table-cell>
          <table:table-cell office:value-type="string">
            <text:p>英明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office:value-type="string">
            <text:p>高知</text:p>
          </table:table-cell>
          <table:table-cell office:value-type="string">
            <text:p>愛媛</text:p>
          </table:table-cell>
          <table:table-cell office:value-type="string">
            <text:p>明徳義塾</text:p>
          </table:table-cell>
          <table:table-cell office:value-type="string">
            <text:p>済美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office:value-type="string">
            <text:p>香川</text:p>
          </table:table-cell>
          <table:table-cell office:value-type="string">
            <text:p>高知</text:p>
          </table:table-cell>
          <table:table-cell office:value-type="string">
            <text:p>英明</text:p>
          </table:table-cell>
          <table:table-cell office:value-type="string">
            <text:p>中村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office:value-type="string">
            <text:p>高知</text:p>
          </table:table-cell>
          <table:table-cell office:value-type="string">
            <text:p>愛媛</text:p>
          </table:table-cell>
          <table:table-cell office:value-type="string">
            <text:p>明徳義塾</text:p>
          </table:table-cell>
          <table:table-cell office:value-type="string">
            <text:p>宇和島東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office:value-type="string">
            <text:p>愛媛</text:p>
          </table:table-cell>
          <table:table-cell office:value-type="string">
            <text:p>徳島</text:p>
          </table:table-cell>
          <table:table-cell office:value-type="string">
            <text:p>済美</text:p>
          </table:table-cell>
          <table:table-cell office:value-type="string">
            <text:p>生光学園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office:value-type="string">
            <text:p>愛媛</text:p>
          </table:table-cell>
          <table:table-cell office:value-type="string">
            <text:p>香川</text:p>
          </table:table-cell>
          <table:table-cell office:value-type="string">
            <text:p>帝京五</text:p>
          </table:table-cell>
          <table:table-cell office:value-type="string">
            <text:p>高松商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香川</text:p>
          </table:table-cell>
          <table:table-cell office:value-type="string">
            <text:p>徳島</text:p>
          </table:table-cell>
          <table:table-cell office:value-type="string">
            <text:p>英明</text:p>
          </table:table-cell>
          <table:table-cell office:value-type="string">
            <text:p>鳴門渦潮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愛媛</text:p>
          </table:table-cell>
          <table:table-cell office:value-type="string">
            <text:p>高知</text:p>
          </table:table-cell>
          <table:table-cell office:value-type="string">
            <text:p>帝京五</text:p>
          </table:table-cell>
          <table:table-cell office:value-type="string">
            <text:p>岡豊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高知</text:p>
          </table:table-cell>
          <table:table-cell office:value-type="string">
            <text:p>徳島</text:p>
          </table:table-cell>
          <table:table-cell office:value-type="string">
            <text:p>明徳義塾</text:p>
          </table:table-cell>
          <table:table-cell office:value-type="string">
            <text:p>徳島北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愛媛</text:p>
          </table:table-cell>
          <table:table-cell office:value-type="string">
            <text:p>香川</text:p>
          </table:table-cell>
          <table:table-cell office:value-type="string">
            <text:p>済美</text:p>
          </table:table-cell>
          <table:table-cell office:value-type="string">
            <text:p>坂出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決勝</text:p>
          </table:table-cell>
          <table:table-cell table:number-columns-repeated="2" office:value-type="string">
            <text:p>福岡</text:p>
          </table:table-cell>
          <table:table-cell office:value-type="string">
            <text:p>福岡大大濠</text:p>
          </table:table-cell>
          <table:table-cell office:value-type="string">
            <text:p>東海大福岡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office:value-type="string">
            <text:p>福岡</text:p>
          </table:table-cell>
          <table:table-cell office:value-type="string">
            <text:p>熊本</text:p>
          </table:table-cell>
          <table:table-cell office:value-type="string">
            <text:p>東海大福岡</text:p>
          </table:table-cell>
          <table:table-cell office:value-type="string">
            <text:p>熊本工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35">
            <text:p>235</text:p>
          </table:table-cell>
          <table:table-cell/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office:value-type="string">
            <text:p>福岡</text:p>
          </table:table-cell>
          <table:table-cell office:value-type="string">
            <text:p>熊本</text:p>
          </table:table-cell>
          <table:table-cell office:value-type="string">
            <text:p>福岡大大濠</text:p>
          </table:table-cell>
          <table:table-cell office:value-type="string">
            <text:p>秀岳館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熊本</text:p>
          </table:table-cell>
          <table:table-cell office:value-type="string">
            <text:p>佐賀</text:p>
          </table:table-cell>
          <table:table-cell office:value-type="string">
            <text:p>熊本工</text:p>
          </table:table-cell>
          <table:table-cell office:value-type="string">
            <text:p>佐賀商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熊本</text:p>
          </table:table-cell>
          <table:table-cell office:value-type="string">
            <text:p>宮崎</text:p>
          </table:table-cell>
          <table:table-cell office:value-type="string">
            <text:p>秀岳館</text:p>
          </table:table-cell>
          <table:table-cell office:value-type="string">
            <text:p>鵬翔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福岡</text:p>
          </table:table-cell>
          <table:table-cell office:value-type="string">
            <text:p>鹿児島</text:p>
          </table:table-cell>
          <table:table-cell office:value-type="string">
            <text:p>東海大福岡</text:p>
          </table:table-cell>
          <table:table-cell office:value-type="string">
            <text:p>れいめい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福岡</text:p>
          </table:table-cell>
          <table:table-cell office:value-type="string">
            <text:p>鹿児島</text:p>
          </table:table-cell>
          <table:table-cell office:value-type="string">
            <text:p>福岡大大濠</text:p>
          </table:table-cell>
          <table:table-cell office:value-type="string">
            <text:p>鹿児島実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鹿児島</text:p>
          </table:table-cell>
          <table:table-cell office:value-type="string">
            <text:p>宮崎</text:p>
          </table:table-cell>
          <table:table-cell office:value-type="string">
            <text:p>れいめい</text:p>
          </table:table-cell>
          <table:table-cell office:value-type="string">
            <text:p>高千穂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鹿児島</text:p>
          </table:table-cell>
          <table:table-cell office:value-type="string">
            <text:p>佐賀</text:p>
          </table:table-cell>
          <table:table-cell office:value-type="string">
            <text:p>鹿児島実</text:p>
          </table:table-cell>
          <table:table-cell office:value-type="string">
            <text:p>佐賀北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熊本</text:p>
          </table:table-cell>
          <table:table-cell office:value-type="string">
            <text:p>沖縄</text:p>
          </table:table-cell>
          <table:table-cell office:value-type="string">
            <text:p>熊本工</text:p>
          </table:table-cell>
          <table:table-cell office:value-type="string">
            <text:p>美来工科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大分</text:p>
          </table:table-cell>
          <table:table-cell office:value-type="string">
            <text:p>東海大福岡</text:p>
          </table:table-cell>
          <table:table-cell office:value-type="string">
            <text:p>明豊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熊本</text:p>
          </table:table-cell>
          <table:table-cell office:value-type="string">
            <text:p>長崎</text:p>
          </table:table-cell>
          <table:table-cell office:value-type="string">
            <text:p>秀岳館</text:p>
          </table:table-cell>
          <table:table-cell office:value-type="string">
            <text:p>長崎東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宮崎</text:p>
          </table:table-cell>
          <table:table-cell office:value-type="string">
            <text:p>大分</text:p>
          </table:table-cell>
          <table:table-cell office:value-type="string">
            <text:p>鵬翔</text:p>
          </table:table-cell>
          <table:table-cell office:value-type="string">
            <text:p>杵築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佐賀</text:p>
          </table:table-cell>
          <table:table-cell office:value-type="string">
            <text:p>長崎</text:p>
          </table:table-cell>
          <table:table-cell office:value-type="string">
            <text:p>佐賀商</text:p>
          </table:table-cell>
          <table:table-cell office:value-type="string">
            <text:p>長崎日大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大分</text:p>
          </table:table-cell>
          <table:table-cell office:value-type="string">
            <text:p>福岡大大濠</text:p>
          </table:table-cell>
          <table:table-cell office:value-type="string">
            <text:p>大分商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佐賀</text:p>
          </table:table-cell>
          <table:table-cell office:value-type="string">
            <text:p>大分</text:p>
          </table:table-cell>
          <table:table-cell office:value-type="string">
            <text:p>佐賀商</text:p>
          </table:table-cell>
          <table:table-cell office:value-type="string">
            <text:p>大分西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大分</text:p>
          </table:table-cell>
          <table:table-cell office:value-type="string">
            <text:p>沖縄</text:p>
          </table:table-cell>
          <table:table-cell office:value-type="string">
            <text:p>大分商</text:p>
          </table:table-cell>
          <table:table-cell office:value-type="string">
            <text:p>興南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決勝</text:p>
          </table:table-cell>
          <table:table-cell table:number-columns-repeated="2" office:value-type="string">
            <text:p>東京</text:p>
          </table:table-cell>
          <table:table-cell office:value-type="string">
            <text:p>早稲田実</text:p>
          </table:table-cell>
          <table:table-cell office:value-type="string">
            <text:p>日大三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決勝</text:p>
          </table:table-cell>
          <table:table-cell table:number-columns-repeated="2" office:value-type="string">
            <text:p>東京</text:p>
          </table:table-cell>
          <table:table-cell office:value-type="string">
            <text:p>早稲田実</text:p>
          </table:table-cell>
          <table:table-cell office:value-type="string">
            <text:p>国士舘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21">
            <text:p>121</text:p>
          </table:table-cell>
          <table:table-cell/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決勝</text:p>
          </table:table-cell>
          <table:table-cell table:number-columns-repeated="2" office:value-type="string">
            <text:p>東京</text:p>
          </table:table-cell>
          <table:table-cell office:value-type="string">
            <text:p>日大三</text:p>
          </table:table-cell>
          <table:table-cell office:value-type="string">
            <text:p>日野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73">
            <text:p>273</text:p>
          </table:table-cell>
          <table:table-cell/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2" office:value-type="string">
            <text:p>東京</text:p>
          </table:table-cell>
          <table:table-cell office:value-type="string">
            <text:p>日野</text:p>
          </table:table-cell>
          <table:table-cell office:value-type="string">
            <text:p>八王子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2" office:value-type="string">
            <text:p>東京</text:p>
          </table:table-cell>
          <table:table-cell office:value-type="string">
            <text:p>日大三</text:p>
          </table:table-cell>
          <table:table-cell office:value-type="string">
            <text:p>早大学院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2" office:value-type="string">
            <text:p>東京</text:p>
          </table:table-cell>
          <table:table-cell office:value-type="string">
            <text:p>早稲田実</text:p>
          </table:table-cell>
          <table:table-cell office:value-type="string">
            <text:p>関東一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2" office:value-type="string">
            <text:p>東京</text:p>
          </table:table-cell>
          <table:table-cell office:value-type="string">
            <text:p>国士舘</text:p>
          </table:table-cell>
          <table:table-cell office:value-type="string">
            <text:p>城西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野</text:p>
          </table:table-cell>
          <table:table-cell office:value-type="string">
            <text:p>東京実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八王子</text:p>
          </table:table-cell>
          <table:table-cell office:value-type="string">
            <text:p>帝京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早大学院</text:p>
          </table:table-cell>
          <table:table-cell office:value-type="string">
            <text:p>東海大高輪台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大三</text:p>
          </table:table-cell>
          <table:table-cell office:value-type="string">
            <text:p>創価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関東一</text:p>
          </table:table-cell>
          <table:table-cell office:value-type="string">
            <text:p>東海大菅生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早稲田実</text:p>
          </table:table-cell>
          <table:table-cell office:value-type="string">
            <text:p>片倉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国士舘</text:p>
          </table:table-cell>
          <table:table-cell office:value-type="string">
            <text:p>明大中野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城西</text:p>
          </table:table-cell>
          <table:table-cell office:value-type="string">
            <text:p>城東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海大菅生</text:p>
          </table:table-cell>
          <table:table-cell office:value-type="string">
            <text:p>高島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関東一</text:p>
          </table:table-cell>
          <table:table-cell office:value-type="string">
            <text:p>武蔵丘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片倉</text:p>
          </table:table-cell>
          <table:table-cell office:value-type="string">
            <text:p>朋優学院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早稲田実</text:p>
          </table:table-cell>
          <table:table-cell office:value-type="string">
            <text:p>日大一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明大中野</text:p>
          </table:table-cell>
          <table:table-cell office:value-type="string">
            <text:p>清瀬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国士舘</text:p>
          </table:table-cell>
          <table:table-cell office:value-type="string">
            <text:p>実践学園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城西</text:p>
          </table:table-cell>
          <table:table-cell office:value-type="string">
            <text:p>堀越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城東</text:p>
          </table:table-cell>
          <table:table-cell office:value-type="string">
            <text:p>錦城学園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京実</text:p>
          </table:table-cell>
          <table:table-cell office:value-type="string">
            <text:p>修徳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野</text:p>
          </table:table-cell>
          <table:table-cell office:value-type="string">
            <text:p>豊多摩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八王子</text:p>
          </table:table-cell>
          <table:table-cell office:value-type="string">
            <text:p>雪谷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帝京</text:p>
          </table:table-cell>
          <table:table-cell office:value-type="string">
            <text:p>二松学舎大付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早大学院</text:p>
          </table:table-cell>
          <table:table-cell office:value-type="string">
            <text:p>昭和一学園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海大高輪台</text:p>
          </table:table-cell>
          <table:table-cell office:value-type="string">
            <text:p>文京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大三</text:p>
          </table:table-cell>
          <table:table-cell office:value-type="string">
            <text:p>東大和南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創価</text:p>
          </table:table-cell>
          <table:table-cell office:value-type="string">
            <text:p>日本ウェルネス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京実</text:p>
          </table:table-cell>
          <table:table-cell office:value-type="string">
            <text:p>成立学園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二松学舎大付</text:p>
          </table:table-cell>
          <table:table-cell office:value-type="string">
            <text:p>日大二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帝京</text:p>
          </table:table-cell>
          <table:table-cell office:value-type="string">
            <text:p>錦城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本ウェルネス</text:p>
          </table:table-cell>
          <table:table-cell office:value-type="string">
            <text:p>大島・八丈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明大中野</text:p>
          </table:table-cell>
          <table:table-cell office:value-type="string">
            <text:p>武蔵村山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国士舘</text:p>
          </table:table-cell>
          <table:table-cell office:value-type="string">
            <text:p>岩倉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城西</text:p>
          </table:table-cell>
          <table:table-cell office:value-type="string">
            <text:p>淵江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城東</text:p>
          </table:table-cell>
          <table:table-cell office:value-type="string">
            <text:p>東亜学園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清瀬</text:p>
          </table:table-cell>
          <table:table-cell office:value-type="string">
            <text:p>専大付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実践学園</text:p>
          </table:table-cell>
          <table:table-cell office:value-type="string">
            <text:p>荒川工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堀越</text:p>
          </table:table-cell>
          <table:table-cell office:value-type="string">
            <text:p>目白研心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錦城学園</text:p>
          </table:table-cell>
          <table:table-cell office:value-type="string">
            <text:p>桐朋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修徳</text:p>
          </table:table-cell>
          <table:table-cell office:value-type="string">
            <text:p>桜美林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野</text:p>
          </table:table-cell>
          <table:table-cell office:value-type="string">
            <text:p>日大鶴ヶ丘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雪谷</text:p>
          </table:table-cell>
          <table:table-cell office:value-type="string">
            <text:p>佼成学園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海大高輪台</text:p>
          </table:table-cell>
          <table:table-cell office:value-type="string">
            <text:p>郁文館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関東一</text:p>
          </table:table-cell>
          <table:table-cell office:value-type="string">
            <text:p>法政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豊多摩</text:p>
          </table:table-cell>
          <table:table-cell office:value-type="string">
            <text:p>府中工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八王子</text:p>
          </table:table-cell>
          <table:table-cell office:value-type="string">
            <text:p>明大中野八王子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早大学院</text:p>
          </table:table-cell>
          <table:table-cell office:value-type="string">
            <text:p>駿台学園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文京</text:p>
          </table:table-cell>
          <table:table-cell office:value-type="string">
            <text:p>安田学園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朋優学院</text:p>
          </table:table-cell>
          <table:table-cell office:value-type="string">
            <text:p>目黒学院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昭和一学園</text:p>
          </table:table-cell>
          <table:table-cell office:value-type="string">
            <text:p>田無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大三</text:p>
          </table:table-cell>
          <table:table-cell office:value-type="string">
            <text:p>駒大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海大菅生</text:p>
          </table:table-cell>
          <table:table-cell office:value-type="string">
            <text:p>大成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武蔵丘</text:p>
          </table:table-cell>
          <table:table-cell office:value-type="string">
            <text:p>昭和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大一</text:p>
          </table:table-cell>
          <table:table-cell office:value-type="string">
            <text:p>明星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大和南</text:p>
          </table:table-cell>
          <table:table-cell office:value-type="string">
            <text:p>戸山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創価</text:p>
          </table:table-cell>
          <table:table-cell office:value-type="string">
            <text:p>江戸川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高島</text:p>
          </table:table-cell>
          <table:table-cell office:value-type="string">
            <text:p>三鷹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片倉</text:p>
          </table:table-cell>
          <table:table-cell office:value-type="string">
            <text:p>日大桜丘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6-17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早稲田実</text:p>
          </table:table-cell>
          <table:table-cell office:value-type="string">
            <text:p>日本学園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栃木</text:p>
          </table:table-cell>
          <table:table-cell office:value-type="string">
            <text:p>北海道</text:p>
          </table:table-cell>
          <table:table-cell office:value-type="string">
            <text:p>作新学院</text:p>
          </table:table-cell>
          <table:table-cell office:value-type="string">
            <text:p>北海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栃木</text:p>
          </table:table-cell>
          <table:table-cell office:value-type="string">
            <text:p>高知</text:p>
          </table:table-cell>
          <table:table-cell office:value-type="string">
            <text:p>作新学院</text:p>
          </table:table-cell>
          <table:table-cell office:value-type="string">
            <text:p>明徳義塾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北海道</text:p>
          </table:table-cell>
          <table:table-cell office:value-type="string">
            <text:p>熊本</text:p>
          </table:table-cell>
          <table:table-cell office:value-type="string">
            <text:p>北海</text:p>
          </table:table-cell>
          <table:table-cell office:value-type="string">
            <text:p>秀岳館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熊本</text:p>
          </table:table-cell>
          <table:table-cell office:value-type="string">
            <text:p>茨城</text:p>
          </table:table-cell>
          <table:table-cell office:value-type="string">
            <text:p>秀岳館</text:p>
          </table:table-cell>
          <table:table-cell office:value-type="string">
            <text:p>常総学院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高知</text:p>
          </table:table-cell>
          <table:table-cell office:value-type="string">
            <text:p>徳島</text:p>
          </table:table-cell>
          <table:table-cell office:value-type="string">
            <text:p>明徳義塾</text:p>
          </table:table-cell>
          <table:table-cell office:value-type="string">
            <text:p>鳴門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北海道</text:p>
          </table:table-cell>
          <table:table-cell office:value-type="string">
            <text:p>福島</text:p>
          </table:table-cell>
          <table:table-cell office:value-type="string">
            <text:p>北海</text:p>
          </table:table-cell>
          <table:table-cell office:value-type="string">
            <text:p>聖光学院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栃木</text:p>
          </table:table-cell>
          <table:table-cell office:value-type="string">
            <text:p>千葉</text:p>
          </table:table-cell>
          <table:table-cell office:value-type="string">
            <text:p>作新学院</text:p>
          </table:table-cell>
          <table:table-cell office:value-type="string">
            <text:p>木更津総合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高知</text:p>
          </table:table-cell>
          <table:table-cell office:value-type="string">
            <text:p>沖縄</text:p>
          </table:table-cell>
          <table:table-cell office:value-type="string">
            <text:p>明徳義塾</text:p>
          </table:table-cell>
          <table:table-cell office:value-type="string">
            <text:p>嘉手納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熊本</text:p>
          </table:table-cell>
          <table:table-cell office:value-type="string">
            <text:p>三重</text:p>
          </table:table-cell>
          <table:table-cell office:value-type="string">
            <text:p>秀岳館</text:p>
          </table:table-cell>
          <table:table-cell office:value-type="string">
            <text:p>いなべ総合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徳島</text:p>
          </table:table-cell>
          <table:table-cell office:value-type="string">
            <text:p>岩手</text:p>
          </table:table-cell>
          <table:table-cell office:value-type="string">
            <text:p>鳴門</text:p>
          </table:table-cell>
          <table:table-cell office:value-type="string">
            <text:p>盛岡大付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茨城</text:p>
          </table:table-cell>
          <table:table-cell office:value-type="string">
            <text:p>大阪</text:p>
          </table:table-cell>
          <table:table-cell office:value-type="string">
            <text:p>常総学院</text:p>
          </table:table-cell>
          <table:table-cell office:value-type="string">
            <text:p>履正社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福島</text:p>
          </table:table-cell>
          <table:table-cell office:value-type="string">
            <text:p>愛知</text:p>
          </table:table-cell>
          <table:table-cell office:value-type="string">
            <text:p>聖光学院</text:p>
          </table:table-cell>
          <table:table-cell office:value-type="string">
            <text:p>東邦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栃木</text:p>
          </table:table-cell>
          <table:table-cell office:value-type="string">
            <text:p>埼玉</text:p>
          </table:table-cell>
          <table:table-cell office:value-type="string">
            <text:p>作新学院</text:p>
          </table:table-cell>
          <table:table-cell office:value-type="string">
            <text:p>花咲徳栄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千葉</text:p>
          </table:table-cell>
          <table:table-cell office:value-type="string">
            <text:p>広島</text:p>
          </table:table-cell>
          <table:table-cell office:value-type="string">
            <text:p>木更津総合</text:p>
          </table:table-cell>
          <table:table-cell office:value-type="string">
            <text:p>広島新庄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北海道</text:p>
          </table:table-cell>
          <table:table-cell office:value-type="string">
            <text:p>宮崎</text:p>
          </table:table-cell>
          <table:table-cell office:value-type="string">
            <text:p>北海</text:p>
          </table:table-cell>
          <table:table-cell office:value-type="string">
            <text:p>日南学園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沖縄</text:p>
          </table:table-cell>
          <table:table-cell office:value-type="string">
            <text:p>群馬</text:p>
          </table:table-cell>
          <table:table-cell office:value-type="string">
            <text:p>嘉手納</text:p>
          </table:table-cell>
          <table:table-cell office:value-type="string">
            <text:p>前橋育英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北海道</text:p>
          </table:table-cell>
          <table:table-cell office:value-type="string">
            <text:p>聖光学院</text:p>
          </table:table-cell>
          <table:table-cell office:value-type="string">
            <text:p>クラーク国際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北海道</text:p>
          </table:table-cell>
          <table:table-cell office:value-type="string">
            <text:p>愛媛</text:p>
          </table:table-cell>
          <table:table-cell office:value-type="string">
            <text:p>北海</text:p>
          </table:table-cell>
          <table:table-cell office:value-type="string">
            <text:p>松山聖陵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栃木</text:p>
          </table:table-cell>
          <table:table-cell office:value-type="string">
            <text:p>香川</text:p>
          </table:table-cell>
          <table:table-cell office:value-type="string">
            <text:p>作新学院</text:p>
          </table:table-cell>
          <table:table-cell office:value-type="string">
            <text:p>尽誠学園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熊本</text:p>
          </table:table-cell>
          <table:table-cell office:value-type="string">
            <text:p>静岡</text:p>
          </table:table-cell>
          <table:table-cell office:value-type="string">
            <text:p>秀岳館</text:p>
          </table:table-cell>
          <table:table-cell office:value-type="string">
            <text:p>常葉菊川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千葉</text:p>
          </table:table-cell>
          <table:table-cell office:value-type="string">
            <text:p>佐賀</text:p>
          </table:table-cell>
          <table:table-cell office:value-type="string">
            <text:p>木更津総合</text:p>
          </table:table-cell>
          <table:table-cell office:value-type="string">
            <text:p>唐津商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高知</text:p>
          </table:table-cell>
          <table:table-cell office:value-type="string">
            <text:p>鳥取</text:p>
          </table:table-cell>
          <table:table-cell office:value-type="string">
            <text:p>明徳義塾</text:p>
          </table:table-cell>
          <table:table-cell office:value-type="string">
            <text:p>境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岡山</text:p>
          </table:table-cell>
          <table:table-cell office:value-type="string">
            <text:p>盛岡大付</text:p>
          </table:table-cell>
          <table:table-cell office:value-type="string">
            <text:p>創志学園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徳島</text:p>
          </table:table-cell>
          <table:table-cell office:value-type="string">
            <text:p>奈良</text:p>
          </table:table-cell>
          <table:table-cell office:value-type="string">
            <text:p>鳴門</text:p>
          </table:table-cell>
          <table:table-cell office:value-type="string">
            <text:p>智弁学園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茨城</text:p>
          </table:table-cell>
          <table:table-cell office:value-type="string">
            <text:p>岐阜</text:p>
          </table:table-cell>
          <table:table-cell office:value-type="string">
            <text:p>常総学院</text:p>
          </table:table-cell>
          <table:table-cell office:value-type="string">
            <text:p>中京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愛知</text:p>
          </table:table-cell>
          <table:table-cell office:value-type="string">
            <text:p>青森</text:p>
          </table:table-cell>
          <table:table-cell office:value-type="string">
            <text:p>東邦</text:p>
          </table:table-cell>
          <table:table-cell office:value-type="string">
            <text:p>八戸学院光星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大阪</text:p>
          </table:table-cell>
          <table:table-cell office:value-type="string">
            <text:p>神奈川</text:p>
          </table:table-cell>
          <table:table-cell office:value-type="string">
            <text:p>履正社</text:p>
          </table:table-cell>
          <table:table-cell office:value-type="string">
            <text:p>横浜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三重</text:p>
          </table:table-cell>
          <table:table-cell office:value-type="string">
            <text:p>山梨</text:p>
          </table:table-cell>
          <table:table-cell office:value-type="string">
            <text:p>いなべ総合</text:p>
          </table:table-cell>
          <table:table-cell office:value-type="string">
            <text:p>山梨学院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宮崎</text:p>
          </table:table-cell>
          <table:table-cell office:value-type="string">
            <text:p>和歌山</text:p>
          </table:table-cell>
          <table:table-cell office:value-type="string">
            <text:p>日南学園</text:p>
          </table:table-cell>
          <table:table-cell office:value-type="string">
            <text:p>市和歌山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埼玉</text:p>
          </table:table-cell>
          <table:table-cell office:value-type="string">
            <text:p>鹿児島</text:p>
          </table:table-cell>
          <table:table-cell office:value-type="string">
            <text:p>花咲徳栄</text:p>
          </table:table-cell>
          <table:table-cell office:value-type="string">
            <text:p>樟南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広島</text:p>
          </table:table-cell>
          <table:table-cell office:value-type="string">
            <text:p>富山</text:p>
          </table:table-cell>
          <table:table-cell office:value-type="string">
            <text:p>広島新庄</text:p>
          </table:table-cell>
          <table:table-cell office:value-type="string">
            <text:p>富山第一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徳島</text:p>
          </table:table-cell>
          <table:table-cell office:value-type="string">
            <text:p>長野</text:p>
          </table:table-cell>
          <table:table-cell office:value-type="string">
            <text:p>鳴門</text:p>
          </table:table-cell>
          <table:table-cell office:value-type="string">
            <text:p>佐久長聖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奈良</text:p>
          </table:table-cell>
          <table:table-cell office:value-type="string">
            <text:p>島根</text:p>
          </table:table-cell>
          <table:table-cell office:value-type="string">
            <text:p>智弁学園</text:p>
          </table:table-cell>
          <table:table-cell office:value-type="string">
            <text:p>出雲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岩手</text:p>
          </table:table-cell>
          <table:table-cell office:value-type="string">
            <text:p>福岡</text:p>
          </table:table-cell>
          <table:table-cell office:value-type="string">
            <text:p>盛岡大付</text:p>
          </table:table-cell>
          <table:table-cell office:value-type="string">
            <text:p>九州国際大付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三重</text:p>
          </table:table-cell>
          <table:table-cell office:value-type="string">
            <text:p>山形</text:p>
          </table:table-cell>
          <table:table-cell office:value-type="string">
            <text:p>いなべ総合</text:p>
          </table:table-cell>
          <table:table-cell office:value-type="string">
            <text:p>鶴岡東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岐阜</text:p>
          </table:table-cell>
          <table:table-cell office:value-type="string">
            <text:p>大分</text:p>
          </table:table-cell>
          <table:table-cell office:value-type="string">
            <text:p>中京</text:p>
          </table:table-cell>
          <table:table-cell office:value-type="string">
            <text:p>大分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山口</text:p>
          </table:table-cell>
          <table:table-cell office:value-type="string">
            <text:p>履正社</text:p>
          </table:table-cell>
          <table:table-cell office:value-type="string">
            <text:p>高川学園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愛知</text:p>
          </table:table-cell>
          <table:table-cell office:value-type="string">
            <text:p>福井</text:p>
          </table:table-cell>
          <table:table-cell office:value-type="string">
            <text:p>東邦</text:p>
          </table:table-cell>
          <table:table-cell office:value-type="string">
            <text:p>北陸</text:p>
          </table:table-cell>
          <table:table-cell office:value-type="float" office:value="19">
            <text:p>19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青森</text:p>
          </table:table-cell>
          <table:table-cell office:value-type="string">
            <text:p>兵庫</text:p>
          </table:table-cell>
          <table:table-cell office:value-type="string">
            <text:p>八戸学院光星</text:p>
          </table:table-cell>
          <table:table-cell office:value-type="string">
            <text:p>市尼崎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山梨</text:p>
          </table:table-cell>
          <table:table-cell office:value-type="string">
            <text:p>長崎</text:p>
          </table:table-cell>
          <table:table-cell office:value-type="string">
            <text:p>山梨学院</text:p>
          </table:table-cell>
          <table:table-cell office:value-type="string">
            <text:p>長崎商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神奈川</text:p>
          </table:table-cell>
          <table:table-cell office:value-type="string">
            <text:p>宮城</text:p>
          </table:table-cell>
          <table:table-cell office:value-type="string">
            <text:p>横浜</text:p>
          </table:table-cell>
          <table:table-cell office:value-type="string">
            <text:p>東北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茨城</text:p>
          </table:table-cell>
          <table:table-cell office:value-type="string">
            <text:p>滋賀</text:p>
          </table:table-cell>
          <table:table-cell office:value-type="string">
            <text:p>常総学院</text:p>
          </table:table-cell>
          <table:table-cell office:value-type="string">
            <text:p>近江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東京</text:p>
          </table:table-cell>
          <table:table-cell office:value-type="string">
            <text:p>広島新庄</text:p>
          </table:table-cell>
          <table:table-cell office:value-type="string">
            <text:p>関東一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鹿児島</text:p>
          </table:table-cell>
          <table:table-cell office:value-type="string">
            <text:p>京都</text:p>
          </table:table-cell>
          <table:table-cell office:value-type="string">
            <text:p>樟南</text:p>
          </table:table-cell>
          <table:table-cell office:value-type="string">
            <text:p>京都翔英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和歌山</text:p>
          </table:table-cell>
          <table:table-cell office:value-type="string">
            <text:p>石川</text:p>
          </table:table-cell>
          <table:table-cell office:value-type="string">
            <text:p>市和歌山</text:p>
          </table:table-cell>
          <table:table-cell office:value-type="string">
            <text:p>星稜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埼玉</text:p>
          </table:table-cell>
          <table:table-cell office:value-type="string">
            <text:p>秋田</text:p>
          </table:table-cell>
          <table:table-cell office:value-type="string">
            <text:p>花咲徳栄</text:p>
          </table:table-cell>
          <table:table-cell office:value-type="string">
            <text:p>大曲工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宮崎</text:p>
          </table:table-cell>
          <table:table-cell office:value-type="string">
            <text:p>東京</text:p>
          </table:table-cell>
          <table:table-cell office:value-type="string">
            <text:p>日南学園</text:p>
          </table:table-cell>
          <table:table-cell office:value-type="string">
            <text:p>八王子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富山</text:p>
          </table:table-cell>
          <table:table-cell office:value-type="string">
            <text:p>新潟</text:p>
          </table:table-cell>
          <table:table-cell office:value-type="string">
            <text:p>富山第一</text:p>
          </table:table-cell>
          <table:table-cell office:value-type="string">
            <text:p>中越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大谷</text:p>
          </table:table-cell>
          <table:table-cell office:value-type="string">
            <text:p>北海道栄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247">
            <text:p>247</text:p>
          </table:table-cell>
          <table:table-cell office:value-type="float" office:value="229">
            <text:p>229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大谷</text:p>
          </table:table-cell>
          <table:table-cell office:value-type="string">
            <text:p>白樺学園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道栄</text:p>
          </table:table-cell>
          <table:table-cell office:value-type="string">
            <text:p>東海大札幌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大谷</text:p>
          </table:table-cell>
          <table:table-cell office:value-type="string">
            <text:p>札幌第一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東海大札幌</text:p>
          </table:table-cell>
          <table:table-cell office:value-type="string">
            <text:p>函館工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道栄</text:p>
          </table:table-cell>
          <table:table-cell office:value-type="string">
            <text:p>釧路江南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白樺学園</text:p>
          </table:table-cell>
          <table:table-cell office:value-type="string">
            <text:p>駒大苫小牧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大谷</text:p>
          </table:table-cell>
          <table:table-cell office:value-type="string">
            <text:p>立命館慶祥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稚内大谷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ラ・サール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白樺学園</text:p>
          </table:table-cell>
          <table:table-cell office:value-type="string">
            <text:p>北照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東海大札幌</text:p>
          </table:table-cell>
          <table:table-cell office:value-type="string">
            <text:p>札幌日大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釧路江南</text:p>
          </table:table-cell>
          <table:table-cell office:value-type="string">
            <text:p>旭川西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函館工</text:p>
          </table:table-cell>
          <table:table-cell office:value-type="string">
            <text:p>クラーク国際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道栄</text:p>
          </table:table-cell>
          <table:table-cell office:value-type="string">
            <text:p>遠軽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決勝</text:p>
          </table:table-cell>
          <table:table-cell table:number-columns-repeated="2" office:value-type="string">
            <text:p>宮城</text:p>
          </table:table-cell>
          <table:table-cell office:value-type="string">
            <text:p>東北</text:p>
          </table:table-cell>
          <table:table-cell office:value-type="string">
            <text:p>東陵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76">
            <text:p>76</text:p>
          </table:table-cell>
          <table:table-cell office:value-type="float" office:value="161">
            <text:p>161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office:value-type="string">
            <text:p>宮城</text:p>
          </table:table-cell>
          <table:table-cell office:value-type="string">
            <text:p>岩手</text:p>
          </table:table-cell>
          <table:table-cell office:value-type="string">
            <text:p>東陵</text:p>
          </table:table-cell>
          <table:table-cell office:value-type="string">
            <text:p>花巻東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table:number-columns-repeated="2" office:value-type="string">
            <text:p>宮城</text:p>
          </table:table-cell>
          <table:table-cell office:value-type="string">
            <text:p>東北</text:p>
          </table:table-cell>
          <table:table-cell office:value-type="string">
            <text:p>仙台育英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宮城</text:p>
          </table:table-cell>
          <table:table-cell office:value-type="string">
            <text:p>青森</text:p>
          </table:table-cell>
          <table:table-cell office:value-type="string">
            <text:p>東陵</text:p>
          </table:table-cell>
          <table:table-cell office:value-type="string">
            <text:p>八戸工大一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宮城</text:p>
          </table:table-cell>
          <table:table-cell office:value-type="string">
            <text:p>山形</text:p>
          </table:table-cell>
          <table:table-cell office:value-type="string">
            <text:p>東北</text:p>
          </table:table-cell>
          <table:table-cell office:value-type="string">
            <text:p>九里学園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岩手</text:p>
          </table:table-cell>
          <table:table-cell office:value-type="string">
            <text:p>福島</text:p>
          </table:table-cell>
          <table:table-cell office:value-type="string">
            <text:p>花巻東</text:p>
          </table:table-cell>
          <table:table-cell office:value-type="string">
            <text:p>聖光学院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宮城</text:p>
          </table:table-cell>
          <table:table-cell office:value-type="string">
            <text:p>秋田</text:p>
          </table:table-cell>
          <table:table-cell office:value-type="string">
            <text:p>仙台育英</text:p>
          </table:table-cell>
          <table:table-cell office:value-type="string">
            <text:p>明桜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秋田</text:p>
          </table:table-cell>
          <table:table-cell office:value-type="string">
            <text:p>聖光学院</text:p>
          </table:table-cell>
          <table:table-cell office:value-type="string">
            <text:p>能代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山形</text:p>
          </table:table-cell>
          <table:table-cell office:value-type="string">
            <text:p>花巻東</text:p>
          </table:table-cell>
          <table:table-cell office:value-type="string">
            <text:p>酒田南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岩手</text:p>
          </table:table-cell>
          <table:table-cell office:value-type="string">
            <text:p>東北</text:p>
          </table:table-cell>
          <table:table-cell office:value-type="string">
            <text:p>一関学院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山形</text:p>
          </table:table-cell>
          <table:table-cell office:value-type="string">
            <text:p>福島</text:p>
          </table:table-cell>
          <table:table-cell office:value-type="string">
            <text:p>九里学園</text:p>
          </table:table-cell>
          <table:table-cell office:value-type="string">
            <text:p>磐城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秋田</text:p>
          </table:table-cell>
          <table:table-cell office:value-type="string">
            <text:p>山形</text:p>
          </table:table-cell>
          <table:table-cell office:value-type="string">
            <text:p>明桜</text:p>
          </table:table-cell>
          <table:table-cell office:value-type="string">
            <text:p>東海大山形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青森</text:p>
          </table:table-cell>
          <table:table-cell office:value-type="string">
            <text:p>仙台育英</text:p>
          </table:table-cell>
          <table:table-cell office:value-type="string">
            <text:p>八戸西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福島</text:p>
          </table:table-cell>
          <table:table-cell office:value-type="string">
            <text:p>八戸工大一</text:p>
          </table:table-cell>
          <table:table-cell office:value-type="string">
            <text:p>光南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青森</text:p>
          </table:table-cell>
          <table:table-cell office:value-type="string">
            <text:p>東陵</text:p>
          </table:table-cell>
          <table:table-cell office:value-type="string">
            <text:p>聖愛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青森</text:p>
          </table:table-cell>
          <table:table-cell office:value-type="string">
            <text:p>岩手</text:p>
          </table:table-cell>
          <table:table-cell office:value-type="string">
            <text:p>八戸工大一</text:p>
          </table:table-cell>
          <table:table-cell office:value-type="string">
            <text:p>盛岡大付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宮城</text:p>
          </table:table-cell>
          <table:table-cell office:value-type="string">
            <text:p>秋田</text:p>
          </table:table-cell>
          <table:table-cell office:value-type="string">
            <text:p>仙台育英</text:p>
          </table:table-cell>
          <table:table-cell office:value-type="string">
            <text:p>大曲工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決勝</text:p>
          </table:table-cell>
          <table:table-cell office:value-type="string">
            <text:p>群馬</text:p>
          </table:table-cell>
          <table:table-cell office:value-type="string">
            <text:p>神奈川</text:p>
          </table:table-cell>
          <table:table-cell office:value-type="string">
            <text:p>前橋育英</text:p>
          </table:table-cell>
          <table:table-cell office:value-type="string">
            <text:p>横浜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群馬</text:p>
          </table:table-cell>
          <table:table-cell office:value-type="string">
            <text:p>東京</text:p>
          </table:table-cell>
          <table:table-cell office:value-type="string">
            <text:p>前橋育英</text:p>
          </table:table-cell>
          <table:table-cell office:value-type="string">
            <text:p>関東一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神奈川</text:p>
          </table:table-cell>
          <table:table-cell office:value-type="string">
            <text:p>山梨</text:p>
          </table:table-cell>
          <table:table-cell office:value-type="string">
            <text:p>横浜</text:p>
          </table:table-cell>
          <table:table-cell office:value-type="string">
            <text:p>日本航空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神奈川</text:p>
          </table:table-cell>
          <table:table-cell office:value-type="string">
            <text:p>千葉</text:p>
          </table:table-cell>
          <table:table-cell office:value-type="string">
            <text:p>横浜</text:p>
          </table:table-cell>
          <table:table-cell office:value-type="string">
            <text:p>千葉黎明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山梨</text:p>
          </table:table-cell>
          <table:table-cell office:value-type="string">
            <text:p>栃木</text:p>
          </table:table-cell>
          <table:table-cell office:value-type="string">
            <text:p>日本航空</text:p>
          </table:table-cell>
          <table:table-cell office:value-type="string">
            <text:p>文星芸大付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東京</text:p>
          </table:table-cell>
          <table:table-cell office:value-type="string">
            <text:p>千葉</text:p>
          </table:table-cell>
          <table:table-cell office:value-type="string">
            <text:p>関東一</text:p>
          </table:table-cell>
          <table:table-cell office:value-type="string">
            <text:p>東海大市原望洋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群馬</text:p>
          </table:table-cell>
          <table:table-cell office:value-type="string">
            <text:p>埼玉</text:p>
          </table:table-cell>
          <table:table-cell office:value-type="string">
            <text:p>前橋育英</text:p>
          </table:table-cell>
          <table:table-cell office:value-type="string">
            <text:p>花咲徳栄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東京</text:p>
          </table:table-cell>
          <table:table-cell office:value-type="string">
            <text:p>神奈川</text:p>
          </table:table-cell>
          <table:table-cell office:value-type="string">
            <text:p>関東一</text:p>
          </table:table-cell>
          <table:table-cell office:value-type="string">
            <text:p>日大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山梨</text:p>
          </table:table-cell>
          <table:table-cell office:value-type="string">
            <text:p>埼玉</text:p>
          </table:table-cell>
          <table:table-cell office:value-type="string">
            <text:p>日本航空</text:p>
          </table:table-cell>
          <table:table-cell office:value-type="string">
            <text:p>浦和学院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埼玉</text:p>
          </table:table-cell>
          <table:table-cell office:value-type="string">
            <text:p>山梨</text:p>
          </table:table-cell>
          <table:table-cell office:value-type="string">
            <text:p>花咲徳栄</text:p>
          </table:table-cell>
          <table:table-cell office:value-type="string">
            <text:p>東海大甲府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群馬</text:p>
          </table:table-cell>
          <table:table-cell office:value-type="string">
            <text:p>栃木</text:p>
          </table:table-cell>
          <table:table-cell office:value-type="string">
            <text:p>前橋育英</text:p>
          </table:table-cell>
          <table:table-cell office:value-type="string">
            <text:p>青藍泰斗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神奈川</text:p>
          </table:table-cell>
          <table:table-cell office:value-type="string">
            <text:p>群馬</text:p>
          </table:table-cell>
          <table:table-cell office:value-type="string">
            <text:p>横浜</text:p>
          </table:table-cell>
          <table:table-cell office:value-type="string">
            <text:p>健大高崎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千葉</text:p>
          </table:table-cell>
          <table:table-cell office:value-type="string">
            <text:p>茨城</text:p>
          </table:table-cell>
          <table:table-cell office:value-type="string">
            <text:p>千葉黎明</text:p>
          </table:table-cell>
          <table:table-cell office:value-type="string">
            <text:p>常総学院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千葉</text:p>
          </table:table-cell>
          <table:table-cell office:value-type="string">
            <text:p>茨城</text:p>
          </table:table-cell>
          <table:table-cell office:value-type="string">
            <text:p>東海大市原望洋</text:p>
          </table:table-cell>
          <table:table-cell office:value-type="string">
            <text:p>石岡一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栃木</text:p>
          </table:table-cell>
          <table:table-cell office:value-type="string">
            <text:p>東京</text:p>
          </table:table-cell>
          <table:table-cell office:value-type="string">
            <text:p>文星芸大付</text:p>
          </table:table-cell>
          <table:table-cell office:value-type="string">
            <text:p>二松学舎大付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茨城</text:p>
          </table:table-cell>
          <table:table-cell office:value-type="string">
            <text:p>群馬</text:p>
          </table:table-cell>
          <table:table-cell office:value-type="string">
            <text:p>石岡一</text:p>
          </table:table-cell>
          <table:table-cell office:value-type="string">
            <text:p>前橋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東京</text:p>
          </table:table-cell>
          <table:table-cell office:value-type="string">
            <text:p>群馬</text:p>
          </table:table-cell>
          <table:table-cell office:value-type="string">
            <text:p>二松学舎大付</text:p>
          </table:table-cell>
          <table:table-cell office:value-type="string">
            <text:p>前橋工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決勝</text:p>
          </table:table-cell>
          <table:table-cell office:value-type="string">
            <text:p>石川</text:p>
          </table:table-cell>
          <table:table-cell office:value-type="string">
            <text:p>富山</text:p>
          </table:table-cell>
          <table:table-cell office:value-type="string">
            <text:p>星稜</text:p>
          </table:table-cell>
          <table:table-cell office:value-type="string">
            <text:p>高岡商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33">
            <text:p>33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富山</text:p>
          </table:table-cell>
          <table:table-cell office:value-type="string">
            <text:p>新潟</text:p>
          </table:table-cell>
          <table:table-cell office:value-type="string">
            <text:p>高岡商</text:p>
          </table:table-cell>
          <table:table-cell office:value-type="string">
            <text:p>新潟明訓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60">
            <text:p>36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石川</text:p>
          </table:table-cell>
          <table:table-cell office:value-type="string">
            <text:p>富山</text:p>
          </table:table-cell>
          <table:table-cell office:value-type="string">
            <text:p>星稜</text:p>
          </table:table-cell>
          <table:table-cell office:value-type="string">
            <text:p>富山第一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93">
            <text:p>193</text:p>
          </table:table-cell>
          <table:table-cell/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富山</text:p>
          </table:table-cell>
          <table:table-cell office:value-type="string">
            <text:p>福井</text:p>
          </table:table-cell>
          <table:table-cell office:value-type="string">
            <text:p>高岡商</text:p>
          </table:table-cell>
          <table:table-cell office:value-type="string">
            <text:p>福井工大福井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新潟</text:p>
          </table:table-cell>
          <table:table-cell office:value-type="string">
            <text:p>福井</text:p>
          </table:table-cell>
          <table:table-cell office:value-type="string">
            <text:p>新潟明訓</text:p>
          </table:table-cell>
          <table:table-cell office:value-type="string">
            <text:p>啓新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石川</text:p>
          </table:table-cell>
          <table:table-cell office:value-type="string">
            <text:p>福井</text:p>
          </table:table-cell>
          <table:table-cell office:value-type="string">
            <text:p>星稜</text:p>
          </table:table-cell>
          <table:table-cell office:value-type="string">
            <text:p>敦賀気比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富山</text:p>
          </table:table-cell>
          <table:table-cell office:value-type="string">
            <text:p>福井</text:p>
          </table:table-cell>
          <table:table-cell office:value-type="string">
            <text:p>富山第一</text:p>
          </table:table-cell>
          <table:table-cell office:value-type="string">
            <text:p>美方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富山</text:p>
          </table:table-cell>
          <table:table-cell office:value-type="string">
            <text:p>長野</text:p>
          </table:table-cell>
          <table:table-cell office:value-type="string">
            <text:p>高岡商</text:p>
          </table:table-cell>
          <table:table-cell office:value-type="string">
            <text:p>松商学園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石川</text:p>
          </table:table-cell>
          <table:table-cell office:value-type="string">
            <text:p>啓新</text:p>
          </table:table-cell>
          <table:table-cell office:value-type="string">
            <text:p>金沢商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新潟</text:p>
          </table:table-cell>
          <table:table-cell office:value-type="string">
            <text:p>敦賀気比</text:p>
          </table:table-cell>
          <table:table-cell office:value-type="string">
            <text:p>北越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長野</text:p>
          </table:table-cell>
          <table:table-cell office:value-type="string">
            <text:p>美方</text:p>
          </table:table-cell>
          <table:table-cell office:value-type="string">
            <text:p>松本第一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決勝</text:p>
          </table:table-cell>
          <table:table-cell office:value-type="string">
            <text:p>静岡</text:p>
          </table:table-cell>
          <table:table-cell office:value-type="string">
            <text:p>岐阜</text:p>
          </table:table-cell>
          <table:table-cell office:value-type="string">
            <text:p>常葉橘</text:p>
          </table:table-cell>
          <table:table-cell office:value-type="string">
            <text:p>県岐阜商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float" office:value="368">
            <text:p>368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office:value-type="string">
            <text:p>岐阜</text:p>
          </table:table-cell>
          <table:table-cell office:value-type="string">
            <text:p>三重</text:p>
          </table:table-cell>
          <table:table-cell office:value-type="string">
            <text:p>県岐阜商</text:p>
          </table:table-cell>
          <table:table-cell office:value-type="string">
            <text:p>いなべ総合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office:value-type="string">
            <text:p>静岡</text:p>
          </table:table-cell>
          <table:table-cell office:value-type="string">
            <text:p>三重</text:p>
          </table:table-cell>
          <table:table-cell office:value-type="string">
            <text:p>常葉橘</text:p>
          </table:table-cell>
          <table:table-cell office:value-type="string">
            <text:p>津田学園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三重</text:p>
          </table:table-cell>
          <table:table-cell office:value-type="string">
            <text:p>静岡</text:p>
          </table:table-cell>
          <table:table-cell office:value-type="string">
            <text:p>いなべ総合</text:p>
          </table:table-cell>
          <table:table-cell office:value-type="string">
            <text:p>日大三島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岐阜</text:p>
          </table:table-cell>
          <table:table-cell office:value-type="string">
            <text:p>愛知</text:p>
          </table:table-cell>
          <table:table-cell office:value-type="string">
            <text:p>県岐阜商</text:p>
          </table:table-cell>
          <table:table-cell office:value-type="string">
            <text:p>愛産大三河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三重</text:p>
          </table:table-cell>
          <table:table-cell office:value-type="string">
            <text:p>愛知</text:p>
          </table:table-cell>
          <table:table-cell office:value-type="string">
            <text:p>津田学園</text:p>
          </table:table-cell>
          <table:table-cell office:value-type="string">
            <text:p>享栄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静岡</text:p>
          </table:table-cell>
          <table:table-cell office:value-type="string">
            <text:p>岐阜</text:p>
          </table:table-cell>
          <table:table-cell office:value-type="string">
            <text:p>常葉橘</text:p>
          </table:table-cell>
          <table:table-cell office:value-type="string">
            <text:p>美濃加茂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決勝</text:p>
          </table:table-cell>
          <table:table-cell office:value-type="string">
            <text:p>大阪</text:p>
          </table:table-cell>
          <table:table-cell office:value-type="string">
            <text:p>奈良</text:p>
          </table:table-cell>
          <table:table-cell office:value-type="string">
            <text:p>履正社</text:p>
          </table:table-cell>
          <table:table-cell office:value-type="string">
            <text:p>智弁学園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office:value-type="string">
            <text:p>奈良</text:p>
          </table:table-cell>
          <table:table-cell office:value-type="string">
            <text:p>兵庫</text:p>
          </table:table-cell>
          <table:table-cell office:value-type="string">
            <text:p>智弁学園</text:p>
          </table:table-cell>
          <table:table-cell office:value-type="string">
            <text:p>明石商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office:value-type="string">
            <text:p>大阪</text:p>
          </table:table-cell>
          <table:table-cell office:value-type="string">
            <text:p>和歌山</text:p>
          </table:table-cell>
          <table:table-cell office:value-type="string">
            <text:p>履正社</text:p>
          </table:table-cell>
          <table:table-cell office:value-type="string">
            <text:p>智弁和歌山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奈良</text:p>
          </table:table-cell>
          <table:table-cell office:value-type="string">
            <text:p>和歌山</text:p>
          </table:table-cell>
          <table:table-cell office:value-type="string">
            <text:p>智弁学園</text:p>
          </table:table-cell>
          <table:table-cell office:value-type="string">
            <text:p>紀央館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兵庫</text:p>
          </table:table-cell>
          <table:table-cell office:value-type="string">
            <text:p>滋賀</text:p>
          </table:table-cell>
          <table:table-cell office:value-type="string">
            <text:p>明石商</text:p>
          </table:table-cell>
          <table:table-cell office:value-type="string">
            <text:p>光泉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和歌山</text:p>
          </table:table-cell>
          <table:table-cell office:value-type="string">
            <text:p>京都</text:p>
          </table:table-cell>
          <table:table-cell office:value-type="string">
            <text:p>智弁和歌山</text:p>
          </table:table-cell>
          <table:table-cell office:value-type="string">
            <text:p>京都翔英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和歌山</text:p>
          </table:table-cell>
          <table:table-cell office:value-type="string">
            <text:p>履正社</text:p>
          </table:table-cell>
          <table:table-cell office:value-type="string">
            <text:p>有田中央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決勝</text:p>
          </table:table-cell>
          <table:table-cell office:value-type="string">
            <text:p>広島</text:p>
          </table:table-cell>
          <table:table-cell office:value-type="string">
            <text:p>山口</text:p>
          </table:table-cell>
          <table:table-cell office:value-type="string">
            <text:p>崇徳</text:p>
          </table:table-cell>
          <table:table-cell office:value-type="string">
            <text:p>早鞆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-</text:p>
          </table:table-cell>
          <table:table-cell office:value-type="float" office:value="304">
            <text:p>304</text:p>
          </table:table-cell>
          <table:table-cell office:value-type="float" office:value="149">
            <text:p>149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office:value-type="string">
            <text:p>山口</text:p>
          </table:table-cell>
          <table:table-cell office:value-type="string">
            <text:p>島根</text:p>
          </table:table-cell>
          <table:table-cell office:value-type="string">
            <text:p>早鞆</text:p>
          </table:table-cell>
          <table:table-cell office:value-type="string">
            <text:p>開星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office:value-type="string">
            <text:p>広島</text:p>
          </table:table-cell>
          <table:table-cell office:value-type="string">
            <text:p>鳥取</text:p>
          </table:table-cell>
          <table:table-cell office:value-type="string">
            <text:p>崇徳</text:p>
          </table:table-cell>
          <table:table-cell office:value-type="string">
            <text:p>倉吉東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175">
            <text:p>175</text:p>
          </table:table-cell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島根</text:p>
          </table:table-cell>
          <table:table-cell office:value-type="string">
            <text:p>鳥取</text:p>
          </table:table-cell>
          <table:table-cell office:value-type="string">
            <text:p>開星</text:p>
          </table:table-cell>
          <table:table-cell office:value-type="string">
            <text:p>境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山口</text:p>
          </table:table-cell>
          <table:table-cell office:value-type="string">
            <text:p>鳥取</text:p>
          </table:table-cell>
          <table:table-cell office:value-type="string">
            <text:p>早鞆</text:p>
          </table:table-cell>
          <table:table-cell office:value-type="string">
            <text:p>鳥取城北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鳥取</text:p>
          </table:table-cell>
          <table:table-cell office:value-type="string">
            <text:p>崇徳</text:p>
          </table:table-cell>
          <table:table-cell office:value-type="string">
            <text:p>鳥取西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鳥取</text:p>
          </table:table-cell>
          <table:table-cell office:value-type="string">
            <text:p>岡山</text:p>
          </table:table-cell>
          <table:table-cell office:value-type="string">
            <text:p>倉吉東</text:p>
          </table:table-cell>
          <table:table-cell office:value-type="string">
            <text:p>おかやま山陽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決勝</text:p>
          </table:table-cell>
          <table:table-cell office:value-type="string">
            <text:p>高知</text:p>
          </table:table-cell>
          <table:table-cell office:value-type="string">
            <text:p>愛媛</text:p>
          </table:table-cell>
          <table:table-cell office:value-type="string">
            <text:p>高知</text:p>
          </table:table-cell>
          <table:table-cell office:value-type="string">
            <text:p>川之江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166">
            <text:p>166</text:p>
          </table:table-cell>
          <table:table-cell office:value-type="string">
            <text:p>-</text:p>
          </table:table-cell>
          <table:table-cell office:value-type="float" office:value="87">
            <text:p>8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office:value-type="string">
            <text:p>高知</text:p>
          </table:table-cell>
          <table:table-cell office:value-type="string">
            <text:p>香川</text:p>
          </table:table-cell>
          <table:table-cell office:value-type="string">
            <text:p>高知</text:p>
          </table:table-cell>
          <table:table-cell office:value-type="string">
            <text:p>大手前高松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office:value-type="string">
            <text:p>愛媛</text:p>
          </table:table-cell>
          <table:table-cell office:value-type="string">
            <text:p>高知</text:p>
          </table:table-cell>
          <table:table-cell office:value-type="string">
            <text:p>川之江</text:p>
          </table:table-cell>
          <table:table-cell office:value-type="string">
            <text:p>明徳義塾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高知</text:p>
          </table:table-cell>
          <table:table-cell office:value-type="string">
            <text:p>愛媛</text:p>
          </table:table-cell>
          <table:table-cell office:value-type="string">
            <text:p>高知</text:p>
          </table:table-cell>
          <table:table-cell office:value-type="string">
            <text:p>松山聖陵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香川</text:p>
          </table:table-cell>
          <table:table-cell office:value-type="string">
            <text:p>徳島</text:p>
          </table:table-cell>
          <table:table-cell office:value-type="string">
            <text:p>大手前高松</text:p>
          </table:table-cell>
          <table:table-cell office:value-type="string">
            <text:p>富岡西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高知</text:p>
          </table:table-cell>
          <table:table-cell office:value-type="string">
            <text:p>徳島</text:p>
          </table:table-cell>
          <table:table-cell office:value-type="string">
            <text:p>明徳義塾</text:p>
          </table:table-cell>
          <table:table-cell office:value-type="string">
            <text:p>鳴門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愛媛</text:p>
          </table:table-cell>
          <table:table-cell office:value-type="string">
            <text:p>香川</text:p>
          </table:table-cell>
          <table:table-cell office:value-type="string">
            <text:p>川之江</text:p>
          </table:table-cell>
          <table:table-cell office:value-type="string">
            <text:p>小豆島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決勝</text:p>
          </table:table-cell>
          <table:table-cell table:number-columns-repeated="2" office:value-type="string">
            <text:p>福岡</text:p>
          </table:table-cell>
          <table:table-cell office:value-type="string">
            <text:p>福岡大大濠</text:p>
          </table:table-cell>
          <table:table-cell office:value-type="string">
            <text:p>西日本短大付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22">
            <text:p>22</text:p>
          </table:table-cell>
          <table:table-cell office:value-type="float" office:value="317">
            <text:p>317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office:value-type="string">
            <text:p>福岡</text:p>
          </table:table-cell>
          <table:table-cell office:value-type="string">
            <text:p>長崎</text:p>
          </table:table-cell>
          <table:table-cell office:value-type="string">
            <text:p>西日本短大付</text:p>
          </table:table-cell>
          <table:table-cell office:value-type="string">
            <text:p>長崎日大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53">
            <text:p>353</text:p>
          </table:table-cell>
          <table:table-cell/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office:value-type="string">
            <text:p>福岡</text:p>
          </table:table-cell>
          <table:table-cell office:value-type="string">
            <text:p>沖縄</text:p>
          </table:table-cell>
          <table:table-cell office:value-type="string">
            <text:p>福岡大大濠</text:p>
          </table:table-cell>
          <table:table-cell office:value-type="string">
            <text:p>糸満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02">
            <text:p>302</text:p>
          </table:table-cell>
          <table:table-cell/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福岡</text:p>
          </table:table-cell>
          <table:table-cell office:value-type="string">
            <text:p>長崎</text:p>
          </table:table-cell>
          <table:table-cell office:value-type="string">
            <text:p>西日本短大付</text:p>
          </table:table-cell>
          <table:table-cell office:value-type="string">
            <text:p>海星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福岡</text:p>
          </table:table-cell>
          <table:table-cell office:value-type="string">
            <text:p>長崎</text:p>
          </table:table-cell>
          <table:table-cell office:value-type="string">
            <text:p>福岡大大濠</text:p>
          </table:table-cell>
          <table:table-cell office:value-type="string">
            <text:p>大村工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長崎</text:p>
          </table:table-cell>
          <table:table-cell office:value-type="string">
            <text:p>佐賀</text:p>
          </table:table-cell>
          <table:table-cell office:value-type="string">
            <text:p>長崎日大</text:p>
          </table:table-cell>
          <table:table-cell office:value-type="string">
            <text:p>佐賀商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沖縄</text:p>
          </table:table-cell>
          <table:table-cell office:value-type="string">
            <text:p>大分</text:p>
          </table:table-cell>
          <table:table-cell office:value-type="string">
            <text:p>糸満</text:p>
          </table:table-cell>
          <table:table-cell office:value-type="string">
            <text:p>大分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大分</text:p>
          </table:table-cell>
          <table:table-cell office:value-type="string">
            <text:p>熊本</text:p>
          </table:table-cell>
          <table:table-cell office:value-type="string">
            <text:p>大分</text:p>
          </table:table-cell>
          <table:table-cell office:value-type="string">
            <text:p>秀岳館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長崎</text:p>
          </table:table-cell>
          <table:table-cell office:value-type="string">
            <text:p>宮崎</text:p>
          </table:table-cell>
          <table:table-cell office:value-type="string">
            <text:p>海星</text:p>
          </table:table-cell>
          <table:table-cell office:value-type="string">
            <text:p>富島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長崎</text:p>
          </table:table-cell>
          <table:table-cell office:value-type="string">
            <text:p>鹿児島</text:p>
          </table:table-cell>
          <table:table-cell office:value-type="string">
            <text:p>長崎日大</text:p>
          </table:table-cell>
          <table:table-cell office:value-type="string">
            <text:p>鹿児島実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佐賀</text:p>
          </table:table-cell>
          <table:table-cell office:value-type="string">
            <text:p>熊本</text:p>
          </table:table-cell>
          <table:table-cell office:value-type="string">
            <text:p>佐賀商</text:p>
          </table:table-cell>
          <table:table-cell office:value-type="string">
            <text:p>九州学院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鹿児島</text:p>
          </table:table-cell>
          <table:table-cell office:value-type="string">
            <text:p>福岡大大濠</text:p>
          </table:table-cell>
          <table:table-cell office:value-type="string">
            <text:p>神村学園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沖縄</text:p>
          </table:table-cell>
          <table:table-cell office:value-type="string">
            <text:p>福岡</text:p>
          </table:table-cell>
          <table:table-cell office:value-type="string">
            <text:p>糸満</text:p>
          </table:table-cell>
          <table:table-cell office:value-type="string">
            <text:p>九産大九州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長崎</text:p>
          </table:table-cell>
          <table:table-cell office:value-type="string">
            <text:p>宮崎</text:p>
          </table:table-cell>
          <table:table-cell office:value-type="string">
            <text:p>大村工</text:p>
          </table:table-cell>
          <table:table-cell office:value-type="string">
            <text:p>日南学園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鹿児島</text:p>
          </table:table-cell>
          <table:table-cell office:value-type="string">
            <text:p>西日本短大付</text:p>
          </table:table-cell>
          <table:table-cell office:value-type="string">
            <text:p>樟南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鹿児島</text:p>
          </table:table-cell>
          <table:table-cell office:value-type="string">
            <text:p>長崎</text:p>
          </table:table-cell>
          <table:table-cell office:value-type="string">
            <text:p>樟南</text:p>
          </table:table-cell>
          <table:table-cell office:value-type="string">
            <text:p>長崎南山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福岡</text:p>
          </table:table-cell>
          <table:table-cell office:value-type="string">
            <text:p>長崎</text:p>
          </table:table-cell>
          <table:table-cell office:value-type="string">
            <text:p>九産大九州</text:p>
          </table:table-cell>
          <table:table-cell office:value-type="string">
            <text:p>長崎商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奈良</text:p>
          </table:table-cell>
          <table:table-cell office:value-type="string">
            <text:p>香川</text:p>
          </table:table-cell>
          <table:table-cell office:value-type="string">
            <text:p>智弁学園</text:p>
          </table:table-cell>
          <table:table-cell office:value-type="string">
            <text:p>高松商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奈良</text:p>
          </table:table-cell>
          <table:table-cell office:value-type="string">
            <text:p>京都</text:p>
          </table:table-cell>
          <table:table-cell office:value-type="string">
            <text:p>智弁学園</text:p>
          </table:table-cell>
          <table:table-cell office:value-type="string">
            <text:p>龍谷大平安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香川</text:p>
          </table:table-cell>
          <table:table-cell office:value-type="string">
            <text:p>熊本</text:p>
          </table:table-cell>
          <table:table-cell office:value-type="string">
            <text:p>高松商</text:p>
          </table:table-cell>
          <table:table-cell office:value-type="string">
            <text:p>秀岳館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奈良</text:p>
          </table:table-cell>
          <table:table-cell office:value-type="string">
            <text:p>滋賀</text:p>
          </table:table-cell>
          <table:table-cell office:value-type="string">
            <text:p>智弁学園</text:p>
          </table:table-cell>
          <table:table-cell office:value-type="string">
            <text:p>滋賀学園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京都</text:p>
          </table:table-cell>
          <table:table-cell office:value-type="string">
            <text:p>兵庫</text:p>
          </table:table-cell>
          <table:table-cell office:value-type="string">
            <text:p>龍谷大平安</text:p>
          </table:table-cell>
          <table:table-cell office:value-type="string">
            <text:p>明石商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熊本</text:p>
          </table:table-cell>
          <table:table-cell office:value-type="string">
            <text:p>千葉</text:p>
          </table:table-cell>
          <table:table-cell office:value-type="string">
            <text:p>秀岳館</text:p>
          </table:table-cell>
          <table:table-cell office:value-type="string">
            <text:p>木更津総合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香川</text:p>
          </table:table-cell>
          <table:table-cell office:value-type="string">
            <text:p>長崎</text:p>
          </table:table-cell>
          <table:table-cell office:value-type="string">
            <text:p>高松商</text:p>
          </table:table-cell>
          <table:table-cell office:value-type="string">
            <text:p>海星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奈良</text:p>
          </table:table-cell>
          <table:table-cell office:value-type="string">
            <text:p>鹿児島</text:p>
          </table:table-cell>
          <table:table-cell office:value-type="string">
            <text:p>智弁学園</text:p>
          </table:table-cell>
          <table:table-cell office:value-type="string">
            <text:p>鹿児島実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滋賀</text:p>
          </table:table-cell>
          <table:table-cell office:value-type="string">
            <text:p>岩手</text:p>
          </table:table-cell>
          <table:table-cell office:value-type="string">
            <text:p>滋賀学園</text:p>
          </table:table-cell>
          <table:table-cell office:value-type="string">
            <text:p>釜石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京都</text:p>
          </table:table-cell>
          <table:table-cell office:value-type="string">
            <text:p>青森</text:p>
          </table:table-cell>
          <table:table-cell office:value-type="string">
            <text:p>龍谷大平安</text:p>
          </table:table-cell>
          <table:table-cell office:value-type="string">
            <text:p>八戸学院光星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兵庫</text:p>
          </table:table-cell>
          <table:table-cell office:value-type="string">
            <text:p>愛知</text:p>
          </table:table-cell>
          <table:table-cell office:value-type="string">
            <text:p>明石商</text:p>
          </table:table-cell>
          <table:table-cell office:value-type="string">
            <text:p>東邦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千葉</text:p>
          </table:table-cell>
          <table:table-cell office:value-type="string">
            <text:p>大阪</text:p>
          </table:table-cell>
          <table:table-cell office:value-type="string">
            <text:p>木更津総合</text:p>
          </table:table-cell>
          <table:table-cell office:value-type="string">
            <text:p>大阪桐蔭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熊本</text:p>
          </table:table-cell>
          <table:table-cell office:value-type="string">
            <text:p>山口</text:p>
          </table:table-cell>
          <table:table-cell office:value-type="string">
            <text:p>秀岳館</text:p>
          </table:table-cell>
          <table:table-cell office:value-type="string">
            <text:p>南陽工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香川</text:p>
          </table:table-cell>
          <table:table-cell office:value-type="string">
            <text:p>岡山</text:p>
          </table:table-cell>
          <table:table-cell office:value-type="string">
            <text:p>高松商</text:p>
          </table:table-cell>
          <table:table-cell office:value-type="string">
            <text:p>創志学園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長崎</text:p>
          </table:table-cell>
          <table:table-cell office:value-type="string">
            <text:p>福井</text:p>
          </table:table-cell>
          <table:table-cell office:value-type="string">
            <text:p>海星</text:p>
          </table:table-cell>
          <table:table-cell office:value-type="string">
            <text:p>敦賀気比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奈良</text:p>
          </table:table-cell>
          <table:table-cell office:value-type="string">
            <text:p>福井</text:p>
          </table:table-cell>
          <table:table-cell office:value-type="string">
            <text:p>智弁学園</text:p>
          </table:table-cell>
          <table:table-cell office:value-type="string">
            <text:p>福井工大福井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鹿児島</text:p>
          </table:table-cell>
          <table:table-cell office:value-type="string">
            <text:p>茨城</text:p>
          </table:table-cell>
          <table:table-cell office:value-type="string">
            <text:p>鹿児島実</text:p>
          </table:table-cell>
          <table:table-cell office:value-type="string">
            <text:p>常総学院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滋賀</text:p>
          </table:table-cell>
          <table:table-cell office:value-type="string">
            <text:p>群馬</text:p>
          </table:table-cell>
          <table:table-cell office:value-type="string">
            <text:p>滋賀学園</text:p>
          </table:table-cell>
          <table:table-cell office:value-type="string">
            <text:p>桐生第一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岩手</text:p>
          </table:table-cell>
          <table:table-cell office:value-type="string">
            <text:p>香川</text:p>
          </table:table-cell>
          <table:table-cell office:value-type="string">
            <text:p>釜石</text:p>
          </table:table-cell>
          <table:table-cell office:value-type="string">
            <text:p>小豆島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京都</text:p>
          </table:table-cell>
          <table:table-cell office:value-type="string">
            <text:p>高知</text:p>
          </table:table-cell>
          <table:table-cell office:value-type="string">
            <text:p>龍谷大平安</text:p>
          </table:table-cell>
          <table:table-cell office:value-type="string">
            <text:p>明徳義塾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青森</text:p>
          </table:table-cell>
          <table:table-cell office:value-type="string">
            <text:p>島根</text:p>
          </table:table-cell>
          <table:table-cell office:value-type="string">
            <text:p>八戸学院光星</text:p>
          </table:table-cell>
          <table:table-cell office:value-type="string">
            <text:p>開星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兵庫</text:p>
          </table:table-cell>
          <table:table-cell office:value-type="string">
            <text:p>宮崎</text:p>
          </table:table-cell>
          <table:table-cell office:value-type="string">
            <text:p>明石商</text:p>
          </table:table-cell>
          <table:table-cell office:value-type="string">
            <text:p>日南学園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愛知</text:p>
          </table:table-cell>
          <table:table-cell office:value-type="string">
            <text:p>東京</text:p>
          </table:table-cell>
          <table:table-cell office:value-type="string">
            <text:p>東邦</text:p>
          </table:table-cell>
          <table:table-cell office:value-type="string">
            <text:p>関東一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千葉</text:p>
          </table:table-cell>
          <table:table-cell office:value-type="string">
            <text:p>北海道</text:p>
          </table:table-cell>
          <table:table-cell office:value-type="string">
            <text:p>木更津総合</text:p>
          </table:table-cell>
          <table:table-cell office:value-type="string">
            <text:p>札幌第一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高知</text:p>
          </table:table-cell>
          <table:table-cell office:value-type="string">
            <text:p>大阪桐蔭</text:p>
          </table:table-cell>
          <table:table-cell office:value-type="string">
            <text:p>土佐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山口</text:p>
          </table:table-cell>
          <table:table-cell office:value-type="string">
            <text:p>和歌山</text:p>
          </table:table-cell>
          <table:table-cell office:value-type="string">
            <text:p>南陽工</text:p>
          </table:table-cell>
          <table:table-cell office:value-type="string">
            <text:p>市和歌山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熊本</text:p>
          </table:table-cell>
          <table:table-cell office:value-type="string">
            <text:p>埼玉</text:p>
          </table:table-cell>
          <table:table-cell office:value-type="string">
            <text:p>秀岳館</text:p>
          </table:table-cell>
          <table:table-cell office:value-type="string">
            <text:p>花咲徳栄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岡山</text:p>
          </table:table-cell>
          <table:table-cell office:value-type="string">
            <text:p>山梨</text:p>
          </table:table-cell>
          <table:table-cell office:value-type="string">
            <text:p>創志学園</text:p>
          </table:table-cell>
          <table:table-cell office:value-type="string">
            <text:p>東海大甲府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香川</text:p>
          </table:table-cell>
          <table:table-cell office:value-type="string">
            <text:p>三重</text:p>
          </table:table-cell>
          <table:table-cell office:value-type="string">
            <text:p>高松商</text:p>
          </table:table-cell>
          <table:table-cell office:value-type="string">
            <text:p>いなべ総合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長崎</text:p>
          </table:table-cell>
          <table:table-cell office:value-type="string">
            <text:p>兵庫</text:p>
          </table:table-cell>
          <table:table-cell office:value-type="string">
            <text:p>海星</text:p>
          </table:table-cell>
          <table:table-cell office:value-type="string">
            <text:p>長田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青森</text:p>
          </table:table-cell>
          <table:table-cell office:value-type="string">
            <text:p>敦賀気比</text:p>
          </table:table-cell>
          <table:table-cell office:value-type="string">
            <text:p>青森山田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香川</text:p>
          </table:table-cell>
          <table:table-cell office:value-type="string">
            <text:p>福井</text:p>
          </table:table-cell>
          <table:table-cell office:value-type="string">
            <text:p>高松商</text:p>
          </table:table-cell>
          <table:table-cell office:value-type="string">
            <text:p>敦賀気比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福井</text:p>
          </table:table-cell>
          <table:table-cell office:value-type="string">
            <text:p>青森</text:p>
          </table:table-cell>
          <table:table-cell office:value-type="string">
            <text:p>敦賀気比</text:p>
          </table:table-cell>
          <table:table-cell office:value-type="string">
            <text:p>青森山田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香川</text:p>
          </table:table-cell>
          <table:table-cell office:value-type="string">
            <text:p>大阪</text:p>
          </table:table-cell>
          <table:table-cell office:value-type="string">
            <text:p>高松商</text:p>
          </table:table-cell>
          <table:table-cell office:value-type="string">
            <text:p>大阪桐蔭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福井</text:p>
          </table:table-cell>
          <table:table-cell office:value-type="string">
            <text:p>岡山</text:p>
          </table:table-cell>
          <table:table-cell office:value-type="string">
            <text:p>敦賀気比</text:p>
          </table:table-cell>
          <table:table-cell office:value-type="string">
            <text:p>創志学園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大阪</text:p>
          </table:table-cell>
          <table:table-cell office:value-type="string">
            <text:p>千葉</text:p>
          </table:table-cell>
          <table:table-cell office:value-type="string">
            <text:p>大阪桐蔭</text:p>
          </table:table-cell>
          <table:table-cell office:value-type="string">
            <text:p>木更津総合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青森</text:p>
          </table:table-cell>
          <table:table-cell office:value-type="string">
            <text:p>愛知</text:p>
          </table:table-cell>
          <table:table-cell office:value-type="string">
            <text:p>青森山田</text:p>
          </table:table-cell>
          <table:table-cell office:value-type="string">
            <text:p>東邦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香川</text:p>
          </table:table-cell>
          <table:table-cell office:value-type="string">
            <text:p>北海道</text:p>
          </table:table-cell>
          <table:table-cell office:value-type="string">
            <text:p>高松商</text:p>
          </table:table-cell>
          <table:table-cell office:value-type="string">
            <text:p>札幌第一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愛知</text:p>
          </table:table-cell>
          <table:table-cell office:value-type="string">
            <text:p>熊本</text:p>
          </table:table-cell>
          <table:table-cell office:value-type="string">
            <text:p>東邦</text:p>
          </table:table-cell>
          <table:table-cell office:value-type="string">
            <text:p>秀岳館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北海道</text:p>
          </table:table-cell>
          <table:table-cell office:value-type="string">
            <text:p>東京</text:p>
          </table:table-cell>
          <table:table-cell office:value-type="string">
            <text:p>札幌第一</text:p>
          </table:table-cell>
          <table:table-cell office:value-type="string">
            <text:p>関東一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神奈川</text:p>
          </table:table-cell>
          <table:table-cell office:value-type="string">
            <text:p>愛知</text:p>
          </table:table-cell>
          <table:table-cell office:value-type="string">
            <text:p>東海大相模</text:p>
          </table:table-cell>
          <table:table-cell office:value-type="string">
            <text:p>中京大中京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神奈川</text:p>
          </table:table-cell>
          <table:table-cell office:value-type="string">
            <text:p>和歌山</text:p>
          </table:table-cell>
          <table:table-cell office:value-type="string">
            <text:p>東海大相模</text:p>
          </table:table-cell>
          <table:table-cell office:value-type="string">
            <text:p>智弁和歌山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愛知</text:p>
          </table:table-cell>
          <table:table-cell office:value-type="string">
            <text:p>京都</text:p>
          </table:table-cell>
          <table:table-cell office:value-type="string">
            <text:p>中京大中京</text:p>
          </table:table-cell>
          <table:table-cell office:value-type="string">
            <text:p>鳥羽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和歌山</text:p>
          </table:table-cell>
          <table:table-cell office:value-type="string">
            <text:p>埼玉</text:p>
          </table:table-cell>
          <table:table-cell office:value-type="string">
            <text:p>智弁和歌山</text:p>
          </table:table-cell>
          <table:table-cell office:value-type="string">
            <text:p>花咲徳栄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愛知</text:p>
          </table:table-cell>
          <table:table-cell office:value-type="string">
            <text:p>沖縄</text:p>
          </table:table-cell>
          <table:table-cell office:value-type="string">
            <text:p>中京大中京</text:p>
          </table:table-cell>
          <table:table-cell office:value-type="string">
            <text:p>興南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神奈川</text:p>
          </table:table-cell>
          <table:table-cell office:value-type="string">
            <text:p>秋田</text:p>
          </table:table-cell>
          <table:table-cell office:value-type="string">
            <text:p>東海大相模</text:p>
          </table:table-cell>
          <table:table-cell office:value-type="string">
            <text:p>秋田商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京都</text:p>
          </table:table-cell>
          <table:table-cell office:value-type="string">
            <text:p>宮城</text:p>
          </table:table-cell>
          <table:table-cell office:value-type="string">
            <text:p>鳥羽</text:p>
          </table:table-cell>
          <table:table-cell office:value-type="string">
            <text:p>仙台育英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神奈川</text:p>
          </table:table-cell>
          <table:table-cell office:value-type="string">
            <text:p>福井</text:p>
          </table:table-cell>
          <table:table-cell office:value-type="string">
            <text:p>東海大相模</text:p>
          </table:table-cell>
          <table:table-cell office:value-type="string">
            <text:p>敦賀気比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秋田</text:p>
          </table:table-cell>
          <table:table-cell office:value-type="string">
            <text:p>福岡</text:p>
          </table:table-cell>
          <table:table-cell office:value-type="string">
            <text:p>秋田商</text:p>
          </table:table-cell>
          <table:table-cell office:value-type="string">
            <text:p>九州国際大付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京都</text:p>
          </table:table-cell>
          <table:table-cell office:value-type="string">
            <text:p>東京</text:p>
          </table:table-cell>
          <table:table-cell office:value-type="string">
            <text:p>鳥羽</text:p>
          </table:table-cell>
          <table:table-cell office:value-type="string">
            <text:p>早稲田実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宮城</text:p>
          </table:table-cell>
          <table:table-cell office:value-type="string">
            <text:p>広島</text:p>
          </table:table-cell>
          <table:table-cell office:value-type="string">
            <text:p>仙台育英</text:p>
          </table:table-cell>
          <table:table-cell office:value-type="string">
            <text:p>広島新庄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北海道栄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道栄</text:p>
          </table:table-cell>
          <table:table-cell office:value-type="string">
            <text:p>札幌清田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54">
            <text:p>454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駒大苫小牧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清田</text:p>
          </table:table-cell>
          <table:table-cell office:value-type="string">
            <text:p>函館工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北照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札幌日大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道栄</text:p>
          </table:table-cell>
          <table:table-cell office:value-type="string">
            <text:p>白樺学園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道栄</text:p>
          </table:table-cell>
          <table:table-cell office:value-type="string">
            <text:p>滝川西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清田</text:p>
          </table:table-cell>
          <table:table-cell office:value-type="string">
            <text:p>札幌光星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函館工</text:p>
          </table:table-cell>
          <table:table-cell office:value-type="string">
            <text:p>北見北斗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第一</text:p>
          </table:table-cell>
          <table:table-cell office:value-type="string">
            <text:p>帯広工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白樺学園</text:p>
          </table:table-cell>
          <table:table-cell office:value-type="string">
            <text:p>旭川西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照</text:p>
          </table:table-cell>
          <table:table-cell office:value-type="string">
            <text:p>函館大柏稜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武修館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日大</text:p>
          </table:table-cell>
          <table:table-cell office:value-type="string">
            <text:p>旭川東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白樺学園</text:p>
          </table:table-cell>
          <table:table-cell office:value-type="string">
            <text:p>稚内大谷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決勝</text:p>
          </table:table-cell>
          <table:table-cell table:number-columns-repeated="2" office:value-type="string">
            <text:p>青森</text:p>
          </table:table-cell>
          <table:table-cell office:value-type="string">
            <text:p>青森山田</text:p>
          </table:table-cell>
          <table:table-cell office:value-type="string">
            <text:p>八戸学院光星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71">
            <text:p>71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office:value-type="string">
            <text:p>青森</text:p>
          </table:table-cell>
          <table:table-cell office:value-type="string">
            <text:p>岩手</text:p>
          </table:table-cell>
          <table:table-cell office:value-type="string">
            <text:p>青森山田</text:p>
          </table:table-cell>
          <table:table-cell office:value-type="string">
            <text:p>盛岡大付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office:value-type="string">
            <text:p>青森</text:p>
          </table:table-cell>
          <table:table-cell office:value-type="string">
            <text:p>岩手</text:p>
          </table:table-cell>
          <table:table-cell office:value-type="string">
            <text:p>八戸学院光星</text:p>
          </table:table-cell>
          <table:table-cell office:value-type="string">
            <text:p>一関学院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90">
            <text:p>290</text:p>
          </table:table-cell>
          <table:table-cell/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青森</text:p>
          </table:table-cell>
          <table:table-cell office:value-type="string">
            <text:p>宮城</text:p>
          </table:table-cell>
          <table:table-cell office:value-type="string">
            <text:p>青森山田</text:p>
          </table:table-cell>
          <table:table-cell office:value-type="string">
            <text:p>仙台育英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岩手</text:p>
          </table:table-cell>
          <table:table-cell office:value-type="string">
            <text:p>福島</text:p>
          </table:table-cell>
          <table:table-cell office:value-type="string">
            <text:p>盛岡大付</text:p>
          </table:table-cell>
          <table:table-cell office:value-type="string">
            <text:p>学法石川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岩手</text:p>
          </table:table-cell>
          <table:table-cell office:value-type="string">
            <text:p>宮城</text:p>
          </table:table-cell>
          <table:table-cell office:value-type="string">
            <text:p>一関学院</text:p>
          </table:table-cell>
          <table:table-cell office:value-type="string">
            <text:p>東北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青森</text:p>
          </table:table-cell>
          <table:table-cell office:value-type="string">
            <text:p>宮城</text:p>
          </table:table-cell>
          <table:table-cell office:value-type="string">
            <text:p>八戸学院光星</text:p>
          </table:table-cell>
          <table:table-cell office:value-type="string">
            <text:p>東陵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山形</text:p>
          </table:table-cell>
          <table:table-cell office:value-type="string">
            <text:p>盛岡大付</text:p>
          </table:table-cell>
          <table:table-cell office:value-type="string">
            <text:p>山形中央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秋田</text:p>
          </table:table-cell>
          <table:table-cell office:value-type="string">
            <text:p>学法石川</text:p>
          </table:table-cell>
          <table:table-cell office:value-type="string">
            <text:p>能代松陽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福島</text:p>
          </table:table-cell>
          <table:table-cell office:value-type="string">
            <text:p>一関学院</text:p>
          </table:table-cell>
          <table:table-cell office:value-type="string">
            <text:p>聖光学院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秋田</text:p>
          </table:table-cell>
          <table:table-cell office:value-type="string">
            <text:p>青森山田</text:p>
          </table:table-cell>
          <table:table-cell office:value-type="string">
            <text:p>秋田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青森</text:p>
          </table:table-cell>
          <table:table-cell office:value-type="string">
            <text:p>仙台育英</text:p>
          </table:table-cell>
          <table:table-cell office:value-type="string">
            <text:p>八戸工大一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岩手</text:p>
          </table:table-cell>
          <table:table-cell office:value-type="string">
            <text:p>東北</text:p>
          </table:table-cell>
          <table:table-cell office:value-type="string">
            <text:p>釜石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秋田</text:p>
          </table:table-cell>
          <table:table-cell office:value-type="string">
            <text:p>八戸学院光星</text:p>
          </table:table-cell>
          <table:table-cell office:value-type="string">
            <text:p>能代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山形</text:p>
          </table:table-cell>
          <table:table-cell office:value-type="string">
            <text:p>東陵</text:p>
          </table:table-cell>
          <table:table-cell office:value-type="string">
            <text:p>酒田南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青森</text:p>
          </table:table-cell>
          <table:table-cell office:value-type="string">
            <text:p>山形</text:p>
          </table:table-cell>
          <table:table-cell office:value-type="string">
            <text:p>青森山田</text:p>
          </table:table-cell>
          <table:table-cell office:value-type="string">
            <text:p>鶴岡東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宮城</text:p>
          </table:table-cell>
          <table:table-cell office:value-type="string">
            <text:p>福島</text:p>
          </table:table-cell>
          <table:table-cell office:value-type="string">
            <text:p>東陵</text:p>
          </table:table-cell>
          <table:table-cell office:value-type="string">
            <text:p>福島商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決勝</text:p>
          </table:table-cell>
          <table:table-cell office:value-type="string">
            <text:p>千葉</text:p>
          </table:table-cell>
          <table:table-cell office:value-type="string">
            <text:p>茨城</text:p>
          </table:table-cell>
          <table:table-cell office:value-type="string">
            <text:p>木更津総合</text:p>
          </table:table-cell>
          <table:table-cell office:value-type="string">
            <text:p>常総学院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千葉</text:p>
          </table:table-cell>
          <table:table-cell office:value-type="string">
            <text:p>山梨</text:p>
          </table:table-cell>
          <table:table-cell office:value-type="string">
            <text:p>木更津総合</text:p>
          </table:table-cell>
          <table:table-cell office:value-type="string">
            <text:p>東海大甲府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7">
            <text:p>97</text:p>
          </table:table-cell>
          <table:table-cell/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茨城</text:p>
          </table:table-cell>
          <table:table-cell office:value-type="string">
            <text:p>群馬</text:p>
          </table:table-cell>
          <table:table-cell office:value-type="string">
            <text:p>常総学院</text:p>
          </table:table-cell>
          <table:table-cell office:value-type="string">
            <text:p>桐生第一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35">
            <text:p>135</text:p>
          </table:table-cell>
          <table:table-cell/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茨城</text:p>
          </table:table-cell>
          <table:table-cell office:value-type="string">
            <text:p>山梨</text:p>
          </table:table-cell>
          <table:table-cell office:value-type="string">
            <text:p>常総学院</text:p>
          </table:table-cell>
          <table:table-cell office:value-type="string">
            <text:p>日本航空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群馬</text:p>
          </table:table-cell>
          <table:table-cell office:value-type="string">
            <text:p>埼玉</text:p>
          </table:table-cell>
          <table:table-cell office:value-type="string">
            <text:p>桐生第一</text:p>
          </table:table-cell>
          <table:table-cell office:value-type="string">
            <text:p>浦和学院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千葉</text:p>
          </table:table-cell>
          <table:table-cell office:value-type="string">
            <text:p>埼玉</text:p>
          </table:table-cell>
          <table:table-cell office:value-type="string">
            <text:p>木更津総合</text:p>
          </table:table-cell>
          <table:table-cell office:value-type="string">
            <text:p>花咲徳栄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山梨</text:p>
          </table:table-cell>
          <table:table-cell office:value-type="string">
            <text:p>茨城</text:p>
          </table:table-cell>
          <table:table-cell office:value-type="string">
            <text:p>東海大甲府</text:p>
          </table:table-cell>
          <table:table-cell office:value-type="string">
            <text:p>霞ヶ浦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群馬</text:p>
          </table:table-cell>
          <table:table-cell office:value-type="string">
            <text:p>千葉</text:p>
          </table:table-cell>
          <table:table-cell office:value-type="string">
            <text:p>桐生第一</text:p>
          </table:table-cell>
          <table:table-cell office:value-type="string">
            <text:p>千葉明徳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埼玉</text:p>
          </table:table-cell>
          <table:table-cell office:value-type="string">
            <text:p>群馬</text:p>
          </table:table-cell>
          <table:table-cell office:value-type="string">
            <text:p>花咲徳栄</text:p>
          </table:table-cell>
          <table:table-cell office:value-type="string">
            <text:p>樹徳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千葉</text:p>
          </table:table-cell>
          <table:table-cell office:value-type="string">
            <text:p>神奈川</text:p>
          </table:table-cell>
          <table:table-cell office:value-type="string">
            <text:p>木更津総合</text:p>
          </table:table-cell>
          <table:table-cell office:value-type="string">
            <text:p>桐光学園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山梨</text:p>
          </table:table-cell>
          <table:table-cell office:value-type="string">
            <text:p>埼玉</text:p>
          </table:table-cell>
          <table:table-cell office:value-type="string">
            <text:p>東海大甲府</text:p>
          </table:table-cell>
          <table:table-cell office:value-type="string">
            <text:p>春日部共栄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茨城</text:p>
          </table:table-cell>
          <table:table-cell office:value-type="string">
            <text:p>栃木</text:p>
          </table:table-cell>
          <table:table-cell office:value-type="string">
            <text:p>霞ヶ浦</text:p>
          </table:table-cell>
          <table:table-cell office:value-type="string">
            <text:p>文星芸大付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茨城</text:p>
          </table:table-cell>
          <table:table-cell office:value-type="string">
            <text:p>神奈川</text:p>
          </table:table-cell>
          <table:table-cell office:value-type="string">
            <text:p>常総学院</text:p>
          </table:table-cell>
          <table:table-cell office:value-type="string">
            <text:p>横浜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山梨</text:p>
          </table:table-cell>
          <table:table-cell office:value-type="string">
            <text:p>栃木</text:p>
          </table:table-cell>
          <table:table-cell office:value-type="string">
            <text:p>日本航空</text:p>
          </table:table-cell>
          <table:table-cell office:value-type="string">
            <text:p>白鴎大足利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決勝</text:p>
          </table:table-cell>
          <table:table-cell table:number-columns-repeated="2" office:value-type="string">
            <text:p>福井</text:p>
          </table:table-cell>
          <table:table-cell office:value-type="string">
            <text:p>敦賀気比</text:p>
          </table:table-cell>
          <table:table-cell office:value-type="string">
            <text:p>福井工大福井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福井</text:p>
          </table:table-cell>
          <table:table-cell office:value-type="string">
            <text:p>長野</text:p>
          </table:table-cell>
          <table:table-cell office:value-type="string">
            <text:p>福井工大福井</text:p>
          </table:table-cell>
          <table:table-cell office:value-type="string">
            <text:p>長野商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福井</text:p>
          </table:table-cell>
          <table:table-cell office:value-type="string">
            <text:p>長野</text:p>
          </table:table-cell>
          <table:table-cell office:value-type="string">
            <text:p>敦賀気比</text:p>
          </table:table-cell>
          <table:table-cell office:value-type="string">
            <text:p>佐久長聖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福井</text:p>
          </table:table-cell>
          <table:table-cell office:value-type="string">
            <text:p>富山</text:p>
          </table:table-cell>
          <table:table-cell office:value-type="string">
            <text:p>福井工大福井</text:p>
          </table:table-cell>
          <table:table-cell office:value-type="string">
            <text:p>高岡商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長野</text:p>
          </table:table-cell>
          <table:table-cell office:value-type="string">
            <text:p>福井</text:p>
          </table:table-cell>
          <table:table-cell office:value-type="string">
            <text:p>長野商</text:p>
          </table:table-cell>
          <table:table-cell office:value-type="string">
            <text:p>福井商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福井</text:p>
          </table:table-cell>
          <table:table-cell office:value-type="string">
            <text:p>富山</text:p>
          </table:table-cell>
          <table:table-cell office:value-type="string">
            <text:p>敦賀気比</text:p>
          </table:table-cell>
          <table:table-cell office:value-type="string">
            <text:p>富山商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長野</text:p>
          </table:table-cell>
          <table:table-cell office:value-type="string">
            <text:p>新潟</text:p>
          </table:table-cell>
          <table:table-cell office:value-type="string">
            <text:p>佐久長聖</text:p>
          </table:table-cell>
          <table:table-cell office:value-type="string">
            <text:p>日本文理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富山</text:p>
          </table:table-cell>
          <table:table-cell office:value-type="string">
            <text:p>石川</text:p>
          </table:table-cell>
          <table:table-cell office:value-type="string">
            <text:p>高岡商</text:p>
          </table:table-cell>
          <table:table-cell office:value-type="string">
            <text:p>小松大谷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新潟</text:p>
          </table:table-cell>
          <table:table-cell office:value-type="string">
            <text:p>福井工大福井</text:p>
          </table:table-cell>
          <table:table-cell office:value-type="string">
            <text:p>村上桜ヶ丘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長野</text:p>
          </table:table-cell>
          <table:table-cell office:value-type="string">
            <text:p>富山</text:p>
          </table:table-cell>
          <table:table-cell office:value-type="string">
            <text:p>長野商</text:p>
          </table:table-cell>
          <table:table-cell office:value-type="string">
            <text:p>富山国際大付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石川</text:p>
          </table:table-cell>
          <table:table-cell office:value-type="string">
            <text:p>福井商</text:p>
          </table:table-cell>
          <table:table-cell office:value-type="string">
            <text:p>野々市明倫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新潟</text:p>
          </table:table-cell>
          <table:table-cell office:value-type="string">
            <text:p>敦賀気比</text:p>
          </table:table-cell>
          <table:table-cell office:value-type="string">
            <text:p>東京学館新潟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富山</text:p>
          </table:table-cell>
          <table:table-cell office:value-type="string">
            <text:p>長野</text:p>
          </table:table-cell>
          <table:table-cell office:value-type="string">
            <text:p>富山商</text:p>
          </table:table-cell>
          <table:table-cell office:value-type="string">
            <text:p>松商学園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新潟</text:p>
          </table:table-cell>
          <table:table-cell office:value-type="string">
            <text:p>富山</text:p>
          </table:table-cell>
          <table:table-cell office:value-type="string">
            <text:p>日本文理</text:p>
          </table:table-cell>
          <table:table-cell office:value-type="string">
            <text:p>滑川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長野</text:p>
          </table:table-cell>
          <table:table-cell office:value-type="string">
            <text:p>石川</text:p>
          </table:table-cell>
          <table:table-cell office:value-type="string">
            <text:p>佐久長聖</text:p>
          </table:table-cell>
          <table:table-cell office:value-type="string">
            <text:p>小松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決勝</text:p>
          </table:table-cell>
          <table:table-cell office:value-type="string">
            <text:p>愛知</text:p>
          </table:table-cell>
          <table:table-cell office:value-type="string">
            <text:p>三重</text:p>
          </table:table-cell>
          <table:table-cell office:value-type="string">
            <text:p>東邦</text:p>
          </table:table-cell>
          <table:table-cell office:value-type="string">
            <text:p>いなべ総合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table:number-columns-repeated="2" office:value-type="string">
            <text:p>三重</text:p>
          </table:table-cell>
          <table:table-cell office:value-type="string">
            <text:p>いなべ総合</text:p>
          </table:table-cell>
          <table:table-cell office:value-type="string">
            <text:p>海星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72">
            <text:p>372</text:p>
          </table:table-cell>
          <table:table-cell/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office:value-type="string">
            <text:p>愛知</text:p>
          </table:table-cell>
          <table:table-cell office:value-type="string">
            <text:p>三重</text:p>
          </table:table-cell>
          <table:table-cell office:value-type="string">
            <text:p>東邦</text:p>
          </table:table-cell>
          <table:table-cell office:value-type="string">
            <text:p>三重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三重</text:p>
          </table:table-cell>
          <table:table-cell office:value-type="string">
            <text:p>岐阜</text:p>
          </table:table-cell>
          <table:table-cell office:value-type="string">
            <text:p>海星</text:p>
          </table:table-cell>
          <table:table-cell office:value-type="string">
            <text:p>県岐阜商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三重</text:p>
          </table:table-cell>
          <table:table-cell office:value-type="string">
            <text:p>岐阜</text:p>
          </table:table-cell>
          <table:table-cell office:value-type="string">
            <text:p>いなべ総合</text:p>
          </table:table-cell>
          <table:table-cell office:value-type="string">
            <text:p>大垣日大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三重</text:p>
          </table:table-cell>
          <table:table-cell office:value-type="string">
            <text:p>静岡</text:p>
          </table:table-cell>
          <table:table-cell office:value-type="string">
            <text:p>三重</text:p>
          </table:table-cell>
          <table:table-cell office:value-type="string">
            <text:p>掛川西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愛知</text:p>
          </table:table-cell>
          <table:table-cell office:value-type="string">
            <text:p>岐阜</text:p>
          </table:table-cell>
          <table:table-cell office:value-type="string">
            <text:p>東邦</text:p>
          </table:table-cell>
          <table:table-cell office:value-type="string">
            <text:p>中京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岐阜</text:p>
          </table:table-cell>
          <table:table-cell office:value-type="string">
            <text:p>愛知</text:p>
          </table:table-cell>
          <table:table-cell office:value-type="string">
            <text:p>県岐阜商</text:p>
          </table:table-cell>
          <table:table-cell office:value-type="string">
            <text:p>享栄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三重</text:p>
          </table:table-cell>
          <table:table-cell office:value-type="string">
            <text:p>静岡</text:p>
          </table:table-cell>
          <table:table-cell office:value-type="string">
            <text:p>いなべ総合</text:p>
          </table:table-cell>
          <table:table-cell office:value-type="string">
            <text:p>日大三島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三重</text:p>
          </table:table-cell>
          <table:table-cell office:value-type="string">
            <text:p>愛知</text:p>
          </table:table-cell>
          <table:table-cell office:value-type="string">
            <text:p>三重</text:p>
          </table:table-cell>
          <table:table-cell office:value-type="string">
            <text:p>栄徳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岐阜</text:p>
          </table:table-cell>
          <table:table-cell office:value-type="string">
            <text:p>静岡</text:p>
          </table:table-cell>
          <table:table-cell office:value-type="string">
            <text:p>中京</text:p>
          </table:table-cell>
          <table:table-cell office:value-type="string">
            <text:p>藤枝明誠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決勝</text:p>
          </table:table-cell>
          <table:table-cell office:value-type="string">
            <text:p>大阪</text:p>
          </table:table-cell>
          <table:table-cell office:value-type="string">
            <text:p>滋賀</text:p>
          </table:table-cell>
          <table:table-cell office:value-type="string">
            <text:p>大阪桐蔭</text:p>
          </table:table-cell>
          <table:table-cell office:value-type="string">
            <text:p>滋賀学園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office:value-type="string">
            <text:p>滋賀</text:p>
          </table:table-cell>
          <table:table-cell office:value-type="string">
            <text:p>京都</text:p>
          </table:table-cell>
          <table:table-cell office:value-type="string">
            <text:p>滋賀学園</text:p>
          </table:table-cell>
          <table:table-cell office:value-type="string">
            <text:p>龍谷大平安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office:value-type="string">
            <text:p>大阪</text:p>
          </table:table-cell>
          <table:table-cell office:value-type="string">
            <text:p>兵庫</text:p>
          </table:table-cell>
          <table:table-cell office:value-type="string">
            <text:p>大阪桐蔭</text:p>
          </table:table-cell>
          <table:table-cell office:value-type="string">
            <text:p>明石商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office:value-type="string">
            <text:p>滋賀</text:p>
          </table:table-cell>
          <table:table-cell office:value-type="string">
            <text:p>兵庫</text:p>
          </table:table-cell>
          <table:table-cell office:value-type="string">
            <text:p>滋賀学園</text:p>
          </table:table-cell>
          <table:table-cell office:value-type="string">
            <text:p>報徳学園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office:value-type="string">
            <text:p>京都</text:p>
          </table:table-cell>
          <table:table-cell office:value-type="string">
            <text:p>大阪</text:p>
          </table:table-cell>
          <table:table-cell office:value-type="string">
            <text:p>龍谷大平安</text:p>
          </table:table-cell>
          <table:table-cell office:value-type="string">
            <text:p>阪南大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office:value-type="string">
            <text:p>大阪</text:p>
          </table:table-cell>
          <table:table-cell office:value-type="string">
            <text:p>奈良</text:p>
          </table:table-cell>
          <table:table-cell office:value-type="string">
            <text:p>大阪桐蔭</text:p>
          </table:table-cell>
          <table:table-cell office:value-type="string">
            <text:p>智弁学園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office:value-type="string">
            <text:p>兵庫</text:p>
          </table:table-cell>
          <table:table-cell office:value-type="string">
            <text:p>和歌山</text:p>
          </table:table-cell>
          <table:table-cell office:value-type="string">
            <text:p>明石商</text:p>
          </table:table-cell>
          <table:table-cell office:value-type="string">
            <text:p>市和歌山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兵庫</text:p>
          </table:table-cell>
          <table:table-cell office:value-type="string">
            <text:p>滋賀</text:p>
          </table:table-cell>
          <table:table-cell office:value-type="string">
            <text:p>報徳学園</text:p>
          </table:table-cell>
          <table:table-cell office:value-type="string">
            <text:p>北大津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滋賀</text:p>
          </table:table-cell>
          <table:table-cell office:value-type="string">
            <text:p>大阪</text:p>
          </table:table-cell>
          <table:table-cell office:value-type="string">
            <text:p>滋賀学園</text:p>
          </table:table-cell>
          <table:table-cell office:value-type="string">
            <text:p>大商大堺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奈良</text:p>
          </table:table-cell>
          <table:table-cell office:value-type="string">
            <text:p>阪南大</text:p>
          </table:table-cell>
          <table:table-cell office:value-type="string">
            <text:p>奈良大付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京都</text:p>
          </table:table-cell>
          <table:table-cell office:value-type="string">
            <text:p>和歌山</text:p>
          </table:table-cell>
          <table:table-cell office:value-type="string">
            <text:p>龍谷大平安</text:p>
          </table:table-cell>
          <table:table-cell office:value-type="string">
            <text:p>高野山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滋賀</text:p>
          </table:table-cell>
          <table:table-cell office:value-type="string">
            <text:p>大阪桐蔭</text:p>
          </table:table-cell>
          <table:table-cell office:value-type="string">
            <text:p>近江兄弟社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奈良</text:p>
          </table:table-cell>
          <table:table-cell office:value-type="string">
            <text:p>兵庫</text:p>
          </table:table-cell>
          <table:table-cell office:value-type="string">
            <text:p>智弁学園</text:p>
          </table:table-cell>
          <table:table-cell office:value-type="string">
            <text:p>神港学園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和歌山</text:p>
          </table:table-cell>
          <table:table-cell office:value-type="string">
            <text:p>奈良</text:p>
          </table:table-cell>
          <table:table-cell office:value-type="string">
            <text:p>市和歌山</text:p>
          </table:table-cell>
          <table:table-cell office:value-type="string">
            <text:p>平城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兵庫</text:p>
          </table:table-cell>
          <table:table-cell office:value-type="string">
            <text:p>京都</text:p>
          </table:table-cell>
          <table:table-cell office:value-type="string">
            <text:p>明石商</text:p>
          </table:table-cell>
          <table:table-cell office:value-type="string">
            <text:p>福知山成美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決勝</text:p>
          </table:table-cell>
          <table:table-cell office:value-type="string">
            <text:p>岡山</text:p>
          </table:table-cell>
          <table:table-cell office:value-type="string">
            <text:p>山口</text:p>
          </table:table-cell>
          <table:table-cell office:value-type="string">
            <text:p>創志学園</text:p>
          </table:table-cell>
          <table:table-cell office:value-type="string">
            <text:p>南陽工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float" office:value="74">
            <text:p>7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office:value-type="string">
            <text:p>山口</text:p>
          </table:table-cell>
          <table:table-cell office:value-type="string">
            <text:p>広島</text:p>
          </table:table-cell>
          <table:table-cell office:value-type="string">
            <text:p>南陽工</text:p>
          </table:table-cell>
          <table:table-cell office:value-type="string">
            <text:p>如水館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office:value-type="string">
            <text:p>岡山</text:p>
          </table:table-cell>
          <table:table-cell office:value-type="string">
            <text:p>島根</text:p>
          </table:table-cell>
          <table:table-cell office:value-type="string">
            <text:p>創志学園</text:p>
          </table:table-cell>
          <table:table-cell office:value-type="string">
            <text:p>開星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office:value-type="string">
            <text:p>広島</text:p>
          </table:table-cell>
          <table:table-cell office:value-type="string">
            <text:p>岡山</text:p>
          </table:table-cell>
          <table:table-cell office:value-type="string">
            <text:p>如水館</text:p>
          </table:table-cell>
          <table:table-cell office:value-type="string">
            <text:p>倉敷工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table:number-columns-repeated="2" office:value-type="string">
            <text:p>山口</text:p>
          </table:table-cell>
          <table:table-cell office:value-type="string">
            <text:p>南陽工</text:p>
          </table:table-cell>
          <table:table-cell office:value-type="string">
            <text:p>早鞆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table:number-columns-repeated="2" office:value-type="string">
            <text:p>岡山</text:p>
          </table:table-cell>
          <table:table-cell office:value-type="string">
            <text:p>創志学園</text:p>
          </table:table-cell>
          <table:table-cell office:value-type="string">
            <text:p>金光学園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table:number-columns-repeated="2" office:value-type="string">
            <text:p>島根</text:p>
          </table:table-cell>
          <table:table-cell office:value-type="string">
            <text:p>開星</text:p>
          </table:table-cell>
          <table:table-cell office:value-type="string">
            <text:p>出雲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島根</text:p>
          </table:table-cell>
          <table:table-cell office:value-type="string">
            <text:p>如水館</text:p>
          </table:table-cell>
          <table:table-cell office:value-type="string">
            <text:p>浜田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岡山</text:p>
          </table:table-cell>
          <table:table-cell office:value-type="string">
            <text:p>島根</text:p>
          </table:table-cell>
          <table:table-cell office:value-type="string">
            <text:p>倉敷工</text:p>
          </table:table-cell>
          <table:table-cell office:value-type="string">
            <text:p>大社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岡山</text:p>
          </table:table-cell>
          <table:table-cell office:value-type="string">
            <text:p>鳥取</text:p>
          </table:table-cell>
          <table:table-cell office:value-type="string">
            <text:p>金光学園</text:p>
          </table:table-cell>
          <table:table-cell office:value-type="string">
            <text:p>境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岡山</text:p>
          </table:table-cell>
          <table:table-cell office:value-type="string">
            <text:p>山口</text:p>
          </table:table-cell>
          <table:table-cell office:value-type="string">
            <text:p>創志学園</text:p>
          </table:table-cell>
          <table:table-cell office:value-type="string">
            <text:p>宇部商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山口</text:p>
          </table:table-cell>
          <table:table-cell office:value-type="string">
            <text:p>鳥取</text:p>
          </table:table-cell>
          <table:table-cell office:value-type="string">
            <text:p>南陽工</text:p>
          </table:table-cell>
          <table:table-cell office:value-type="string">
            <text:p>鳥取城北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山口</text:p>
          </table:table-cell>
          <table:table-cell office:value-type="string">
            <text:p>鳥取</text:p>
          </table:table-cell>
          <table:table-cell office:value-type="string">
            <text:p>早鞆</text:p>
          </table:table-cell>
          <table:table-cell office:value-type="string">
            <text:p>鳥取西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島根</text:p>
          </table:table-cell>
          <table:table-cell office:value-type="string">
            <text:p>広島</text:p>
          </table:table-cell>
          <table:table-cell office:value-type="string">
            <text:p>開星</text:p>
          </table:table-cell>
          <table:table-cell office:value-type="string">
            <text:p>広島新庄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島根</text:p>
          </table:table-cell>
          <table:table-cell office:value-type="string">
            <text:p>広島</text:p>
          </table:table-cell>
          <table:table-cell office:value-type="string">
            <text:p>出雲</text:p>
          </table:table-cell>
          <table:table-cell office:value-type="string">
            <text:p>広島国際学院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決勝</text:p>
          </table:table-cell>
          <table:table-cell office:value-type="string">
            <text:p>香川</text:p>
          </table:table-cell>
          <table:table-cell office:value-type="string">
            <text:p>高知</text:p>
          </table:table-cell>
          <table:table-cell office:value-type="string">
            <text:p>高松商</text:p>
          </table:table-cell>
          <table:table-cell office:value-type="string">
            <text:p>明徳義塾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table:number-columns-repeated="2" office:value-type="string">
            <text:p>高知</text:p>
          </table:table-cell>
          <table:table-cell office:value-type="string">
            <text:p>明徳義塾</text:p>
          </table:table-cell>
          <table:table-cell office:value-type="string">
            <text:p>土佐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303">
            <text:p>303</text:p>
          </table:table-cell>
          <table:table-cell/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office:value-type="string">
            <text:p>香川</text:p>
          </table:table-cell>
          <table:table-cell office:value-type="string">
            <text:p>愛媛</text:p>
          </table:table-cell>
          <table:table-cell office:value-type="string">
            <text:p>高松商</text:p>
          </table:table-cell>
          <table:table-cell office:value-type="string">
            <text:p>済美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office:value-type="string">
            <text:p>高知</text:p>
          </table:table-cell>
          <table:table-cell office:value-type="string">
            <text:p>香川</text:p>
          </table:table-cell>
          <table:table-cell office:value-type="string">
            <text:p>土佐</text:p>
          </table:table-cell>
          <table:table-cell office:value-type="string">
            <text:p>小豆島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office:value-type="string">
            <text:p>高知</text:p>
          </table:table-cell>
          <table:table-cell office:value-type="string">
            <text:p>愛媛</text:p>
          </table:table-cell>
          <table:table-cell office:value-type="string">
            <text:p>明徳義塾</text:p>
          </table:table-cell>
          <table:table-cell office:value-type="string">
            <text:p>新田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office:value-type="string">
            <text:p>香川</text:p>
          </table:table-cell>
          <table:table-cell office:value-type="string">
            <text:p>愛媛</text:p>
          </table:table-cell>
          <table:table-cell office:value-type="string">
            <text:p>高松商</text:p>
          </table:table-cell>
          <table:table-cell office:value-type="string">
            <text:p>今治西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office:value-type="string">
            <text:p>愛媛</text:p>
          </table:table-cell>
          <table:table-cell office:value-type="string">
            <text:p>徳島</text:p>
          </table:table-cell>
          <table:table-cell office:value-type="string">
            <text:p>済美</text:p>
          </table:table-cell>
          <table:table-cell office:value-type="string">
            <text:p>鳴門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高知</text:p>
          </table:table-cell>
          <table:table-cell office:value-type="string">
            <text:p>徳島</text:p>
          </table:table-cell>
          <table:table-cell office:value-type="string">
            <text:p>土佐</text:p>
          </table:table-cell>
          <table:table-cell office:value-type="string">
            <text:p>城南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愛媛</text:p>
          </table:table-cell>
          <table:table-cell office:value-type="string">
            <text:p>香川</text:p>
          </table:table-cell>
          <table:table-cell office:value-type="string">
            <text:p>新田</text:p>
          </table:table-cell>
          <table:table-cell office:value-type="string">
            <text:p>英明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香川</text:p>
          </table:table-cell>
          <table:table-cell office:value-type="string">
            <text:p>徳島</text:p>
          </table:table-cell>
          <table:table-cell office:value-type="string">
            <text:p>高松商</text:p>
          </table:table-cell>
          <table:table-cell office:value-type="string">
            <text:p>池田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愛媛</text:p>
          </table:table-cell>
          <table:table-cell office:value-type="string">
            <text:p>高知</text:p>
          </table:table-cell>
          <table:table-cell office:value-type="string">
            <text:p>済美</text:p>
          </table:table-cell>
          <table:table-cell office:value-type="string">
            <text:p>高知商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決勝</text:p>
          </table:table-cell>
          <table:table-cell office:value-type="string">
            <text:p>熊本</text:p>
          </table:table-cell>
          <table:table-cell office:value-type="string">
            <text:p>長崎</text:p>
          </table:table-cell>
          <table:table-cell office:value-type="string">
            <text:p>秀岳館</text:p>
          </table:table-cell>
          <table:table-cell office:value-type="string">
            <text:p>海星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office:value-type="string">
            <text:p>熊本</text:p>
          </table:table-cell>
          <table:table-cell office:value-type="string">
            <text:p>宮崎</text:p>
          </table:table-cell>
          <table:table-cell office:value-type="string">
            <text:p>秀岳館</text:p>
          </table:table-cell>
          <table:table-cell office:value-type="string">
            <text:p>日南学園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office:value-type="string">
            <text:p>長崎</text:p>
          </table:table-cell>
          <table:table-cell office:value-type="string">
            <text:p>鹿児島</text:p>
          </table:table-cell>
          <table:table-cell office:value-type="string">
            <text:p>海星</text:p>
          </table:table-cell>
          <table:table-cell office:value-type="string">
            <text:p>鹿児島実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宮崎</text:p>
          </table:table-cell>
          <table:table-cell office:value-type="string">
            <text:p>鹿児島</text:p>
          </table:table-cell>
          <table:table-cell office:value-type="string">
            <text:p>日南学園</text:p>
          </table:table-cell>
          <table:table-cell office:value-type="string">
            <text:p>樟南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熊本</text:p>
          </table:table-cell>
          <table:table-cell office:value-type="string">
            <text:p>沖縄</text:p>
          </table:table-cell>
          <table:table-cell office:value-type="string">
            <text:p>秀岳館</text:p>
          </table:table-cell>
          <table:table-cell office:value-type="string">
            <text:p>八重山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長崎</text:p>
          </table:table-cell>
          <table:table-cell office:value-type="string">
            <text:p>大分</text:p>
          </table:table-cell>
          <table:table-cell office:value-type="string">
            <text:p>海星</text:p>
          </table:table-cell>
          <table:table-cell office:value-type="string">
            <text:p>臼杵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鹿児島</text:p>
          </table:table-cell>
          <table:table-cell office:value-type="string">
            <text:p>福岡</text:p>
          </table:table-cell>
          <table:table-cell office:value-type="string">
            <text:p>鹿児島実</text:p>
          </table:table-cell>
          <table:table-cell office:value-type="string">
            <text:p>九産大九州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宮崎</text:p>
          </table:table-cell>
          <table:table-cell office:value-type="string">
            <text:p>長崎</text:p>
          </table:table-cell>
          <table:table-cell office:value-type="string">
            <text:p>日南学園</text:p>
          </table:table-cell>
          <table:table-cell office:value-type="string">
            <text:p>長崎総大付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沖縄</text:p>
          </table:table-cell>
          <table:table-cell office:value-type="string">
            <text:p>鹿児島</text:p>
          </table:table-cell>
          <table:table-cell office:value-type="string">
            <text:p>八重山</text:p>
          </table:table-cell>
          <table:table-cell office:value-type="string">
            <text:p>鹿児島城西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長崎</text:p>
          </table:table-cell>
          <table:table-cell office:value-type="string">
            <text:p>沖縄</text:p>
          </table:table-cell>
          <table:table-cell office:value-type="string">
            <text:p>海星</text:p>
          </table:table-cell>
          <table:table-cell office:value-type="string">
            <text:p>興南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鹿児島</text:p>
          </table:table-cell>
          <table:table-cell office:value-type="string">
            <text:p>佐賀</text:p>
          </table:table-cell>
          <table:table-cell office:value-type="string">
            <text:p>樟南</text:p>
          </table:table-cell>
          <table:table-cell office:value-type="string">
            <text:p>佐賀商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鹿児島</text:p>
          </table:table-cell>
          <table:table-cell office:value-type="string">
            <text:p>宮崎</text:p>
          </table:table-cell>
          <table:table-cell office:value-type="string">
            <text:p>鹿児島実</text:p>
          </table:table-cell>
          <table:table-cell office:value-type="string">
            <text:p>富島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熊本</text:p>
          </table:table-cell>
          <table:table-cell office:value-type="string">
            <text:p>大分</text:p>
          </table:table-cell>
          <table:table-cell office:value-type="string">
            <text:p>秀岳館</text:p>
          </table:table-cell>
          <table:table-cell office:value-type="string">
            <text:p>明豊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熊本</text:p>
          </table:table-cell>
          <table:table-cell office:value-type="string">
            <text:p>九産大九州</text:p>
          </table:table-cell>
          <table:table-cell office:value-type="string">
            <text:p>九州学院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大分</text:p>
          </table:table-cell>
          <table:table-cell office:value-type="string">
            <text:p>鹿児島</text:p>
          </table:table-cell>
          <table:table-cell office:value-type="string">
            <text:p>臼杵</text:p>
          </table:table-cell>
          <table:table-cell office:value-type="string">
            <text:p>大島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鹿児島</text:p>
          </table:table-cell>
          <table:table-cell office:value-type="string">
            <text:p>福岡</text:p>
          </table:table-cell>
          <table:table-cell office:value-type="string">
            <text:p>樟南</text:p>
          </table:table-cell>
          <table:table-cell office:value-type="string">
            <text:p>小倉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鹿児島</text:p>
          </table:table-cell>
          <table:table-cell office:value-type="string">
            <text:p>佐賀</text:p>
          </table:table-cell>
          <table:table-cell office:value-type="string">
            <text:p>大島</text:p>
          </table:table-cell>
          <table:table-cell office:value-type="string">
            <text:p>神埼清明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決勝</text:p>
          </table:table-cell>
          <table:table-cell table:number-columns-repeated="2" office:value-type="string">
            <text:p>東京</text:p>
          </table:table-cell>
          <table:table-cell office:value-type="string">
            <text:p>関東一</text:p>
          </table:table-cell>
          <table:table-cell office:value-type="string">
            <text:p>二松学舎大付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60">
            <text:p>60</text:p>
          </table:table-cell>
          <table:table-cell office:value-type="float" office:value="127">
            <text:p>127</text:p>
          </table:table-cell>
          <table:table-cell office:value-type="float" office:value="56">
            <text:p>5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決勝</text:p>
          </table:table-cell>
          <table:table-cell table:number-columns-repeated="2" office:value-type="string">
            <text:p>東京</text:p>
          </table:table-cell>
          <table:table-cell office:value-type="string">
            <text:p>二松学舎大付</text:p>
          </table:table-cell>
          <table:table-cell office:value-type="string">
            <text:p>東海大高輪台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81">
            <text:p>381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決勝</text:p>
          </table:table-cell>
          <table:table-cell table:number-columns-repeated="2" office:value-type="string">
            <text:p>東京</text:p>
          </table:table-cell>
          <table:table-cell office:value-type="string">
            <text:p>関東一</text:p>
          </table:table-cell>
          <table:table-cell office:value-type="string">
            <text:p>帝京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14">
            <text:p>214</text:p>
          </table:table-cell>
          <table:table-cell/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2" office:value-type="string">
            <text:p>東京</text:p>
          </table:table-cell>
          <table:table-cell office:value-type="string">
            <text:p>東海大高輪台</text:p>
          </table:table-cell>
          <table:table-cell office:value-type="string">
            <text:p>佼成学園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2" office:value-type="string">
            <text:p>東京</text:p>
          </table:table-cell>
          <table:table-cell office:value-type="string">
            <text:p>二松学舎大付</text:p>
          </table:table-cell>
          <table:table-cell office:value-type="string">
            <text:p>城東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2" office:value-type="string">
            <text:p>東京</text:p>
          </table:table-cell>
          <table:table-cell office:value-type="string">
            <text:p>帝京</text:p>
          </table:table-cell>
          <table:table-cell office:value-type="string">
            <text:p>東亜学園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2" office:value-type="string">
            <text:p>東京</text:p>
          </table:table-cell>
          <table:table-cell office:value-type="string">
            <text:p>関東一</text:p>
          </table:table-cell>
          <table:table-cell office:value-type="string">
            <text:p>修徳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城東</text:p>
          </table:table-cell>
          <table:table-cell office:value-type="string">
            <text:p>紅葉川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海大高輪台</text:p>
          </table:table-cell>
          <table:table-cell office:value-type="string">
            <text:p>足立学園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二松学舎大付</text:p>
          </table:table-cell>
          <table:table-cell office:value-type="string">
            <text:p>日大三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佼成学園</text:p>
          </table:table-cell>
          <table:table-cell office:value-type="string">
            <text:p>東海大菅生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帝京</text:p>
          </table:table-cell>
          <table:table-cell office:value-type="string">
            <text:p>堀越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修徳</text:p>
          </table:table-cell>
          <table:table-cell office:value-type="string">
            <text:p>駿台学園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亜学園</text:p>
          </table:table-cell>
          <table:table-cell office:value-type="string">
            <text:p>日大桜丘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2" office:value-type="string">
            <text:p>東京</text:p>
          </table:table-cell>
          <table:table-cell office:value-type="string">
            <text:p>関東一</text:p>
          </table:table-cell>
          <table:table-cell office:value-type="string">
            <text:p>早大学院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城東</text:p>
          </table:table-cell>
          <table:table-cell office:value-type="string">
            <text:p>明大中野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足立学園</text:p>
          </table:table-cell>
          <table:table-cell office:value-type="string">
            <text:p>錦城学園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紅葉川</text:p>
          </table:table-cell>
          <table:table-cell office:value-type="string">
            <text:p>国学院久我山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大三</text:p>
          </table:table-cell>
          <table:table-cell office:value-type="string">
            <text:p>東京都市大付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海大高輪台</text:p>
          </table:table-cell>
          <table:table-cell office:value-type="string">
            <text:p>工学院大付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二松学舎大付</text:p>
          </table:table-cell>
          <table:table-cell office:value-type="string">
            <text:p>早稲田実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海大菅生</text:p>
          </table:table-cell>
          <table:table-cell office:value-type="string">
            <text:p>日大二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佼成学園</text:p>
          </table:table-cell>
          <table:table-cell office:value-type="string">
            <text:p>立教池袋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帝京</text:p>
          </table:table-cell>
          <table:table-cell office:value-type="string">
            <text:p>広尾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関東一</text:p>
          </table:table-cell>
          <table:table-cell office:value-type="string">
            <text:p>明大中野八王子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早大学院</text:p>
          </table:table-cell>
          <table:table-cell office:value-type="string">
            <text:p>岩倉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修徳</text:p>
          </table:table-cell>
          <table:table-cell office:value-type="string">
            <text:p>桜美林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堀越</text:p>
          </table:table-cell>
          <table:table-cell office:value-type="string">
            <text:p>和光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大桜丘</text:p>
          </table:table-cell>
          <table:table-cell office:value-type="string">
            <text:p>南平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亜学園</text:p>
          </table:table-cell>
          <table:table-cell office:value-type="string">
            <text:p>昭和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2" office:value-type="string">
            <text:p>東京</text:p>
          </table:table-cell>
          <table:table-cell office:value-type="string">
            <text:p>駿台学園</text:p>
          </table:table-cell>
          <table:table-cell office:value-type="string">
            <text:p>日野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海大菅生</text:p>
          </table:table-cell>
          <table:table-cell office:value-type="string">
            <text:p>創価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佼成学園</text:p>
          </table:table-cell>
          <table:table-cell office:value-type="string">
            <text:p>国士舘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足立学園</text:p>
          </table:table-cell>
          <table:table-cell office:value-type="string">
            <text:p>昭和一学園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国学院久我山</text:p>
          </table:table-cell>
          <table:table-cell office:value-type="string">
            <text:p>練馬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早稲田実</text:p>
          </table:table-cell>
          <table:table-cell office:value-type="string">
            <text:p>小平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京都市大付</text:p>
          </table:table-cell>
          <table:table-cell office:value-type="string">
            <text:p>明星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工学院大付</text:p>
          </table:table-cell>
          <table:table-cell office:value-type="string">
            <text:p>片倉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広尾</text:p>
          </table:table-cell>
          <table:table-cell office:value-type="string">
            <text:p>東大和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東海大菅生</text:p>
          </table:table-cell>
          <table:table-cell office:value-type="string">
            <text:p>創価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堀越</text:p>
          </table:table-cell>
          <table:table-cell office:value-type="string">
            <text:p>府中工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昭和</text:p>
          </table:table-cell>
          <table:table-cell office:value-type="string">
            <text:p>青山学院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明大中野</text:p>
          </table:table-cell>
          <table:table-cell office:value-type="string">
            <text:p>日大豊山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日大桜丘</text:p>
          </table:table-cell>
          <table:table-cell office:value-type="string">
            <text:p>東村山西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駿台学園</text:p>
          </table:table-cell>
          <table:table-cell office:value-type="string">
            <text:p>芝浦工大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早大学院</text:p>
          </table:table-cell>
          <table:table-cell office:value-type="string">
            <text:p>足立新田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桜美林</text:p>
          </table:table-cell>
          <table:table-cell office:value-type="string">
            <text:p>小山台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5-16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2" office:value-type="string">
            <text:p>東京</text:p>
          </table:table-cell>
          <table:table-cell office:value-type="string">
            <text:p>関東一</text:p>
          </table:table-cell>
          <table:table-cell office:value-type="string">
            <text:p>成立学園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神奈川</text:p>
          </table:table-cell>
          <table:table-cell office:value-type="string">
            <text:p>宮城</text:p>
          </table:table-cell>
          <table:table-cell office:value-type="string">
            <text:p>東海大相模</text:p>
          </table:table-cell>
          <table:table-cell office:value-type="string">
            <text:p>仙台育英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宮城</text:p>
          </table:table-cell>
          <table:table-cell office:value-type="string">
            <text:p>東京</text:p>
          </table:table-cell>
          <table:table-cell office:value-type="string">
            <text:p>仙台育英</text:p>
          </table:table-cell>
          <table:table-cell office:value-type="string">
            <text:p>早稲田実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神奈川</text:p>
          </table:table-cell>
          <table:table-cell office:value-type="string">
            <text:p>東京</text:p>
          </table:table-cell>
          <table:table-cell office:value-type="string">
            <text:p>東海大相模</text:p>
          </table:table-cell>
          <table:table-cell office:value-type="string">
            <text:p>関東一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東京</text:p>
          </table:table-cell>
          <table:table-cell office:value-type="string">
            <text:p>福岡</text:p>
          </table:table-cell>
          <table:table-cell office:value-type="string">
            <text:p>早稲田実</text:p>
          </table:table-cell>
          <table:table-cell office:value-type="string">
            <text:p>九州国際大付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神奈川</text:p>
          </table:table-cell>
          <table:table-cell office:value-type="string">
            <text:p>埼玉</text:p>
          </table:table-cell>
          <table:table-cell office:value-type="string">
            <text:p>東海大相模</text:p>
          </table:table-cell>
          <table:table-cell office:value-type="string">
            <text:p>花咲徳栄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宮城</text:p>
          </table:table-cell>
          <table:table-cell office:value-type="string">
            <text:p>秋田</text:p>
          </table:table-cell>
          <table:table-cell office:value-type="string">
            <text:p>仙台育英</text:p>
          </table:table-cell>
          <table:table-cell office:value-type="string">
            <text:p>秋田商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東京</text:p>
          </table:table-cell>
          <table:table-cell office:value-type="string">
            <text:p>沖縄</text:p>
          </table:table-cell>
          <table:table-cell office:value-type="string">
            <text:p>関東一</text:p>
          </table:table-cell>
          <table:table-cell office:value-type="string">
            <text:p>興南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東京</text:p>
          </table:table-cell>
          <table:table-cell office:value-type="string">
            <text:p>山梨</text:p>
          </table:table-cell>
          <table:table-cell office:value-type="string">
            <text:p>早稲田実</text:p>
          </table:table-cell>
          <table:table-cell office:value-type="string">
            <text:p>東海大甲府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埼玉</text:p>
          </table:table-cell>
          <table:table-cell office:value-type="string">
            <text:p>山形</text:p>
          </table:table-cell>
          <table:table-cell office:value-type="string">
            <text:p>花咲徳栄</text:p>
          </table:table-cell>
          <table:table-cell office:value-type="string">
            <text:p>鶴岡東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神奈川</text:p>
          </table:table-cell>
          <table:table-cell office:value-type="string">
            <text:p>石川</text:p>
          </table:table-cell>
          <table:table-cell office:value-type="string">
            <text:p>東海大相模</text:p>
          </table:table-cell>
          <table:table-cell office:value-type="string">
            <text:p>遊学館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福岡</text:p>
          </table:table-cell>
          <table:table-cell office:value-type="string">
            <text:p>栃木</text:p>
          </table:table-cell>
          <table:table-cell office:value-type="string">
            <text:p>九州国際大付</text:p>
          </table:table-cell>
          <table:table-cell office:value-type="string">
            <text:p>作新学院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秋田</text:p>
          </table:table-cell>
          <table:table-cell office:value-type="string">
            <text:p>群馬</text:p>
          </table:table-cell>
          <table:table-cell office:value-type="string">
            <text:p>秋田商</text:p>
          </table:table-cell>
          <table:table-cell office:value-type="string">
            <text:p>健大高崎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東京</text:p>
          </table:table-cell>
          <table:table-cell office:value-type="string">
            <text:p>愛知</text:p>
          </table:table-cell>
          <table:table-cell office:value-type="string">
            <text:p>関東一</text:p>
          </table:table-cell>
          <table:table-cell office:value-type="string">
            <text:p>中京大中京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沖縄</text:p>
          </table:table-cell>
          <table:table-cell office:value-type="string">
            <text:p>京都</text:p>
          </table:table-cell>
          <table:table-cell office:value-type="string">
            <text:p>興南</text:p>
          </table:table-cell>
          <table:table-cell office:value-type="string">
            <text:p>鳥羽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宮城</text:p>
          </table:table-cell>
          <table:table-cell office:value-type="string">
            <text:p>岩手</text:p>
          </table:table-cell>
          <table:table-cell office:value-type="string">
            <text:p>仙台育英</text:p>
          </table:table-cell>
          <table:table-cell office:value-type="string">
            <text:p>花巻東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秋田</text:p>
          </table:table-cell>
          <table:table-cell office:value-type="string">
            <text:p>佐賀</text:p>
          </table:table-cell>
          <table:table-cell office:value-type="string">
            <text:p>秋田商</text:p>
          </table:table-cell>
          <table:table-cell office:value-type="string">
            <text:p>龍谷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山形</text:p>
          </table:table-cell>
          <table:table-cell office:value-type="string">
            <text:p>鳥取</text:p>
          </table:table-cell>
          <table:table-cell office:value-type="string">
            <text:p>鶴岡東</text:p>
          </table:table-cell>
          <table:table-cell office:value-type="string">
            <text:p>鳥取城北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東京</text:p>
          </table:table-cell>
          <table:table-cell office:value-type="string">
            <text:p>富山</text:p>
          </table:table-cell>
          <table:table-cell office:value-type="string">
            <text:p>関東一</text:p>
          </table:table-cell>
          <table:table-cell office:value-type="string">
            <text:p>高岡商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沖縄</text:p>
          </table:table-cell>
          <table:table-cell office:value-type="string">
            <text:p>島根</text:p>
          </table:table-cell>
          <table:table-cell office:value-type="string">
            <text:p>興南</text:p>
          </table:table-cell>
          <table:table-cell office:value-type="string">
            <text:p>石見智翠館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埼玉</text:p>
          </table:table-cell>
          <table:table-cell office:value-type="string">
            <text:p>青森</text:p>
          </table:table-cell>
          <table:table-cell office:value-type="string">
            <text:p>花咲徳栄</text:p>
          </table:table-cell>
          <table:table-cell office:value-type="string">
            <text:p>三沢商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神奈川</text:p>
          </table:table-cell>
          <table:table-cell office:value-type="string">
            <text:p>福島</text:p>
          </table:table-cell>
          <table:table-cell office:value-type="string">
            <text:p>東海大相模</text:p>
          </table:table-cell>
          <table:table-cell office:value-type="string">
            <text:p>聖光学院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石川</text:p>
          </table:table-cell>
          <table:table-cell office:value-type="string">
            <text:p>熊本</text:p>
          </table:table-cell>
          <table:table-cell office:value-type="string">
            <text:p>遊学館</text:p>
          </table:table-cell>
          <table:table-cell office:value-type="string">
            <text:p>九州学院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栃木</text:p>
          </table:table-cell>
          <table:table-cell office:value-type="string">
            <text:p>長野</text:p>
          </table:table-cell>
          <table:table-cell office:value-type="string">
            <text:p>作新学院</text:p>
          </table:table-cell>
          <table:table-cell office:value-type="string">
            <text:p>上田西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愛知</text:p>
          </table:table-cell>
          <table:table-cell office:value-type="string">
            <text:p>鹿児島</text:p>
          </table:table-cell>
          <table:table-cell office:value-type="string">
            <text:p>中京大中京</text:p>
          </table:table-cell>
          <table:table-cell office:value-type="string">
            <text:p>鹿児島実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東京</text:p>
          </table:table-cell>
          <table:table-cell office:value-type="string">
            <text:p>広島</text:p>
          </table:table-cell>
          <table:table-cell office:value-type="string">
            <text:p>早稲田実</text:p>
          </table:table-cell>
          <table:table-cell office:value-type="string">
            <text:p>広島新庄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山梨</text:p>
          </table:table-cell>
          <table:table-cell office:value-type="string">
            <text:p>山口</text:p>
          </table:table-cell>
          <table:table-cell office:value-type="string">
            <text:p>東海大甲府</text:p>
          </table:table-cell>
          <table:table-cell office:value-type="string">
            <text:p>下関商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大阪</text:p>
          </table:table-cell>
          <table:table-cell office:value-type="string">
            <text:p>九州国際大付</text:p>
          </table:table-cell>
          <table:table-cell office:value-type="string">
            <text:p>大阪偕星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福井</text:p>
          </table:table-cell>
          <table:table-cell office:value-type="string">
            <text:p>花巻東</text:p>
          </table:table-cell>
          <table:table-cell office:value-type="string">
            <text:p>敦賀気比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兵庫</text:p>
          </table:table-cell>
          <table:table-cell office:value-type="string">
            <text:p>仙台育英</text:p>
          </table:table-cell>
          <table:table-cell office:value-type="string">
            <text:p>滝川二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京都</text:p>
          </table:table-cell>
          <table:table-cell office:value-type="string">
            <text:p>三重</text:p>
          </table:table-cell>
          <table:table-cell office:value-type="string">
            <text:p>鳥羽</text:p>
          </table:table-cell>
          <table:table-cell office:value-type="string">
            <text:p>津商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群馬</text:p>
          </table:table-cell>
          <table:table-cell office:value-type="string">
            <text:p>長崎</text:p>
          </table:table-cell>
          <table:table-cell office:value-type="string">
            <text:p>健大高崎</text:p>
          </table:table-cell>
          <table:table-cell office:value-type="string">
            <text:p>創成館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鹿児島</text:p>
          </table:table-cell>
          <table:table-cell office:value-type="string">
            <text:p>北海道</text:p>
          </table:table-cell>
          <table:table-cell office:value-type="string">
            <text:p>鹿児島実</text:p>
          </table:table-cell>
          <table:table-cell office:value-type="string">
            <text:p>北海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愛知</text:p>
          </table:table-cell>
          <table:table-cell office:value-type="string">
            <text:p>岐阜</text:p>
          </table:table-cell>
          <table:table-cell office:value-type="string">
            <text:p>中京大中京</text:p>
          </table:table-cell>
          <table:table-cell office:value-type="string">
            <text:p>岐阜城北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長野</text:p>
          </table:table-cell>
          <table:table-cell office:value-type="string">
            <text:p>宮崎</text:p>
          </table:table-cell>
          <table:table-cell office:value-type="string">
            <text:p>上田西</text:p>
          </table:table-cell>
          <table:table-cell office:value-type="string">
            <text:p>宮崎日大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岩手</text:p>
          </table:table-cell>
          <table:table-cell office:value-type="string">
            <text:p>千葉</text:p>
          </table:table-cell>
          <table:table-cell office:value-type="string">
            <text:p>花巻東</text:p>
          </table:table-cell>
          <table:table-cell office:value-type="string">
            <text:p>専大松戸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茨城</text:p>
          </table:table-cell>
          <table:table-cell office:value-type="string">
            <text:p>広島新庄</text:p>
          </table:table-cell>
          <table:table-cell office:value-type="string">
            <text:p>霞ヶ浦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福岡</text:p>
          </table:table-cell>
          <table:table-cell office:value-type="string">
            <text:p>徳島</text:p>
          </table:table-cell>
          <table:table-cell office:value-type="string">
            <text:p>九州国際大付</text:p>
          </table:table-cell>
          <table:table-cell office:value-type="string">
            <text:p>鳴門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山梨</text:p>
          </table:table-cell>
          <table:table-cell office:value-type="string">
            <text:p>静岡</text:p>
          </table:table-cell>
          <table:table-cell office:value-type="string">
            <text:p>東海大甲府</text:p>
          </table:table-cell>
          <table:table-cell office:value-type="string">
            <text:p>静岡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東京</text:p>
          </table:table-cell>
          <table:table-cell office:value-type="string">
            <text:p>愛媛</text:p>
          </table:table-cell>
          <table:table-cell office:value-type="string">
            <text:p>早稲田実</text:p>
          </table:table-cell>
          <table:table-cell office:value-type="string">
            <text:p>今治西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高知</text:p>
          </table:table-cell>
          <table:table-cell office:value-type="string">
            <text:p>敦賀気比</text:p>
          </table:table-cell>
          <table:table-cell office:value-type="string">
            <text:p>明徳義塾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滋賀</text:p>
          </table:table-cell>
          <table:table-cell office:value-type="string">
            <text:p>大阪偕星</text:p>
          </table:table-cell>
          <table:table-cell office:value-type="string">
            <text:p>比叡山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山口</text:p>
          </table:table-cell>
          <table:table-cell office:value-type="string">
            <text:p>北海道</text:p>
          </table:table-cell>
          <table:table-cell office:value-type="string">
            <text:p>下関商</text:p>
          </table:table-cell>
          <table:table-cell office:value-type="string">
            <text:p>白樺学園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三重</text:p>
          </table:table-cell>
          <table:table-cell office:value-type="string">
            <text:p>和歌山</text:p>
          </table:table-cell>
          <table:table-cell office:value-type="string">
            <text:p>津商</text:p>
          </table:table-cell>
          <table:table-cell office:value-type="string">
            <text:p>智弁和歌山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長崎</text:p>
          </table:table-cell>
          <table:table-cell office:value-type="string">
            <text:p>奈良</text:p>
          </table:table-cell>
          <table:table-cell office:value-type="string">
            <text:p>創成館</text:p>
          </table:table-cell>
          <table:table-cell office:value-type="string">
            <text:p>天理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兵庫</text:p>
          </table:table-cell>
          <table:table-cell office:value-type="string">
            <text:p>新潟</text:p>
          </table:table-cell>
          <table:table-cell office:value-type="string">
            <text:p>滝川二</text:p>
          </table:table-cell>
          <table:table-cell office:value-type="string">
            <text:p>中越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宮城</text:p>
          </table:table-cell>
          <table:table-cell office:value-type="string">
            <text:p>大分</text:p>
          </table:table-cell>
          <table:table-cell office:value-type="string">
            <text:p>仙台育英</text:p>
          </table:table-cell>
          <table:table-cell office:value-type="string">
            <text:p>明豊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群馬</text:p>
          </table:table-cell>
          <table:table-cell office:value-type="string">
            <text:p>香川</text:p>
          </table:table-cell>
          <table:table-cell office:value-type="string">
            <text:p>健大高崎</text:p>
          </table:table-cell>
          <table:table-cell office:value-type="string">
            <text:p>寒川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京都</text:p>
          </table:table-cell>
          <table:table-cell office:value-type="string">
            <text:p>岡山</text:p>
          </table:table-cell>
          <table:table-cell office:value-type="string">
            <text:p>鳥羽</text:p>
          </table:table-cell>
          <table:table-cell office:value-type="string">
            <text:p>岡山学芸館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</text:p>
          </table:table-cell>
          <table:table-cell office:value-type="string">
            <text:p>駒大苫小牧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</text:p>
          </table:table-cell>
          <table:table-cell office:value-type="string">
            <text:p>北照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白樺学園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</text:p>
          </table:table-cell>
          <table:table-cell office:value-type="string">
            <text:p>釧路湖陵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照</text:p>
          </table:table-cell>
          <table:table-cell office:value-type="string">
            <text:p>札幌日大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白樺学園</text:p>
          </table:table-cell>
          <table:table-cell office:value-type="string">
            <text:p>旭川西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札幌第一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</text:p>
          </table:table-cell>
          <table:table-cell office:value-type="string">
            <text:p>天塩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日大</text:p>
          </table:table-cell>
          <table:table-cell office:value-type="string">
            <text:p>函館工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照</text:p>
          </table:table-cell>
          <table:table-cell office:value-type="string">
            <text:p>東海大四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旭川西</text:p>
          </table:table-cell>
          <table:table-cell office:value-type="string">
            <text:p>札幌大谷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白樺学園</text:p>
          </table:table-cell>
          <table:table-cell office:value-type="string">
            <text:p>深川西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北見緑陵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決勝</text:p>
          </table:table-cell>
          <table:table-cell table:number-columns-repeated="2" office:value-type="string">
            <text:p>青森</text:p>
          </table:table-cell>
          <table:table-cell office:value-type="string">
            <text:p>青森山田</text:p>
          </table:table-cell>
          <table:table-cell office:value-type="string">
            <text:p>八戸学院光星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office:value-type="string">
            <text:p>青森</text:p>
          </table:table-cell>
          <table:table-cell office:value-type="string">
            <text:p>岩手</text:p>
          </table:table-cell>
          <table:table-cell office:value-type="string">
            <text:p>青森山田</text:p>
          </table:table-cell>
          <table:table-cell office:value-type="string">
            <text:p>一関学院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office:value-type="string">
            <text:p>青森</text:p>
          </table:table-cell>
          <table:table-cell office:value-type="string">
            <text:p>岩手</text:p>
          </table:table-cell>
          <table:table-cell office:value-type="string">
            <text:p>八戸学院光星</text:p>
          </table:table-cell>
          <table:table-cell office:value-type="string">
            <text:p>花巻東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青森</text:p>
          </table:table-cell>
          <table:table-cell office:value-type="string">
            <text:p>岩手</text:p>
          </table:table-cell>
          <table:table-cell office:value-type="string">
            <text:p>青森山田</text:p>
          </table:table-cell>
          <table:table-cell office:value-type="string">
            <text:p>盛岡大付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岩手</text:p>
          </table:table-cell>
          <table:table-cell office:value-type="string">
            <text:p>山形</text:p>
          </table:table-cell>
          <table:table-cell office:value-type="string">
            <text:p>一関学院</text:p>
          </table:table-cell>
          <table:table-cell office:value-type="string">
            <text:p>鶴岡東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岩手</text:p>
          </table:table-cell>
          <table:table-cell office:value-type="string">
            <text:p>福島</text:p>
          </table:table-cell>
          <table:table-cell office:value-type="string">
            <text:p>花巻東</text:p>
          </table:table-cell>
          <table:table-cell office:value-type="string">
            <text:p>聖光学院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table:number-columns-repeated="2" office:value-type="string">
            <text:p>青森</text:p>
          </table:table-cell>
          <table:table-cell office:value-type="string">
            <text:p>八戸学院光星</text:p>
          </table:table-cell>
          <table:table-cell office:value-type="string">
            <text:p>聖愛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山形</text:p>
          </table:table-cell>
          <table:table-cell office:value-type="string">
            <text:p>福島</text:p>
          </table:table-cell>
          <table:table-cell office:value-type="string">
            <text:p>鶴岡東</text:p>
          </table:table-cell>
          <table:table-cell office:value-type="string">
            <text:p>いわき光洋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秋田</text:p>
          </table:table-cell>
          <table:table-cell office:value-type="string">
            <text:p>一関学院</text:p>
          </table:table-cell>
          <table:table-cell office:value-type="string">
            <text:p>秋田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宮城</text:p>
          </table:table-cell>
          <table:table-cell office:value-type="string">
            <text:p>盛岡大付</text:p>
          </table:table-cell>
          <table:table-cell office:value-type="string">
            <text:p>仙台育英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宮城</text:p>
          </table:table-cell>
          <table:table-cell office:value-type="string">
            <text:p>青森山田</text:p>
          </table:table-cell>
          <table:table-cell office:value-type="string">
            <text:p>登米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山形</text:p>
          </table:table-cell>
          <table:table-cell office:value-type="string">
            <text:p>八戸学院光星</text:p>
          </table:table-cell>
          <table:table-cell office:value-type="string">
            <text:p>酒田南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宮城</text:p>
          </table:table-cell>
          <table:table-cell office:value-type="string">
            <text:p>聖光学院</text:p>
          </table:table-cell>
          <table:table-cell office:value-type="string">
            <text:p>柴田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秋田</text:p>
          </table:table-cell>
          <table:table-cell office:value-type="string">
            <text:p>花巻東</text:p>
          </table:table-cell>
          <table:table-cell office:value-type="string">
            <text:p>秋田南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福島</text:p>
          </table:table-cell>
          <table:table-cell office:value-type="string">
            <text:p>聖愛</text:p>
          </table:table-cell>
          <table:table-cell office:value-type="string">
            <text:p>磐城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岩手</text:p>
          </table:table-cell>
          <table:table-cell office:value-type="string">
            <text:p>秋田</text:p>
          </table:table-cell>
          <table:table-cell office:value-type="string">
            <text:p>盛岡大付</text:p>
          </table:table-cell>
          <table:table-cell office:value-type="string">
            <text:p>秋田商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福島</text:p>
          </table:table-cell>
          <table:table-cell office:value-type="string">
            <text:p>山形</text:p>
          </table:table-cell>
          <table:table-cell office:value-type="string">
            <text:p>磐城</text:p>
          </table:table-cell>
          <table:table-cell office:value-type="string">
            <text:p>山形城北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決勝</text:p>
          </table:table-cell>
          <table:table-cell table:number-columns-repeated="2" office:value-type="string">
            <text:p>埼玉</text:p>
          </table:table-cell>
          <table:table-cell office:value-type="string">
            <text:p>浦和学院</text:p>
          </table:table-cell>
          <table:table-cell office:value-type="string">
            <text:p>川越東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埼玉</text:p>
          </table:table-cell>
          <table:table-cell office:value-type="string">
            <text:p>神奈川</text:p>
          </table:table-cell>
          <table:table-cell office:value-type="string">
            <text:p>浦和学院</text:p>
          </table:table-cell>
          <table:table-cell office:value-type="string">
            <text:p>東海大相模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埼玉</text:p>
          </table:table-cell>
          <table:table-cell office:value-type="string">
            <text:p>群馬</text:p>
          </table:table-cell>
          <table:table-cell office:value-type="string">
            <text:p>川越東</text:p>
          </table:table-cell>
          <table:table-cell office:value-type="string">
            <text:p>健大高崎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埼玉</text:p>
          </table:table-cell>
          <table:table-cell office:value-type="string">
            <text:p>東京</text:p>
          </table:table-cell>
          <table:table-cell office:value-type="string">
            <text:p>川越東</text:p>
          </table:table-cell>
          <table:table-cell office:value-type="string">
            <text:p>佼成学園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群馬</text:p>
          </table:table-cell>
          <table:table-cell office:value-type="string">
            <text:p>栃木</text:p>
          </table:table-cell>
          <table:table-cell office:value-type="string">
            <text:p>健大高崎</text:p>
          </table:table-cell>
          <table:table-cell office:value-type="string">
            <text:p>国学院栃木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埼玉</text:p>
          </table:table-cell>
          <table:table-cell office:value-type="string">
            <text:p>群馬</text:p>
          </table:table-cell>
          <table:table-cell office:value-type="string">
            <text:p>浦和学院</text:p>
          </table:table-cell>
          <table:table-cell office:value-type="string">
            <text:p>前橋育英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神奈川</text:p>
          </table:table-cell>
          <table:table-cell office:value-type="string">
            <text:p>栃木</text:p>
          </table:table-cell>
          <table:table-cell office:value-type="string">
            <text:p>東海大相模</text:p>
          </table:table-cell>
          <table:table-cell office:value-type="string">
            <text:p>作新学院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群馬</text:p>
          </table:table-cell>
          <table:table-cell office:value-type="string">
            <text:p>茨城</text:p>
          </table:table-cell>
          <table:table-cell office:value-type="string">
            <text:p>前橋育英</text:p>
          </table:table-cell>
          <table:table-cell office:value-type="string">
            <text:p>明秀日立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埼玉</text:p>
          </table:table-cell>
          <table:table-cell office:value-type="string">
            <text:p>神奈川</text:p>
          </table:table-cell>
          <table:table-cell office:value-type="string">
            <text:p>川越東</text:p>
          </table:table-cell>
          <table:table-cell office:value-type="string">
            <text:p>相模原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神奈川</text:p>
          </table:table-cell>
          <table:table-cell office:value-type="string">
            <text:p>山梨</text:p>
          </table:table-cell>
          <table:table-cell office:value-type="string">
            <text:p>東海大相模</text:p>
          </table:table-cell>
          <table:table-cell office:value-type="string">
            <text:p>甲府工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東京</text:p>
          </table:table-cell>
          <table:table-cell office:value-type="string">
            <text:p>山梨</text:p>
          </table:table-cell>
          <table:table-cell office:value-type="string">
            <text:p>佼成学園</text:p>
          </table:table-cell>
          <table:table-cell office:value-type="string">
            <text:p>東海大甲府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栃木</text:p>
          </table:table-cell>
          <table:table-cell office:value-type="string">
            <text:p>茨城</text:p>
          </table:table-cell>
          <table:table-cell office:value-type="string">
            <text:p>国学院栃木</text:p>
          </table:table-cell>
          <table:table-cell office:value-type="string">
            <text:p>常総学院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埼玉</text:p>
          </table:table-cell>
          <table:table-cell office:value-type="string">
            <text:p>山梨</text:p>
          </table:table-cell>
          <table:table-cell office:value-type="string">
            <text:p>浦和学院</text:p>
          </table:table-cell>
          <table:table-cell office:value-type="string">
            <text:p>帝京三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栃木</text:p>
          </table:table-cell>
          <table:table-cell office:value-type="string">
            <text:p>東京</text:p>
          </table:table-cell>
          <table:table-cell office:value-type="string">
            <text:p>作新学院</text:p>
          </table:table-cell>
          <table:table-cell office:value-type="string">
            <text:p>日大三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2回戦</text:p>
          </table:table-cell>
          <table:table-cell office:value-type="string">
            <text:p>群馬</text:p>
          </table:table-cell>
          <table:table-cell office:value-type="string">
            <text:p>千葉</text:p>
          </table:table-cell>
          <table:table-cell office:value-type="string">
            <text:p>健大高崎</text:p>
          </table:table-cell>
          <table:table-cell office:value-type="string">
            <text:p>専大松戸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山梨</text:p>
          </table:table-cell>
          <table:table-cell office:value-type="string">
            <text:p>千葉</text:p>
          </table:table-cell>
          <table:table-cell office:value-type="string">
            <text:p>帝京三</text:p>
          </table:table-cell>
          <table:table-cell office:value-type="string">
            <text:p>沼南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栃木</text:p>
          </table:table-cell>
          <table:table-cell office:value-type="string">
            <text:p>埼玉</text:p>
          </table:table-cell>
          <table:table-cell office:value-type="string">
            <text:p>作新学院</text:p>
          </table:table-cell>
          <table:table-cell office:value-type="string">
            <text:p>聖望学園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群馬</text:p>
          </table:table-cell>
          <table:table-cell office:value-type="string">
            <text:p>山梨</text:p>
          </table:table-cell>
          <table:table-cell office:value-type="string">
            <text:p>健大高崎</text:p>
          </table:table-cell>
          <table:table-cell office:value-type="string">
            <text:p>日本航空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決勝</text:p>
          </table:table-cell>
          <table:table-cell office:value-type="string">
            <text:p>長野</text:p>
          </table:table-cell>
          <table:table-cell office:value-type="string">
            <text:p>福井</text:p>
          </table:table-cell>
          <table:table-cell office:value-type="string">
            <text:p>佐久長聖</text:p>
          </table:table-cell>
          <table:table-cell office:value-type="string">
            <text:p>敦賀気比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福井</text:p>
          </table:table-cell>
          <table:table-cell office:value-type="string">
            <text:p>新潟</text:p>
          </table:table-cell>
          <table:table-cell office:value-type="string">
            <text:p>敦賀気比</text:p>
          </table:table-cell>
          <table:table-cell office:value-type="string">
            <text:p>中越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table:number-columns-repeated="2" office:value-type="string">
            <text:p>長野</text:p>
          </table:table-cell>
          <table:table-cell office:value-type="string">
            <text:p>佐久長聖</text:p>
          </table:table-cell>
          <table:table-cell office:value-type="string">
            <text:p>松本第一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新潟</text:p>
          </table:table-cell>
          <table:table-cell office:value-type="string">
            <text:p>長野</text:p>
          </table:table-cell>
          <table:table-cell office:value-type="string">
            <text:p>中越</text:p>
          </table:table-cell>
          <table:table-cell office:value-type="string">
            <text:p>上田西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長野</text:p>
          </table:table-cell>
          <table:table-cell office:value-type="string">
            <text:p>石川</text:p>
          </table:table-cell>
          <table:table-cell office:value-type="string">
            <text:p>松本第一</text:p>
          </table:table-cell>
          <table:table-cell office:value-type="string">
            <text:p>遊学館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福井</text:p>
          </table:table-cell>
          <table:table-cell office:value-type="string">
            <text:p>石川</text:p>
          </table:table-cell>
          <table:table-cell office:value-type="string">
            <text:p>敦賀気比</text:p>
          </table:table-cell>
          <table:table-cell office:value-type="string">
            <text:p>金沢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2回戦</text:p>
          </table:table-cell>
          <table:table-cell office:value-type="string">
            <text:p>長野</text:p>
          </table:table-cell>
          <table:table-cell office:value-type="string">
            <text:p>新潟</text:p>
          </table:table-cell>
          <table:table-cell office:value-type="string">
            <text:p>佐久長聖</text:p>
          </table:table-cell>
          <table:table-cell office:value-type="string">
            <text:p>新潟県央工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長野</text:p>
          </table:table-cell>
          <table:table-cell office:value-type="string">
            <text:p>富山</text:p>
          </table:table-cell>
          <table:table-cell office:value-type="string">
            <text:p>上田西</text:p>
          </table:table-cell>
          <table:table-cell office:value-type="string">
            <text:p>富山第一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長野</text:p>
          </table:table-cell>
          <table:table-cell office:value-type="string">
            <text:p>富山</text:p>
          </table:table-cell>
          <table:table-cell office:value-type="string">
            <text:p>松本第一</text:p>
          </table:table-cell>
          <table:table-cell office:value-type="string">
            <text:p>富山商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石川</text:p>
          </table:table-cell>
          <table:table-cell office:value-type="string">
            <text:p>長野</text:p>
          </table:table-cell>
          <table:table-cell office:value-type="string">
            <text:p>金沢</text:p>
          </table:table-cell>
          <table:table-cell office:value-type="string">
            <text:p>松商学園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新潟</text:p>
          </table:table-cell>
          <table:table-cell office:value-type="string">
            <text:p>福井</text:p>
          </table:table-cell>
          <table:table-cell office:value-type="string">
            <text:p>新潟県央工</text:p>
          </table:table-cell>
          <table:table-cell office:value-type="string">
            <text:p>福井工大福井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決勝</text:p>
          </table:table-cell>
          <table:table-cell office:value-type="string">
            <text:p>静岡</text:p>
          </table:table-cell>
          <table:table-cell office:value-type="string">
            <text:p>三重</text:p>
          </table:table-cell>
          <table:table-cell office:value-type="string">
            <text:p>静岡</text:p>
          </table:table-cell>
          <table:table-cell office:value-type="string">
            <text:p>いなべ総合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office:value-type="string">
            <text:p>三重</text:p>
          </table:table-cell>
          <table:table-cell office:value-type="string">
            <text:p>岐阜</text:p>
          </table:table-cell>
          <table:table-cell office:value-type="string">
            <text:p>いなべ総合</text:p>
          </table:table-cell>
          <table:table-cell office:value-type="string">
            <text:p>中京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office:value-type="string">
            <text:p>静岡</text:p>
          </table:table-cell>
          <table:table-cell office:value-type="string">
            <text:p>三重</text:p>
          </table:table-cell>
          <table:table-cell office:value-type="string">
            <text:p>静岡</text:p>
          </table:table-cell>
          <table:table-cell office:value-type="string">
            <text:p>津商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三重</text:p>
          </table:table-cell>
          <table:table-cell office:value-type="string">
            <text:p>静岡</text:p>
          </table:table-cell>
          <table:table-cell office:value-type="string">
            <text:p>いなべ総合</text:p>
          </table:table-cell>
          <table:table-cell office:value-type="string">
            <text:p>東海大静岡翔洋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三重</text:p>
          </table:table-cell>
          <table:table-cell office:value-type="string">
            <text:p>愛知</text:p>
          </table:table-cell>
          <table:table-cell office:value-type="string">
            <text:p>津商</text:p>
          </table:table-cell>
          <table:table-cell office:value-type="string">
            <text:p>中部大第一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静岡</text:p>
          </table:table-cell>
          <table:table-cell office:value-type="string">
            <text:p>岐阜</text:p>
          </table:table-cell>
          <table:table-cell office:value-type="string">
            <text:p>静岡</text:p>
          </table:table-cell>
          <table:table-cell office:value-type="string">
            <text:p>土岐商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岐阜</text:p>
          </table:table-cell>
          <table:table-cell office:value-type="string">
            <text:p>愛知</text:p>
          </table:table-cell>
          <table:table-cell office:value-type="string">
            <text:p>中京</text:p>
          </table:table-cell>
          <table:table-cell office:value-type="string">
            <text:p>至学館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決勝</text:p>
          </table:table-cell>
          <table:table-cell office:value-type="string">
            <text:p>兵庫</text:p>
          </table:table-cell>
          <table:table-cell office:value-type="string">
            <text:p>滋賀</text:p>
          </table:table-cell>
          <table:table-cell office:value-type="string">
            <text:p>神戸国際大付</text:p>
          </table:table-cell>
          <table:table-cell office:value-type="string">
            <text:p>北大津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office:value-type="string">
            <text:p>兵庫</text:p>
          </table:table-cell>
          <table:table-cell office:value-type="string">
            <text:p>和歌山</text:p>
          </table:table-cell>
          <table:table-cell office:value-type="string">
            <text:p>神戸国際大付</text:p>
          </table:table-cell>
          <table:table-cell office:value-type="string">
            <text:p>智弁和歌山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table:number-columns-repeated="2" office:value-type="string">
            <text:p>滋賀</text:p>
          </table:table-cell>
          <table:table-cell office:value-type="string">
            <text:p>北大津</text:p>
          </table:table-cell>
          <table:table-cell office:value-type="string">
            <text:p>彦根東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兵庫</text:p>
          </table:table-cell>
          <table:table-cell office:value-type="string">
            <text:p>奈良</text:p>
          </table:table-cell>
          <table:table-cell office:value-type="string">
            <text:p>神戸国際大付</text:p>
          </table:table-cell>
          <table:table-cell office:value-type="string">
            <text:p>高田商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和歌山</text:p>
          </table:table-cell>
          <table:table-cell office:value-type="string">
            <text:p>滋賀</text:p>
          </table:table-cell>
          <table:table-cell office:value-type="string">
            <text:p>智弁和歌山</text:p>
          </table:table-cell>
          <table:table-cell office:value-type="string">
            <text:p>近江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滋賀</text:p>
          </table:table-cell>
          <table:table-cell office:value-type="string">
            <text:p>大阪</text:p>
          </table:table-cell>
          <table:table-cell office:value-type="string">
            <text:p>彦根東</text:p>
          </table:table-cell>
          <table:table-cell office:value-type="string">
            <text:p>大阪桐蔭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兵庫</text:p>
          </table:table-cell>
          <table:table-cell office:value-type="string">
            <text:p>京都</text:p>
          </table:table-cell>
          <table:table-cell office:value-type="string">
            <text:p>北大津</text:p>
          </table:table-cell>
          <table:table-cell office:value-type="string">
            <text:p>龍谷大平安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決勝</text:p>
          </table:table-cell>
          <table:table-cell table:number-columns-repeated="2" office:value-type="string">
            <text:p>岡山</text:p>
          </table:table-cell>
          <table:table-cell office:value-type="string">
            <text:p>興譲館</text:p>
          </table:table-cell>
          <table:table-cell office:value-type="string">
            <text:p>創志学園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office:value-type="string">
            <text:p>岡山</text:p>
          </table:table-cell>
          <table:table-cell office:value-type="string">
            <text:p>島根</text:p>
          </table:table-cell>
          <table:table-cell office:value-type="string">
            <text:p>創志学園</text:p>
          </table:table-cell>
          <table:table-cell office:value-type="string">
            <text:p>松江商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table:number-columns-repeated="2" office:value-type="string">
            <text:p>岡山</text:p>
          </table:table-cell>
          <table:table-cell office:value-type="string">
            <text:p>興譲館</text:p>
          </table:table-cell>
          <table:table-cell office:value-type="string">
            <text:p>玉島商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岡山</text:p>
          </table:table-cell>
          <table:table-cell office:value-type="string">
            <text:p>鳥取</text:p>
          </table:table-cell>
          <table:table-cell office:value-type="string">
            <text:p>創志学園</text:p>
          </table:table-cell>
          <table:table-cell office:value-type="string">
            <text:p>鳥取商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島根</text:p>
          </table:table-cell>
          <table:table-cell office:value-type="string">
            <text:p>岡山</text:p>
          </table:table-cell>
          <table:table-cell office:value-type="string">
            <text:p>松江商</text:p>
          </table:table-cell>
          <table:table-cell office:value-type="string">
            <text:p>倉敷商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岡山</text:p>
          </table:table-cell>
          <table:table-cell office:value-type="string">
            <text:p>山口</text:p>
          </table:table-cell>
          <table:table-cell office:value-type="string">
            <text:p>玉島商</text:p>
          </table:table-cell>
          <table:table-cell office:value-type="string">
            <text:p>下関国際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office:value-type="string">
            <text:p>岡山</text:p>
          </table:table-cell>
          <table:table-cell office:value-type="string">
            <text:p>広島</text:p>
          </table:table-cell>
          <table:table-cell office:value-type="string">
            <text:p>興譲館</text:p>
          </table:table-cell>
          <table:table-cell office:value-type="string">
            <text:p>広陵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決勝</text:p>
          </table:table-cell>
          <table:table-cell office:value-type="string">
            <text:p>香川</text:p>
          </table:table-cell>
          <table:table-cell office:value-type="string">
            <text:p>愛媛</text:p>
          </table:table-cell>
          <table:table-cell office:value-type="string">
            <text:p>英明</text:p>
          </table:table-cell>
          <table:table-cell office:value-type="string">
            <text:p>新田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office:value-type="string">
            <text:p>香川</text:p>
          </table:table-cell>
          <table:table-cell office:value-type="string">
            <text:p>愛媛</text:p>
          </table:table-cell>
          <table:table-cell office:value-type="string">
            <text:p>英明</text:p>
          </table:table-cell>
          <table:table-cell office:value-type="string">
            <text:p>今治西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office:value-type="string">
            <text:p>愛媛</text:p>
          </table:table-cell>
          <table:table-cell office:value-type="string">
            <text:p>高知</text:p>
          </table:table-cell>
          <table:table-cell office:value-type="string">
            <text:p>新田</text:p>
          </table:table-cell>
          <table:table-cell office:value-type="string">
            <text:p>高知中央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香川</text:p>
          </table:table-cell>
          <table:table-cell office:value-type="string">
            <text:p>高知</text:p>
          </table:table-cell>
          <table:table-cell office:value-type="string">
            <text:p>英明</text:p>
          </table:table-cell>
          <table:table-cell office:value-type="string">
            <text:p>明徳義塾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愛媛</text:p>
          </table:table-cell>
          <table:table-cell office:value-type="string">
            <text:p>徳島</text:p>
          </table:table-cell>
          <table:table-cell office:value-type="string">
            <text:p>今治西</text:p>
          </table:table-cell>
          <table:table-cell office:value-type="string">
            <text:p>徳島商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高知</text:p>
          </table:table-cell>
          <table:table-cell office:value-type="string">
            <text:p>徳島</text:p>
          </table:table-cell>
          <table:table-cell office:value-type="string">
            <text:p>高知中央</text:p>
          </table:table-cell>
          <table:table-cell office:value-type="string">
            <text:p>城北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office:value-type="string">
            <text:p>愛媛</text:p>
          </table:table-cell>
          <table:table-cell office:value-type="string">
            <text:p>香川</text:p>
          </table:table-cell>
          <table:table-cell office:value-type="string">
            <text:p>新田</text:p>
          </table:table-cell>
          <table:table-cell office:value-type="string">
            <text:p>丸亀城西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決勝</text:p>
          </table:table-cell>
          <table:table-cell office:value-type="string">
            <text:p>佐賀</text:p>
          </table:table-cell>
          <table:table-cell office:value-type="string">
            <text:p>福岡</text:p>
          </table:table-cell>
          <table:table-cell office:value-type="string">
            <text:p>龍谷</text:p>
          </table:table-cell>
          <table:table-cell office:value-type="string">
            <text:p>九産大九州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office:value-type="string">
            <text:p>福岡</text:p>
          </table:table-cell>
          <table:table-cell office:value-type="string">
            <text:p>沖縄</text:p>
          </table:table-cell>
          <table:table-cell office:value-type="string">
            <text:p>九産大九州</text:p>
          </table:table-cell>
          <table:table-cell office:value-type="string">
            <text:p>糸満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office:value-type="string">
            <text:p>佐賀</text:p>
          </table:table-cell>
          <table:table-cell office:value-type="string">
            <text:p>福岡</text:p>
          </table:table-cell>
          <table:table-cell office:value-type="string">
            <text:p>龍谷</text:p>
          </table:table-cell>
          <table:table-cell office:value-type="string">
            <text:p>九州国際大付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沖縄</text:p>
          </table:table-cell>
          <table:table-cell office:value-type="string">
            <text:p>福岡</text:p>
          </table:table-cell>
          <table:table-cell office:value-type="string">
            <text:p>糸満</text:p>
          </table:table-cell>
          <table:table-cell office:value-type="string">
            <text:p>飯塚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佐賀</text:p>
          </table:table-cell>
          <table:table-cell office:value-type="string">
            <text:p>福岡</text:p>
          </table:table-cell>
          <table:table-cell office:value-type="string">
            <text:p>龍谷</text:p>
          </table:table-cell>
          <table:table-cell office:value-type="string">
            <text:p>福岡工大城東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福岡</text:p>
          </table:table-cell>
          <table:table-cell office:value-type="string">
            <text:p>佐賀</text:p>
          </table:table-cell>
          <table:table-cell office:value-type="string">
            <text:p>九産大九州</text:p>
          </table:table-cell>
          <table:table-cell office:value-type="string">
            <text:p>佐賀商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office:value-type="string">
            <text:p>福岡</text:p>
          </table:table-cell>
          <table:table-cell office:value-type="string">
            <text:p>長崎</text:p>
          </table:table-cell>
          <table:table-cell office:value-type="string">
            <text:p>九州国際大付</text:p>
          </table:table-cell>
          <table:table-cell office:value-type="string">
            <text:p>佐世保実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佐賀</text:p>
          </table:table-cell>
          <table:table-cell office:value-type="string">
            <text:p>鹿児島</text:p>
          </table:table-cell>
          <table:table-cell office:value-type="string">
            <text:p>佐賀商</text:p>
          </table:table-cell>
          <table:table-cell office:value-type="string">
            <text:p>れいめい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長崎</text:p>
          </table:table-cell>
          <table:table-cell office:value-type="string">
            <text:p>熊本</text:p>
          </table:table-cell>
          <table:table-cell office:value-type="string">
            <text:p>佐世保実</text:p>
          </table:table-cell>
          <table:table-cell office:value-type="string">
            <text:p>九州学院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沖縄</text:p>
          </table:table-cell>
          <table:table-cell office:value-type="string">
            <text:p>大分</text:p>
          </table:table-cell>
          <table:table-cell office:value-type="string">
            <text:p>糸満</text:p>
          </table:table-cell>
          <table:table-cell office:value-type="string">
            <text:p>鶴崎工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熊本</text:p>
          </table:table-cell>
          <table:table-cell office:value-type="string">
            <text:p>九産大九州</text:p>
          </table:table-cell>
          <table:table-cell office:value-type="string">
            <text:p>熊本国府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沖縄</text:p>
          </table:table-cell>
          <table:table-cell office:value-type="string">
            <text:p>福岡工大城東</text:p>
          </table:table-cell>
          <table:table-cell office:value-type="string">
            <text:p>興南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佐賀</text:p>
          </table:table-cell>
          <table:table-cell office:value-type="string">
            <text:p>鹿児島</text:p>
          </table:table-cell>
          <table:table-cell office:value-type="string">
            <text:p>龍谷</text:p>
          </table:table-cell>
          <table:table-cell office:value-type="string">
            <text:p>神村学園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宮崎</text:p>
          </table:table-cell>
          <table:table-cell office:value-type="string">
            <text:p>飯塚</text:p>
          </table:table-cell>
          <table:table-cell office:value-type="string">
            <text:p>日南学園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office:value-type="string">
            <text:p>福岡</text:p>
          </table:table-cell>
          <table:table-cell office:value-type="string">
            <text:p>鹿児島</text:p>
          </table:table-cell>
          <table:table-cell office:value-type="string">
            <text:p>九州国際大付</text:p>
          </table:table-cell>
          <table:table-cell office:value-type="string">
            <text:p>樟南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福岡</text:p>
          </table:table-cell>
          <table:table-cell office:value-type="string">
            <text:p>佐賀</text:p>
          </table:table-cell>
          <table:table-cell office:value-type="string">
            <text:p>飯塚</text:p>
          </table:table-cell>
          <table:table-cell office:value-type="string">
            <text:p>伊万里農林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office:value-type="string">
            <text:p>福岡</text:p>
          </table:table-cell>
          <table:table-cell office:value-type="string">
            <text:p>佐賀</text:p>
          </table:table-cell>
          <table:table-cell office:value-type="string">
            <text:p>九州国際大付</text:p>
          </table:table-cell>
          <table:table-cell office:value-type="string">
            <text:p>唐津商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東海大四</text:p>
          </table:table-cell>
          <table:table-cell office:value-type="string">
            <text:p>北海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</text:p>
          </table:table-cell>
          <table:table-cell office:value-type="string">
            <text:p>札幌日大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東海大四</text:p>
          </table:table-cell>
          <table:table-cell office:value-type="string">
            <text:p>駒大苫小牧</text:p>
          </table:table-cell>
          <table:table-cell office:value-type="float" office:value="14">
            <text:p>14</text:p>
          </table:table-cell>
          <table:table-cell table:number-columns-repeated="2"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日大</text:p>
          </table:table-cell>
          <table:table-cell office:value-type="string">
            <text:p>白樺学園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</text:p>
          </table:table-cell>
          <table:table-cell office:value-type="string">
            <text:p>北照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滝川西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準々決勝</text:p>
          </table:table-cell>
          <table:table-cell table:number-columns-repeated="2" office:value-type="string">
            <text:p>北海道</text:p>
          </table:table-cell>
          <table:table-cell office:value-type="string">
            <text:p>東海大四</text:p>
          </table:table-cell>
          <table:table-cell office:value-type="string">
            <text:p>北見工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東海大四</text:p>
          </table:table-cell>
          <table:table-cell office:value-type="string">
            <text:p>中標津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見工</text:p>
          </table:table-cell>
          <table:table-cell office:value-type="string">
            <text:p>函館工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海</text:p>
          </table:table-cell>
          <table:table-cell office:value-type="string">
            <text:p>北海道栄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照</text:p>
          </table:table-cell>
          <table:table-cell office:value-type="string">
            <text:p>旭川工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滝川西</text:p>
          </table:table-cell>
          <table:table-cell office:value-type="string">
            <text:p>旭川龍谷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駒大苫小牧</text:p>
          </table:table-cell>
          <table:table-cell office:value-type="string">
            <text:p>帯広三条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白樺学園</text:p>
          </table:table-cell>
          <table:table-cell office:value-type="string">
            <text:p>稚内大谷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2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札幌日大</text:p>
          </table:table-cell>
          <table:table-cell office:value-type="string">
            <text:p>函館大有斗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北見工</text:p>
          </table:table-cell>
          <table:table-cell office:value-type="string">
            <text:p>札幌第一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函館大有斗</text:p>
          </table:table-cell>
          <table:table-cell office:value-type="string">
            <text:p>北見北斗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海道</text:p>
          </table:table-cell>
          <table:table-cell office:value-type="string">
            <text:p>1回戦</text:p>
          </table:table-cell>
          <table:table-cell table:number-columns-repeated="2" office:value-type="string">
            <text:p>北海道</text:p>
          </table:table-cell>
          <table:table-cell office:value-type="string">
            <text:p>旭川工</text:p>
          </table:table-cell>
          <table:table-cell office:value-type="string">
            <text:p>釧路北陽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決勝</text:p>
          </table:table-cell>
          <table:table-cell office:value-type="string">
            <text:p>宮城</text:p>
          </table:table-cell>
          <table:table-cell office:value-type="string">
            <text:p>秋田</text:p>
          </table:table-cell>
          <table:table-cell office:value-type="string">
            <text:p>仙台育英</text:p>
          </table:table-cell>
          <table:table-cell office:value-type="string">
            <text:p>大曲工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office:value-type="string">
            <text:p>秋田</text:p>
          </table:table-cell>
          <table:table-cell office:value-type="string">
            <text:p>山形</text:p>
          </table:table-cell>
          <table:table-cell office:value-type="string">
            <text:p>大曲工</text:p>
          </table:table-cell>
          <table:table-cell office:value-type="string">
            <text:p>鶴岡東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決勝</text:p>
          </table:table-cell>
          <table:table-cell office:value-type="string">
            <text:p>宮城</text:p>
          </table:table-cell>
          <table:table-cell office:value-type="string">
            <text:p>青森</text:p>
          </table:table-cell>
          <table:table-cell office:value-type="string">
            <text:p>仙台育英</text:p>
          </table:table-cell>
          <table:table-cell office:value-type="string">
            <text:p>八戸学院光星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秋田</text:p>
          </table:table-cell>
          <table:table-cell office:value-type="string">
            <text:p>岩手</text:p>
          </table:table-cell>
          <table:table-cell office:value-type="string">
            <text:p>大曲工</text:p>
          </table:table-cell>
          <table:table-cell office:value-type="string">
            <text:p>花巻東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秋田</text:p>
          </table:table-cell>
          <table:table-cell office:value-type="string">
            <text:p>岩手</text:p>
          </table:table-cell>
          <table:table-cell office:value-type="string">
            <text:p>大曲工</text:p>
          </table:table-cell>
          <table:table-cell office:value-type="string">
            <text:p>花巻東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山形</text:p>
          </table:table-cell>
          <table:table-cell office:value-type="string">
            <text:p>青森</text:p>
          </table:table-cell>
          <table:table-cell office:value-type="string">
            <text:p>鶴岡東</text:p>
          </table:table-cell>
          <table:table-cell office:value-type="string">
            <text:p>聖愛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青森</text:p>
          </table:table-cell>
          <table:table-cell office:value-type="string">
            <text:p>秋田</text:p>
          </table:table-cell>
          <table:table-cell office:value-type="string">
            <text:p>八戸学院光星</text:p>
          </table:table-cell>
          <table:table-cell office:value-type="string">
            <text:p>能代松陽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準々決勝</text:p>
          </table:table-cell>
          <table:table-cell office:value-type="string">
            <text:p>宮城</text:p>
          </table:table-cell>
          <table:table-cell office:value-type="string">
            <text:p>福島</text:p>
          </table:table-cell>
          <table:table-cell office:value-type="string">
            <text:p>仙台育英</text:p>
          </table:table-cell>
          <table:table-cell office:value-type="string">
            <text:p>日大東北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福島</text:p>
          </table:table-cell>
          <table:table-cell office:value-type="string">
            <text:p>花巻東</text:p>
          </table:table-cell>
          <table:table-cell office:value-type="string">
            <text:p>東日大昌平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岩手</text:p>
          </table:table-cell>
          <table:table-cell office:value-type="string">
            <text:p>東日大昌平</text:p>
          </table:table-cell>
          <table:table-cell office:value-type="string">
            <text:p>花巻東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宮城</text:p>
          </table:table-cell>
          <table:table-cell office:value-type="string">
            <text:p>岩手</text:p>
          </table:table-cell>
          <table:table-cell office:value-type="string">
            <text:p>仙台育英</text:p>
          </table:table-cell>
          <table:table-cell office:value-type="string">
            <text:p>一関学院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山形</text:p>
          </table:table-cell>
          <table:table-cell office:value-type="string">
            <text:p>八戸学院光星</text:p>
          </table:table-cell>
          <table:table-cell office:value-type="string">
            <text:p>山形城北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青森</text:p>
          </table:table-cell>
          <table:table-cell office:value-type="string">
            <text:p>日大東北</text:p>
          </table:table-cell>
          <table:table-cell office:value-type="string">
            <text:p>八戸工大一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秋田</text:p>
          </table:table-cell>
          <table:table-cell office:value-type="string">
            <text:p>宮城</text:p>
          </table:table-cell>
          <table:table-cell office:value-type="string">
            <text:p>大曲工</text:p>
          </table:table-cell>
          <table:table-cell office:value-type="string">
            <text:p>松島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秋田</text:p>
          </table:table-cell>
          <table:table-cell office:value-type="string">
            <text:p>福島</text:p>
          </table:table-cell>
          <table:table-cell office:value-type="string">
            <text:p>能代松陽</text:p>
          </table:table-cell>
          <table:table-cell office:value-type="string">
            <text:p>光南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山形</text:p>
          </table:table-cell>
          <table:table-cell office:value-type="string">
            <text:p>秋田</text:p>
          </table:table-cell>
          <table:table-cell office:value-type="string">
            <text:p>鶴岡東</text:p>
          </table:table-cell>
          <table:table-cell office:value-type="string">
            <text:p>西目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宮城</text:p>
          </table:table-cell>
          <table:table-cell office:value-type="string">
            <text:p>聖愛</text:p>
          </table:table-cell>
          <table:table-cell office:value-type="string">
            <text:p>東陵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宮城</text:p>
          </table:table-cell>
          <table:table-cell office:value-type="string">
            <text:p>岩手</text:p>
          </table:table-cell>
          <table:table-cell office:value-type="string">
            <text:p>松島</text:p>
          </table:table-cell>
          <table:table-cell office:value-type="string">
            <text:p>宮古商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北</text:p>
          </table:table-cell>
          <table:table-cell office:value-type="string">
            <text:p>1回戦</text:p>
          </table:table-cell>
          <table:table-cell office:value-type="string">
            <text:p>青森</text:p>
          </table:table-cell>
          <table:table-cell office:value-type="string">
            <text:p>山形</text:p>
          </table:table-cell>
          <table:table-cell office:value-type="string">
            <text:p>八戸工大一</text:p>
          </table:table-cell>
          <table:table-cell office:value-type="string">
            <text:p>米沢中央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決勝</text:p>
          </table:table-cell>
          <table:table-cell office:value-type="string">
            <text:p>埼玉</text:p>
          </table:table-cell>
          <table:table-cell office:value-type="string">
            <text:p>千葉</text:p>
          </table:table-cell>
          <table:table-cell office:value-type="string">
            <text:p>浦和学院</text:p>
          </table:table-cell>
          <table:table-cell office:value-type="string">
            <text:p>木更津総合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千葉</text:p>
          </table:table-cell>
          <table:table-cell office:value-type="string">
            <text:p>茨城</text:p>
          </table:table-cell>
          <table:table-cell office:value-type="string">
            <text:p>木更津総合</text:p>
          </table:table-cell>
          <table:table-cell office:value-type="string">
            <text:p>常総学院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決勝</text:p>
          </table:table-cell>
          <table:table-cell office:value-type="string">
            <text:p>埼玉</text:p>
          </table:table-cell>
          <table:table-cell office:value-type="string">
            <text:p>群馬</text:p>
          </table:table-cell>
          <table:table-cell office:value-type="string">
            <text:p>浦和学院</text:p>
          </table:table-cell>
          <table:table-cell office:value-type="string">
            <text:p>健大高崎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群馬</text:p>
          </table:table-cell>
          <table:table-cell office:value-type="string">
            <text:p>千葉</text:p>
          </table:table-cell>
          <table:table-cell office:value-type="string">
            <text:p>健大高崎</text:p>
          </table:table-cell>
          <table:table-cell office:value-type="string">
            <text:p>松戸国際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千葉</text:p>
          </table:table-cell>
          <table:table-cell office:value-type="string">
            <text:p>埼玉</text:p>
          </table:table-cell>
          <table:table-cell office:value-type="string">
            <text:p>木更津総合</text:p>
          </table:table-cell>
          <table:table-cell office:value-type="string">
            <text:p>川越東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茨城</text:p>
          </table:table-cell>
          <table:table-cell office:value-type="string">
            <text:p>神奈川</text:p>
          </table:table-cell>
          <table:table-cell office:value-type="string">
            <text:p>常総学院</text:p>
          </table:table-cell>
          <table:table-cell office:value-type="string">
            <text:p>平塚学園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準々決勝</text:p>
          </table:table-cell>
          <table:table-cell office:value-type="string">
            <text:p>埼玉</text:p>
          </table:table-cell>
          <table:table-cell office:value-type="string">
            <text:p>山梨</text:p>
          </table:table-cell>
          <table:table-cell office:value-type="string">
            <text:p>浦和学院</text:p>
          </table:table-cell>
          <table:table-cell office:value-type="string">
            <text:p>東海大甲府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埼玉</text:p>
          </table:table-cell>
          <table:table-cell office:value-type="string">
            <text:p>神奈川</text:p>
          </table:table-cell>
          <table:table-cell office:value-type="string">
            <text:p>浦和学院</text:p>
          </table:table-cell>
          <table:table-cell office:value-type="string">
            <text:p>桐光学園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山梨</text:p>
          </table:table-cell>
          <table:table-cell office:value-type="string">
            <text:p>千葉</text:p>
          </table:table-cell>
          <table:table-cell office:value-type="string">
            <text:p>東海大甲府</text:p>
          </table:table-cell>
          <table:table-cell office:value-type="string">
            <text:p>千葉黎明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茨城</text:p>
          </table:table-cell>
          <table:table-cell office:value-type="string">
            <text:p>栃木</text:p>
          </table:table-cell>
          <table:table-cell office:value-type="string">
            <text:p>常総学院</text:p>
          </table:table-cell>
          <table:table-cell office:value-type="string">
            <text:p>佐野日大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神奈川</text:p>
          </table:table-cell>
          <table:table-cell office:value-type="string">
            <text:p>群馬</text:p>
          </table:table-cell>
          <table:table-cell office:value-type="string">
            <text:p>平塚学園</text:p>
          </table:table-cell>
          <table:table-cell office:value-type="string">
            <text:p>前橋育英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群馬</text:p>
          </table:table-cell>
          <table:table-cell office:value-type="string">
            <text:p>茨城</text:p>
          </table:table-cell>
          <table:table-cell office:value-type="string">
            <text:p>健大高崎</text:p>
          </table:table-cell>
          <table:table-cell office:value-type="string">
            <text:p>明秀日立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千葉</text:p>
          </table:table-cell>
          <table:table-cell office:value-type="string">
            <text:p>栃木</text:p>
          </table:table-cell>
          <table:table-cell office:value-type="string">
            <text:p>松戸国際</text:p>
          </table:table-cell>
          <table:table-cell office:value-type="string">
            <text:p>宇都宮南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関東</text:p>
          </table:table-cell>
          <table:table-cell office:value-type="string">
            <text:p>1回戦</text:p>
          </table:table-cell>
          <table:table-cell office:value-type="string">
            <text:p>埼玉</text:p>
          </table:table-cell>
          <table:table-cell office:value-type="string">
            <text:p>山梨</text:p>
          </table:table-cell>
          <table:table-cell office:value-type="string">
            <text:p>川越東</text:p>
          </table:table-cell>
          <table:table-cell office:value-type="string">
            <text:p>甲府商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決勝</text:p>
          </table:table-cell>
          <table:table-cell office:value-type="string">
            <text:p>福井</text:p>
          </table:table-cell>
          <table:table-cell office:value-type="string">
            <text:p>長野</text:p>
          </table:table-cell>
          <table:table-cell office:value-type="string">
            <text:p>敦賀気比</text:p>
          </table:table-cell>
          <table:table-cell office:value-type="string">
            <text:p>松商学園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福井</text:p>
          </table:table-cell>
          <table:table-cell office:value-type="string">
            <text:p>富山</text:p>
          </table:table-cell>
          <table:table-cell office:value-type="string">
            <text:p>敦賀気比</text:p>
          </table:table-cell>
          <table:table-cell office:value-type="string">
            <text:p>富山第一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決勝</text:p>
          </table:table-cell>
          <table:table-cell office:value-type="string">
            <text:p>長野</text:p>
          </table:table-cell>
          <table:table-cell office:value-type="string">
            <text:p>富山</text:p>
          </table:table-cell>
          <table:table-cell office:value-type="string">
            <text:p>松商学園</text:p>
          </table:table-cell>
          <table:table-cell office:value-type="string">
            <text:p>中越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福井</text:p>
          </table:table-cell>
          <table:table-cell office:value-type="string">
            <text:p>石川</text:p>
          </table:table-cell>
          <table:table-cell office:value-type="string">
            <text:p>敦賀気比</text:p>
          </table:table-cell>
          <table:table-cell office:value-type="string">
            <text:p>小松大谷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富山</text:p>
          </table:table-cell>
          <table:table-cell office:value-type="string">
            <text:p>新潟</text:p>
          </table:table-cell>
          <table:table-cell office:value-type="string">
            <text:p>富山第一</text:p>
          </table:table-cell>
          <table:table-cell office:value-type="string">
            <text:p>日本文理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長野</text:p>
          </table:table-cell>
          <table:table-cell office:value-type="string">
            <text:p>石川</text:p>
          </table:table-cell>
          <table:table-cell office:value-type="string">
            <text:p>松商学園</text:p>
          </table:table-cell>
          <table:table-cell office:value-type="string">
            <text:p>金沢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準々決勝</text:p>
          </table:table-cell>
          <table:table-cell office:value-type="string">
            <text:p>新潟</text:p>
          </table:table-cell>
          <table:table-cell office:value-type="string">
            <text:p>石川</text:p>
          </table:table-cell>
          <table:table-cell office:value-type="string">
            <text:p>中越</text:p>
          </table:table-cell>
          <table:table-cell office:value-type="string">
            <text:p>星稜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長野</text:p>
          </table:table-cell>
          <table:table-cell office:value-type="string">
            <text:p>敦賀気比</text:p>
          </table:table-cell>
          <table:table-cell office:value-type="string">
            <text:p>小諸商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石川</text:p>
          </table:table-cell>
          <table:table-cell office:value-type="string">
            <text:p>富山</text:p>
          </table:table-cell>
          <table:table-cell office:value-type="string">
            <text:p>小松大谷</text:p>
          </table:table-cell>
          <table:table-cell office:value-type="string">
            <text:p>新湊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新潟</text:p>
          </table:table-cell>
          <table:table-cell office:value-type="string">
            <text:p>長野</text:p>
          </table:table-cell>
          <table:table-cell office:value-type="string">
            <text:p>日本文理</text:p>
          </table:table-cell>
          <table:table-cell office:value-type="string">
            <text:p>長野日大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富山</text:p>
          </table:table-cell>
          <table:table-cell office:value-type="string">
            <text:p>石川</text:p>
          </table:table-cell>
          <table:table-cell office:value-type="string">
            <text:p>富山第一</text:p>
          </table:table-cell>
          <table:table-cell office:value-type="string">
            <text:p>金沢商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石川</text:p>
          </table:table-cell>
          <table:table-cell office:value-type="string">
            <text:p>福井</text:p>
          </table:table-cell>
          <table:table-cell office:value-type="string">
            <text:p>金沢</text:p>
          </table:table-cell>
          <table:table-cell office:value-type="string">
            <text:p>福井工大福井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長野</text:p>
          </table:table-cell>
          <table:table-cell office:value-type="string">
            <text:p>新潟</text:p>
          </table:table-cell>
          <table:table-cell office:value-type="string">
            <text:p>松商学園</text:p>
          </table:table-cell>
          <table:table-cell office:value-type="string">
            <text:p>北越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新潟</text:p>
          </table:table-cell>
          <table:table-cell office:value-type="string">
            <text:p>福井</text:p>
          </table:table-cell>
          <table:table-cell office:value-type="string">
            <text:p>中越</text:p>
          </table:table-cell>
          <table:table-cell office:value-type="string">
            <text:p>啓新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北信越</text:p>
          </table:table-cell>
          <table:table-cell office:value-type="string">
            <text:p>1回戦</text:p>
          </table:table-cell>
          <table:table-cell office:value-type="string">
            <text:p>石川</text:p>
          </table:table-cell>
          <table:table-cell office:value-type="string">
            <text:p>富山</text:p>
          </table:table-cell>
          <table:table-cell office:value-type="string">
            <text:p>星稜</text:p>
          </table:table-cell>
          <table:table-cell office:value-type="string">
            <text:p>富山工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決勝</text:p>
          </table:table-cell>
          <table:table-cell office:value-type="string">
            <text:p>静岡</text:p>
          </table:table-cell>
          <table:table-cell office:value-type="string">
            <text:p>岐阜</text:p>
          </table:table-cell>
          <table:table-cell office:value-type="string">
            <text:p>静岡</text:p>
          </table:table-cell>
          <table:table-cell office:value-type="string">
            <text:p>県岐阜商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table:number-columns-repeated="3" office:value-type="string">
            <text:p>静岡</text:p>
          </table:table-cell>
          <table:table-cell office:value-type="string">
            <text:p>日大三島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決勝</text:p>
          </table:table-cell>
          <table:table-cell office:value-type="string">
            <text:p>岐阜</text:p>
          </table:table-cell>
          <table:table-cell office:value-type="string">
            <text:p>三重</text:p>
          </table:table-cell>
          <table:table-cell office:value-type="string">
            <text:p>県岐阜商</text:p>
          </table:table-cell>
          <table:table-cell office:value-type="string">
            <text:p>いなべ総合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静岡</text:p>
          </table:table-cell>
          <table:table-cell office:value-type="string">
            <text:p>岐阜</text:p>
          </table:table-cell>
          <table:table-cell office:value-type="string">
            <text:p>日大三島</text:p>
          </table:table-cell>
          <table:table-cell office:value-type="string">
            <text:p>岐阜総合学園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静岡</text:p>
          </table:table-cell>
          <table:table-cell office:value-type="string">
            <text:p>岐阜</text:p>
          </table:table-cell>
          <table:table-cell office:value-type="string">
            <text:p>静岡</text:p>
          </table:table-cell>
          <table:table-cell office:value-type="string">
            <text:p>土岐商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三重</text:p>
          </table:table-cell>
          <table:table-cell office:value-type="string">
            <text:p>静岡</text:p>
          </table:table-cell>
          <table:table-cell office:value-type="string">
            <text:p>いなべ総合</text:p>
          </table:table-cell>
          <table:table-cell office:value-type="string">
            <text:p>浜松修学舎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準々決勝</text:p>
          </table:table-cell>
          <table:table-cell office:value-type="string">
            <text:p>岐阜</text:p>
          </table:table-cell>
          <table:table-cell office:value-type="string">
            <text:p>愛知</text:p>
          </table:table-cell>
          <table:table-cell office:value-type="string">
            <text:p>県岐阜商</text:p>
          </table:table-cell>
          <table:table-cell office:value-type="string">
            <text:p>誉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岐阜</text:p>
          </table:table-cell>
          <table:table-cell office:value-type="string">
            <text:p>三重</text:p>
          </table:table-cell>
          <table:table-cell office:value-type="string">
            <text:p>県岐阜商</text:p>
          </table:table-cell>
          <table:table-cell office:value-type="string">
            <text:p>津西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静岡</text:p>
          </table:table-cell>
          <table:table-cell office:value-type="string">
            <text:p>愛知</text:p>
          </table:table-cell>
          <table:table-cell office:value-type="string">
            <text:p>浜松修学舎</text:p>
          </table:table-cell>
          <table:table-cell office:value-type="string">
            <text:p>豊橋工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静岡</text:p>
          </table:table-cell>
          <table:table-cell office:value-type="string">
            <text:p>三重</text:p>
          </table:table-cell>
          <table:table-cell office:value-type="string">
            <text:p>日大三島</text:p>
          </table:table-cell>
          <table:table-cell office:value-type="string">
            <text:p>海星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東海</text:p>
          </table:table-cell>
          <table:table-cell office:value-type="string">
            <text:p>1回戦</text:p>
          </table:table-cell>
          <table:table-cell office:value-type="string">
            <text:p>岐阜</text:p>
          </table:table-cell>
          <table:table-cell office:value-type="string">
            <text:p>愛知</text:p>
          </table:table-cell>
          <table:table-cell office:value-type="string">
            <text:p>土岐商</text:p>
          </table:table-cell>
          <table:table-cell office:value-type="string">
            <text:p>愛工大名電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決勝</text:p>
          </table:table-cell>
          <table:table-cell office:value-type="string">
            <text:p>奈良</text:p>
          </table:table-cell>
          <table:table-cell office:value-type="string">
            <text:p>京都</text:p>
          </table:table-cell>
          <table:table-cell office:value-type="string">
            <text:p>天理</text:p>
          </table:table-cell>
          <table:table-cell office:value-type="string">
            <text:p>立命館宇治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office:value-type="string">
            <text:p>京都</text:p>
          </table:table-cell>
          <table:table-cell office:value-type="string">
            <text:p>奈良</text:p>
          </table:table-cell>
          <table:table-cell office:value-type="string">
            <text:p>立命館宇治</text:p>
          </table:table-cell>
          <table:table-cell office:value-type="string">
            <text:p>奈良大付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決勝</text:p>
          </table:table-cell>
          <table:table-cell office:value-type="string">
            <text:p>奈良</text:p>
          </table:table-cell>
          <table:table-cell office:value-type="string">
            <text:p>京都</text:p>
          </table:table-cell>
          <table:table-cell office:value-type="string">
            <text:p>天理</text:p>
          </table:table-cell>
          <table:table-cell office:value-type="string">
            <text:p>龍谷大平安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office:value-type="string">
            <text:p>奈良</text:p>
          </table:table-cell>
          <table:table-cell office:value-type="string">
            <text:p>和歌山</text:p>
          </table:table-cell>
          <table:table-cell office:value-type="string">
            <text:p>奈良大付</text:p>
          </table:table-cell>
          <table:table-cell office:value-type="string">
            <text:p>箕島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office:value-type="string">
            <text:p>京都</text:p>
          </table:table-cell>
          <table:table-cell office:value-type="string">
            <text:p>滋賀</text:p>
          </table:table-cell>
          <table:table-cell office:value-type="string">
            <text:p>龍谷大平安</text:p>
          </table:table-cell>
          <table:table-cell office:value-type="string">
            <text:p>北大津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office:value-type="string">
            <text:p>奈良</text:p>
          </table:table-cell>
          <table:table-cell office:value-type="string">
            <text:p>大阪</text:p>
          </table:table-cell>
          <table:table-cell office:value-type="string">
            <text:p>天理</text:p>
          </table:table-cell>
          <table:table-cell office:value-type="string">
            <text:p>大阪桐蔭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準々決勝</text:p>
          </table:table-cell>
          <table:table-cell office:value-type="string">
            <text:p>京都</text:p>
          </table:table-cell>
          <table:table-cell office:value-type="string">
            <text:p>滋賀</text:p>
          </table:table-cell>
          <table:table-cell office:value-type="string">
            <text:p>立命館宇治</text:p>
          </table:table-cell>
          <table:table-cell office:value-type="string">
            <text:p>近江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奈良</text:p>
          </table:table-cell>
          <table:table-cell office:value-type="string">
            <text:p>兵庫</text:p>
          </table:table-cell>
          <table:table-cell office:value-type="string">
            <text:p>天理</text:p>
          </table:table-cell>
          <table:table-cell office:value-type="string">
            <text:p>報徳学園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和歌山</text:p>
          </table:table-cell>
          <table:table-cell office:value-type="string">
            <text:p>大阪桐蔭</text:p>
          </table:table-cell>
          <table:table-cell office:value-type="string">
            <text:p>日高中津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和歌山</text:p>
          </table:table-cell>
          <table:table-cell office:value-type="string">
            <text:p>兵庫</text:p>
          </table:table-cell>
          <table:table-cell office:value-type="string">
            <text:p>箕島</text:p>
          </table:table-cell>
          <table:table-cell office:value-type="string">
            <text:p>津名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京都</text:p>
          </table:table-cell>
          <table:table-cell office:value-type="string">
            <text:p>大阪</text:p>
          </table:table-cell>
          <table:table-cell office:value-type="string">
            <text:p>龍谷大平安</text:p>
          </table:table-cell>
          <table:table-cell office:value-type="string">
            <text:p>大商大堺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滋賀</text:p>
          </table:table-cell>
          <table:table-cell office:value-type="string">
            <text:p>和歌山</text:p>
          </table:table-cell>
          <table:table-cell office:value-type="string">
            <text:p>北大津</text:p>
          </table:table-cell>
          <table:table-cell office:value-type="string">
            <text:p>和歌山東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滋賀</text:p>
          </table:table-cell>
          <table:table-cell office:value-type="string">
            <text:p>大阪</text:p>
          </table:table-cell>
          <table:table-cell office:value-type="string">
            <text:p>近江</text:p>
          </table:table-cell>
          <table:table-cell office:value-type="string">
            <text:p>PL学園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奈良</text:p>
          </table:table-cell>
          <table:table-cell office:value-type="string">
            <text:p>京都</text:p>
          </table:table-cell>
          <table:table-cell office:value-type="string">
            <text:p>奈良大付</text:p>
          </table:table-cell>
          <table:table-cell office:value-type="string">
            <text:p>鳥羽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近畿</text:p>
          </table:table-cell>
          <table:table-cell office:value-type="string">
            <text:p>1回戦</text:p>
          </table:table-cell>
          <table:table-cell office:value-type="string">
            <text:p>京都</text:p>
          </table:table-cell>
          <table:table-cell office:value-type="string">
            <text:p>兵庫</text:p>
          </table:table-cell>
          <table:table-cell office:value-type="string">
            <text:p>立命館宇治</text:p>
          </table:table-cell>
          <table:table-cell office:value-type="string">
            <text:p>京都国際大付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中国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四国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区</text:p>
          </table:table-cell>
          <table:table-cell office:value-type="string">
            <text:p>九州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準々決勝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3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2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3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地方</text:p>
          </table:table-cell>
          <table:table-cell office:value-type="string">
            <text:p>東京</text:p>
          </table:table-cell>
          <table:table-cell office:value-type="string">
            <text:p>1回戦</text:p>
          </table:table-cell>
          <table:table-cell table:number-columns-repeated="12"/>
        </table:table-row>
        <table:table-row table:style-name="ro1" table:number-rows-repeated="25">
          <table:table-cell table:number-columns-repeated="17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福井</text:p>
          </table:table-cell>
          <table:table-cell office:value-type="string">
            <text:p>北海道</text:p>
          </table:table-cell>
          <table:table-cell office:value-type="string">
            <text:p>敦賀気比</text:p>
          </table:table-cell>
          <table:table-cell office:value-type="string">
            <text:p>東海大四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福井</text:p>
          </table:table-cell>
          <table:table-cell office:value-type="string">
            <text:p>大阪</text:p>
          </table:table-cell>
          <table:table-cell office:value-type="string">
            <text:p>敦賀気比</text:p>
          </table:table-cell>
          <table:table-cell office:value-type="string">
            <text:p>大阪桐蔭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北海道</text:p>
          </table:table-cell>
          <table:table-cell office:value-type="string">
            <text:p>埼玉</text:p>
          </table:table-cell>
          <table:table-cell office:value-type="string">
            <text:p>東海大四</text:p>
          </table:table-cell>
          <table:table-cell office:value-type="string">
            <text:p>浦和学院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大阪</text:p>
          </table:table-cell>
          <table:table-cell office:value-type="string">
            <text:p>茨城</text:p>
          </table:table-cell>
          <table:table-cell office:value-type="string">
            <text:p>大阪桐蔭</text:p>
          </table:table-cell>
          <table:table-cell office:value-type="string">
            <text:p>常総学院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福井</text:p>
          </table:table-cell>
          <table:table-cell office:value-type="string">
            <text:p>静岡</text:p>
          </table:table-cell>
          <table:table-cell office:value-type="string">
            <text:p>敦賀気比</text:p>
          </table:table-cell>
          <table:table-cell office:value-type="string">
            <text:p>静岡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埼玉</text:p>
          </table:table-cell>
          <table:table-cell office:value-type="string">
            <text:p>岐阜</text:p>
          </table:table-cell>
          <table:table-cell office:value-type="string">
            <text:p>浦和学院</text:p>
          </table:table-cell>
          <table:table-cell office:value-type="string">
            <text:p>県岐阜商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北海道</text:p>
          </table:table-cell>
          <table:table-cell office:value-type="string">
            <text:p>群馬</text:p>
          </table:table-cell>
          <table:table-cell office:value-type="string">
            <text:p>東海大四</text:p>
          </table:table-cell>
          <table:table-cell office:value-type="string">
            <text:p>健大高崎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大阪</text:p>
          </table:table-cell>
          <table:table-cell office:value-type="string">
            <text:p>青森</text:p>
          </table:table-cell>
          <table:table-cell office:value-type="string">
            <text:p>大阪桐蔭</text:p>
          </table:table-cell>
          <table:table-cell office:value-type="string">
            <text:p>八戸学院光星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茨城</text:p>
          </table:table-cell>
          <table:table-cell office:value-type="string">
            <text:p>愛媛</text:p>
          </table:table-cell>
          <table:table-cell office:value-type="string">
            <text:p>常総学院</text:p>
          </table:table-cell>
          <table:table-cell office:value-type="string">
            <text:p>今治西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静岡</text:p>
          </table:table-cell>
          <table:table-cell office:value-type="string">
            <text:p>千葉</text:p>
          </table:table-cell>
          <table:table-cell office:value-type="string">
            <text:p>静岡</text:p>
          </table:table-cell>
          <table:table-cell office:value-type="string">
            <text:p>木更津総合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福井</text:p>
          </table:table-cell>
          <table:table-cell office:value-type="string">
            <text:p>宮城</text:p>
          </table:table-cell>
          <table:table-cell office:value-type="string">
            <text:p>敦賀気比</text:p>
          </table:table-cell>
          <table:table-cell office:value-type="string">
            <text:p>仙台育英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埼玉</text:p>
          </table:table-cell>
          <table:table-cell office:value-type="string">
            <text:p>秋田</text:p>
          </table:table-cell>
          <table:table-cell office:value-type="string">
            <text:p>浦和学院</text:p>
          </table:table-cell>
          <table:table-cell office:value-type="string">
            <text:p>大曲工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岐阜</text:p>
          </table:table-cell>
          <table:table-cell office:value-type="string">
            <text:p>滋賀</text:p>
          </table:table-cell>
          <table:table-cell office:value-type="string">
            <text:p>県岐阜商</text:p>
          </table:table-cell>
          <table:table-cell office:value-type="string">
            <text:p>近江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群馬</text:p>
          </table:table-cell>
          <table:table-cell office:value-type="string">
            <text:p>奈良</text:p>
          </table:table-cell>
          <table:table-cell office:value-type="string">
            <text:p>健大高崎</text:p>
          </table:table-cell>
          <table:table-cell office:value-type="string">
            <text:p>天理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北海道</text:p>
          </table:table-cell>
          <table:table-cell office:value-type="string">
            <text:p>愛媛</text:p>
          </table:table-cell>
          <table:table-cell office:value-type="string">
            <text:p>東海大四</text:p>
          </table:table-cell>
          <table:table-cell office:value-type="string">
            <text:p>松山東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青森</text:p>
          </table:table-cell>
          <table:table-cell office:value-type="string">
            <text:p>熊本</text:p>
          </table:table-cell>
          <table:table-cell office:value-type="string">
            <text:p>八戸学院光星</text:p>
          </table:table-cell>
          <table:table-cell office:value-type="string">
            <text:p>九州学院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東京</text:p>
          </table:table-cell>
          <table:table-cell office:value-type="string">
            <text:p>大阪桐蔭</text:p>
          </table:table-cell>
          <table:table-cell office:value-type="string">
            <text:p>東海大菅生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茨城</text:p>
          </table:table-cell>
          <table:table-cell office:value-type="string">
            <text:p>鳥取</text:p>
          </table:table-cell>
          <table:table-cell office:value-type="string">
            <text:p>常総学院</text:p>
          </table:table-cell>
          <table:table-cell office:value-type="string">
            <text:p>米子北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愛媛</text:p>
          </table:table-cell>
          <table:table-cell office:value-type="string">
            <text:p>和歌山</text:p>
          </table:table-cell>
          <table:table-cell office:value-type="string">
            <text:p>今治西</text:p>
          </table:table-cell>
          <table:table-cell office:value-type="string">
            <text:p>桐蔭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静岡</text:p>
          </table:table-cell>
          <table:table-cell office:value-type="string">
            <text:p>京都</text:p>
          </table:table-cell>
          <table:table-cell office:value-type="string">
            <text:p>静岡</text:p>
          </table:table-cell>
          <table:table-cell office:value-type="string">
            <text:p>立命館宇治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千葉</text:p>
          </table:table-cell>
          <table:table-cell office:value-type="string">
            <text:p>岡山</text:p>
          </table:table-cell>
          <table:table-cell office:value-type="string">
            <text:p>木更津総合</text:p>
          </table:table-cell>
          <table:table-cell office:value-type="string">
            <text:p>岡山理大付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奈良</text:p>
          </table:table-cell>
          <table:table-cell office:value-type="string">
            <text:p>敦賀気比</text:p>
          </table:table-cell>
          <table:table-cell office:value-type="string">
            <text:p>奈良大付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宮城</text:p>
          </table:table-cell>
          <table:table-cell office:value-type="string">
            <text:p>鹿児島</text:p>
          </table:table-cell>
          <table:table-cell office:value-type="string">
            <text:p>仙台育英</text:p>
          </table:table-cell>
          <table:table-cell office:value-type="string">
            <text:p>神村学園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埼玉</text:p>
          </table:table-cell>
          <table:table-cell office:value-type="string">
            <text:p>京都</text:p>
          </table:table-cell>
          <table:table-cell office:value-type="string">
            <text:p>浦和学院</text:p>
          </table:table-cell>
          <table:table-cell office:value-type="string">
            <text:p>龍谷大平安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秋田</text:p>
          </table:table-cell>
          <table:table-cell office:value-type="string">
            <text:p>香川</text:p>
          </table:table-cell>
          <table:table-cell office:value-type="string">
            <text:p>大曲工</text:p>
          </table:table-cell>
          <table:table-cell office:value-type="string">
            <text:p>英明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岐阜</text:p>
          </table:table-cell>
          <table:table-cell office:value-type="string">
            <text:p>長野</text:p>
          </table:table-cell>
          <table:table-cell office:value-type="string">
            <text:p>県岐阜商</text:p>
          </table:table-cell>
          <table:table-cell office:value-type="string">
            <text:p>松商学園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滋賀</text:p>
          </table:table-cell>
          <table:table-cell office:value-type="string">
            <text:p>福岡</text:p>
          </table:table-cell>
          <table:table-cell office:value-type="string">
            <text:p>近江</text:p>
          </table:table-cell>
          <table:table-cell office:value-type="string">
            <text:p>九産大九州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奈良</text:p>
          </table:table-cell>
          <table:table-cell office:value-type="string">
            <text:p>沖縄</text:p>
          </table:table-cell>
          <table:table-cell office:value-type="string">
            <text:p>天理</text:p>
          </table:table-cell>
          <table:table-cell office:value-type="string">
            <text:p>糸満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群馬</text:p>
          </table:table-cell>
          <table:table-cell office:value-type="string">
            <text:p>山口</text:p>
          </table:table-cell>
          <table:table-cell office:value-type="string">
            <text:p>健大高崎</text:p>
          </table:table-cell>
          <table:table-cell office:value-type="string">
            <text:p>宇部鴻城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愛媛</text:p>
          </table:table-cell>
          <table:table-cell office:value-type="string">
            <text:p>東京</text:p>
          </table:table-cell>
          <table:table-cell office:value-type="string">
            <text:p>松山東</text:p>
          </table:table-cell>
          <table:table-cell office:value-type="string">
            <text:p>二松学舎大付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北海道</text:p>
          </table:table-cell>
          <table:table-cell office:value-type="string">
            <text:p>愛知</text:p>
          </table:table-cell>
          <table:table-cell office:value-type="string">
            <text:p>東海大四</text:p>
          </table:table-cell>
          <table:table-cell office:value-type="string">
            <text:p>豊橋工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宮城</text:p>
          </table:table-cell>
          <table:table-cell office:value-type="string">
            <text:p>埼玉</text:p>
          </table:table-cell>
          <table:table-cell office:value-type="string">
            <text:p>仙台育英</text:p>
          </table:table-cell>
          <table:table-cell office:value-type="string">
            <text:p>浦和学院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埼玉</text:p>
          </table:table-cell>
          <table:table-cell office:value-type="string">
            <text:p>東京</text:p>
          </table:table-cell>
          <table:table-cell office:value-type="string">
            <text:p>浦和学院</text:p>
          </table:table-cell>
          <table:table-cell office:value-type="string">
            <text:p>東海大菅生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宮城</text:p>
          </table:table-cell>
          <table:table-cell office:value-type="string">
            <text:p>熊本</text:p>
          </table:table-cell>
          <table:table-cell office:value-type="string">
            <text:p>仙台育英</text:p>
          </table:table-cell>
          <table:table-cell office:value-type="string">
            <text:p>九州学院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63">
            <text:p>163</text:p>
          </table:table-cell>
          <table:table-cell/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東京</text:p>
          </table:table-cell>
          <table:table-cell office:value-type="string">
            <text:p>静岡</text:p>
          </table:table-cell>
          <table:table-cell office:value-type="string">
            <text:p>東海大菅生</text:p>
          </table:table-cell>
          <table:table-cell office:value-type="string">
            <text:p>静岡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宮城</text:p>
          </table:table-cell>
          <table:table-cell office:value-type="string">
            <text:p>奈良</text:p>
          </table:table-cell>
          <table:table-cell office:value-type="string">
            <text:p>仙台育英</text:p>
          </table:table-cell>
          <table:table-cell office:value-type="string">
            <text:p>天理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埼玉</text:p>
          </table:table-cell>
          <table:table-cell office:value-type="string">
            <text:p>北海道</text:p>
          </table:table-cell>
          <table:table-cell office:value-type="string">
            <text:p>浦和学院</text:p>
          </table:table-cell>
          <table:table-cell office:value-type="string">
            <text:p>東海大四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熊本</text:p>
          </table:table-cell>
          <table:table-cell office:value-type="string">
            <text:p>福井</text:p>
          </table:table-cell>
          <table:table-cell office:value-type="string">
            <text:p>九州学院</text:p>
          </table:table-cell>
          <table:table-cell office:value-type="string">
            <text:p>敦賀気比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北海道</text:p>
          </table:table-cell>
          <table:table-cell office:value-type="string">
            <text:p>山口</text:p>
          </table:table-cell>
          <table:table-cell office:value-type="string">
            <text:p>東海大四</text:p>
          </table:table-cell>
          <table:table-cell office:value-type="string">
            <text:p>宇部鴻城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4-15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香川</text:p>
          </table:table-cell>
          <table:table-cell office:value-type="string">
            <text:p>敦賀気比</text:p>
          </table:table-cell>
          <table:table-cell office:value-type="string">
            <text:p>英明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高知</text:p>
          </table:table-cell>
          <table:table-cell office:value-type="string">
            <text:p>群馬</text:p>
          </table:table-cell>
          <table:table-cell office:value-type="string">
            <text:p>明徳義塾</text:p>
          </table:table-cell>
          <table:table-cell office:value-type="string">
            <text:p>健大高崎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高知</text:p>
          </table:table-cell>
          <table:table-cell office:value-type="string">
            <text:p>鳥取</text:p>
          </table:table-cell>
          <table:table-cell office:value-type="string">
            <text:p>明徳義塾</text:p>
          </table:table-cell>
          <table:table-cell office:value-type="string">
            <text:p>八頭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群馬</text:p>
          </table:table-cell>
          <table:table-cell office:value-type="string">
            <text:p>新潟</text:p>
          </table:table-cell>
          <table:table-cell office:value-type="string">
            <text:p>健大高崎</text:p>
          </table:table-cell>
          <table:table-cell office:value-type="string">
            <text:p>日本文理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office:value-type="float" office:value="37">
            <text:p>37</text:p>
          </table:table-cell>
        </table:table-row>
        <table:table-row table:style-name="ro2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鳥取</text:p>
          </table:table-cell>
          <table:table-cell office:value-type="string">
            <text:p>青森</text:p>
          </table:table-cell>
          <table:table-cell office:value-type="string">
            <text:p>八頭</text:p>
          </table:table-cell>
          <table:table-cell office:value-type="string">
            <text:p>八戸学院光星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群馬</text:p>
          </table:table-cell>
          <table:table-cell office:value-type="string">
            <text:p>北海道</text:p>
          </table:table-cell>
          <table:table-cell office:value-type="string">
            <text:p>健大高崎</text:p>
          </table:table-cell>
          <table:table-cell office:value-type="string">
            <text:p>東海大四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高知</text:p>
          </table:table-cell>
          <table:table-cell office:value-type="string">
            <text:p>福井</text:p>
          </table:table-cell>
          <table:table-cell office:value-type="string">
            <text:p>明徳義塾</text:p>
          </table:table-cell>
          <table:table-cell office:value-type="string">
            <text:p>敦賀気比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新潟</text:p>
          </table:table-cell>
          <table:table-cell office:value-type="string">
            <text:p>福島</text:p>
          </table:table-cell>
          <table:table-cell office:value-type="string">
            <text:p>日本文理</text:p>
          </table:table-cell>
          <table:table-cell office:value-type="string">
            <text:p>聖光学院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高知</text:p>
          </table:table-cell>
          <table:table-cell office:value-type="string">
            <text:p>沖縄</text:p>
          </table:table-cell>
          <table:table-cell office:value-type="string">
            <text:p>明徳義塾</text:p>
          </table:table-cell>
          <table:table-cell office:value-type="string">
            <text:p>沖縄尚学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三重</text:p>
          </table:table-cell>
          <table:table-cell office:value-type="string">
            <text:p>敦賀気比</text:p>
          </table:table-cell>
          <table:table-cell office:value-type="string">
            <text:p>三重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新潟</text:p>
          </table:table-cell>
          <table:table-cell office:value-type="string">
            <text:p>大阪</text:p>
          </table:table-cell>
          <table:table-cell office:value-type="string">
            <text:p>日本文理</text:p>
          </table:table-cell>
          <table:table-cell office:value-type="string">
            <text:p>大阪桐蔭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国体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福島</text:p>
          </table:table-cell>
          <table:table-cell office:value-type="string">
            <text:p>長崎</text:p>
          </table:table-cell>
          <table:table-cell office:value-type="string">
            <text:p>聖光学院</text:p>
          </table:table-cell>
          <table:table-cell office:value-type="string">
            <text:p>海星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大阪</text:p>
          </table:table-cell>
          <table:table-cell office:value-type="string">
            <text:p>三重</text:p>
          </table:table-cell>
          <table:table-cell office:value-type="string">
            <text:p>大阪桐蔭</text:p>
          </table:table-cell>
          <table:table-cell office:value-type="string">
            <text:p>三重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三重</text:p>
          </table:table-cell>
          <table:table-cell office:value-type="string">
            <text:p>新潟</text:p>
          </table:table-cell>
          <table:table-cell office:value-type="string">
            <text:p>三重</text:p>
          </table:table-cell>
          <table:table-cell office:value-type="string">
            <text:p>日本文理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大阪</text:p>
          </table:table-cell>
          <table:table-cell office:value-type="string">
            <text:p>福井</text:p>
          </table:table-cell>
          <table:table-cell office:value-type="string">
            <text:p>大阪桐蔭</text:p>
          </table:table-cell>
          <table:table-cell office:value-type="string">
            <text:p>敦賀気比</text:p>
          </table:table-cell>
          <table:table-cell office:value-type="float" office:value="15">
            <text:p>15</text:p>
          </table:table-cell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三重</text:p>
          </table:table-cell>
          <table:table-cell office:value-type="string">
            <text:p>沖縄</text:p>
          </table:table-cell>
          <table:table-cell office:value-type="string">
            <text:p>三重</text:p>
          </table:table-cell>
          <table:table-cell office:value-type="string">
            <text:p>沖縄尚学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福井</text:p>
          </table:table-cell>
          <table:table-cell office:value-type="string">
            <text:p>青森</text:p>
          </table:table-cell>
          <table:table-cell office:value-type="string">
            <text:p>敦賀気比</text:p>
          </table:table-cell>
          <table:table-cell office:value-type="string">
            <text:p>八戸学院光星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大阪</text:p>
          </table:table-cell>
          <table:table-cell office:value-type="string">
            <text:p>群馬</text:p>
          </table:table-cell>
          <table:table-cell office:value-type="string">
            <text:p>大阪桐蔭</text:p>
          </table:table-cell>
          <table:table-cell office:value-type="string">
            <text:p>健大高崎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新潟</text:p>
          </table:table-cell>
          <table:table-cell office:value-type="string">
            <text:p>福島</text:p>
          </table:table-cell>
          <table:table-cell office:value-type="string">
            <text:p>日本文理</text:p>
          </table:table-cell>
          <table:table-cell office:value-type="string">
            <text:p>聖光学院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青森</text:p>
          </table:table-cell>
          <table:table-cell office:value-type="string">
            <text:p>石川</text:p>
          </table:table-cell>
          <table:table-cell office:value-type="string">
            <text:p>八戸学院光星</text:p>
          </table:table-cell>
          <table:table-cell office:value-type="string">
            <text:p>星稜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沖縄</text:p>
          </table:table-cell>
          <table:table-cell office:value-type="string">
            <text:p>東京</text:p>
          </table:table-cell>
          <table:table-cell office:value-type="string">
            <text:p>沖縄尚学</text:p>
          </table:table-cell>
          <table:table-cell office:value-type="string">
            <text:p>二松学舎大付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三重</text:p>
          </table:table-cell>
          <table:table-cell office:value-type="string">
            <text:p>熊本</text:p>
          </table:table-cell>
          <table:table-cell office:value-type="string">
            <text:p>三重</text:p>
          </table:table-cell>
          <table:table-cell office:value-type="string">
            <text:p>城北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福井</text:p>
          </table:table-cell>
          <table:table-cell office:value-type="string">
            <text:p>岩手</text:p>
          </table:table-cell>
          <table:table-cell office:value-type="string">
            <text:p>敦賀気比</text:p>
          </table:table-cell>
          <table:table-cell office:value-type="string">
            <text:p>盛岡大付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新潟</text:p>
          </table:table-cell>
          <table:table-cell office:value-type="string">
            <text:p>富山</text:p>
          </table:table-cell>
          <table:table-cell office:value-type="string">
            <text:p>日本文理</text:p>
          </table:table-cell>
          <table:table-cell office:value-type="string">
            <text:p>富山商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大阪</text:p>
          </table:table-cell>
          <table:table-cell office:value-type="string">
            <text:p>鳥取</text:p>
          </table:table-cell>
          <table:table-cell office:value-type="string">
            <text:p>大阪桐蔭</text:p>
          </table:table-cell>
          <table:table-cell office:value-type="string">
            <text:p>八頭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福島</text:p>
          </table:table-cell>
          <table:table-cell office:value-type="string">
            <text:p>滋賀</text:p>
          </table:table-cell>
          <table:table-cell office:value-type="string">
            <text:p>聖光学院</text:p>
          </table:table-cell>
          <table:table-cell office:value-type="string">
            <text:p>近江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3回戦</text:p>
          </table:table-cell>
          <table:table-cell office:value-type="string">
            <text:p>群馬</text:p>
          </table:table-cell>
          <table:table-cell office:value-type="string">
            <text:p>山形</text:p>
          </table:table-cell>
          <table:table-cell office:value-type="string">
            <text:p>健大高崎</text:p>
          </table:table-cell>
          <table:table-cell office:value-type="string">
            <text:p>山形中央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東京</text:p>
          </table:table-cell>
          <table:table-cell office:value-type="string">
            <text:p>長崎</text:p>
          </table:table-cell>
          <table:table-cell office:value-type="string">
            <text:p>二松学舎大付</text:p>
          </table:table-cell>
          <table:table-cell office:value-type="string">
            <text:p>海星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滋賀</text:p>
          </table:table-cell>
          <table:table-cell office:value-type="string">
            <text:p>徳島</text:p>
          </table:table-cell>
          <table:table-cell office:value-type="string">
            <text:p>近江</text:p>
          </table:table-cell>
          <table:table-cell office:value-type="string">
            <text:p>鳴門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熊本</text:p>
          </table:table-cell>
          <table:table-cell office:value-type="string">
            <text:p>千葉</text:p>
          </table:table-cell>
          <table:table-cell office:value-type="string">
            <text:p>城北</text:p>
          </table:table-cell>
          <table:table-cell office:value-type="string">
            <text:p>東海大望洋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岩手</text:p>
          </table:table-cell>
          <table:table-cell office:value-type="string">
            <text:p>神奈川</text:p>
          </table:table-cell>
          <table:table-cell office:value-type="string">
            <text:p>盛岡大付</text:p>
          </table:table-cell>
          <table:table-cell office:value-type="string">
            <text:p>東海大相模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鳥取</text:p>
          </table:table-cell>
          <table:table-cell office:value-type="string">
            <text:p>秋田</text:p>
          </table:table-cell>
          <table:table-cell office:value-type="string">
            <text:p>八頭</text:p>
          </table:table-cell>
          <table:table-cell office:value-type="string">
            <text:p>角館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沖縄</text:p>
          </table:table-cell>
          <table:table-cell office:value-type="string">
            <text:p>栃木</text:p>
          </table:table-cell>
          <table:table-cell office:value-type="string">
            <text:p>沖縄尚学</text:p>
          </table:table-cell>
          <table:table-cell office:value-type="string">
            <text:p>作新学院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青森</text:p>
          </table:table-cell>
          <table:table-cell office:value-type="string">
            <text:p>北海道</text:p>
          </table:table-cell>
          <table:table-cell office:value-type="string">
            <text:p>八戸学院光星</text:p>
          </table:table-cell>
          <table:table-cell office:value-type="string">
            <text:p>武修館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富山</text:p>
          </table:table-cell>
          <table:table-cell office:value-type="string">
            <text:p>岡山</text:p>
          </table:table-cell>
          <table:table-cell office:value-type="string">
            <text:p>富山商</text:p>
          </table:table-cell>
          <table:table-cell office:value-type="string">
            <text:p>関西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福井</text:p>
          </table:table-cell>
          <table:table-cell office:value-type="string">
            <text:p>埼玉</text:p>
          </table:table-cell>
          <table:table-cell office:value-type="string">
            <text:p>敦賀気比</text:p>
          </table:table-cell>
          <table:table-cell office:value-type="string">
            <text:p>春日部共栄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三重</text:p>
          </table:table-cell>
          <table:table-cell office:value-type="string">
            <text:p>岐阜</text:p>
          </table:table-cell>
          <table:table-cell office:value-type="string">
            <text:p>三重</text:p>
          </table:table-cell>
          <table:table-cell office:value-type="string">
            <text:p>大垣日大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新潟</text:p>
          </table:table-cell>
          <table:table-cell office:value-type="string">
            <text:p>愛知</text:p>
          </table:table-cell>
          <table:table-cell office:value-type="string">
            <text:p>日本文理</text:p>
          </table:table-cell>
          <table:table-cell office:value-type="string">
            <text:p>東邦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石川</text:p>
          </table:table-cell>
          <table:table-cell office:value-type="string">
            <text:p>鹿児島</text:p>
          </table:table-cell>
          <table:table-cell office:value-type="string">
            <text:p>星稜</text:p>
          </table:table-cell>
          <table:table-cell office:value-type="string">
            <text:p>鹿屋中央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群馬</text:p>
          </table:table-cell>
          <table:table-cell office:value-type="string">
            <text:p>宮城</text:p>
          </table:table-cell>
          <table:table-cell office:value-type="string">
            <text:p>健大高崎</text:p>
          </table:table-cell>
          <table:table-cell office:value-type="string">
            <text:p>利府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山形</text:p>
          </table:table-cell>
          <table:table-cell office:value-type="string">
            <text:p>北海道</text:p>
          </table:table-cell>
          <table:table-cell office:value-type="string">
            <text:p>山形中央</text:p>
          </table:table-cell>
          <table:table-cell office:value-type="string">
            <text:p>東海大四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福島</text:p>
          </table:table-cell>
          <table:table-cell office:value-type="string">
            <text:p>長野</text:p>
          </table:table-cell>
          <table:table-cell office:value-type="string">
            <text:p>聖光学院</text:p>
          </table:table-cell>
          <table:table-cell office:value-type="string">
            <text:p>佐久長聖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大阪</text:p>
          </table:table-cell>
          <table:table-cell office:value-type="string">
            <text:p>高知</text:p>
          </table:table-cell>
          <table:table-cell office:value-type="string">
            <text:p>大阪桐蔭</text:p>
          </table:table-cell>
          <table:table-cell office:value-type="string">
            <text:p>明徳義塾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埼玉</text:p>
          </table:table-cell>
          <table:table-cell office:value-type="string">
            <text:p>京都</text:p>
          </table:table-cell>
          <table:table-cell office:value-type="string">
            <text:p>春日部共栄</text:p>
          </table:table-cell>
          <table:table-cell office:value-type="string">
            <text:p>龍谷大平安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福井</text:p>
          </table:table-cell>
          <table:table-cell office:value-type="string">
            <text:p>香川</text:p>
          </table:table-cell>
          <table:table-cell office:value-type="string">
            <text:p>敦賀気比</text:p>
          </table:table-cell>
          <table:table-cell office:value-type="string">
            <text:p>坂出商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富山</text:p>
          </table:table-cell>
          <table:table-cell office:value-type="string">
            <text:p>東京</text:p>
          </table:table-cell>
          <table:table-cell office:value-type="string">
            <text:p>富山商</text:p>
          </table:table-cell>
          <table:table-cell office:value-type="string">
            <text:p>日大鶴ヶ丘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愛知</text:p>
          </table:table-cell>
          <table:table-cell office:value-type="string">
            <text:p>宮崎</text:p>
          </table:table-cell>
          <table:table-cell office:value-type="string">
            <text:p>東邦</text:p>
          </table:table-cell>
          <table:table-cell office:value-type="string">
            <text:p>日南学園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石川</text:p>
          </table:table-cell>
          <table:table-cell office:value-type="string">
            <text:p>静岡</text:p>
          </table:table-cell>
          <table:table-cell office:value-type="string">
            <text:p>星稜</text:p>
          </table:table-cell>
          <table:table-cell office:value-type="string">
            <text:p>静岡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新潟</text:p>
          </table:table-cell>
          <table:table-cell office:value-type="string">
            <text:p>大分</text:p>
          </table:table-cell>
          <table:table-cell office:value-type="string">
            <text:p>日本文理</text:p>
          </table:table-cell>
          <table:table-cell office:value-type="string">
            <text:p>大分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岐阜</text:p>
          </table:table-cell>
          <table:table-cell office:value-type="string">
            <text:p>茨城</text:p>
          </table:table-cell>
          <table:table-cell office:value-type="string">
            <text:p>大垣日大</text:p>
          </table:table-cell>
          <table:table-cell office:value-type="string">
            <text:p>藤代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群馬</text:p>
          </table:table-cell>
          <table:table-cell office:value-type="string">
            <text:p>山口</text:p>
          </table:table-cell>
          <table:table-cell office:value-type="string">
            <text:p>健大高崎</text:p>
          </table:table-cell>
          <table:table-cell office:value-type="string">
            <text:p>岩国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鹿児島</text:p>
          </table:table-cell>
          <table:table-cell office:value-type="string">
            <text:p>和歌山</text:p>
          </table:table-cell>
          <table:table-cell office:value-type="string">
            <text:p>鹿屋中央</text:p>
          </table:table-cell>
          <table:table-cell office:value-type="string">
            <text:p>市和歌山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宮城</text:p>
          </table:table-cell>
          <table:table-cell office:value-type="string">
            <text:p>佐賀</text:p>
          </table:table-cell>
          <table:table-cell office:value-type="string">
            <text:p>利府</text:p>
          </table:table-cell>
          <table:table-cell office:value-type="string">
            <text:p>佐賀北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三重</text:p>
          </table:table-cell>
          <table:table-cell office:value-type="string">
            <text:p>広島</text:p>
          </table:table-cell>
          <table:table-cell office:value-type="string">
            <text:p>三重</text:p>
          </table:table-cell>
          <table:table-cell office:value-type="string">
            <text:p>広陵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長野</text:p>
          </table:table-cell>
          <table:table-cell office:value-type="string">
            <text:p>山梨</text:p>
          </table:table-cell>
          <table:table-cell office:value-type="string">
            <text:p>佐久長聖</text:p>
          </table:table-cell>
          <table:table-cell office:value-type="string">
            <text:p>東海大甲府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北海道</text:p>
          </table:table-cell>
          <table:table-cell office:value-type="string">
            <text:p>福岡</text:p>
          </table:table-cell>
          <table:table-cell office:value-type="string">
            <text:p>東海大四</text:p>
          </table:table-cell>
          <table:table-cell office:value-type="string">
            <text:p>九州国際大付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福島</text:p>
          </table:table-cell>
          <table:table-cell office:value-type="string">
            <text:p>兵庫</text:p>
          </table:table-cell>
          <table:table-cell office:value-type="string">
            <text:p>聖光学院</text:p>
          </table:table-cell>
          <table:table-cell office:value-type="string">
            <text:p>神戸国際大付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山形</text:p>
          </table:table-cell>
          <table:table-cell office:value-type="string">
            <text:p>愛媛</text:p>
          </table:table-cell>
          <table:table-cell office:value-type="string">
            <text:p>山形中央</text:p>
          </table:table-cell>
          <table:table-cell office:value-type="string">
            <text:p>小松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高知</text:p>
          </table:table-cell>
          <table:table-cell office:value-type="string">
            <text:p>奈良</text:p>
          </table:table-cell>
          <table:table-cell office:value-type="string">
            <text:p>明徳義塾</text:p>
          </table:table-cell>
          <table:table-cell office:value-type="string">
            <text:p>智弁学園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夏</text:p>
          </table:table-cell>
          <table:table-cell office:value-type="string">
            <text:p>選手権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島根</text:p>
          </table:table-cell>
          <table:table-cell office:value-type="string">
            <text:p>大阪桐蔭</text:p>
          </table:table-cell>
          <table:table-cell office:value-type="string">
            <text:p>開星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京都</text:p>
          </table:table-cell>
          <table:table-cell office:value-type="string">
            <text:p>大阪</text:p>
          </table:table-cell>
          <table:table-cell office:value-type="string">
            <text:p>龍谷大平安</text:p>
          </table:table-cell>
          <table:table-cell office:value-type="string">
            <text:p>履正社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大阪</text:p>
          </table:table-cell>
          <table:table-cell office:value-type="string">
            <text:p>愛知</text:p>
          </table:table-cell>
          <table:table-cell office:value-type="string">
            <text:p>履正社</text:p>
          </table:table-cell>
          <table:table-cell office:value-type="string">
            <text:p>豊川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京都</text:p>
          </table:table-cell>
          <table:table-cell office:value-type="string">
            <text:p>栃木</text:p>
          </table:table-cell>
          <table:table-cell office:value-type="string">
            <text:p>龍谷大平安</text:p>
          </table:table-cell>
          <table:table-cell office:value-type="string">
            <text:p>佐野日大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大阪</text:p>
          </table:table-cell>
          <table:table-cell office:value-type="string">
            <text:p>京都</text:p>
          </table:table-cell>
          <table:table-cell office:value-type="string">
            <text:p>履正社</text:p>
          </table:table-cell>
          <table:table-cell office:value-type="string">
            <text:p>福知山成美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愛知</text:p>
          </table:table-cell>
          <table:table-cell office:value-type="string">
            <text:p>沖縄</text:p>
          </table:table-cell>
          <table:table-cell office:value-type="string">
            <text:p>豊川</text:p>
          </table:table-cell>
          <table:table-cell office:value-type="string">
            <text:p>沖縄尚学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栃木</text:p>
          </table:table-cell>
          <table:table-cell office:value-type="string">
            <text:p>高知</text:p>
          </table:table-cell>
          <table:table-cell office:value-type="string">
            <text:p>佐野日大</text:p>
          </table:table-cell>
          <table:table-cell office:value-type="string">
            <text:p>明徳義塾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京都</text:p>
          </table:table-cell>
          <table:table-cell office:value-type="string">
            <text:p>群馬</text:p>
          </table:table-cell>
          <table:table-cell office:value-type="string">
            <text:p>龍谷大平安</text:p>
          </table:table-cell>
          <table:table-cell office:value-type="string">
            <text:p>桐生第一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京都</text:p>
          </table:table-cell>
          <table:table-cell office:value-type="string">
            <text:p>鹿児島</text:p>
          </table:table-cell>
          <table:table-cell office:value-type="string">
            <text:p>福知山成美</text:p>
          </table:table-cell>
          <table:table-cell office:value-type="string">
            <text:p>神村学園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大阪</text:p>
          </table:table-cell>
          <table:table-cell office:value-type="string">
            <text:p>北海道</text:p>
          </table:table-cell>
          <table:table-cell office:value-type="string">
            <text:p>履正社</text:p>
          </table:table-cell>
          <table:table-cell office:value-type="string">
            <text:p>駒大苫小牧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愛知</text:p>
          </table:table-cell>
          <table:table-cell office:value-type="string">
            <text:p>徳島</text:p>
          </table:table-cell>
          <table:table-cell office:value-type="string">
            <text:p>豊川</text:p>
          </table:table-cell>
          <table:table-cell office:value-type="string">
            <text:p>池田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沖縄</text:p>
          </table:table-cell>
          <table:table-cell office:value-type="string">
            <text:p>栃木</text:p>
          </table:table-cell>
          <table:table-cell office:value-type="string">
            <text:p>沖縄尚学</text:p>
          </table:table-cell>
          <table:table-cell office:value-type="string">
            <text:p>白鴎大足利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栃木</text:p>
          </table:table-cell>
          <table:table-cell office:value-type="string">
            <text:p>奈良</text:p>
          </table:table-cell>
          <table:table-cell office:value-type="string">
            <text:p>佐野日大</text:p>
          </table:table-cell>
          <table:table-cell office:value-type="string">
            <text:p>智弁学園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高知</text:p>
          </table:table-cell>
          <table:table-cell office:value-type="string">
            <text:p>東京</text:p>
          </table:table-cell>
          <table:table-cell office:value-type="string">
            <text:p>明徳義塾</text:p>
          </table:table-cell>
          <table:table-cell office:value-type="string">
            <text:p>関東一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群馬</text:p>
          </table:table-cell>
          <table:table-cell office:value-type="string">
            <text:p>広島</text:p>
          </table:table-cell>
          <table:table-cell office:value-type="string">
            <text:p>桐生第一</text:p>
          </table:table-cell>
          <table:table-cell office:value-type="string">
            <text:p>広島新庄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京都</text:p>
          </table:table-cell>
          <table:table-cell office:value-type="string">
            <text:p>青森</text:p>
          </table:table-cell>
          <table:table-cell office:value-type="string">
            <text:p>龍谷大平安</text:p>
          </table:table-cell>
          <table:table-cell office:value-type="string">
            <text:p>八戸学院光星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2回戦</text:p>
          </table:table-cell>
          <table:table-cell office:value-type="string">
            <text:p>群馬</text:p>
          </table:table-cell>
          <table:table-cell office:value-type="string">
            <text:p>広島</text:p>
          </table:table-cell>
          <table:table-cell office:value-type="string">
            <text:p>桐生第一</text:p>
          </table:table-cell>
          <table:table-cell office:value-type="string">
            <text:p>広島新庄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鹿児島</text:p>
          </table:table-cell>
          <table:table-cell office:value-type="string">
            <text:p>山口</text:p>
          </table:table-cell>
          <table:table-cell office:value-type="string">
            <text:p>神村学園</text:p>
          </table:table-cell>
          <table:table-cell office:value-type="string">
            <text:p>岩国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京都</text:p>
          </table:table-cell>
          <table:table-cell office:value-type="string">
            <text:p>山梨</text:p>
          </table:table-cell>
          <table:table-cell office:value-type="string">
            <text:p>福知山成美</text:p>
          </table:table-cell>
          <table:table-cell office:value-type="string">
            <text:p>山梨学院大付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大阪</text:p>
          </table:table-cell>
          <table:table-cell office:value-type="string">
            <text:p>東京</text:p>
          </table:table-cell>
          <table:table-cell office:value-type="string">
            <text:p>履正社</text:p>
          </table:table-cell>
          <table:table-cell office:value-type="string">
            <text:p>小山台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北海道</text:p>
          </table:table-cell>
          <table:table-cell office:value-type="string">
            <text:p>長崎</text:p>
          </table:table-cell>
          <table:table-cell office:value-type="string">
            <text:p>駒大苫小牧</text:p>
          </table:table-cell>
          <table:table-cell office:value-type="string">
            <text:p>創成館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徳島</text:p>
          </table:table-cell>
          <table:table-cell office:value-type="string">
            <text:p>和歌山</text:p>
          </table:table-cell>
          <table:table-cell office:value-type="string">
            <text:p>池田</text:p>
          </table:table-cell>
          <table:table-cell office:value-type="string">
            <text:p>海南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愛知</text:p>
          </table:table-cell>
          <table:table-cell office:value-type="string">
            <text:p>新潟</text:p>
          </table:table-cell>
          <table:table-cell office:value-type="string">
            <text:p>豊川</text:p>
          </table:table-cell>
          <table:table-cell office:value-type="string">
            <text:p>日本文理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沖縄</text:p>
          </table:table-cell>
          <table:table-cell office:value-type="string">
            <text:p>兵庫</text:p>
          </table:table-cell>
          <table:table-cell office:value-type="string">
            <text:p>沖縄尚学</text:p>
          </table:table-cell>
          <table:table-cell office:value-type="string">
            <text:p>報徳学園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栃木</text:p>
          </table:table-cell>
          <table:table-cell office:value-type="string">
            <text:p>宮城</text:p>
          </table:table-cell>
          <table:table-cell office:value-type="string">
            <text:p>白鴎大足利</text:p>
          </table:table-cell>
          <table:table-cell office:value-type="string">
            <text:p>東陵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栃木</text:p>
          </table:table-cell>
          <table:table-cell office:value-type="string">
            <text:p>熊本</text:p>
          </table:table-cell>
          <table:table-cell office:value-type="string">
            <text:p>佐野日大</text:p>
          </table:table-cell>
          <table:table-cell office:value-type="string">
            <text:p>鎮西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奈良</text:p>
          </table:table-cell>
          <table:table-cell office:value-type="string">
            <text:p>三重</text:p>
          </table:table-cell>
          <table:table-cell office:value-type="string">
            <text:p>智弁学園</text:p>
          </table:table-cell>
          <table:table-cell office:value-type="string">
            <text:p>三重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東京</text:p>
          </table:table-cell>
          <table:table-cell office:value-type="string">
            <text:p>沖縄</text:p>
          </table:table-cell>
          <table:table-cell office:value-type="string">
            <text:p>関東一</text:p>
          </table:table-cell>
          <table:table-cell office:value-type="string">
            <text:p>美里工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高知</text:p>
          </table:table-cell>
          <table:table-cell office:value-type="string">
            <text:p>和歌山</text:p>
          </table:table-cell>
          <table:table-cell office:value-type="string">
            <text:p>明徳義塾</text:p>
          </table:table-cell>
          <table:table-cell office:value-type="string">
            <text:p>智弁和歌山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広島</text:p>
          </table:table-cell>
          <table:table-cell office:value-type="string">
            <text:p>長野</text:p>
          </table:table-cell>
          <table:table-cell office:value-type="string">
            <text:p>広島新庄</text:p>
          </table:table-cell>
          <table:table-cell office:value-type="string">
            <text:p>東海大三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群馬</text:p>
          </table:table-cell>
          <table:table-cell office:value-type="string">
            <text:p>愛媛</text:p>
          </table:table-cell>
          <table:table-cell office:value-type="string">
            <text:p>桐生第一</text:p>
          </table:table-cell>
          <table:table-cell office:value-type="string">
            <text:p>今治西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京都</text:p>
          </table:table-cell>
          <table:table-cell office:value-type="string">
            <text:p>鹿児島</text:p>
          </table:table-cell>
          <table:table-cell office:value-type="string">
            <text:p>龍谷大平安</text:p>
          </table:table-cell>
          <table:table-cell office:value-type="string">
            <text:p>大島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春</text:p>
          </table:table-cell>
          <table:table-cell office:value-type="string">
            <text:p>選抜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青森</text:p>
          </table:table-cell>
          <table:table-cell office:value-type="string">
            <text:p>神奈川</text:p>
          </table:table-cell>
          <table:table-cell office:value-type="string">
            <text:p>八戸学院光星</text:p>
          </table:table-cell>
          <table:table-cell office:value-type="string">
            <text:p>横浜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決勝</text:p>
          </table:table-cell>
          <table:table-cell office:value-type="string">
            <text:p>沖縄</text:p>
          </table:table-cell>
          <table:table-cell office:value-type="string">
            <text:p>新潟</text:p>
          </table:table-cell>
          <table:table-cell office:value-type="string">
            <text:p>沖縄尚学</text:p>
          </table:table-cell>
          <table:table-cell office:value-type="string">
            <text:p>日本文理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新潟</text:p>
          </table:table-cell>
          <table:table-cell office:value-type="string">
            <text:p>愛媛</text:p>
          </table:table-cell>
          <table:table-cell office:value-type="string">
            <text:p>日本文理</text:p>
          </table:table-cell>
          <table:table-cell office:value-type="string">
            <text:p>今治西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決勝</text:p>
          </table:table-cell>
          <table:table-cell office:value-type="string">
            <text:p>沖縄</text:p>
          </table:table-cell>
          <table:table-cell office:value-type="string">
            <text:p>山口</text:p>
          </table:table-cell>
          <table:table-cell office:value-type="string">
            <text:p>沖縄尚学</text:p>
          </table:table-cell>
          <table:table-cell office:value-type="string">
            <text:p>岩国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愛媛</text:p>
          </table:table-cell>
          <table:table-cell office:value-type="string">
            <text:p>青森</text:p>
          </table:table-cell>
          <table:table-cell office:value-type="string">
            <text:p>今治西</text:p>
          </table:table-cell>
          <table:table-cell office:value-type="string">
            <text:p>八戸学院光星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山口</text:p>
          </table:table-cell>
          <table:table-cell office:value-type="string">
            <text:p>栃木</text:p>
          </table:table-cell>
          <table:table-cell office:value-type="string">
            <text:p>岩国</text:p>
          </table:table-cell>
          <table:table-cell office:value-type="string">
            <text:p>白鴎大足利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新潟</text:p>
          </table:table-cell>
          <table:table-cell office:value-type="string">
            <text:p>京都</text:p>
          </table:table-cell>
          <table:table-cell office:value-type="string">
            <text:p>日本文理</text:p>
          </table:table-cell>
          <table:table-cell office:value-type="string">
            <text:p>龍谷大平安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準々決勝</text:p>
          </table:table-cell>
          <table:table-cell office:value-type="string">
            <text:p>沖縄</text:p>
          </table:table-cell>
          <table:table-cell office:value-type="string">
            <text:p>北海道</text:p>
          </table:table-cell>
          <table:table-cell office:value-type="string">
            <text:p>沖縄尚学</text:p>
          </table:table-cell>
          <table:table-cell office:value-type="string">
            <text:p>駒大苫小牧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京都</text:p>
          </table:table-cell>
          <table:table-cell office:value-type="string">
            <text:p>三重</text:p>
          </table:table-cell>
          <table:table-cell office:value-type="string">
            <text:p>龍谷大平安</text:p>
          </table:table-cell>
          <table:table-cell office:value-type="string">
            <text:p>三重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3-14</text:p>
          </table:table-cell>
          <table:table-cell office:value-type="string">
            <text:p>秋</text:p>
          </table:table-cell>
          <table:table-cell office:value-type="string">
            <text:p>神宮</text:p>
          </table:table-cell>
          <table:table-cell office:value-type="string">
            <text:p>全国</text:p>
          </table:table-cell>
          <table:table-cell office:value-type="string">
            <text:p>1回戦</text:p>
          </table:table-cell>
          <table:table-cell office:value-type="string">
            <text:p>沖縄</text:p>
          </table:table-cell>
          <table:table-cell office:value-type="string">
            <text:p>東京</text:p>
          </table:table-cell>
          <table:table-cell office:value-type="string">
            <text:p>沖縄尚学</text:p>
          </table:table-cell>
          <table:table-cell office:value-type="string">
            <text:p>関東一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7" table:number-columns-repeated="2" table:default-cell-style-name="Default"/>
        <table:table-row table:style-name="ro1">
          <table:table-cell office:value-type="string">
            <text:p>岡山</text:p>
          </table:table-cell>
          <table:table-cell office:value-type="string">
            <text:p>おかやま山陽</text:p>
          </table:table-cell>
        </table:table-row>
        <table:table-row table:style-name="ro1">
          <table:table-cell office:value-type="string">
            <text:p>佐賀</text:p>
          </table:table-cell>
          <table:table-cell office:value-type="string">
            <text:p>伊万里</text:p>
          </table:table-cell>
        </table:table-row>
        <table:table-row table:style-name="ro1">
          <table:table-cell office:value-type="string">
            <text:p>香川</text:p>
          </table:table-cell>
          <table:table-cell office:value-type="string">
            <text:p>英明</text:p>
          </table:table-cell>
        </table:table-row>
        <table:table-row table:style-name="ro1">
          <table:table-cell office:value-type="string">
            <text:p>宮崎</text:p>
          </table:table-cell>
          <table:table-cell office:value-type="string">
            <text:p>延岡学園</text:p>
          </table:table-cell>
        </table:table-row>
        <table:table-row table:style-name="ro1">
          <table:table-cell office:value-type="string">
            <text:p>京都</text:p>
          </table:table-cell>
          <table:table-cell office:value-type="string">
            <text:p>乙訓</text:p>
          </table:table-cell>
        </table:table-row>
        <table:table-row table:style-name="ro1">
          <table:table-cell office:value-type="string">
            <text:p>京都</text:p>
          </table:table-cell>
          <table:table-cell office:value-type="string">
            <text:p>乙訓</text:p>
          </table:table-cell>
        </table:table-row>
        <table:table-row table:style-name="ro1">
          <table:table-cell office:value-type="string">
            <text:p>山口</text:p>
          </table:table-cell>
          <table:table-cell office:value-type="string">
            <text:p>下関国際</text:p>
          </table:table-cell>
        </table:table-row>
        <table:table-row table:style-name="ro1">
          <table:table-cell office:value-type="string">
            <text:p>岩手</text:p>
          </table:table-cell>
          <table:table-cell office:value-type="string">
            <text:p>花巻東</text:p>
          </table:table-cell>
        </table:table-row>
        <table:table-row table:style-name="ro1">
          <table:table-cell office:value-type="string">
            <text:p>岩手</text:p>
          </table:table-cell>
          <table:table-cell office:value-type="string">
            <text:p>花巻東</text:p>
          </table:table-cell>
        </table:table-row>
        <table:table-row table:style-name="ro1">
          <table:table-cell office:value-type="string">
            <text:p>岩手</text:p>
          </table:table-cell>
          <table:table-cell office:value-type="string">
            <text:p>花巻東</text:p>
          </table:table-cell>
        </table:table-row>
        <table:table-row table:style-name="ro1">
          <table:table-cell office:value-type="string">
            <text:p>滋賀</text:p>
          </table:table-cell>
          <table:table-cell office:value-type="string">
            <text:p>近江</text:p>
          </table:table-cell>
        </table:table-row>
        <table:table-row table:style-name="ro1">
          <table:table-cell office:value-type="string">
            <text:p>滋賀</text:p>
          </table:table-cell>
          <table:table-cell office:value-type="string">
            <text:p>近江</text:p>
          </table:table-cell>
        </table:table-row>
        <table:table-row table:style-name="ro1">
          <table:table-cell office:value-type="string">
            <text:p>北海道</text:p>
          </table:table-cell>
          <table:table-cell office:value-type="string">
            <text:p>駒大苫小牧</text:p>
          </table:table-cell>
        </table:table-row>
        <table:table-row table:style-name="ro1">
          <table:table-cell office:value-type="string">
            <text:p>神奈川</text:p>
          </table:table-cell>
          <table:table-cell office:value-type="string">
            <text:p>慶応</text:p>
          </table:table-cell>
        </table:table-row>
        <table:table-row table:style-name="ro1">
          <table:table-cell table:number-columns-repeated="2" office:value-type="string">
            <text:p>高知</text:p>
          </table:table-cell>
        </table:table-row>
        <table:table-row table:style-name="ro1">
          <table:table-cell office:value-type="string">
            <text:p>栃木</text:p>
          </table:table-cell>
          <table:table-cell office:value-type="string">
            <text:p>国学院栃木</text:p>
          </table:table-cell>
        </table:table-row>
        <table:table-row table:style-name="ro1">
          <table:table-cell office:value-type="string">
            <text:p>栃木</text:p>
          </table:table-cell>
          <table:table-cell office:value-type="string">
            <text:p>国学院栃木</text:p>
          </table:table-cell>
        </table:table-row>
        <table:table-row table:style-name="ro1">
          <table:table-cell office:value-type="string">
            <text:p>栃木</text:p>
          </table:table-cell>
          <table:table-cell office:value-type="string">
            <text:p>国学院栃木</text:p>
          </table:table-cell>
        </table:table-row>
        <table:table-row table:style-name="ro1">
          <table:table-cell table:number-columns-repeated="2" office:value-type="string">
            <text:p>三重</text:p>
          </table:table-cell>
        </table:table-row>
        <table:table-row table:style-name="ro1">
          <table:table-cell table:number-columns-repeated="2" office:value-type="string">
            <text:p>三重</text:p>
          </table:table-cell>
        </table:table-row>
        <table:table-row table:style-name="ro1">
          <table:table-cell table:number-columns-repeated="2" office:value-type="string">
            <text:p>三重</text:p>
          </table:table-cell>
        </table:table-row>
        <table:table-row table:style-name="ro1">
          <table:table-cell table:number-columns-repeated="2" office:value-type="string">
            <text:p>三重</text:p>
          </table:table-cell>
        </table:table-row>
        <table:table-row table:style-name="ro1">
          <table:table-cell office:value-type="string">
            <text:p>愛媛</text:p>
          </table:table-cell>
          <table:table-cell office:value-type="string">
            <text:p>松山聖陵</text:p>
          </table:table-cell>
        </table:table-row>
        <table:table-row table:style-name="ro1">
          <table:table-cell office:value-type="string">
            <text:p>広島</text:p>
          </table:table-cell>
          <table:table-cell office:value-type="string">
            <text:p>瀬戸内</text:p>
          </table:table-cell>
        </table:table-row>
        <table:table-row table:style-name="ro1">
          <table:table-cell office:value-type="string">
            <text:p>石川</text:p>
          </table:table-cell>
          <table:table-cell office:value-type="string">
            <text:p>星稜</text:p>
          </table:table-cell>
        </table:table-row>
        <table:table-row table:style-name="ro1">
          <table:table-cell office:value-type="string">
            <text:p>石川</text:p>
          </table:table-cell>
          <table:table-cell office:value-type="string">
            <text:p>星稜</text:p>
          </table:table-cell>
        </table:table-row>
        <table:table-row table:style-name="ro1">
          <table:table-cell office:value-type="string">
            <text:p>石川</text:p>
          </table:table-cell>
          <table:table-cell office:value-type="string">
            <text:p>星稜</text:p>
          </table:table-cell>
        </table:table-row>
        <table:table-row table:style-name="ro1">
          <table:table-cell office:value-type="string">
            <text:p>福島</text:p>
          </table:table-cell>
          <table:table-cell office:value-type="string">
            <text:p>聖光学院</text:p>
          </table:table-cell>
        </table:table-row>
        <table:table-row table:style-name="ro1">
          <table:table-cell office:value-type="string">
            <text:p>福島</text:p>
          </table:table-cell>
          <table:table-cell office:value-type="string">
            <text:p>聖光学院</text:p>
          </table:table-cell>
        </table:table-row>
        <table:table-row table:style-name="ro1">
          <table:table-cell table:number-columns-repeated="2" office:value-type="string">
            <text:p>静岡</text:p>
          </table:table-cell>
        </table:table-row>
        <table:table-row table:style-name="ro1">
          <table:table-cell table:number-columns-repeated="2" office:value-type="string">
            <text:p>静岡</text:p>
          </table:table-cell>
        </table:table-row>
        <table:table-row table:style-name="ro1">
          <table:table-cell office:value-type="string">
            <text:p>滋賀</text:p>
          </table:table-cell>
          <table:table-cell office:value-type="string">
            <text:p>膳所</text:p>
          </table:table-cell>
        </table:table-row>
        <table:table-row table:style-name="ro1">
          <table:table-cell office:value-type="string">
            <text:p>長崎</text:p>
          </table:table-cell>
          <table:table-cell office:value-type="string">
            <text:p>創成館</text:p>
          </table:table-cell>
        </table:table-row>
        <table:table-row table:style-name="ro1">
          <table:table-cell office:value-type="string">
            <text:p>長崎</text:p>
          </table:table-cell>
          <table:table-cell office:value-type="string">
            <text:p>創成館</text:p>
          </table:table-cell>
        </table:table-row>
        <table:table-row table:style-name="ro1">
          <table:table-cell office:value-type="string">
            <text:p>長崎</text:p>
          </table:table-cell>
          <table:table-cell office:value-type="string">
            <text:p>創成館</text:p>
          </table:table-cell>
        </table:table-row>
        <table:table-row table:style-name="ro1">
          <table:table-cell office:value-type="string">
            <text:p>大阪</text:p>
          </table:table-cell>
          <table:table-cell office:value-type="string">
            <text:p>大阪桐蔭</text:p>
          </table:table-cell>
        </table:table-row>
        <table:table-row table:style-name="ro1">
          <table:table-cell office:value-type="string">
            <text:p>大阪</text:p>
          </table:table-cell>
          <table:table-cell office:value-type="string">
            <text:p>大阪桐蔭</text:p>
          </table:table-cell>
        </table:table-row>
        <table:table-row table:style-name="ro1">
          <table:table-cell office:value-type="string">
            <text:p>大阪</text:p>
          </table:table-cell>
          <table:table-cell office:value-type="string">
            <text:p>大阪桐蔭</text:p>
          </table:table-cell>
        </table:table-row>
        <table:table-row table:style-name="ro1">
          <table:table-cell office:value-type="string">
            <text:p>大阪</text:p>
          </table:table-cell>
          <table:table-cell office:value-type="string">
            <text:p>大阪桐蔭</text:p>
          </table:table-cell>
        </table:table-row>
        <table:table-row table:style-name="ro1">
          <table:table-cell office:value-type="string">
            <text:p>大阪</text:p>
          </table:table-cell>
          <table:table-cell office:value-type="string">
            <text:p>大阪桐蔭</text:p>
          </table:table-cell>
        </table:table-row>
        <table:table-row table:style-name="ro1">
          <table:table-cell office:value-type="string">
            <text:p>奈良</text:p>
          </table:table-cell>
          <table:table-cell office:value-type="string">
            <text:p>智弁学園</text:p>
          </table:table-cell>
        </table:table-row>
        <table:table-row table:style-name="ro1">
          <table:table-cell office:value-type="string">
            <text:p>和歌山</text:p>
          </table:table-cell>
          <table:table-cell office:value-type="string">
            <text:p>智弁和歌山</text:p>
          </table:table-cell>
        </table:table-row>
        <table:table-row table:style-name="ro1">
          <table:table-cell office:value-type="string">
            <text:p>和歌山</text:p>
          </table:table-cell>
          <table:table-cell office:value-type="string">
            <text:p>智弁和歌山</text:p>
          </table:table-cell>
        </table:table-row>
        <table:table-row table:style-name="ro1">
          <table:table-cell office:value-type="string">
            <text:p>和歌山</text:p>
          </table:table-cell>
          <table:table-cell office:value-type="string">
            <text:p>智弁和歌山</text:p>
          </table:table-cell>
        </table:table-row>
        <table:table-row table:style-name="ro1">
          <table:table-cell office:value-type="string">
            <text:p>和歌山</text:p>
          </table:table-cell>
          <table:table-cell office:value-type="string">
            <text:p>智弁和歌山</text:p>
          </table:table-cell>
        </table:table-row>
        <table:table-row table:style-name="ro1">
          <table:table-cell office:value-type="string">
            <text:p>和歌山</text:p>
          </table:table-cell>
          <table:table-cell office:value-type="string">
            <text:p>智弁和歌山</text:p>
          </table:table-cell>
        </table:table-row>
        <table:table-row table:style-name="ro1">
          <table:table-cell office:value-type="string">
            <text:p>奈良</text:p>
          </table:table-cell>
          <table:table-cell office:value-type="string">
            <text:p>智弁和歌山</text:p>
          </table:table-cell>
        </table:table-row>
        <table:table-row table:style-name="ro1">
          <table:table-cell office:value-type="string">
            <text:p>千葉</text:p>
          </table:table-cell>
          <table:table-cell office:value-type="string">
            <text:p>中央学院</text:p>
          </table:table-cell>
        </table:table-row>
        <table:table-row table:style-name="ro1">
          <table:table-cell office:value-type="string">
            <text:p>神奈川</text:p>
          </table:table-cell>
          <table:table-cell office:value-type="string">
            <text:p>東海大相模</text:p>
          </table:table-cell>
        </table:table-row>
        <table:table-row table:style-name="ro1">
          <table:table-cell office:value-type="string">
            <text:p>神奈川</text:p>
          </table:table-cell>
          <table:table-cell office:value-type="string">
            <text:p>東海大相模</text:p>
          </table:table-cell>
        </table:table-row>
        <table:table-row table:style-name="ro1">
          <table:table-cell office:value-type="string">
            <text:p>神奈川</text:p>
          </table:table-cell>
          <table:table-cell office:value-type="string">
            <text:p>東海大相模</text:p>
          </table:table-cell>
        </table:table-row>
        <table:table-row table:style-name="ro1">
          <table:table-cell office:value-type="string">
            <text:p>神奈川</text:p>
          </table:table-cell>
          <table:table-cell office:value-type="string">
            <text:p>東海大相模</text:p>
          </table:table-cell>
        </table:table-row>
        <table:table-row table:style-name="ro1">
          <table:table-cell office:value-type="string">
            <text:p>福岡</text:p>
          </table:table-cell>
          <table:table-cell office:value-type="string">
            <text:p>東筑</text:p>
          </table:table-cell>
        </table:table-row>
        <table:table-row table:style-name="ro1">
          <table:table-cell office:value-type="string">
            <text:p>愛知</text:p>
          </table:table-cell>
          <table:table-cell office:value-type="string">
            <text:p>東邦</text:p>
          </table:table-cell>
        </table:table-row>
        <table:table-row table:style-name="ro1">
          <table:table-cell office:value-type="string">
            <text:p>東京</text:p>
          </table:table-cell>
          <table:table-cell office:value-type="string">
            <text:p>日大三</text:p>
          </table:table-cell>
        </table:table-row>
        <table:table-row table:style-name="ro1">
          <table:table-cell office:value-type="string">
            <text:p>東京</text:p>
          </table:table-cell>
          <table:table-cell office:value-type="string">
            <text:p>日大三</text:p>
          </table:table-cell>
        </table:table-row>
        <table:table-row table:style-name="ro1">
          <table:table-cell office:value-type="string">
            <text:p>山形</text:p>
          </table:table-cell>
          <table:table-cell office:value-type="string">
            <text:p>日大山形</text:p>
          </table:table-cell>
        </table:table-row>
        <table:table-row table:style-name="ro1">
          <table:table-cell office:value-type="string">
            <text:p>石川</text:p>
          </table:table-cell>
          <table:table-cell office:value-type="string">
            <text:p>日本航空石川</text:p>
          </table:table-cell>
        </table:table-row>
        <table:table-row table:style-name="ro1">
          <table:table-cell office:value-type="string">
            <text:p>石川</text:p>
          </table:table-cell>
          <table:table-cell office:value-type="string">
            <text:p>日本航空石川</text:p>
          </table:table-cell>
        </table:table-row>
        <table:table-row table:style-name="ro1">
          <table:table-cell office:value-type="string">
            <text:p>石川</text:p>
          </table:table-cell>
          <table:table-cell office:value-type="string">
            <text:p>日本航空石川</text:p>
          </table:table-cell>
        </table:table-row>
        <table:table-row table:style-name="ro1">
          <table:table-cell office:value-type="string">
            <text:p>滋賀</text:p>
          </table:table-cell>
          <table:table-cell office:value-type="string">
            <text:p>彦根東</text:p>
          </table:table-cell>
        </table:table-row>
        <table:table-row table:style-name="ro1">
          <table:table-cell office:value-type="string">
            <text:p>滋賀</text:p>
          </table:table-cell>
          <table:table-cell office:value-type="string">
            <text:p>彦根東</text:p>
          </table:table-cell>
        </table:table-row>
        <table:table-row table:style-name="ro1">
          <table:table-cell office:value-type="string">
            <text:p>富山</text:p>
          </table:table-cell>
          <table:table-cell office:value-type="string">
            <text:p>富山商</text:p>
          </table:table-cell>
        </table:table-row>
        <table:table-row table:style-name="ro1">
          <table:table-cell office:value-type="string">
            <text:p>宮崎</text:p>
          </table:table-cell>
          <table:table-cell office:value-type="string">
            <text:p>富島</text:p>
          </table:table-cell>
        </table:table-row>
        <table:table-row table:style-name="ro1">
          <table:table-cell office:value-type="string">
            <text:p>茨城</text:p>
          </table:table-cell>
          <table:table-cell office:value-type="string">
            <text:p>明秀日立</text:p>
          </table:table-cell>
        </table:table-row>
        <table:table-row table:style-name="ro1">
          <table:table-cell office:value-type="string">
            <text:p>茨城</text:p>
          </table:table-cell>
          <table:table-cell office:value-type="string">
            <text:p>明秀日立</text:p>
          </table:table-cell>
        </table:table-row>
        <table:table-row table:style-name="ro1">
          <table:table-cell office:value-type="string">
            <text:p>茨城</text:p>
          </table:table-cell>
          <table:table-cell office:value-type="string">
            <text:p>明秀日立</text:p>
          </table:table-cell>
        </table:table-row>
        <table:table-row table:style-name="ro1">
          <table:table-cell office:value-type="string">
            <text:p>高知</text:p>
          </table:table-cell>
          <table:table-cell office:value-type="string">
            <text:p>明徳義塾</text:p>
          </table:table-cell>
        </table:table-row>
        <table:table-row table:style-name="ro1">
          <table:table-cell office:value-type="string">
            <text:p>高知</text:p>
          </table:table-cell>
          <table:table-cell office:value-type="string">
            <text:p>明徳義塾</text:p>
          </table:table-cell>
        </table:table-row>
        <table:table-row table:style-name="ro1">
          <table:table-cell office:value-type="string">
            <text:p>秋田</text:p>
          </table:table-cell>
          <table:table-cell office:value-type="string">
            <text:p>由利工</text:p>
          </table:table-cell>
        </table:table-row>
      </table:table>
      <table:database-ranges>
        <table:database-range table:target-range-address="Sheet2.A1:Sheet2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2018/08/22</text:date>, <text:time>08:11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08-22T08:11:18.94</dc:date>
    <meta:editing-duration>P7DT1H24M15S</meta:editing-duration>
    <meta:editing-cycles>96</meta:editing-cycles>
    <meta:document-statistic meta:table-count="2" meta:cell-count="19469" meta:object-count="0"/>
  </office:meta>
</office:document-meta>
</file>